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4937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472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osfootpad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number-columns-repeated="8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4" table:default-cell-style-name="Default"/>
        <table:table-column table:style-name="co8" table:number-columns-repeated="14" table:default-cell-style-name="Default"/>
        <table:table-column table:style-name="co12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8" table:number-columns-repeated="2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number-columns-repeated="15" table:default-cell-style-name="Default"/>
        <table:table-column table:style-name="co4" table:default-cell-style-name="Default"/>
        <table:table-column table:style-name="co8" table:number-columns-repeated="10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number-columns-repeated="11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3" table:default-cell-style-name="Default"/>
        <table:table-column table:style-name="co8" table:number-columns-repeated="12" table:default-cell-style-name="Default"/>
        <table:table-column table:style-name="co11" table:default-cell-style-name="Default"/>
        <table:table-column table:style-name="co8" table:number-columns-repeated="1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16" table:default-cell-style-name="Default"/>
        <table:table-column table:style-name="co13" table:default-cell-style-name="Default"/>
        <table:table-column table:style-name="co8" table:number-columns-repeated="11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6" table:default-cell-style-name="Default"/>
        <table:table-column table:style-name="co8" table:number-columns-repeated="1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5" table:number-columns-repeated="42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3331298828" calcext:value-type="float">
            <text:p>0.066713333129883</text:p>
          </table:table-cell>
          <table:table-cell office:value-type="float" office:value="0.166784524917603" calcext:value-type="float">
            <text:p>0.166784524917603</text:p>
          </table:table-cell>
          <table:table-cell office:value-type="float" office:value="0.200141668319702" calcext:value-type="float">
            <text:p>0.200141668319702</text:p>
          </table:table-cell>
          <table:table-cell office:value-type="float" office:value="0.233498573303223" calcext:value-type="float">
            <text:p>0.233498573303223</text:p>
          </table:table-cell>
          <table:table-cell office:value-type="float" office:value="0.266855716705322" calcext:value-type="float">
            <text:p>0.266855716705322</text:p>
          </table:table-cell>
          <table:table-cell office:value-type="float" office:value="0.333570003509521" calcext:value-type="float">
            <text:p>0.333570003509521</text:p>
          </table:table-cell>
          <table:table-cell office:value-type="float" office:value="0.366926908493042" calcext:value-type="float">
            <text:p>0.366926908493042</text:p>
          </table:table-cell>
          <table:table-cell office:value-type="float" office:value="0.400283813476563" calcext:value-type="float">
            <text:p>0.400283813476563</text:p>
          </table:table-cell>
          <table:table-cell office:value-type="float" office:value="0.466997861862183" calcext:value-type="float">
            <text:p>0.466997861862183</text:p>
          </table:table-cell>
          <table:table-cell office:value-type="float" office:value="0.500354766845703" calcext:value-type="float">
            <text:p>0.500354766845703</text:p>
          </table:table-cell>
          <table:table-cell office:value-type="float" office:value="0.533711910247803" calcext:value-type="float">
            <text:p>0.533711910247803</text:p>
          </table:table-cell>
          <table:table-cell office:value-type="float" office:value="0.600425958633423" calcext:value-type="float">
            <text:p>0.600425958633423</text:p>
          </table:table-cell>
          <table:table-cell office:value-type="float" office:value="0.633783102035522" calcext:value-type="float">
            <text:p>0.633783102035522</text:p>
          </table:table-cell>
          <table:table-cell office:value-type="float" office:value="0.667140007019043" calcext:value-type="float">
            <text:p>0.667140007019043</text:p>
          </table:table-cell>
          <table:table-cell office:value-type="float" office:value="0.700496912002564" calcext:value-type="float">
            <text:p>0.700496912002564</text:p>
          </table:table-cell>
          <table:table-cell office:value-type="float" office:value="0.733853816986084" calcext:value-type="float">
            <text:p>0.733853816986084</text:p>
          </table:table-cell>
          <table:table-cell office:value-type="float" office:value="0.767210960388184" calcext:value-type="float">
            <text:p>0.767210960388184</text:p>
          </table:table-cell>
          <table:table-cell office:value-type="float" office:value="0.800567865371704" calcext:value-type="float">
            <text:p>0.800567865371704</text:p>
          </table:table-cell>
          <table:table-cell office:value-type="float" office:value="0.867281913757324" calcext:value-type="float">
            <text:p>0.867281913757324</text:p>
          </table:table-cell>
          <table:table-cell office:value-type="float" office:value="0.900638818740845" calcext:value-type="float">
            <text:p>0.900638818740845</text:p>
          </table:table-cell>
          <table:table-cell office:value-type="float" office:value="0.933995723724365" calcext:value-type="float">
            <text:p>0.933995723724365</text:p>
          </table:table-cell>
          <table:table-cell office:value-type="float" office:value="1.00070977210999" calcext:value-type="float">
            <text:p>1.00070977210999</text:p>
          </table:table-cell>
          <table:table-cell office:value-type="float" office:value="1.03406667709351" calcext:value-type="float">
            <text:p>1.03406667709351</text:p>
          </table:table-cell>
          <table:table-cell office:value-type="float" office:value="1.13413977622986" calcext:value-type="float">
            <text:p>1.13413977622986</text:p>
          </table:table-cell>
          <table:table-cell office:value-type="float" office:value="1.20085525512695" calcext:value-type="float">
            <text:p>1.20085525512695</text:p>
          </table:table-cell>
          <table:table-cell office:value-type="float" office:value="1.23421287536621" calcext:value-type="float">
            <text:p>1.23421287536621</text:p>
          </table:table-cell>
          <table:table-cell office:value-type="float" office:value="1.26757073402405" calcext:value-type="float">
            <text:p>1.26757073402405</text:p>
          </table:table-cell>
          <table:table-cell office:value-type="float" office:value="1.30092859268188" calcext:value-type="float">
            <text:p>1.30092859268188</text:p>
          </table:table-cell>
          <table:table-cell office:value-type="float" office:value="1.3676438331604" calcext:value-type="float">
            <text:p>1.3676438331604</text:p>
          </table:table-cell>
          <table:table-cell office:value-type="float" office:value="1.40100169181824" calcext:value-type="float">
            <text:p>1.40100169181824</text:p>
          </table:table-cell>
          <table:table-cell office:value-type="float" office:value="1.43435955047607" calcext:value-type="float">
            <text:p>1.43435955047607</text:p>
          </table:table-cell>
          <table:table-cell office:value-type="float" office:value="1.50107502937317" calcext:value-type="float">
            <text:p>1.50107502937317</text:p>
          </table:table-cell>
          <table:table-cell office:value-type="float" office:value="1.53443288803101" calcext:value-type="float">
            <text:p>1.53443288803101</text:p>
          </table:table-cell>
          <table:table-cell office:value-type="float" office:value="1.56779050827026" calcext:value-type="float">
            <text:p>1.56779050827026</text:p>
          </table:table-cell>
          <table:table-cell office:value-type="float" office:value="1.63450622558594" calcext:value-type="float">
            <text:p>1.63450622558594</text:p>
          </table:table-cell>
          <table:table-cell office:value-type="float" office:value="1.66786408424377" calcext:value-type="float">
            <text:p>1.66786408424377</text:p>
          </table:table-cell>
          <table:table-cell office:value-type="float" office:value="1.70122194290161" calcext:value-type="float">
            <text:p>1.70122194290161</text:p>
          </table:table-cell>
          <table:table-cell office:value-type="float" office:value="1.73457956314087" calcext:value-type="float">
            <text:p>1.73457956314087</text:p>
          </table:table-cell>
          <table:table-cell office:value-type="float" office:value="1.76793766021729" calcext:value-type="float">
            <text:p>1.76793766021729</text:p>
          </table:table-cell>
          <table:table-cell office:value-type="float" office:value="1.80129551887512" calcext:value-type="float">
            <text:p>1.80129551887512</text:p>
          </table:table-cell>
          <table:table-cell office:value-type="float" office:value="1.83465313911438" calcext:value-type="float">
            <text:p>1.83465313911438</text:p>
          </table:table-cell>
          <table:table-cell office:value-type="float" office:value="1.86801099777222" calcext:value-type="float">
            <text:p>1.86801099777222</text:p>
          </table:table-cell>
          <table:table-cell office:value-type="float" office:value="1.90136885643005" calcext:value-type="float">
            <text:p>1.90136885643005</text:p>
          </table:table-cell>
          <table:table-cell office:value-type="float" office:value="1.96808481216431" calcext:value-type="float">
            <text:p>1.96808481216431</text:p>
          </table:table-cell>
          <table:table-cell office:value-type="float" office:value="2.00144243240356" calcext:value-type="float">
            <text:p>2.00144243240356</text:p>
          </table:table-cell>
          <table:table-cell office:value-type="float" office:value="2.0348002910614" calcext:value-type="float">
            <text:p>2.0348002910614</text:p>
          </table:table-cell>
          <table:table-cell office:value-type="float" office:value="2.06815791130066" calcext:value-type="float">
            <text:p>2.06815791130066</text:p>
          </table:table-cell>
          <table:table-cell office:value-type="float" office:value="2.13487339019775" calcext:value-type="float">
            <text:p>2.13487339019775</text:p>
          </table:table-cell>
          <table:table-cell office:value-type="float" office:value="2.20158839225769" calcext:value-type="float">
            <text:p>2.20158839225769</text:p>
          </table:table-cell>
          <table:table-cell office:value-type="float" office:value="2.23494601249695" calcext:value-type="float">
            <text:p>2.23494601249695</text:p>
          </table:table-cell>
          <table:table-cell office:value-type="float" office:value="2.26830387115479" calcext:value-type="float">
            <text:p>2.26830387115479</text:p>
          </table:table-cell>
          <table:table-cell office:value-type="float" office:value="2.30166149139404" calcext:value-type="float">
            <text:p>2.30166149139404</text:p>
          </table:table-cell>
          <table:table-cell office:value-type="float" office:value="2.36837673187256" calcext:value-type="float">
            <text:p>2.36837673187256</text:p>
          </table:table-cell>
          <table:table-cell office:value-type="float" office:value="2.40173435211182" calcext:value-type="float">
            <text:p>2.40173435211182</text:p>
          </table:table-cell>
          <table:table-cell office:value-type="float" office:value="2.43509197235107" calcext:value-type="float">
            <text:p>2.43509197235107</text:p>
          </table:table-cell>
          <table:table-cell office:value-type="float" office:value="2.46844959259033" calcext:value-type="float">
            <text:p>2.46844959259033</text:p>
          </table:table-cell>
          <table:table-cell office:value-type="float" office:value="2.53516483306885" calcext:value-type="float">
            <text:p>2.53516483306885</text:p>
          </table:table-cell>
          <table:table-cell office:value-type="float" office:value="2.60188031196594" calcext:value-type="float">
            <text:p>2.60188031196594</text:p>
          </table:table-cell>
          <table:table-cell office:value-type="float" office:value="2.6352379322052" calcext:value-type="float">
            <text:p>2.6352379322052</text:p>
          </table:table-cell>
          <table:table-cell office:value-type="float" office:value="2.70195317268372" calcext:value-type="float">
            <text:p>2.70195317268372</text:p>
          </table:table-cell>
          <table:table-cell office:value-type="float" office:value="2.76866841316223" calcext:value-type="float">
            <text:p>2.76866841316223</text:p>
          </table:table-cell>
          <table:table-cell office:value-type="float" office:value="2.83538389205933" calcext:value-type="float">
            <text:p>2.83538389205933</text:p>
          </table:table-cell>
          <table:table-cell office:value-type="float" office:value="2.90209913253784" calcext:value-type="float">
            <text:p>2.90209913253784</text:p>
          </table:table-cell>
          <table:table-cell office:value-type="float" office:value="2.9354567527771" calcext:value-type="float">
            <text:p>2.9354567527771</text:p>
          </table:table-cell>
          <table:table-cell office:value-type="float" office:value="2.96881461143494" calcext:value-type="float">
            <text:p>2.96881461143494</text:p>
          </table:table-cell>
          <table:table-cell office:value-type="float" office:value="3.00217223167419" calcext:value-type="float">
            <text:p>3.00217223167419</text:p>
          </table:table-cell>
          <table:table-cell office:value-type="float" office:value="3.03552985191345" calcext:value-type="float">
            <text:p>3.03552985191345</text:p>
          </table:table-cell>
          <table:table-cell office:value-type="float" office:value="3.10224890708923" calcext:value-type="float">
            <text:p>3.10224890708923</text:p>
          </table:table-cell>
          <table:table-cell office:value-type="float" office:value="3.16896772384644" calcext:value-type="float">
            <text:p>3.16896772384644</text:p>
          </table:table-cell>
          <table:table-cell office:value-type="float" office:value="3.26904630661011" calcext:value-type="float">
            <text:p>3.26904630661011</text:p>
          </table:table-cell>
          <table:table-cell office:value-type="float" office:value="3.302405834198" calcext:value-type="float">
            <text:p>3.302405834198</text:p>
          </table:table-cell>
          <table:table-cell office:value-type="float" office:value="3.40248465538025" calcext:value-type="float">
            <text:p>3.40248465538025</text:p>
          </table:table-cell>
          <table:table-cell office:value-type="float" office:value="3.43584442138672" calcext:value-type="float">
            <text:p>3.43584442138672</text:p>
          </table:table-cell>
          <table:table-cell office:value-type="float" office:value="3.5025634765625" calcext:value-type="float">
            <text:p>3.5025634765625</text:p>
          </table:table-cell>
          <table:table-cell office:value-type="float" office:value="3.56928277015686" calcext:value-type="float">
            <text:p>3.56928277015686</text:p>
          </table:table-cell>
          <table:table-cell office:value-type="float" office:value="3.60264229774475" calcext:value-type="float">
            <text:p>3.60264229774475</text:p>
          </table:table-cell>
          <table:table-cell office:value-type="float" office:value="3.66936159133911" calcext:value-type="float">
            <text:p>3.66936159133911</text:p>
          </table:table-cell>
          <table:table-cell office:value-type="float" office:value="3.73608112335205" calcext:value-type="float">
            <text:p>3.73608112335205</text:p>
          </table:table-cell>
          <table:table-cell office:value-type="float" office:value="3.80280065536499" calcext:value-type="float">
            <text:p>3.80280065536499</text:p>
          </table:table-cell>
          <table:table-cell office:value-type="float" office:value="3.83616042137146" calcext:value-type="float">
            <text:p>3.83616042137146</text:p>
          </table:table-cell>
          <table:table-cell office:value-type="float" office:value="3.86952018737793" calcext:value-type="float">
            <text:p>3.86952018737793</text:p>
          </table:table-cell>
          <table:table-cell office:value-type="float" office:value="3.93623971939087" calcext:value-type="float">
            <text:p>3.93623971939087</text:p>
          </table:table-cell>
          <table:table-cell office:value-type="float" office:value="4.03631925582886" calcext:value-type="float">
            <text:p>4.03631925582886</text:p>
          </table:table-cell>
          <table:table-cell office:value-type="float" office:value="4.10303473472595" calcext:value-type="float">
            <text:p>4.10303473472595</text:p>
          </table:table-cell>
          <table:table-cell office:value-type="float" office:value="4.16975045204163" calcext:value-type="float">
            <text:p>4.16975045204163</text:p>
          </table:table-cell>
          <table:table-cell office:value-type="float" office:value="4.20310854911804" calcext:value-type="float">
            <text:p>4.20310854911804</text:p>
          </table:table-cell>
          <table:table-cell office:value-type="float" office:value="4.2364661693573" calcext:value-type="float">
            <text:p>4.2364661693573</text:p>
          </table:table-cell>
          <table:table-cell office:value-type="float" office:value="4.26982402801514" calcext:value-type="float">
            <text:p>4.26982402801514</text:p>
          </table:table-cell>
          <table:table-cell office:value-type="float" office:value="4.33653950691223" calcext:value-type="float">
            <text:p>4.33653950691223</text:p>
          </table:table-cell>
          <table:table-cell office:value-type="float" office:value="4.36989760398865" calcext:value-type="float">
            <text:p>4.36989760398865</text:p>
          </table:table-cell>
          <table:table-cell office:value-type="float" office:value="4.40325546264648" calcext:value-type="float">
            <text:p>4.40325546264648</text:p>
          </table:table-cell>
          <table:table-cell office:value-type="float" office:value="4.43661332130432" calcext:value-type="float">
            <text:p>4.43661332130432</text:p>
          </table:table-cell>
          <table:table-cell office:value-type="float" office:value="4.50332903862" calcext:value-type="float">
            <text:p>4.50332903862</text:p>
          </table:table-cell>
          <table:table-cell office:value-type="float" office:value="4.53668689727783" calcext:value-type="float">
            <text:p>4.53668689727783</text:p>
          </table:table-cell>
          <table:table-cell office:value-type="float" office:value="4.63676023483276" calcext:value-type="float">
            <text:p>4.63676023483276</text:p>
          </table:table-cell>
          <table:table-cell office:value-type="float" office:value="4.70347619056702" calcext:value-type="float">
            <text:p>4.70347619056702</text:p>
          </table:table-cell>
          <table:table-cell office:value-type="float" office:value="4.77019166946411" calcext:value-type="float">
            <text:p>4.77019166946411</text:p>
          </table:table-cell>
          <table:table-cell office:value-type="float" office:value="4.83690762519836" calcext:value-type="float">
            <text:p>4.83690762519836</text:p>
          </table:table-cell>
          <table:table-cell office:value-type="float" office:value="4.90362334251404" calcext:value-type="float">
            <text:p>4.90362334251404</text:p>
          </table:table-cell>
          <table:table-cell office:value-type="float" office:value="4.97033882141113" calcext:value-type="float">
            <text:p>4.97033882141113</text:p>
          </table:table-cell>
          <table:table-cell office:value-type="float" office:value="5.03705477714539" calcext:value-type="float">
            <text:p>5.03705477714539</text:p>
          </table:table-cell>
          <table:table-cell office:value-type="float" office:value="5.10376977920532" calcext:value-type="float">
            <text:p>5.10376977920532</text:p>
          </table:table-cell>
          <table:table-cell office:value-type="float" office:value="5.17048478126526" calcext:value-type="float">
            <text:p>5.17048478126526</text:p>
          </table:table-cell>
          <table:table-cell office:value-type="float" office:value="5.37063002586365" calcext:value-type="float">
            <text:p>5.37063002586365</text:p>
          </table:table-cell>
          <table:table-cell office:value-type="float" office:value="5.47070240974426" calcext:value-type="float">
            <text:p>5.47070240974426</text:p>
          </table:table-cell>
          <table:table-cell office:value-type="float" office:value="5.50405979156494" calcext:value-type="float">
            <text:p>5.50405979156494</text:p>
          </table:table-cell>
          <table:table-cell office:value-type="float" office:value="5.53741765022278" calcext:value-type="float">
            <text:p>5.53741765022278</text:p>
          </table:table-cell>
          <table:table-cell office:value-type="float" office:value="5.60413241386414" calcext:value-type="float">
            <text:p>5.60413241386414</text:p>
          </table:table-cell>
          <table:table-cell office:value-type="float" office:value="5.67084741592407" calcext:value-type="float">
            <text:p>5.67084741592407</text:p>
          </table:table-cell>
          <table:table-cell office:value-type="float" office:value="5.73756265640259" calcext:value-type="float">
            <text:p>5.73756265640259</text:p>
          </table:table-cell>
          <table:table-cell office:value-type="float" office:value="5.77092003822327" calcext:value-type="float">
            <text:p>5.77092003822327</text:p>
          </table:table-cell>
          <table:table-cell office:value-type="float" office:value="5.80427742004395" calcext:value-type="float">
            <text:p>5.80427742004395</text:p>
          </table:table-cell>
          <table:table-cell office:value-type="float" office:value="5.83763480186462" calcext:value-type="float">
            <text:p>5.83763480186462</text:p>
          </table:table-cell>
          <table:table-cell office:value-type="float" office:value="5.90434980392456" calcext:value-type="float">
            <text:p>5.90434980392456</text:p>
          </table:table-cell>
          <table:table-cell office:value-type="float" office:value="5.97106504440308" calcext:value-type="float">
            <text:p>5.97106504440308</text:p>
          </table:table-cell>
          <table:table-cell office:value-type="float" office:value="6.00442242622376" calcext:value-type="float">
            <text:p>6.00442242622376</text:p>
          </table:table-cell>
          <table:table-cell office:value-type="float" office:value="6.03777980804443" calcext:value-type="float">
            <text:p>6.03777980804443</text:p>
          </table:table-cell>
          <table:table-cell office:value-type="float" office:value="6.07113718986511" calcext:value-type="float">
            <text:p>6.07113718986511</text:p>
          </table:table-cell>
          <table:table-cell office:value-type="float" office:value="6.13785195350647" calcext:value-type="float">
            <text:p>6.13785195350647</text:p>
          </table:table-cell>
          <table:table-cell office:value-type="float" office:value="6.17120909690857" calcext:value-type="float">
            <text:p>6.17120909690857</text:p>
          </table:table-cell>
          <table:table-cell office:value-type="float" office:value="6.20456647872925" calcext:value-type="float">
            <text:p>6.20456647872925</text:p>
          </table:table-cell>
          <table:table-cell office:value-type="float" office:value="6.23792386054993" calcext:value-type="float">
            <text:p>6.23792386054993</text:p>
          </table:table-cell>
          <table:table-cell office:value-type="float" office:value="6.27128100395203" calcext:value-type="float">
            <text:p>6.27128100395203</text:p>
          </table:table-cell>
          <table:table-cell office:value-type="float" office:value="6.30463838577271" calcext:value-type="float">
            <text:p>6.30463838577271</text:p>
          </table:table-cell>
          <table:table-cell office:value-type="float" office:value="6.53814005851746" calcext:value-type="float">
            <text:p>6.53814005851746</text:p>
          </table:table-cell>
          <table:table-cell office:value-type="float" office:value="6.63821196556091" calcext:value-type="float">
            <text:p>6.63821196556091</text:p>
          </table:table-cell>
          <table:table-cell office:value-type="float" office:value="6.70492649078369" calcext:value-type="float">
            <text:p>6.70492649078369</text:p>
          </table:table-cell>
          <table:table-cell office:value-type="float" office:value="6.77164149284363" calcext:value-type="float">
            <text:p>6.77164149284363</text:p>
          </table:table-cell>
          <table:table-cell office:value-type="float" office:value="6.80499887466431" calcext:value-type="float">
            <text:p>6.80499887466431</text:p>
          </table:table-cell>
          <table:table-cell office:value-type="float" office:value="6.87171339988709" calcext:value-type="float">
            <text:p>6.87171339988709</text:p>
          </table:table-cell>
          <table:table-cell office:value-type="float" office:value="6.90507078170776" calcext:value-type="float">
            <text:p>6.90507078170776</text:p>
          </table:table-cell>
          <table:table-cell office:value-type="float" office:value="6.9717857837677" calcext:value-type="float">
            <text:p>6.9717857837677</text:p>
          </table:table-cell>
          <table:table-cell office:value-type="float" office:value="7.07185745239258" calcext:value-type="float">
            <text:p>7.07185745239258</text:p>
          </table:table-cell>
          <table:table-cell office:value-type="float" office:value="7.13857126235962" calcext:value-type="float">
            <text:p>7.13857126235962</text:p>
          </table:table-cell>
          <table:table-cell office:value-type="float" office:value="7.27199912071228" calcext:value-type="float">
            <text:p>7.27199912071228</text:p>
          </table:table-cell>
          <table:table-cell office:value-type="float" office:value="7.33871293067932" calcext:value-type="float">
            <text:p>7.33871293067932</text:p>
          </table:table-cell>
          <table:table-cell office:value-type="float" office:value="7.37206983566284" calcext:value-type="float">
            <text:p>7.37206983566284</text:p>
          </table:table-cell>
          <table:table-cell office:value-type="float" office:value="7.40542674064636" calcext:value-type="float">
            <text:p>7.40542674064636</text:p>
          </table:table-cell>
          <table:table-cell office:value-type="float" office:value="7.4387834072113" calcext:value-type="float">
            <text:p>7.4387834072113</text:p>
          </table:table-cell>
          <table:table-cell office:value-type="float" office:value="7.4721405506134" calcext:value-type="float">
            <text:p>7.4721405506134</text:p>
          </table:table-cell>
          <table:table-cell office:value-type="float" office:value="7.50549745559692" calcext:value-type="float">
            <text:p>7.50549745559692</text:p>
          </table:table-cell>
          <table:table-cell office:value-type="float" office:value="7.53885436058044" calcext:value-type="float">
            <text:p>7.53885436058044</text:p>
          </table:table-cell>
          <table:table-cell office:value-type="float" office:value="7.57221126556397" calcext:value-type="float">
            <text:p>7.57221126556397</text:p>
          </table:table-cell>
          <table:table-cell office:value-type="float" office:value="7.63892483711243" calcext:value-type="float">
            <text:p>7.63892483711243</text:p>
          </table:table-cell>
          <table:table-cell office:value-type="float" office:value="7.67228174209595" calcext:value-type="float">
            <text:p>7.67228174209595</text:p>
          </table:table-cell>
          <table:table-cell office:value-type="float" office:value="7.90577960014343" calcext:value-type="float">
            <text:p>7.90577960014343</text:p>
          </table:table-cell>
          <table:table-cell office:value-type="float" office:value="7.93913650512695" calcext:value-type="float">
            <text:p>7.93913650512695</text:p>
          </table:table-cell>
          <table:table-cell office:value-type="float" office:value="8.07256460189819" calcext:value-type="float">
            <text:p>8.07256460189819</text:p>
          </table:table-cell>
          <table:table-cell office:value-type="float" office:value="8.10592222213745" calcext:value-type="float">
            <text:p>8.10592222213745</text:p>
          </table:table-cell>
          <table:table-cell office:value-type="float" office:value="8.13965249061585" calcext:value-type="float">
            <text:p>8.13965249061585</text:p>
          </table:table-cell>
          <table:table-cell office:value-type="float" office:value="8.17338514328003" calcext:value-type="float">
            <text:p>8.17338514328003</text:p>
          </table:table-cell>
          <table:table-cell office:value-type="float" office:value="8.20711994171143" calcext:value-type="float">
            <text:p>8.20711994171143</text:p>
          </table:table-cell>
          <table:table-cell office:value-type="float" office:value="8.30833911895752" calcext:value-type="float">
            <text:p>8.30833911895752</text:p>
          </table:table-cell>
          <table:table-cell office:value-type="float" office:value="8.37583065032959" calcext:value-type="float">
            <text:p>8.37583065032959</text:p>
          </table:table-cell>
          <table:table-cell office:value-type="float" office:value="8.44333171844482" calcext:value-type="float">
            <text:p>8.44333171844482</text:p>
          </table:table-cell>
          <table:table-cell office:value-type="float" office:value="8.47708582878113" calcext:value-type="float">
            <text:p>8.47708582878113</text:p>
          </table:table-cell>
          <table:table-cell office:value-type="float" office:value="8.51084208488464" calcext:value-type="float">
            <text:p>8.51084208488464</text:p>
          </table:table-cell>
          <table:table-cell office:value-type="float" office:value="8.54460096359253" calcext:value-type="float">
            <text:p>8.54460096359253</text:p>
          </table:table-cell>
          <table:table-cell office:value-type="float" office:value="8.57836246490479" calcext:value-type="float">
            <text:p>8.57836246490479</text:p>
          </table:table-cell>
          <table:table-cell office:value-type="float" office:value="8.61212587356567" calcext:value-type="float">
            <text:p>8.61212587356567</text:p>
          </table:table-cell>
          <table:table-cell office:value-type="float" office:value="8.67966055870056" calcext:value-type="float">
            <text:p>8.67966055870056</text:p>
          </table:table-cell>
          <table:table-cell office:value-type="float" office:value="8.74720430374146" calcext:value-type="float">
            <text:p>8.74720430374146</text:p>
          </table:table-cell>
          <table:table-cell office:value-type="float" office:value="8.84853839874268" calcext:value-type="float">
            <text:p>8.84853839874268</text:p>
          </table:table-cell>
          <table:table-cell office:value-type="float" office:value="8.91610622406006" calcext:value-type="float">
            <text:p>8.91610622406006</text:p>
          </table:table-cell>
          <table:table-cell office:value-type="float" office:value="8.98368382453918" calcext:value-type="float">
            <text:p>8.98368382453918</text:p>
          </table:table-cell>
          <table:table-cell office:value-type="float" office:value="9.11885762214661" calcext:value-type="float">
            <text:p>9.11885762214661</text:p>
          </table:table-cell>
          <table:table-cell office:value-type="float" office:value="9.25213646888733" calcext:value-type="float">
            <text:p>9.25213646888733</text:p>
          </table:table-cell>
          <table:table-cell office:value-type="float" office:value="9.31877398490906" calcext:value-type="float">
            <text:p>9.31877398490906</text:p>
          </table:table-cell>
          <table:table-cell office:value-type="float" office:value="9.35209226608276" calcext:value-type="float">
            <text:p>9.35209226608276</text:p>
          </table:table-cell>
          <table:table-cell office:value-type="float" office:value="9.41872787475586" calcext:value-type="float">
            <text:p>9.41872787475586</text:p>
          </table:table-cell>
          <table:table-cell office:value-type="float" office:value="9.4853618144989" calcext:value-type="float">
            <text:p>9.4853618144989</text:p>
          </table:table-cell>
          <table:table-cell office:value-type="float" office:value="9.55199503898621" calcext:value-type="float">
            <text:p>9.55199503898621</text:p>
          </table:table-cell>
          <table:table-cell office:value-type="float" office:value="9.58531093597412" calcext:value-type="float">
            <text:p>9.58531093597412</text:p>
          </table:table-cell>
          <table:table-cell office:value-type="float" office:value="9.68525671958923" calcext:value-type="float">
            <text:p>9.68525671958923</text:p>
          </table:table-cell>
          <table:table-cell office:value-type="float" office:value="9.81851315498352" calcext:value-type="float">
            <text:p>9.81851315498352</text:p>
          </table:table-cell>
          <table:table-cell office:value-type="float" office:value="9.85182666778564" calcext:value-type="float">
            <text:p>9.85182666778564</text:p>
          </table:table-cell>
          <table:table-cell office:value-type="float" office:value="9.918452501297" calcext:value-type="float">
            <text:p>9.918452501297</text:p>
          </table:table-cell>
          <table:table-cell office:value-type="float" office:value="9.9850766658783" calcext:value-type="float">
            <text:p>9.9850766658783</text:p>
          </table:table-cell>
          <table:table-cell office:value-type="float" office:value="10.0183885097504" calcext:value-type="float">
            <text:p>10.0183885097504</text:p>
          </table:table-cell>
          <table:table-cell office:value-type="float" office:value="10.085010766983" calcext:value-type="float">
            <text:p>10.085010766983</text:p>
          </table:table-cell>
          <table:table-cell office:value-type="float" office:value="10.1183233261108" calcext:value-type="float">
            <text:p>10.1183233261108</text:p>
          </table:table-cell>
          <table:table-cell office:value-type="float" office:value="10.1516437530518" calcext:value-type="float">
            <text:p>10.1516437530518</text:p>
          </table:table-cell>
          <table:table-cell office:value-type="float" office:value="10.1849641799927" calcext:value-type="float">
            <text:p>10.1849641799927</text:p>
          </table:table-cell>
          <table:table-cell office:value-type="float" office:value="10.2182838916779" calcext:value-type="float">
            <text:p>10.2182838916779</text:p>
          </table:table-cell>
          <table:table-cell office:value-type="float" office:value="10.251603603363" calcext:value-type="float">
            <text:p>10.251603603363</text:p>
          </table:table-cell>
          <table:table-cell office:value-type="float" office:value="10.2849225997925" calcext:value-type="float">
            <text:p>10.2849225997925</text:p>
          </table:table-cell>
          <table:table-cell office:value-type="float" office:value="10.3182415962219" calcext:value-type="float">
            <text:p>10.3182415962219</text:p>
          </table:table-cell>
          <table:table-cell office:value-type="float" office:value="10.5181481838226" calcext:value-type="float">
            <text:p>10.5181481838226</text:p>
          </table:table-cell>
          <table:table-cell office:value-type="float" office:value="10.5514645576477" calcext:value-type="float">
            <text:p>10.5514645576477</text:p>
          </table:table-cell>
          <table:table-cell office:value-type="float" office:value="10.5847811698914" calcext:value-type="float">
            <text:p>10.5847811698914</text:p>
          </table:table-cell>
          <table:table-cell office:value-type="float" office:value="10.6847281455994" calcext:value-type="float">
            <text:p>10.6847281455994</text:p>
          </table:table-cell>
          <table:table-cell office:value-type="float" office:value="10.751357793808" calcext:value-type="float">
            <text:p>10.751357793808</text:p>
          </table:table-cell>
          <table:table-cell office:value-type="float" office:value="10.8179860115051" calcext:value-type="float">
            <text:p>10.8179860115051</text:p>
          </table:table-cell>
          <table:table-cell office:value-type="float" office:value="10.8846130371094" calcext:value-type="float">
            <text:p>10.8846130371094</text:p>
          </table:table-cell>
          <table:table-cell office:value-type="float" office:value="10.9512388706207" calcext:value-type="float">
            <text:p>10.9512388706207</text:p>
          </table:table-cell>
          <table:table-cell office:value-type="float" office:value="11.0178632736206" calcext:value-type="float">
            <text:p>11.0178632736206</text:p>
          </table:table-cell>
          <table:table-cell office:value-type="float" office:value="11.0511748790741" calcext:value-type="float">
            <text:p>11.0511748790741</text:p>
          </table:table-cell>
          <table:table-cell office:value-type="float" office:value="11.1177990436554" calcext:value-type="float">
            <text:p>11.1177990436554</text:p>
          </table:table-cell>
          <table:table-cell office:value-type="float" office:value="11.1511206626892" calcext:value-type="float">
            <text:p>11.1511206626892</text:p>
          </table:table-cell>
          <table:table-cell office:value-type="float" office:value="11.2177622318268" calcext:value-type="float">
            <text:p>11.2177622318268</text:p>
          </table:table-cell>
          <table:table-cell office:value-type="float" office:value="11.2510826587677" calcext:value-type="float">
            <text:p>11.2510826587677</text:p>
          </table:table-cell>
          <table:table-cell office:value-type="float" office:value="11.2844026088715" calcext:value-type="float">
            <text:p>11.2844026088715</text:p>
          </table:table-cell>
          <table:table-cell office:value-type="float" office:value="11.3177225589752" calcext:value-type="float">
            <text:p>11.3177225589752</text:p>
          </table:table-cell>
          <table:table-cell office:value-type="float" office:value="11.3510417938232" calcext:value-type="float">
            <text:p>11.3510417938232</text:p>
          </table:table-cell>
          <table:table-cell office:value-type="float" office:value="11.3843607902527" calcext:value-type="float">
            <text:p>11.3843607902527</text:p>
          </table:table-cell>
          <table:table-cell office:value-type="float" office:value="11.4509980678558" calcext:value-type="float">
            <text:p>11.4509980678558</text:p>
          </table:table-cell>
          <table:table-cell office:value-type="float" office:value="11.484316110611" calcext:value-type="float">
            <text:p>11.484316110611</text:p>
          </table:table-cell>
          <table:table-cell office:value-type="float" office:value="11.5509514808655" calcext:value-type="float">
            <text:p>11.5509514808655</text:p>
          </table:table-cell>
          <table:table-cell office:value-type="float" office:value="11.7841649055481" calcext:value-type="float">
            <text:p>11.7841649055481</text:p>
          </table:table-cell>
          <table:table-cell office:value-type="float" office:value="11.8507945537567" calcext:value-type="float">
            <text:p>11.8507945537567</text:p>
          </table:table-cell>
          <table:table-cell office:value-type="float" office:value="11.950736284256" calcext:value-type="float">
            <text:p>11.950736284256</text:p>
          </table:table-cell>
          <table:table-cell office:value-type="float" office:value="12.0173625946045" calcext:value-type="float">
            <text:p>12.0173625946045</text:p>
          </table:table-cell>
          <table:table-cell office:value-type="float" office:value="12.0839877128601" calcext:value-type="float">
            <text:p>12.0839877128601</text:p>
          </table:table-cell>
          <table:table-cell office:value-type="float" office:value="12.1506218910217" calcext:value-type="float">
            <text:p>12.1506218910217</text:p>
          </table:table-cell>
          <table:table-cell office:value-type="float" office:value="12.2172620296478" calcext:value-type="float">
            <text:p>12.2172620296478</text:p>
          </table:table-cell>
          <table:table-cell office:value-type="float" office:value="12.2839007377625" calcext:value-type="float">
            <text:p>12.2839007377625</text:p>
          </table:table-cell>
          <table:table-cell office:value-type="float" office:value="12.3172197341919" calcext:value-type="float">
            <text:p>12.3172197341919</text:p>
          </table:table-cell>
          <table:table-cell office:value-type="float" office:value="12.3505384922028" calcext:value-type="float">
            <text:p>12.3505384922028</text:p>
          </table:table-cell>
          <table:table-cell office:value-type="float" office:value="12.4171743392944" calcext:value-type="float">
            <text:p>12.4171743392944</text:p>
          </table:table-cell>
          <table:table-cell office:value-type="float" office:value="12.4504919052124" calcext:value-type="float">
            <text:p>12.4504919052124</text:p>
          </table:table-cell>
          <table:table-cell office:value-type="float" office:value="12.5171263217926" calcext:value-type="float">
            <text:p>12.5171263217926</text:p>
          </table:table-cell>
          <table:table-cell office:value-type="float" office:value="12.5504429340363" calcext:value-type="float">
            <text:p>12.5504429340363</text:p>
          </table:table-cell>
          <table:table-cell office:value-type="float" office:value="12.5837593078613" calcext:value-type="float">
            <text:p>12.5837593078613</text:p>
          </table:table-cell>
          <table:table-cell office:value-type="float" office:value="12.6170752048492" calcext:value-type="float">
            <text:p>12.6170752048492</text:p>
          </table:table-cell>
          <table:table-cell office:value-type="float" office:value="12.6503908634186" calcext:value-type="float">
            <text:p>12.6503908634186</text:p>
          </table:table-cell>
          <table:table-cell office:value-type="float" office:value="12.6837060451508" calcext:value-type="float">
            <text:p>12.6837060451508</text:p>
          </table:table-cell>
          <table:table-cell office:value-type="float" office:value="12.7170212268829" calcext:value-type="float">
            <text:p>12.7170212268829</text:p>
          </table:table-cell>
          <table:table-cell office:value-type="float" office:value="12.750335931778" calcext:value-type="float">
            <text:p>12.750335931778</text:p>
          </table:table-cell>
          <table:table-cell office:value-type="float" office:value="12.8169641494751" calcext:value-type="float">
            <text:p>12.8169641494751</text:p>
          </table:table-cell>
          <table:table-cell office:value-type="float" office:value="12.8835914134979" calcext:value-type="float">
            <text:p>12.8835914134979</text:p>
          </table:table-cell>
          <table:table-cell office:value-type="float" office:value="13.0834646224976" calcext:value-type="float">
            <text:p>13.0834646224976</text:p>
          </table:table-cell>
          <table:table-cell office:value-type="float" office:value="13.1167774200439" calcext:value-type="float">
            <text:p>13.1167774200439</text:p>
          </table:table-cell>
          <table:table-cell office:value-type="float" office:value="13.2500612735748" calcext:value-type="float">
            <text:p>13.2500612735748</text:p>
          </table:table-cell>
          <table:table-cell office:value-type="float" office:value="13.3167014122009" calcext:value-type="float">
            <text:p>13.3167014122009</text:p>
          </table:table-cell>
          <table:table-cell office:value-type="float" office:value="13.3500211238861" calcext:value-type="float">
            <text:p>13.3500211238861</text:p>
          </table:table-cell>
          <table:table-cell office:value-type="float" office:value="13.3833403587341" calcext:value-type="float">
            <text:p>13.3833403587341</text:p>
          </table:table-cell>
          <table:table-cell office:value-type="float" office:value="13.4499781131744" calcext:value-type="float">
            <text:p>13.4499781131744</text:p>
          </table:table-cell>
          <table:table-cell office:value-type="float" office:value="13.5166144371033" calcext:value-type="float">
            <text:p>13.5166144371033</text:p>
          </table:table-cell>
          <table:table-cell office:value-type="float" office:value="13.5499322414398" calcext:value-type="float">
            <text:p>13.5499322414398</text:p>
          </table:table-cell>
          <table:table-cell office:value-type="float" office:value="13.6165664196014" calcext:value-type="float">
            <text:p>13.6165664196014</text:p>
          </table:table-cell>
          <table:table-cell office:value-type="float" office:value="13.7165160179138" calcext:value-type="float">
            <text:p>13.7165160179138</text:p>
          </table:table-cell>
          <table:table-cell office:value-type="float" office:value="13.7831473350525" calcext:value-type="float">
            <text:p>13.7831473350525</text:p>
          </table:table-cell>
          <table:table-cell office:value-type="float" office:value="13.8497772216797" calcext:value-type="float">
            <text:p>13.8497772216797</text:p>
          </table:table-cell>
          <table:table-cell office:value-type="float" office:value="13.9164061546326" calcext:value-type="float">
            <text:p>13.9164061546326</text:p>
          </table:table-cell>
          <table:table-cell office:value-type="float" office:value="13.9497201442719" calcext:value-type="float">
            <text:p>13.9497201442719</text:p>
          </table:table-cell>
          <table:table-cell office:value-type="float" office:value="13.9830334186554" calcext:value-type="float">
            <text:p>13.9830334186554</text:p>
          </table:table-cell>
          <table:table-cell office:value-type="float" office:value="14.0829725265503" calcext:value-type="float">
            <text:p>14.0829725265503</text:p>
          </table:table-cell>
          <table:table-cell office:value-type="float" office:value="14.1496074199677" calcext:value-type="float">
            <text:p>14.1496074199677</text:p>
          </table:table-cell>
          <table:table-cell office:value-type="float" office:value="14.4161648750305" calcext:value-type="float">
            <text:p>14.4161648750305</text:p>
          </table:table-cell>
          <table:table-cell office:value-type="float" office:value="14.4494831562042" calcext:value-type="float">
            <text:p>14.4494831562042</text:p>
          </table:table-cell>
          <table:table-cell office:value-type="float" office:value="14.4828011989594" calcext:value-type="float">
            <text:p>14.4828011989594</text:p>
          </table:table-cell>
          <table:table-cell office:value-type="float" office:value="14.5161187648773" calcext:value-type="float">
            <text:p>14.5161187648773</text:p>
          </table:table-cell>
          <table:table-cell office:value-type="float" office:value="14.5494360923767" calcext:value-type="float">
            <text:p>14.5494360923767</text:p>
          </table:table-cell>
          <table:table-cell office:value-type="float" office:value="14.5827529430389" calcext:value-type="float">
            <text:p>14.5827529430389</text:p>
          </table:table-cell>
          <table:table-cell office:value-type="float" office:value="14.6160695552826" calcext:value-type="float">
            <text:p>14.6160695552826</text:p>
          </table:table-cell>
          <table:table-cell office:value-type="float" office:value="14.6827020645142" calcext:value-type="float">
            <text:p>14.6827020645142</text:p>
          </table:table-cell>
          <table:table-cell office:value-type="float" office:value="14.7160177230835" calcext:value-type="float">
            <text:p>14.7160177230835</text:p>
          </table:table-cell>
          <table:table-cell office:value-type="float" office:value="14.7826483249664" calcext:value-type="float">
            <text:p>14.7826483249664</text:p>
          </table:table-cell>
          <table:table-cell office:value-type="float" office:value="14.8492774963379" calcext:value-type="float">
            <text:p>14.8492774963379</text:p>
          </table:table-cell>
          <table:table-cell office:value-type="float" office:value="14.9159052371979" calcext:value-type="float">
            <text:p>14.9159052371979</text:p>
          </table:table-cell>
          <table:table-cell office:value-type="float" office:value="14.94921875" calcext:value-type="float">
            <text:p>14.94921875</text:p>
          </table:table-cell>
          <table:table-cell office:value-type="float" office:value="15.0158448219299" calcext:value-type="float">
            <text:p>15.0158448219299</text:p>
          </table:table-cell>
          <table:table-cell office:value-type="float" office:value="15.0491573810577" calcext:value-type="float">
            <text:p>15.0491573810577</text:p>
          </table:table-cell>
          <table:table-cell office:value-type="float" office:value="15.1157824993134" calcext:value-type="float">
            <text:p>15.1157824993134</text:p>
          </table:table-cell>
          <table:table-cell office:value-type="float" office:value="15.1491038799286" calcext:value-type="float">
            <text:p>15.1491038799286</text:p>
          </table:table-cell>
          <table:table-cell office:value-type="float" office:value="15.1824247837067" calcext:value-type="float">
            <text:p>15.1824247837067</text:p>
          </table:table-cell>
          <table:table-cell office:value-type="float" office:value="15.2157456874847" calcext:value-type="float">
            <text:p>15.2157456874847</text:p>
          </table:table-cell>
          <table:table-cell office:value-type="float" office:value="15.3157060146332" calcext:value-type="float">
            <text:p>15.3157060146332</text:p>
          </table:table-cell>
          <table:table-cell office:value-type="float" office:value="15.3823444843292" calcext:value-type="float">
            <text:p>15.3823444843292</text:p>
          </table:table-cell>
          <table:table-cell office:value-type="float" office:value="15.448982000351" calcext:value-type="float">
            <text:p>15.448982000351</text:p>
          </table:table-cell>
          <table:table-cell office:value-type="float" office:value="15.6822025775909" calcext:value-type="float">
            <text:p>15.6822025775909</text:p>
          </table:table-cell>
          <table:table-cell office:value-type="float" office:value="15.8154644966125" calcext:value-type="float">
            <text:p>15.8154644966125</text:p>
          </table:table-cell>
          <table:table-cell office:value-type="float" office:value="15.848778963089" calcext:value-type="float">
            <text:p>15.848778963089</text:p>
          </table:table-cell>
          <table:table-cell office:value-type="float" office:value="15.8820934295654" calcext:value-type="float">
            <text:p>15.8820934295654</text:p>
          </table:table-cell>
          <table:table-cell office:value-type="float" office:value="15.9154071807861" calcext:value-type="float">
            <text:p>15.9154071807861</text:p>
          </table:table-cell>
          <table:table-cell office:value-type="float" office:value="15.982034444809" calcext:value-type="float">
            <text:p>15.982034444809</text:p>
          </table:table-cell>
          <table:table-cell office:value-type="float" office:value="16.0486602783203" calcext:value-type="float">
            <text:p>16.0486602783203</text:p>
          </table:table-cell>
          <table:table-cell office:value-type="float" office:value="16.1152856349945" calcext:value-type="float">
            <text:p>16.1152856349945</text:p>
          </table:table-cell>
          <table:table-cell office:value-type="float" office:value="16.1819269657135" calcext:value-type="float">
            <text:p>16.1819269657135</text:p>
          </table:table-cell>
          <table:table-cell office:value-type="float" office:value="16.2152473926544" calcext:value-type="float">
            <text:p>16.2152473926544</text:p>
          </table:table-cell>
          <table:table-cell office:value-type="float" office:value="16.2818868160248" calcext:value-type="float">
            <text:p>16.2818868160248</text:p>
          </table:table-cell>
          <table:table-cell office:value-type="float" office:value="16.3152058124542" calcext:value-type="float">
            <text:p>16.3152058124542</text:p>
          </table:table-cell>
          <table:table-cell office:value-type="float" office:value="16.3485248088837" calcext:value-type="float">
            <text:p>16.3485248088837</text:p>
          </table:table-cell>
          <table:table-cell office:value-type="float" office:value="16.4151613712311" calcext:value-type="float">
            <text:p>16.4151613712311</text:p>
          </table:table-cell>
          <table:table-cell office:value-type="float" office:value="16.4817969799042" calcext:value-type="float">
            <text:p>16.4817969799042</text:p>
          </table:table-cell>
          <table:table-cell office:value-type="float" office:value="16.5151143074036" calcext:value-type="float">
            <text:p>16.5151143074036</text:p>
          </table:table-cell>
          <table:table-cell office:value-type="float" office:value="16.5817477703094" calcext:value-type="float">
            <text:p>16.5817477703094</text:p>
          </table:table-cell>
          <table:table-cell office:value-type="float" office:value="16.648380279541" calcext:value-type="float">
            <text:p>16.648380279541</text:p>
          </table:table-cell>
          <table:table-cell office:value-type="float" office:value="16.7150111198425" calcext:value-type="float">
            <text:p>16.7150111198425</text:p>
          </table:table-cell>
          <table:table-cell office:value-type="float" office:value="16.8149552345276" calcext:value-type="float">
            <text:p>16.8149552345276</text:p>
          </table:table-cell>
          <table:table-cell office:value-type="float" office:value="16.8482692241669" calcext:value-type="float">
            <text:p>16.8482692241669</text:p>
          </table:table-cell>
          <table:table-cell office:value-type="float" office:value="16.9482092857361" calcext:value-type="float">
            <text:p>16.9482092857361</text:p>
          </table:table-cell>
          <table:table-cell office:value-type="float" office:value="16.9815220832825" calcext:value-type="float">
            <text:p>16.9815220832825</text:p>
          </table:table-cell>
          <table:table-cell office:value-type="float" office:value="17.0481464862824" calcext:value-type="float">
            <text:p>17.0481464862824</text:p>
          </table:table-cell>
          <table:table-cell office:value-type="float" office:value="17.1147708892822" calcext:value-type="float">
            <text:p>17.1147708892822</text:p>
          </table:table-cell>
          <table:table-cell office:value-type="float" office:value="17.1814134120941" calcext:value-type="float">
            <text:p>17.1814134120941</text:p>
          </table:table-cell>
          <table:table-cell office:value-type="float" office:value="17.2147343158722" calcext:value-type="float">
            <text:p>17.2147343158722</text:p>
          </table:table-cell>
          <table:table-cell office:value-type="float" office:value="17.3146944046021" calcext:value-type="float">
            <text:p>17.3146944046021</text:p>
          </table:table-cell>
          <table:table-cell office:value-type="float" office:value="17.4479706287384" calcext:value-type="float">
            <text:p>17.4479706287384</text:p>
          </table:table-cell>
          <table:table-cell office:value-type="float" office:value="17.5479242801666" calcext:value-type="float">
            <text:p>17.5479242801666</text:p>
          </table:table-cell>
          <table:table-cell office:value-type="float" office:value="17.581241607666" calcext:value-type="float">
            <text:p>17.581241607666</text:p>
          </table:table-cell>
          <table:table-cell office:value-type="float" office:value="17.6145584583282" calcext:value-type="float">
            <text:p>17.6145584583282</text:p>
          </table:table-cell>
          <table:table-cell office:value-type="float" office:value="17.6478750705719" calcext:value-type="float">
            <text:p>17.6478750705719</text:p>
          </table:table-cell>
          <table:table-cell office:value-type="float" office:value="17.7145073413849" calcext:value-type="float">
            <text:p>17.7145073413849</text:p>
          </table:table-cell>
          <table:table-cell office:value-type="float" office:value="17.7811381816864" calcext:value-type="float">
            <text:p>17.7811381816864</text:p>
          </table:table-cell>
          <table:table-cell office:value-type="float" office:value="17.8477680683136" calcext:value-type="float">
            <text:p>17.8477680683136</text:p>
          </table:table-cell>
          <table:table-cell office:value-type="float" office:value="17.8810822963715" calcext:value-type="float">
            <text:p>17.8810822963715</text:p>
          </table:table-cell>
          <table:table-cell office:value-type="float" office:value="17.9143965244293" calcext:value-type="float">
            <text:p>17.9143965244293</text:p>
          </table:table-cell>
          <table:table-cell office:value-type="float" office:value="17.94771027565" calcext:value-type="float">
            <text:p>17.94771027565</text:p>
          </table:table-cell>
          <table:table-cell office:value-type="float" office:value="17.9810237884521" calcext:value-type="float">
            <text:p>17.9810237884521</text:p>
          </table:table-cell>
          <table:table-cell office:value-type="float" office:value="18.0143368244171" calcext:value-type="float">
            <text:p>18.0143368244171</text:p>
          </table:table-cell>
          <table:table-cell office:value-type="float" office:value="18.0476493835449" calcext:value-type="float">
            <text:p>18.0476493835449</text:p>
          </table:table-cell>
          <table:table-cell office:value-type="float" office:value="18.2475583553314" calcext:value-type="float">
            <text:p>18.2475583553314</text:p>
          </table:table-cell>
          <table:table-cell office:value-type="float" office:value="18.2808785438538" calcext:value-type="float">
            <text:p>18.2808785438538</text:p>
          </table:table-cell>
          <table:table-cell office:value-type="float" office:value="18.3141982555389" calcext:value-type="float">
            <text:p>18.3141982555389</text:p>
          </table:table-cell>
          <table:table-cell office:value-type="float" office:value="18.3475177288055" calcext:value-type="float">
            <text:p>18.3475177288055</text:p>
          </table:table-cell>
          <table:table-cell office:value-type="float" office:value="18.4807920455933" calcext:value-type="float">
            <text:p>18.4807920455933</text:p>
          </table:table-cell>
          <table:table-cell office:value-type="float" office:value="18.5141098499298" calcext:value-type="float">
            <text:p>18.5141098499298</text:p>
          </table:table-cell>
          <table:table-cell office:value-type="float" office:value="18.5807447433472" calcext:value-type="float">
            <text:p>18.5807447433472</text:p>
          </table:table-cell>
          <table:table-cell office:value-type="float" office:value="18.6473779678345" calcext:value-type="float">
            <text:p>18.6473779678345</text:p>
          </table:table-cell>
          <table:table-cell office:value-type="float" office:value="18.7140100002289" calcext:value-type="float">
            <text:p>18.7140100002289</text:p>
          </table:table-cell>
          <table:table-cell office:value-type="float" office:value="18.7806408405304" calcext:value-type="float">
            <text:p>18.7806408405304</text:p>
          </table:table-cell>
          <table:table-cell office:value-type="float" office:value="18.847270488739" calcext:value-type="float">
            <text:p>18.847270488739</text:p>
          </table:table-cell>
          <table:table-cell office:value-type="float" office:value="18.8805847167969" calcext:value-type="float">
            <text:p>18.8805847167969</text:p>
          </table:table-cell>
          <table:table-cell office:value-type="float" office:value="18.9138987064362" calcext:value-type="float">
            <text:p>18.9138987064362</text:p>
          </table:table-cell>
          <table:table-cell office:value-type="float" office:value="18.9472124576569" calcext:value-type="float">
            <text:p>18.9472124576569</text:p>
          </table:table-cell>
          <table:table-cell office:value-type="float" office:value="19.0138387680054" calcext:value-type="float">
            <text:p>19.0138387680054</text:p>
          </table:table-cell>
          <table:table-cell office:value-type="float" office:value="19.080463886261" calcext:value-type="float">
            <text:p>19.080463886261</text:p>
          </table:table-cell>
          <table:table-cell office:value-type="float" office:value="19.1470992565155" calcext:value-type="float">
            <text:p>19.1470992565155</text:p>
          </table:table-cell>
          <table:table-cell office:value-type="float" office:value="19.2137434482574" calcext:value-type="float">
            <text:p>19.2137434482574</text:p>
          </table:table-cell>
          <table:table-cell office:value-type="float" office:value="19.2470650672913" calcext:value-type="float">
            <text:p>19.2470650672913</text:p>
          </table:table-cell>
          <table:table-cell office:value-type="float" office:value="19.2803862094879" calcext:value-type="float">
            <text:p>19.2803862094879</text:p>
          </table:table-cell>
          <table:table-cell office:value-type="float" office:value="19.3470280170441" calcext:value-type="float">
            <text:p>19.3470280170441</text:p>
          </table:table-cell>
          <table:table-cell office:value-type="float" office:value="19.4136686325073" calcext:value-type="float">
            <text:p>19.4136686325073</text:p>
          </table:table-cell>
          <table:table-cell office:value-type="float" office:value="19.4469883441925" calcext:value-type="float">
            <text:p>19.4469883441925</text:p>
          </table:table-cell>
          <table:table-cell office:value-type="float" office:value="19.4803075790405" calcext:value-type="float">
            <text:p>19.4803075790405</text:p>
          </table:table-cell>
          <table:table-cell office:value-type="float" office:value="19.5136270523071" calcext:value-type="float">
            <text:p>19.5136270523071</text:p>
          </table:table-cell>
          <table:table-cell office:value-type="float" office:value="19.546945810318" calcext:value-type="float">
            <text:p>19.546945810318</text:p>
          </table:table-cell>
          <table:table-cell office:value-type="float" office:value="19.5802643299103" calcext:value-type="float">
            <text:p>19.5802643299103</text:p>
          </table:table-cell>
          <table:table-cell office:value-type="float" office:value="19.6469004154205" calcext:value-type="float">
            <text:p>19.6469004154205</text:p>
          </table:table-cell>
          <table:table-cell office:value-type="float" office:value="19.6802179813385" calcext:value-type="float">
            <text:p>19.6802179813385</text:p>
          </table:table-cell>
          <table:table-cell office:value-type="float" office:value="19.7135355472565" calcext:value-type="float">
            <text:p>19.7135355472565</text:p>
          </table:table-cell>
          <table:table-cell office:value-type="float" office:value="19.7468526363373" calcext:value-type="float">
            <text:p>19.7468526363373</text:p>
          </table:table-cell>
          <table:table-cell office:value-type="float" office:value="19.7801692485809" calcext:value-type="float">
            <text:p>19.7801692485809</text:p>
          </table:table-cell>
          <table:table-cell office:value-type="float" office:value="19.813485622406" calcext:value-type="float">
            <text:p>19.813485622406</text:p>
          </table:table-cell>
          <table:table-cell office:value-type="float" office:value="19.8468017578125" calcext:value-type="float">
            <text:p>19.8468017578125</text:p>
          </table:table-cell>
          <table:table-cell office:value-type="float" office:value="19.8801176548004" calcext:value-type="float">
            <text:p>19.8801176548004</text:p>
          </table:table-cell>
          <table:table-cell office:value-type="float" office:value="19.9467482566833" calcext:value-type="float">
            <text:p>19.9467482566833</text:p>
          </table:table-cell>
          <table:table-cell office:value-type="float" office:value="20.0133776664734" calcext:value-type="float">
            <text:p>20.0133776664734</text:p>
          </table:table-cell>
          <table:table-cell office:value-type="float" office:value="20.0466921329498" calcext:value-type="float">
            <text:p>20.0466921329498</text:p>
          </table:table-cell>
          <table:table-cell office:value-type="float" office:value="20.113320350647" calcext:value-type="float">
            <text:p>20.113320350647</text:p>
          </table:table-cell>
          <table:table-cell office:value-type="float" office:value="20.179963350296" calcext:value-type="float">
            <text:p>20.179963350296</text:p>
          </table:table-cell>
          <table:table-cell office:value-type="float" office:value="20.2466051578522" calcext:value-type="float">
            <text:p>20.2466051578522</text:p>
          </table:table-cell>
          <table:table-cell office:value-type="float" office:value="20.2799253463745" calcext:value-type="float">
            <text:p>20.2799253463745</text:p>
          </table:table-cell>
          <table:table-cell office:value-type="float" office:value="20.3132455348968" calcext:value-type="float">
            <text:p>20.3132455348968</text:p>
          </table:table-cell>
          <table:table-cell office:value-type="float" office:value="20.3798844814301" calcext:value-type="float">
            <text:p>20.3798844814301</text:p>
          </table:table-cell>
          <table:table-cell office:value-type="float" office:value="20.4465224742889" calcext:value-type="float">
            <text:p>20.4465224742889</text:p>
          </table:table-cell>
          <table:table-cell office:value-type="float" office:value="20.5131590366364" calcext:value-type="float">
            <text:p>20.5131590366364</text:p>
          </table:table-cell>
          <table:table-cell office:value-type="float" office:value="20.5464768409729" calcext:value-type="float">
            <text:p>20.5464768409729</text:p>
          </table:table-cell>
          <table:table-cell office:value-type="float" office:value="20.6131117343903" calcext:value-type="float">
            <text:p>20.6131117343903</text:p>
          </table:table-cell>
          <table:table-cell office:value-type="float" office:value="20.6464285850525" calcext:value-type="float">
            <text:p>20.6464285850525</text:p>
          </table:table-cell>
          <table:table-cell office:value-type="float" office:value="20.7130613327026" calcext:value-type="float">
            <text:p>20.7130613327026</text:p>
          </table:table-cell>
          <table:table-cell office:value-type="float" office:value="20.7796928882599" calcext:value-type="float">
            <text:p>20.7796928882599</text:p>
          </table:table-cell>
          <table:table-cell office:value-type="float" office:value="20.8130083084106" calcext:value-type="float">
            <text:p>20.8130083084106</text:p>
          </table:table-cell>
          <table:table-cell office:value-type="float" office:value="20.8463232517242" calcext:value-type="float">
            <text:p>20.8463232517242</text:p>
          </table:table-cell>
          <table:table-cell office:value-type="float" office:value="20.9129521846771" calcext:value-type="float">
            <text:p>20.9129521846771</text:p>
          </table:table-cell>
          <table:table-cell office:value-type="float" office:value="20.946266412735" calcext:value-type="float">
            <text:p>20.946266412735</text:p>
          </table:table-cell>
          <table:table-cell office:value-type="float" office:value="21.0128936767578" calcext:value-type="float">
            <text:p>21.0128936767578</text:p>
          </table:table-cell>
          <table:table-cell office:value-type="float" office:value="21.0462067127228" calcext:value-type="float">
            <text:p>21.0462067127228</text:p>
          </table:table-cell>
          <table:table-cell office:value-type="float" office:value="21.1128323078155" calcext:value-type="float">
            <text:p>21.1128323078155</text:p>
          </table:table-cell>
          <table:table-cell office:value-type="float" office:value="21.1794834136963" calcext:value-type="float">
            <text:p>21.1794834136963</text:p>
          </table:table-cell>
          <table:table-cell office:value-type="float" office:value="21.2128086090088" calcext:value-type="float">
            <text:p>21.2128086090088</text:p>
          </table:table-cell>
          <table:table-cell office:value-type="float" office:value="21.2794580459595" calcext:value-type="float">
            <text:p>21.2794580459595</text:p>
          </table:table-cell>
          <table:table-cell office:value-type="float" office:value="21.3461062908173" calcext:value-type="float">
            <text:p>21.3461062908173</text:p>
          </table:table-cell>
          <table:table-cell office:value-type="float" office:value="21.3794300556183" calcext:value-type="float">
            <text:p>21.3794300556183</text:p>
          </table:table-cell>
          <table:table-cell office:value-type="float" office:value="21.4460763931274" calcext:value-type="float">
            <text:p>21.4460763931274</text:p>
          </table:table-cell>
          <table:table-cell office:value-type="float" office:value="21.4793992042541" calcext:value-type="float">
            <text:p>21.4793992042541</text:p>
          </table:table-cell>
          <table:table-cell office:value-type="float" office:value="21.5127217769623" calcext:value-type="float">
            <text:p>21.5127217769623</text:p>
          </table:table-cell>
          <table:table-cell office:value-type="float" office:value="21.5793659687042" calcext:value-type="float">
            <text:p>21.5793659687042</text:p>
          </table:table-cell>
          <table:table-cell office:value-type="float" office:value="21.612687587738" calcext:value-type="float">
            <text:p>21.612687587738</text:p>
          </table:table-cell>
          <table:table-cell office:value-type="float" office:value="21.7126507759094" calcext:value-type="float">
            <text:p>21.7126507759094</text:p>
          </table:table-cell>
          <table:table-cell office:value-type="float" office:value="21.7459712028503" calcext:value-type="float">
            <text:p>21.7459712028503</text:p>
          </table:table-cell>
          <table:table-cell office:value-type="float" office:value="21.8126113414764" calcext:value-type="float">
            <text:p>21.8126113414764</text:p>
          </table:table-cell>
          <table:table-cell office:value-type="float" office:value="21.8792502880096" calcext:value-type="float">
            <text:p>21.8792502880096</text:p>
          </table:table-cell>
          <table:table-cell office:value-type="float" office:value="21.9458880424499" calcext:value-type="float">
            <text:p>21.9458880424499</text:p>
          </table:table-cell>
          <table:table-cell office:value-type="float" office:value="22.0125248432159" calcext:value-type="float">
            <text:p>22.0125248432159</text:p>
          </table:table-cell>
          <table:table-cell office:value-type="float" office:value="22.0791599750519" calcext:value-type="float">
            <text:p>22.0791599750519</text:p>
          </table:table-cell>
          <table:table-cell office:value-type="float" office:value="22.1457986831665" calcext:value-type="float">
            <text:p>22.1457986831665</text:p>
          </table:table-cell>
          <table:table-cell office:value-type="float" office:value="22.179119348526" calcext:value-type="float">
            <text:p>22.179119348526</text:p>
          </table:table-cell>
          <table:table-cell office:value-type="float" office:value="22.2124397754669" calcext:value-type="float">
            <text:p>22.2124397754669</text:p>
          </table:table-cell>
          <table:table-cell office:value-type="float" office:value="22.2457597255707" calcext:value-type="float">
            <text:p>22.2457597255707</text:p>
          </table:table-cell>
          <table:table-cell office:value-type="float" office:value="22.2790794372559" calcext:value-type="float">
            <text:p>22.2790794372559</text:p>
          </table:table-cell>
          <table:table-cell office:value-type="float" office:value="22.3457179069519" calcext:value-type="float">
            <text:p>22.3457179069519</text:p>
          </table:table-cell>
          <table:table-cell office:value-type="float" office:value="22.3790366649628" calcext:value-type="float">
            <text:p>22.3790366649628</text:p>
          </table:table-cell>
          <table:table-cell office:value-type="float" office:value="22.4456732273102" calcext:value-type="float">
            <text:p>22.4456732273102</text:p>
          </table:table-cell>
          <table:table-cell office:value-type="float" office:value="22.4789907932281" calcext:value-type="float">
            <text:p>22.4789907932281</text:p>
          </table:table-cell>
          <table:table-cell office:value-type="float" office:value="22.5456254482269" calcext:value-type="float">
            <text:p>22.5456254482269</text:p>
          </table:table-cell>
          <table:table-cell office:value-type="float" office:value="22.5789422988892" calcext:value-type="float">
            <text:p>22.5789422988892</text:p>
          </table:table-cell>
          <table:table-cell office:value-type="float" office:value="22.6122586727142" calcext:value-type="float">
            <text:p>22.6122586727142</text:p>
          </table:table-cell>
          <table:table-cell office:value-type="float" office:value="22.6455748081207" calcext:value-type="float">
            <text:p>22.6455748081207</text:p>
          </table:table-cell>
          <table:table-cell office:value-type="float" office:value="22.7122061252594" calcext:value-type="float">
            <text:p>22.7122061252594</text:p>
          </table:table-cell>
          <table:table-cell office:value-type="float" office:value="22.7788360118866" calcext:value-type="float">
            <text:p>22.7788360118866</text:p>
          </table:table-cell>
          <table:table-cell office:value-type="float" office:value="22.8454647064209" calcext:value-type="float">
            <text:p>22.8454647064209</text:p>
          </table:table-cell>
          <table:table-cell office:value-type="float" office:value="22.9120922088623" calcext:value-type="float">
            <text:p>22.9120922088623</text:p>
          </table:table-cell>
          <table:table-cell office:value-type="float" office:value="22.9454050064087" calcext:value-type="float">
            <text:p>22.9454050064087</text:p>
          </table:table-cell>
          <table:table-cell office:value-type="float" office:value="22.9787180423737" calcext:value-type="float">
            <text:p>22.9787180423737</text:p>
          </table:table-cell>
          <table:table-cell office:value-type="float" office:value="23.0453429222107" calcext:value-type="float">
            <text:p>23.0453429222107</text:p>
          </table:table-cell>
          <table:table-cell office:value-type="float" office:value="23.0786545276642" calcext:value-type="float">
            <text:p>23.0786545276642</text:p>
          </table:table-cell>
          <table:table-cell office:value-type="float" office:value="23.1119666099548" calcext:value-type="float">
            <text:p>23.1119666099548</text:p>
          </table:table-cell>
          <table:table-cell office:value-type="float" office:value="23.1786067485809" calcext:value-type="float">
            <text:p>23.1786067485809</text:p>
          </table:table-cell>
          <table:table-cell office:value-type="float" office:value="23.2119262218475" calcext:value-type="float">
            <text:p>23.2119262218475</text:p>
          </table:table-cell>
          <table:table-cell office:value-type="float" office:value="23.2452456951141" calcext:value-type="float">
            <text:p>23.2452456951141</text:p>
          </table:table-cell>
          <table:table-cell office:value-type="float" office:value="23.278564453125" calcext:value-type="float">
            <text:p>23.278564453125</text:p>
          </table:table-cell>
          <table:table-cell office:value-type="float" office:value="23.3118832111359" calcext:value-type="float">
            <text:p>23.3118832111359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60923989212758" calcext:value-type="float">
            <text:p>0.160923989212758</text:p>
          </table:table-cell>
          <table:table-cell office:value-type="float" office:value="0.161278805661715" calcext:value-type="float">
            <text:p>0.161278805661715</text:p>
          </table:table-cell>
          <table:table-cell office:value-type="float" office:value="0.160928339865302" calcext:value-type="float">
            <text:p>0.160928339865302</text:p>
          </table:table-cell>
          <table:table-cell office:value-type="float" office:value="0.161157322875401" calcext:value-type="float">
            <text:p>0.161157322875401</text:p>
          </table:table-cell>
          <table:table-cell office:value-type="float" office:value="0.161116583452877" calcext:value-type="float">
            <text:p>0.161116583452877</text:p>
          </table:table-cell>
          <table:table-cell office:value-type="float" office:value="0.160960764847342" calcext:value-type="float">
            <text:p>0.160960764847342</text:p>
          </table:table-cell>
          <table:table-cell office:value-type="float" office:value="0.161029614186273" calcext:value-type="float">
            <text:p>0.161029614186273</text:p>
          </table:table-cell>
          <table:table-cell office:value-type="float" office:value="0.161114866003633" calcext:value-type="float">
            <text:p>0.161114866003633</text:p>
          </table:table-cell>
          <table:table-cell office:value-type="float" office:value="0.161064025840675" calcext:value-type="float">
            <text:p>0.161064025840675</text:p>
          </table:table-cell>
          <table:table-cell office:value-type="float" office:value="0.16115911264163" calcext:value-type="float">
            <text:p>0.16115911264163</text:p>
          </table:table-cell>
          <table:table-cell office:value-type="float" office:value="0.161302524761389" calcext:value-type="float">
            <text:p>0.161302524761389</text:p>
          </table:table-cell>
          <table:table-cell office:value-type="float" office:value="0.161244451386951" calcext:value-type="float">
            <text:p>0.161244451386951</text:p>
          </table:table-cell>
          <table:table-cell office:value-type="float" office:value="0.161358531383075" calcext:value-type="float">
            <text:p>0.161358531383075</text:p>
          </table:table-cell>
          <table:table-cell office:value-type="float" office:value="0.161304562728071" calcext:value-type="float">
            <text:p>0.161304562728071</text:p>
          </table:table-cell>
          <table:table-cell office:value-type="float" office:value="0.161344982478398" calcext:value-type="float">
            <text:p>0.161344982478398</text:p>
          </table:table-cell>
          <table:table-cell office:value-type="float" office:value="0.161176345123368" calcext:value-type="float">
            <text:p>0.161176345123368</text:p>
          </table:table-cell>
          <table:table-cell office:value-type="float" office:value="0.16136660329124" calcext:value-type="float">
            <text:p>0.16136660329124</text:p>
          </table:table-cell>
          <table:table-cell office:value-type="float" office:value="0.161399240498484" calcext:value-type="float">
            <text:p>0.161399240498484</text:p>
          </table:table-cell>
          <table:table-cell office:value-type="float" office:value="0.161171450307214" calcext:value-type="float">
            <text:p>0.161171450307214</text:p>
          </table:table-cell>
          <table:table-cell office:value-type="float" office:value="0.161437512938577" calcext:value-type="float">
            <text:p>0.161437512938577</text:p>
          </table:table-cell>
          <table:table-cell office:value-type="float" office:value="0.161217003345004" calcext:value-type="float">
            <text:p>0.161217003345004</text:p>
          </table:table-cell>
          <table:table-cell office:value-type="float" office:value="0.161425051894375" calcext:value-type="float">
            <text:p>0.161425051894375</text:p>
          </table:table-cell>
          <table:table-cell office:value-type="float" office:value="0.161446613393261" calcext:value-type="float">
            <text:p>0.161446613393261</text:p>
          </table:table-cell>
          <table:table-cell office:value-type="float" office:value="0.161182119966761" calcext:value-type="float">
            <text:p>0.161182119966761</text:p>
          </table:table-cell>
          <table:table-cell office:value-type="float" office:value="0.161325567059397" calcext:value-type="float">
            <text:p>0.161325567059397</text:p>
          </table:table-cell>
          <table:table-cell office:value-type="float" office:value="0.161363536254017" calcext:value-type="float">
            <text:p>0.161363536254017</text:p>
          </table:table-cell>
          <table:table-cell office:value-type="float" office:value="0.161222373161509" calcext:value-type="float">
            <text:p>0.161222373161509</text:p>
          </table:table-cell>
          <table:table-cell office:value-type="float" office:value="0.161215259519055" calcext:value-type="float">
            <text:p>0.161215259519055</text:p>
          </table:table-cell>
          <table:table-cell office:value-type="float" office:value="0.161063237889097" calcext:value-type="float">
            <text:p>0.161063237889097</text:p>
          </table:table-cell>
          <table:table-cell office:value-type="float" office:value="0.161288756246337" calcext:value-type="float">
            <text:p>0.161288756246337</text:p>
          </table:table-cell>
          <table:table-cell office:value-type="float" office:value="0.161299686934276" calcext:value-type="float">
            <text:p>0.161299686934276</text:p>
          </table:table-cell>
          <table:table-cell office:value-type="float" office:value="0.161520612764452" calcext:value-type="float">
            <text:p>0.161520612764452</text:p>
          </table:table-cell>
          <table:table-cell office:value-type="float" office:value="0.161355514451751" calcext:value-type="float">
            <text:p>0.161355514451751</text:p>
          </table:table-cell>
          <table:table-cell office:value-type="float" office:value="0.161204200968765" calcext:value-type="float">
            <text:p>0.161204200968765</text:p>
          </table:table-cell>
          <table:table-cell office:value-type="float" office:value="0.161362643442962" calcext:value-type="float">
            <text:p>0.161362643442962</text:p>
          </table:table-cell>
          <table:table-cell office:value-type="float" office:value="0.161326880133768" calcext:value-type="float">
            <text:p>0.161326880133768</text:p>
          </table:table-cell>
          <table:table-cell office:value-type="float" office:value="0.161334194428265" calcext:value-type="float">
            <text:p>0.161334194428265</text:p>
          </table:table-cell>
          <table:table-cell office:value-type="float" office:value="0.161421492243968" calcext:value-type="float">
            <text:p>0.161421492243968</text:p>
          </table:table-cell>
          <table:table-cell office:value-type="float" office:value="0.161219435553882" calcext:value-type="float">
            <text:p>0.161219435553882</text:p>
          </table:table-cell>
          <table:table-cell office:value-type="float" office:value="0.16132687064602" calcext:value-type="float">
            <text:p>0.16132687064602</text:p>
          </table:table-cell>
          <table:table-cell office:value-type="float" office:value="0.160990528323887" calcext:value-type="float">
            <text:p>0.160990528323887</text:p>
          </table:table-cell>
          <table:table-cell office:value-type="float" office:value="0.161231404186647" calcext:value-type="float">
            <text:p>0.161231404186647</text:p>
          </table:table-cell>
          <table:table-cell office:value-type="float" office:value="0.161349176499191" calcext:value-type="float">
            <text:p>0.161349176499191</text:p>
          </table:table-cell>
          <table:table-cell office:value-type="float" office:value="0.161457885341751" calcext:value-type="float">
            <text:p>0.161457885341751</text:p>
          </table:table-cell>
          <table:table-cell office:value-type="float" office:value="0.161221022869692" calcext:value-type="float">
            <text:p>0.161221022869692</text:p>
          </table:table-cell>
          <table:table-cell office:value-type="float" office:value="0.161389803029528" calcext:value-type="float">
            <text:p>0.161389803029528</text:p>
          </table:table-cell>
          <table:table-cell office:value-type="float" office:value="0.161107588300836" calcext:value-type="float">
            <text:p>0.161107588300836</text:p>
          </table:table-cell>
          <table:table-cell office:value-type="float" office:value="0.161593221575309" calcext:value-type="float">
            <text:p>0.161593221575309</text:p>
          </table:table-cell>
          <table:table-cell office:value-type="float" office:value="0.161193955028092" calcext:value-type="float">
            <text:p>0.161193955028092</text:p>
          </table:table-cell>
          <table:table-cell office:value-type="float" office:value="0.161353362355121" calcext:value-type="float">
            <text:p>0.161353362355121</text:p>
          </table:table-cell>
          <table:table-cell office:value-type="float" office:value="0.161331337477381" calcext:value-type="float">
            <text:p>0.161331337477381</text:p>
          </table:table-cell>
          <table:table-cell office:value-type="float" office:value="0.161216913893119" calcext:value-type="float">
            <text:p>0.161216913893119</text:p>
          </table:table-cell>
          <table:table-cell office:value-type="float" office:value="0.161153795469205" calcext:value-type="float">
            <text:p>0.161153795469205</text:p>
          </table:table-cell>
          <table:table-cell office:value-type="float" office:value="0.161114872833145" calcext:value-type="float">
            <text:p>0.161114872833145</text:p>
          </table:table-cell>
          <table:table-cell office:value-type="float" office:value="0.161295252486049" calcext:value-type="float">
            <text:p>0.161295252486049</text:p>
          </table:table-cell>
          <table:table-cell office:value-type="float" office:value="0.161434201556844" calcext:value-type="float">
            <text:p>0.161434201556844</text:p>
          </table:table-cell>
          <table:table-cell office:value-type="float" office:value="0.161200703147621" calcext:value-type="float">
            <text:p>0.161200703147621</text:p>
          </table:table-cell>
          <table:table-cell office:value-type="float" office:value="0.161312365266061" calcext:value-type="float">
            <text:p>0.161312365266061</text:p>
          </table:table-cell>
          <table:table-cell office:value-type="float" office:value="0.16145783909344" calcext:value-type="float">
            <text:p>0.16145783909344</text:p>
          </table:table-cell>
          <table:table-cell office:value-type="float" office:value="0.161250426345599" calcext:value-type="float">
            <text:p>0.161250426345599</text:p>
          </table:table-cell>
          <table:table-cell office:value-type="float" office:value="0.161293012991641" calcext:value-type="float">
            <text:p>0.161293012991641</text:p>
          </table:table-cell>
          <table:table-cell office:value-type="float" office:value="0.161356154110582" calcext:value-type="float">
            <text:p>0.161356154110582</text:p>
          </table:table-cell>
          <table:table-cell office:value-type="float" office:value="0.161273040463966" calcext:value-type="float">
            <text:p>0.161273040463966</text:p>
          </table:table-cell>
          <table:table-cell office:value-type="float" office:value="0.161301354207457" calcext:value-type="float">
            <text:p>0.161301354207457</text:p>
          </table:table-cell>
          <table:table-cell office:value-type="float" office:value="0.161263088037066" calcext:value-type="float">
            <text:p>0.161263088037066</text:p>
          </table:table-cell>
          <table:table-cell office:value-type="float" office:value="0.161255836097804" calcext:value-type="float">
            <text:p>0.161255836097804</text:p>
          </table:table-cell>
          <table:table-cell office:value-type="float" office:value="0.161194654541206" calcext:value-type="float">
            <text:p>0.161194654541206</text:p>
          </table:table-cell>
          <table:table-cell office:value-type="float" office:value="0.161435588703565" calcext:value-type="float">
            <text:p>0.161435588703565</text:p>
          </table:table-cell>
          <table:table-cell office:value-type="float" office:value="0.161466924936505" calcext:value-type="float">
            <text:p>0.161466924936505</text:p>
          </table:table-cell>
          <table:table-cell office:value-type="float" office:value="0.161133803592319" calcext:value-type="float">
            <text:p>0.161133803592319</text:p>
          </table:table-cell>
          <table:table-cell office:value-type="float" office:value="0.161103654322184" calcext:value-type="float">
            <text:p>0.161103654322184</text:p>
          </table:table-cell>
          <table:table-cell office:value-type="float" office:value="0.16125560475819" calcext:value-type="float">
            <text:p>0.16125560475819</text:p>
          </table:table-cell>
          <table:table-cell office:value-type="float" office:value="0.161222915806878" calcext:value-type="float">
            <text:p>0.161222915806878</text:p>
          </table:table-cell>
          <table:table-cell office:value-type="float" office:value="0.161142446604097" calcext:value-type="float">
            <text:p>0.161142446604097</text:p>
          </table:table-cell>
          <table:table-cell office:value-type="float" office:value="0.161216564227844" calcext:value-type="float">
            <text:p>0.161216564227844</text:p>
          </table:table-cell>
          <table:table-cell office:value-type="float" office:value="0.160854559738603" calcext:value-type="float">
            <text:p>0.160854559738603</text:p>
          </table:table-cell>
          <table:table-cell office:value-type="float" office:value="0.160365825213675" calcext:value-type="float">
            <text:p>0.160365825213675</text:p>
          </table:table-cell>
          <table:table-cell office:value-type="float" office:value="0.158270288368292" calcext:value-type="float">
            <text:p>0.158270288368292</text:p>
          </table:table-cell>
          <table:table-cell office:value-type="float" office:value="0.158218590573459" calcext:value-type="float">
            <text:p>0.158218590573459</text:p>
          </table:table-cell>
          <table:table-cell office:value-type="float" office:value="0.160391687527743" calcext:value-type="float">
            <text:p>0.160391687527743</text:p>
          </table:table-cell>
          <table:table-cell office:value-type="float" office:value="0.167710952823676" calcext:value-type="float">
            <text:p>0.167710952823676</text:p>
          </table:table-cell>
          <table:table-cell office:value-type="float" office:value="0.170624005727104" calcext:value-type="float">
            <text:p>0.170624005727104</text:p>
          </table:table-cell>
          <table:table-cell office:value-type="float" office:value="0.181841349853861" calcext:value-type="float">
            <text:p>0.181841349853861</text:p>
          </table:table-cell>
          <table:table-cell office:value-type="float" office:value="0.181416814666626" calcext:value-type="float">
            <text:p>0.181416814666626</text:p>
          </table:table-cell>
          <table:table-cell office:value-type="float" office:value="0.178754300104361" calcext:value-type="float">
            <text:p>0.178754300104361</text:p>
          </table:table-cell>
          <table:table-cell office:value-type="float" office:value="0.177962927170095" calcext:value-type="float">
            <text:p>0.177962927170095</text:p>
          </table:table-cell>
          <table:table-cell office:value-type="float" office:value="0.179515156441334" calcext:value-type="float">
            <text:p>0.179515156441334</text:p>
          </table:table-cell>
          <table:table-cell office:value-type="float" office:value="0.180579043566832" calcext:value-type="float">
            <text:p>0.180579043566832</text:p>
          </table:table-cell>
          <table:table-cell office:value-type="float" office:value="0.181324708499829" calcext:value-type="float">
            <text:p>0.181324708499829</text:p>
          </table:table-cell>
          <table:table-cell office:value-type="float" office:value="0.180922243062856" calcext:value-type="float">
            <text:p>0.180922243062856</text:p>
          </table:table-cell>
          <table:table-cell office:value-type="float" office:value="0.177674814707738" calcext:value-type="float">
            <text:p>0.177674814707738</text:p>
          </table:table-cell>
          <table:table-cell office:value-type="float" office:value="0.178551723200176" calcext:value-type="float">
            <text:p>0.178551723200176</text:p>
          </table:table-cell>
          <table:table-cell office:value-type="float" office:value="0.179312890396191" calcext:value-type="float">
            <text:p>0.179312890396191</text:p>
          </table:table-cell>
          <table:table-cell office:value-type="float" office:value="0.185399354449158" calcext:value-type="float">
            <text:p>0.185399354449158</text:p>
          </table:table-cell>
          <table:table-cell office:value-type="float" office:value="0.186884507806713" calcext:value-type="float">
            <text:p>0.186884507806713</text:p>
          </table:table-cell>
          <table:table-cell office:value-type="float" office:value="0.181620894768613" calcext:value-type="float">
            <text:p>0.181620894768613</text:p>
          </table:table-cell>
          <table:table-cell office:value-type="float" office:value="0.172830352537343" calcext:value-type="float">
            <text:p>0.172830352537343</text:p>
          </table:table-cell>
          <table:table-cell office:value-type="float" office:value="0.16665500386407" calcext:value-type="float">
            <text:p>0.16665500386407</text:p>
          </table:table-cell>
          <table:table-cell office:value-type="float" office:value="0.164809771774561" calcext:value-type="float">
            <text:p>0.164809771774561</text:p>
          </table:table-cell>
          <table:table-cell office:value-type="float" office:value="0.165691951594772" calcext:value-type="float">
            <text:p>0.165691951594772</text:p>
          </table:table-cell>
          <table:table-cell office:value-type="float" office:value="0.167529608968046" calcext:value-type="float">
            <text:p>0.167529608968046</text:p>
          </table:table-cell>
          <table:table-cell office:value-type="float" office:value="0.169611760822581" calcext:value-type="float">
            <text:p>0.169611760822581</text:p>
          </table:table-cell>
          <table:table-cell office:value-type="float" office:value="0.168140923482909" calcext:value-type="float">
            <text:p>0.168140923482909</text:p>
          </table:table-cell>
          <table:table-cell office:value-type="float" office:value="0.1788181188711" calcext:value-type="float">
            <text:p>0.1788181188711</text:p>
          </table:table-cell>
          <table:table-cell office:value-type="float" office:value="0.141383655457875" calcext:value-type="float">
            <text:p>0.141383655457875</text:p>
          </table:table-cell>
          <table:table-cell office:value-type="float" office:value="0.151188717507862" calcext:value-type="float">
            <text:p>0.151188717507862</text:p>
          </table:table-cell>
          <table:table-cell office:value-type="float" office:value="0.150658561029212" calcext:value-type="float">
            <text:p>0.150658561029212</text:p>
          </table:table-cell>
          <table:table-cell office:value-type="float" office:value="0.149563187392827" calcext:value-type="float">
            <text:p>0.149563187392827</text:p>
          </table:table-cell>
          <table:table-cell office:value-type="float" office:value="0.149192199868085" calcext:value-type="float">
            <text:p>0.149192199868085</text:p>
          </table:table-cell>
          <table:table-cell office:value-type="float" office:value="0.150931094944632" calcext:value-type="float">
            <text:p>0.150931094944632</text:p>
          </table:table-cell>
          <table:table-cell office:value-type="float" office:value="0.148434853637161" calcext:value-type="float">
            <text:p>0.148434853637161</text:p>
          </table:table-cell>
          <table:table-cell office:value-type="float" office:value="0.150554105058621" calcext:value-type="float">
            <text:p>0.150554105058621</text:p>
          </table:table-cell>
          <table:table-cell office:value-type="float" office:value="0.152632002802166" calcext:value-type="float">
            <text:p>0.152632002802166</text:p>
          </table:table-cell>
          <table:table-cell office:value-type="float" office:value="0.153535760437004" calcext:value-type="float">
            <text:p>0.153535760437004</text:p>
          </table:table-cell>
          <table:table-cell office:value-type="float" office:value="0.154365173748597" calcext:value-type="float">
            <text:p>0.154365173748597</text:p>
          </table:table-cell>
          <table:table-cell office:value-type="float" office:value="0.155680873691584" calcext:value-type="float">
            <text:p>0.155680873691584</text:p>
          </table:table-cell>
          <table:table-cell office:value-type="float" office:value="0.155068796053088" calcext:value-type="float">
            <text:p>0.155068796053088</text:p>
          </table:table-cell>
          <table:table-cell office:value-type="float" office:value="0.154869571719032" calcext:value-type="float">
            <text:p>0.154869571719032</text:p>
          </table:table-cell>
          <table:table-cell office:value-type="float" office:value="0.155065008689248" calcext:value-type="float">
            <text:p>0.155065008689248</text:p>
          </table:table-cell>
          <table:table-cell office:value-type="float" office:value="0.152127923831389" calcext:value-type="float">
            <text:p>0.152127923831389</text:p>
          </table:table-cell>
          <table:table-cell office:value-type="float" office:value="0.149765944926904" calcext:value-type="float">
            <text:p>0.149765944926904</text:p>
          </table:table-cell>
          <table:table-cell office:value-type="float" office:value="0.148144509247507" calcext:value-type="float">
            <text:p>0.148144509247507</text:p>
          </table:table-cell>
          <table:table-cell office:value-type="float" office:value="0.147681181496751" calcext:value-type="float">
            <text:p>0.147681181496751</text:p>
          </table:table-cell>
          <table:table-cell office:value-type="float" office:value="0.151066279163925" calcext:value-type="float">
            <text:p>0.151066279163925</text:p>
          </table:table-cell>
          <table:table-cell office:value-type="float" office:value="0.152917713358136" calcext:value-type="float">
            <text:p>0.152917713358136</text:p>
          </table:table-cell>
          <table:table-cell office:value-type="float" office:value="0.186750995815765" calcext:value-type="float">
            <text:p>0.186750995815765</text:p>
          </table:table-cell>
          <table:table-cell office:value-type="float" office:value="0.18161019042549" calcext:value-type="float">
            <text:p>0.18161019042549</text:p>
          </table:table-cell>
          <table:table-cell office:value-type="float" office:value="0.178311607448747" calcext:value-type="float">
            <text:p>0.178311607448747</text:p>
          </table:table-cell>
          <table:table-cell office:value-type="float" office:value="0.183342964248986" calcext:value-type="float">
            <text:p>0.183342964248986</text:p>
          </table:table-cell>
          <table:table-cell office:value-type="float" office:value="0.184652761618567" calcext:value-type="float">
            <text:p>0.184652761618567</text:p>
          </table:table-cell>
          <table:table-cell office:value-type="float" office:value="0.18476469090598" calcext:value-type="float">
            <text:p>0.18476469090598</text:p>
          </table:table-cell>
          <table:table-cell office:value-type="float" office:value="0.185506007619942" calcext:value-type="float">
            <text:p>0.185506007619942</text:p>
          </table:table-cell>
          <table:table-cell office:value-type="float" office:value="0.190928056880493" calcext:value-type="float">
            <text:p>0.190928056880493</text:p>
          </table:table-cell>
          <table:table-cell office:value-type="float" office:value="0.183496334615795" calcext:value-type="float">
            <text:p>0.183496334615795</text:p>
          </table:table-cell>
          <table:table-cell office:value-type="float" office:value="0.178982895816154" calcext:value-type="float">
            <text:p>0.178982895816154</text:p>
          </table:table-cell>
          <table:table-cell office:value-type="float" office:value="0.169705022876479" calcext:value-type="float">
            <text:p>0.169705022876479</text:p>
          </table:table-cell>
          <table:table-cell office:value-type="float" office:value="0.162719390394848" calcext:value-type="float">
            <text:p>0.162719390394848</text:p>
          </table:table-cell>
          <table:table-cell office:value-type="float" office:value="0.161540391261364" calcext:value-type="float">
            <text:p>0.161540391261364</text:p>
          </table:table-cell>
          <table:table-cell office:value-type="float" office:value="0.160807348991159" calcext:value-type="float">
            <text:p>0.160807348991159</text:p>
          </table:table-cell>
          <table:table-cell office:value-type="float" office:value="0.160907288550285" calcext:value-type="float">
            <text:p>0.160907288550285</text:p>
          </table:table-cell>
          <table:table-cell office:value-type="float" office:value="0.162197243012392" calcext:value-type="float">
            <text:p>0.162197243012392</text:p>
          </table:table-cell>
          <table:table-cell office:value-type="float" office:value="0.164890646968577" calcext:value-type="float">
            <text:p>0.164890646968577</text:p>
          </table:table-cell>
          <table:table-cell office:value-type="float" office:value="0.168054066612723" calcext:value-type="float">
            <text:p>0.168054066612723</text:p>
          </table:table-cell>
          <table:table-cell office:value-type="float" office:value="0.168327366330618" calcext:value-type="float">
            <text:p>0.168327366330618</text:p>
          </table:table-cell>
          <table:table-cell office:value-type="float" office:value="0.167535477442251" calcext:value-type="float">
            <text:p>0.167535477442251</text:p>
          </table:table-cell>
          <table:table-cell office:value-type="float" office:value="0.16752125087517" calcext:value-type="float">
            <text:p>0.16752125087517</text:p>
          </table:table-cell>
          <table:table-cell office:value-type="float" office:value="0.155993493798785" calcext:value-type="float">
            <text:p>0.155993493798785</text:p>
          </table:table-cell>
          <table:table-cell office:value-type="float" office:value="0.1489373306075" calcext:value-type="float">
            <text:p>0.1489373306075</text:p>
          </table:table-cell>
          <table:table-cell office:value-type="float" office:value="0.155818891007409" calcext:value-type="float">
            <text:p>0.155818891007409</text:p>
          </table:table-cell>
          <table:table-cell office:value-type="float" office:value="0.155353284639491" calcext:value-type="float">
            <text:p>0.155353284639491</text:p>
          </table:table-cell>
          <table:table-cell office:value-type="float" office:value="0.154273070264734" calcext:value-type="float">
            <text:p>0.154273070264734</text:p>
          </table:table-cell>
          <table:table-cell office:value-type="float" office:value="0.153764838112237" calcext:value-type="float">
            <text:p>0.153764838112237</text:p>
          </table:table-cell>
          <table:table-cell office:value-type="float" office:value="0.157563148202031" calcext:value-type="float">
            <text:p>0.157563148202031</text:p>
          </table:table-cell>
          <table:table-cell office:value-type="float" office:value="0.159656677100399" calcext:value-type="float">
            <text:p>0.159656677100399</text:p>
          </table:table-cell>
          <table:table-cell office:value-type="float" office:value="0.1577571681582" calcext:value-type="float">
            <text:p>0.1577571681582</text:p>
          </table:table-cell>
          <table:table-cell office:value-type="float" office:value="0.158763335685167" calcext:value-type="float">
            <text:p>0.158763335685167</text:p>
          </table:table-cell>
          <table:table-cell office:value-type="float" office:value="0.159405086478516" calcext:value-type="float">
            <text:p>0.159405086478516</text:p>
          </table:table-cell>
          <table:table-cell office:value-type="float" office:value="0.164595656668234" calcext:value-type="float">
            <text:p>0.164595656668234</text:p>
          </table:table-cell>
          <table:table-cell office:value-type="float" office:value="0.163912830191278" calcext:value-type="float">
            <text:p>0.163912830191278</text:p>
          </table:table-cell>
          <table:table-cell office:value-type="float" office:value="0.164640289709203" calcext:value-type="float">
            <text:p>0.164640289709203</text:p>
          </table:table-cell>
          <table:table-cell office:value-type="float" office:value="0.161857471303809" calcext:value-type="float">
            <text:p>0.161857471303809</text:p>
          </table:table-cell>
          <table:table-cell office:value-type="float" office:value="0.161783029644623" calcext:value-type="float">
            <text:p>0.161783029644623</text:p>
          </table:table-cell>
          <table:table-cell office:value-type="float" office:value="0.162040511125341" calcext:value-type="float">
            <text:p>0.162040511125341</text:p>
          </table:table-cell>
          <table:table-cell office:value-type="float" office:value="0.158391880320042" calcext:value-type="float">
            <text:p>0.158391880320042</text:p>
          </table:table-cell>
          <table:table-cell office:value-type="float" office:value="0.160393611694165" calcext:value-type="float">
            <text:p>0.160393611694165</text:p>
          </table:table-cell>
          <table:table-cell office:value-type="float" office:value="0.171785506970654" calcext:value-type="float">
            <text:p>0.171785506970654</text:p>
          </table:table-cell>
          <table:table-cell office:value-type="float" office:value="0.190194869287565" calcext:value-type="float">
            <text:p>0.190194869287565</text:p>
          </table:table-cell>
          <table:table-cell office:value-type="float" office:value="0.186639832775716" calcext:value-type="float">
            <text:p>0.186639832775716</text:p>
          </table:table-cell>
          <table:table-cell office:value-type="float" office:value="0.181715675421232" calcext:value-type="float">
            <text:p>0.181715675421232</text:p>
          </table:table-cell>
          <table:table-cell office:value-type="float" office:value="0.185464802626869" calcext:value-type="float">
            <text:p>0.185464802626869</text:p>
          </table:table-cell>
          <table:table-cell office:value-type="float" office:value="0.187516343708484" calcext:value-type="float">
            <text:p>0.187516343708484</text:p>
          </table:table-cell>
          <table:table-cell office:value-type="float" office:value="0.188748917873924" calcext:value-type="float">
            <text:p>0.188748917873924</text:p>
          </table:table-cell>
          <table:table-cell office:value-type="float" office:value="0.193951356763999" calcext:value-type="float">
            <text:p>0.193951356763999</text:p>
          </table:table-cell>
          <table:table-cell office:value-type="float" office:value="0.195330601052371" calcext:value-type="float">
            <text:p>0.195330601052371</text:p>
          </table:table-cell>
          <table:table-cell office:value-type="float" office:value="0.197792658358464" calcext:value-type="float">
            <text:p>0.197792658358464</text:p>
          </table:table-cell>
          <table:table-cell office:value-type="float" office:value="0.187919070883539" calcext:value-type="float">
            <text:p>0.187919070883539</text:p>
          </table:table-cell>
          <table:table-cell office:value-type="float" office:value="0.181164052029762" calcext:value-type="float">
            <text:p>0.181164052029762</text:p>
          </table:table-cell>
          <table:table-cell office:value-type="float" office:value="0.182062047096666" calcext:value-type="float">
            <text:p>0.182062047096666</text:p>
          </table:table-cell>
          <table:table-cell office:value-type="float" office:value="0.180110915103402" calcext:value-type="float">
            <text:p>0.180110915103402</text:p>
          </table:table-cell>
          <table:table-cell office:value-type="float" office:value="0.179558274082632" calcext:value-type="float">
            <text:p>0.179558274082632</text:p>
          </table:table-cell>
          <table:table-cell office:value-type="float" office:value="0.18192806836535" calcext:value-type="float">
            <text:p>0.18192806836535</text:p>
          </table:table-cell>
          <table:table-cell office:value-type="float" office:value="0.18414256006772" calcext:value-type="float">
            <text:p>0.18414256006772</text:p>
          </table:table-cell>
          <table:table-cell office:value-type="float" office:value="0.185891126259634" calcext:value-type="float">
            <text:p>0.185891126259634</text:p>
          </table:table-cell>
          <table:table-cell office:value-type="float" office:value="0.185377716963378" calcext:value-type="float">
            <text:p>0.185377716963378</text:p>
          </table:table-cell>
          <table:table-cell office:value-type="float" office:value="0.184801235264065" calcext:value-type="float">
            <text:p>0.184801235264065</text:p>
          </table:table-cell>
          <table:table-cell office:value-type="float" office:value="0.183515561231439" calcext:value-type="float">
            <text:p>0.183515561231439</text:p>
          </table:table-cell>
          <table:table-cell office:value-type="float" office:value="0.183945118136235" calcext:value-type="float">
            <text:p>0.183945118136235</text:p>
          </table:table-cell>
          <table:table-cell office:value-type="float" office:value="0.186477267874121" calcext:value-type="float">
            <text:p>0.186477267874121</text:p>
          </table:table-cell>
          <table:table-cell office:value-type="float" office:value="0.160363678701708" calcext:value-type="float">
            <text:p>0.160363678701708</text:p>
          </table:table-cell>
          <table:table-cell office:value-type="float" office:value="0.158677579306535" calcext:value-type="float">
            <text:p>0.158677579306535</text:p>
          </table:table-cell>
          <table:table-cell office:value-type="float" office:value="0.154972962978376" calcext:value-type="float">
            <text:p>0.154972962978376</text:p>
          </table:table-cell>
          <table:table-cell office:value-type="float" office:value="0.159111891727072" calcext:value-type="float">
            <text:p>0.159111891727072</text:p>
          </table:table-cell>
          <table:table-cell office:value-type="float" office:value="0.159603192013195" calcext:value-type="float">
            <text:p>0.159603192013195</text:p>
          </table:table-cell>
          <table:table-cell office:value-type="float" office:value="0.161555339781736" calcext:value-type="float">
            <text:p>0.161555339781736</text:p>
          </table:table-cell>
          <table:table-cell office:value-type="float" office:value="0.161994680859414" calcext:value-type="float">
            <text:p>0.161994680859414</text:p>
          </table:table-cell>
          <table:table-cell office:value-type="float" office:value="0.161881255660308" calcext:value-type="float">
            <text:p>0.161881255660308</text:p>
          </table:table-cell>
          <table:table-cell office:value-type="float" office:value="0.164019337522165" calcext:value-type="float">
            <text:p>0.164019337522165</text:p>
          </table:table-cell>
          <table:table-cell office:value-type="float" office:value="0.16508205347903" calcext:value-type="float">
            <text:p>0.16508205347903</text:p>
          </table:table-cell>
          <table:table-cell office:value-type="float" office:value="0.168477293567095" calcext:value-type="float">
            <text:p>0.168477293567095</text:p>
          </table:table-cell>
          <table:table-cell office:value-type="float" office:value="0.167667039817247" calcext:value-type="float">
            <text:p>0.167667039817247</text:p>
          </table:table-cell>
          <table:table-cell office:value-type="float" office:value="0.16412810670836" calcext:value-type="float">
            <text:p>0.16412810670836</text:p>
          </table:table-cell>
          <table:table-cell office:value-type="float" office:value="0.164540842795537" calcext:value-type="float">
            <text:p>0.164540842795537</text:p>
          </table:table-cell>
          <table:table-cell office:value-type="float" office:value="0.164737178025909" calcext:value-type="float">
            <text:p>0.164737178025909</text:p>
          </table:table-cell>
          <table:table-cell office:value-type="float" office:value="0.163711520353798" calcext:value-type="float">
            <text:p>0.163711520353798</text:p>
          </table:table-cell>
          <table:table-cell office:value-type="float" office:value="0.162712419287932" calcext:value-type="float">
            <text:p>0.162712419287932</text:p>
          </table:table-cell>
          <table:table-cell office:value-type="float" office:value="0.16087978843346" calcext:value-type="float">
            <text:p>0.16087978843346</text:p>
          </table:table-cell>
          <table:table-cell office:value-type="float" office:value="0.164201976573218" calcext:value-type="float">
            <text:p>0.164201976573218</text:p>
          </table:table-cell>
          <table:table-cell office:value-type="float" office:value="0.165253234219864" calcext:value-type="float">
            <text:p>0.165253234219864</text:p>
          </table:table-cell>
          <table:table-cell office:value-type="float" office:value="0.169206181695424" calcext:value-type="float">
            <text:p>0.169206181695424</text:p>
          </table:table-cell>
          <table:table-cell office:value-type="float" office:value="0.19738971395992" calcext:value-type="float">
            <text:p>0.19738971395992</text:p>
          </table:table-cell>
          <table:table-cell office:value-type="float" office:value="0.190325366528952" calcext:value-type="float">
            <text:p>0.190325366528952</text:p>
          </table:table-cell>
          <table:table-cell office:value-type="float" office:value="0.192605738225646" calcext:value-type="float">
            <text:p>0.192605738225646</text:p>
          </table:table-cell>
          <table:table-cell office:value-type="float" office:value="0.193165615021781" calcext:value-type="float">
            <text:p>0.193165615021781</text:p>
          </table:table-cell>
          <table:table-cell office:value-type="float" office:value="0.191733251360057" calcext:value-type="float">
            <text:p>0.191733251360057</text:p>
          </table:table-cell>
          <table:table-cell office:value-type="float" office:value="0.194679058783135" calcext:value-type="float">
            <text:p>0.194679058783135</text:p>
          </table:table-cell>
          <table:table-cell office:value-type="float" office:value="0.200033434902894" calcext:value-type="float">
            <text:p>0.200033434902894</text:p>
          </table:table-cell>
          <table:table-cell office:value-type="float" office:value="0.199371450073757" calcext:value-type="float">
            <text:p>0.199371450073757</text:p>
          </table:table-cell>
          <table:table-cell office:value-type="float" office:value="0.199360444361709" calcext:value-type="float">
            <text:p>0.199360444361709</text:p>
          </table:table-cell>
          <table:table-cell office:value-type="float" office:value="0.19532146433066" calcext:value-type="float">
            <text:p>0.19532146433066</text:p>
          </table:table-cell>
          <table:table-cell office:value-type="float" office:value="0.183361927089248" calcext:value-type="float">
            <text:p>0.183361927089248</text:p>
          </table:table-cell>
          <table:table-cell office:value-type="float" office:value="0.180952364097924" calcext:value-type="float">
            <text:p>0.180952364097924</text:p>
          </table:table-cell>
          <table:table-cell office:value-type="float" office:value="0.179972859666755" calcext:value-type="float">
            <text:p>0.179972859666755</text:p>
          </table:table-cell>
          <table:table-cell office:value-type="float" office:value="0.180635806364782" calcext:value-type="float">
            <text:p>0.180635806364782</text:p>
          </table:table-cell>
          <table:table-cell office:value-type="float" office:value="0.180767147805029" calcext:value-type="float">
            <text:p>0.180767147805029</text:p>
          </table:table-cell>
          <table:table-cell office:value-type="float" office:value="0.180227706120407" calcext:value-type="float">
            <text:p>0.180227706120407</text:p>
          </table:table-cell>
          <table:table-cell office:value-type="float" office:value="0.179925279632114" calcext:value-type="float">
            <text:p>0.179925279632114</text:p>
          </table:table-cell>
          <table:table-cell office:value-type="float" office:value="0.181929931908776" calcext:value-type="float">
            <text:p>0.181929931908776</text:p>
          </table:table-cell>
          <table:table-cell office:value-type="float" office:value="0.181089647440941" calcext:value-type="float">
            <text:p>0.181089647440941</text:p>
          </table:table-cell>
          <table:table-cell office:value-type="float" office:value="0.182359769444645" calcext:value-type="float">
            <text:p>0.182359769444645</text:p>
          </table:table-cell>
          <table:table-cell office:value-type="float" office:value="0.182035720697234" calcext:value-type="float">
            <text:p>0.182035720697234</text:p>
          </table:table-cell>
          <table:table-cell office:value-type="float" office:value="0.18140888081506" calcext:value-type="float">
            <text:p>0.18140888081506</text:p>
          </table:table-cell>
          <table:table-cell office:value-type="float" office:value="0.154943595795124" calcext:value-type="float">
            <text:p>0.154943595795124</text:p>
          </table:table-cell>
          <table:table-cell office:value-type="float" office:value="0.147047960089472" calcext:value-type="float">
            <text:p>0.147047960089472</text:p>
          </table:table-cell>
          <table:table-cell office:value-type="float" office:value="0.154749733157109" calcext:value-type="float">
            <text:p>0.154749733157109</text:p>
          </table:table-cell>
          <table:table-cell office:value-type="float" office:value="0.153715795556864" calcext:value-type="float">
            <text:p>0.153715795556864</text:p>
          </table:table-cell>
          <table:table-cell office:value-type="float" office:value="0.15626183073423" calcext:value-type="float">
            <text:p>0.15626183073423</text:p>
          </table:table-cell>
          <table:table-cell office:value-type="float" office:value="0.157451188225874" calcext:value-type="float">
            <text:p>0.157451188225874</text:p>
          </table:table-cell>
          <table:table-cell office:value-type="float" office:value="0.155046116554723" calcext:value-type="float">
            <text:p>0.155046116554723</text:p>
          </table:table-cell>
          <table:table-cell office:value-type="float" office:value="0.157055457911253" calcext:value-type="float">
            <text:p>0.157055457911253</text:p>
          </table:table-cell>
          <table:table-cell office:value-type="float" office:value="0.158153828119657" calcext:value-type="float">
            <text:p>0.158153828119657</text:p>
          </table:table-cell>
          <table:table-cell office:value-type="float" office:value="0.157773822868174" calcext:value-type="float">
            <text:p>0.157773822868174</text:p>
          </table:table-cell>
          <table:table-cell office:value-type="float" office:value="0.160637071760677" calcext:value-type="float">
            <text:p>0.160637071760677</text:p>
          </table:table-cell>
          <table:table-cell office:value-type="float" office:value="0.160087478711355" calcext:value-type="float">
            <text:p>0.160087478711355</text:p>
          </table:table-cell>
          <table:table-cell office:value-type="float" office:value="0.158564814757012" calcext:value-type="float">
            <text:p>0.158564814757012</text:p>
          </table:table-cell>
          <table:table-cell office:value-type="float" office:value="0.156306908790401" calcext:value-type="float">
            <text:p>0.156306908790401</text:p>
          </table:table-cell>
          <table:table-cell office:value-type="float" office:value="0.15417427153165" calcext:value-type="float">
            <text:p>0.15417427153165</text:p>
          </table:table-cell>
          <table:table-cell office:value-type="float" office:value="0.153528961791696" calcext:value-type="float">
            <text:p>0.153528961791696</text:p>
          </table:table-cell>
          <table:table-cell office:value-type="float" office:value="0.159935882827133" calcext:value-type="float">
            <text:p>0.159935882827133</text:p>
          </table:table-cell>
          <table:table-cell office:value-type="float" office:value="0.176175226785781" calcext:value-type="float">
            <text:p>0.176175226785781</text:p>
          </table:table-cell>
          <table:table-cell office:value-type="float" office:value="0.189633145149009" calcext:value-type="float">
            <text:p>0.189633145149009</text:p>
          </table:table-cell>
          <table:table-cell office:value-type="float" office:value="0.187284753074467" calcext:value-type="float">
            <text:p>0.187284753074467</text:p>
          </table:table-cell>
          <table:table-cell office:value-type="float" office:value="0.188699122497862" calcext:value-type="float">
            <text:p>0.188699122497862</text:p>
          </table:table-cell>
          <table:table-cell office:value-type="float" office:value="0.189923572826572" calcext:value-type="float">
            <text:p>0.189923572826572</text:p>
          </table:table-cell>
          <table:table-cell office:value-type="float" office:value="0.190577239684049" calcext:value-type="float">
            <text:p>0.190577239684049</text:p>
          </table:table-cell>
          <table:table-cell office:value-type="float" office:value="0.192841605963223" calcext:value-type="float">
            <text:p>0.192841605963223</text:p>
          </table:table-cell>
          <table:table-cell office:value-type="float" office:value="0.195217550855775" calcext:value-type="float">
            <text:p>0.195217550855775</text:p>
          </table:table-cell>
          <table:table-cell office:value-type="float" office:value="0.191453310184658" calcext:value-type="float">
            <text:p>0.191453310184658</text:p>
          </table:table-cell>
          <table:table-cell office:value-type="float" office:value="0.195001728870965" calcext:value-type="float">
            <text:p>0.195001728870965</text:p>
          </table:table-cell>
          <table:table-cell office:value-type="float" office:value="0.199842083946441" calcext:value-type="float">
            <text:p>0.199842083946441</text:p>
          </table:table-cell>
          <table:table-cell office:value-type="float" office:value="0.20195810057832" calcext:value-type="float">
            <text:p>0.20195810057832</text:p>
          </table:table-cell>
          <table:table-cell office:value-type="float" office:value="0.19412504557359" calcext:value-type="float">
            <text:p>0.19412504557359</text:p>
          </table:table-cell>
          <table:table-cell office:value-type="float" office:value="0.192309239596051" calcext:value-type="float">
            <text:p>0.192309239596051</text:p>
          </table:table-cell>
          <table:table-cell office:value-type="float" office:value="0.184815049523375" calcext:value-type="float">
            <text:p>0.184815049523375</text:p>
          </table:table-cell>
          <table:table-cell office:value-type="float" office:value="0.181707869462401" calcext:value-type="float">
            <text:p>0.181707869462401</text:p>
          </table:table-cell>
          <table:table-cell office:value-type="float" office:value="0.174470291791382" calcext:value-type="float">
            <text:p>0.174470291791382</text:p>
          </table:table-cell>
          <table:table-cell office:value-type="float" office:value="0.17213764744442" calcext:value-type="float">
            <text:p>0.17213764744442</text:p>
          </table:table-cell>
          <table:table-cell office:value-type="float" office:value="0.172435508740947" calcext:value-type="float">
            <text:p>0.172435508740947</text:p>
          </table:table-cell>
          <table:table-cell office:value-type="float" office:value="0.174008487190577" calcext:value-type="float">
            <text:p>0.174008487190577</text:p>
          </table:table-cell>
          <table:table-cell office:value-type="float" office:value="0.179231683478858" calcext:value-type="float">
            <text:p>0.179231683478858</text:p>
          </table:table-cell>
          <table:table-cell office:value-type="float" office:value="0.182233204523553" calcext:value-type="float">
            <text:p>0.182233204523553</text:p>
          </table:table-cell>
          <table:table-cell office:value-type="float" office:value="0.178311577141579" calcext:value-type="float">
            <text:p>0.178311577141579</text:p>
          </table:table-cell>
          <table:table-cell office:value-type="float" office:value="0.1495330303113" calcext:value-type="float">
            <text:p>0.1495330303113</text:p>
          </table:table-cell>
          <table:table-cell office:value-type="float" office:value="0.15714505193649" calcext:value-type="float">
            <text:p>0.15714505193649</text:p>
          </table:table-cell>
          <table:table-cell office:value-type="float" office:value="0.157109752977177" calcext:value-type="float">
            <text:p>0.157109752977177</text:p>
          </table:table-cell>
          <table:table-cell office:value-type="float" office:value="0.156276895826941" calcext:value-type="float">
            <text:p>0.156276895826941</text:p>
          </table:table-cell>
          <table:table-cell office:value-type="float" office:value="0.157368966134882" calcext:value-type="float">
            <text:p>0.157368966134882</text:p>
          </table:table-cell>
          <table:table-cell office:value-type="float" office:value="0.155196204305221" calcext:value-type="float">
            <text:p>0.155196204305221</text:p>
          </table:table-cell>
          <table:table-cell office:value-type="float" office:value="0.154795440393221" calcext:value-type="float">
            <text:p>0.154795440393221</text:p>
          </table:table-cell>
          <table:table-cell office:value-type="float" office:value="0.154277887145023" calcext:value-type="float">
            <text:p>0.154277887145023</text:p>
          </table:table-cell>
          <table:table-cell office:value-type="float" office:value="0.154355772936289" calcext:value-type="float">
            <text:p>0.154355772936289</text:p>
          </table:table-cell>
          <table:table-cell office:value-type="float" office:value="0.15551084695665" calcext:value-type="float">
            <text:p>0.15551084695665</text:p>
          </table:table-cell>
          <table:table-cell office:value-type="float" office:value="0.160340719849721" calcext:value-type="float">
            <text:p>0.160340719849721</text:p>
          </table:table-cell>
          <table:table-cell office:value-type="float" office:value="0.163230276665985" calcext:value-type="float">
            <text:p>0.163230276665985</text:p>
          </table:table-cell>
          <table:table-cell office:value-type="float" office:value="0.161685705492989" calcext:value-type="float">
            <text:p>0.161685705492989</text:p>
          </table:table-cell>
          <table:table-cell office:value-type="float" office:value="0.160743881585772" calcext:value-type="float">
            <text:p>0.160743881585772</text:p>
          </table:table-cell>
          <table:table-cell office:value-type="float" office:value="0.159572197845333" calcext:value-type="float">
            <text:p>0.159572197845333</text:p>
          </table:table-cell>
          <table:table-cell office:value-type="float" office:value="0.157378325057101" calcext:value-type="float">
            <text:p>0.157378325057101</text:p>
          </table:table-cell>
          <table:table-cell office:value-type="float" office:value="0.15619504603189" calcext:value-type="float">
            <text:p>0.15619504603189</text:p>
          </table:table-cell>
          <table:table-cell office:value-type="float" office:value="0.160223645929137" calcext:value-type="float">
            <text:p>0.160223645929137</text:p>
          </table:table-cell>
          <table:table-cell office:value-type="float" office:value="0.174727745944428" calcext:value-type="float">
            <text:p>0.174727745944428</text:p>
          </table:table-cell>
          <table:table-cell office:value-type="float" office:value="0.185174598657386" calcext:value-type="float">
            <text:p>0.185174598657386</text:p>
          </table:table-cell>
          <table:table-cell office:value-type="float" office:value="0.189869888755065" calcext:value-type="float">
            <text:p>0.189869888755065</text:p>
          </table:table-cell>
          <table:table-cell office:value-type="float" office:value="0.1875919033695" calcext:value-type="float">
            <text:p>0.1875919033695</text:p>
          </table:table-cell>
          <table:table-cell office:value-type="float" office:value="0.185203594768002" calcext:value-type="float">
            <text:p>0.185203594768002</text:p>
          </table:table-cell>
          <table:table-cell office:value-type="float" office:value="0.182814546398416" calcext:value-type="float">
            <text:p>0.182814546398416</text:p>
          </table:table-cell>
          <table:table-cell office:value-type="float" office:value="0.186593517945768" calcext:value-type="float">
            <text:p>0.186593517945768</text:p>
          </table:table-cell>
          <table:table-cell office:value-type="float" office:value="0.189657295754718" calcext:value-type="float">
            <text:p>0.189657295754718</text:p>
          </table:table-cell>
          <table:table-cell office:value-type="float" office:value="0.189996083377306" calcext:value-type="float">
            <text:p>0.189996083377306</text:p>
          </table:table-cell>
          <table:table-cell office:value-type="float" office:value="0.193146217947347" calcext:value-type="float">
            <text:p>0.193146217947347</text:p>
          </table:table-cell>
          <table:table-cell office:value-type="float" office:value="0.195953157459816" calcext:value-type="float">
            <text:p>0.195953157459816</text:p>
          </table:table-cell>
          <table:table-cell office:value-type="float" office:value="0.187754457456739" calcext:value-type="float">
            <text:p>0.187754457456739</text:p>
          </table:table-cell>
          <table:table-cell office:value-type="float" office:value="0.185321204602614" calcext:value-type="float">
            <text:p>0.185321204602614</text:p>
          </table:table-cell>
          <table:table-cell office:value-type="float" office:value="0.185397448026161" calcext:value-type="float">
            <text:p>0.185397448026161</text:p>
          </table:table-cell>
          <table:table-cell office:value-type="float" office:value="0.186070449609549" calcext:value-type="float">
            <text:p>0.186070449609549</text:p>
          </table:table-cell>
          <table:table-cell office:value-type="float" office:value="0.185154491889732" calcext:value-type="float">
            <text:p>0.185154491889732</text:p>
          </table:table-cell>
          <table:table-cell office:value-type="float" office:value="0.186177175750662" calcext:value-type="float">
            <text:p>0.186177175750662</text:p>
          </table:table-cell>
          <table:table-cell office:value-type="float" office:value="0.190698635404327" calcext:value-type="float">
            <text:p>0.190698635404327</text:p>
          </table:table-cell>
          <table:table-cell office:value-type="float" office:value="0.189153300172813" calcext:value-type="float">
            <text:p>0.189153300172813</text:p>
          </table:table-cell>
          <table:table-cell office:value-type="float" office:value="0.189436020667542" calcext:value-type="float">
            <text:p>0.189436020667542</text:p>
          </table:table-cell>
          <table:table-cell office:value-type="float" office:value="0.190081647879533" calcext:value-type="float">
            <text:p>0.190081647879533</text:p>
          </table:table-cell>
          <table:table-cell office:value-type="float" office:value="0.189345931085041" calcext:value-type="float">
            <text:p>0.189345931085041</text:p>
          </table:table-cell>
          <table:table-cell office:value-type="float" office:value="0.189531170010373" calcext:value-type="float">
            <text:p>0.189531170010373</text:p>
          </table:table-cell>
          <table:table-cell office:value-type="float" office:value="0.198888862623401" calcext:value-type="float">
            <text:p>0.198888862623401</text:p>
          </table:table-cell>
          <table:table-cell office:value-type="float" office:value="0.164246980574202" calcext:value-type="float">
            <text:p>0.164246980574202</text:p>
          </table:table-cell>
          <table:table-cell office:value-type="float" office:value="0.164624468683329" calcext:value-type="float">
            <text:p>0.164624468683329</text:p>
          </table:table-cell>
          <table:table-cell office:value-type="float" office:value="0.160089815913739" calcext:value-type="float">
            <text:p>0.160089815913739</text:p>
          </table:table-cell>
          <table:table-cell office:value-type="float" office:value="0.163007645157281" calcext:value-type="float">
            <text:p>0.163007645157281</text:p>
          </table:table-cell>
          <table:table-cell office:value-type="float" office:value="0.163667406660711" calcext:value-type="float">
            <text:p>0.163667406660711</text:p>
          </table:table-cell>
          <table:table-cell office:value-type="float" office:value="0.162817155876125" calcext:value-type="float">
            <text:p>0.162817155876125</text:p>
          </table:table-cell>
          <table:table-cell office:value-type="float" office:value="0.162475075902345" calcext:value-type="float">
            <text:p>0.162475075902345</text:p>
          </table:table-cell>
          <table:table-cell office:value-type="float" office:value="0.160036347927235" calcext:value-type="float">
            <text:p>0.160036347927235</text:p>
          </table:table-cell>
          <table:table-cell office:value-type="float" office:value="0.16732387699805" calcext:value-type="float">
            <text:p>0.16732387699805</text:p>
          </table:table-cell>
          <table:table-cell office:value-type="float" office:value="0.164369073584491" calcext:value-type="float">
            <text:p>0.164369073584491</text:p>
          </table:table-cell>
          <table:table-cell office:value-type="float" office:value="0.17434169856245" calcext:value-type="float">
            <text:p>0.17434169856245</text:p>
          </table:table-cell>
          <table:table-cell office:value-type="float" office:value="0.173902693389697" calcext:value-type="float">
            <text:p>0.173902693389697</text:p>
          </table:table-cell>
          <table:table-cell office:value-type="float" office:value="0.175375416576216" calcext:value-type="float">
            <text:p>0.175375416576216</text:p>
          </table:table-cell>
          <table:table-cell office:value-type="float" office:value="0.178191885805486" calcext:value-type="float">
            <text:p>0.178191885805486</text:p>
          </table:table-cell>
          <table:table-cell office:value-type="float" office:value="0.177096275937348" calcext:value-type="float">
            <text:p>0.177096275937348</text:p>
          </table:table-cell>
          <table:table-cell office:value-type="float" office:value="0.174433122339717" calcext:value-type="float">
            <text:p>0.174433122339717</text:p>
          </table:table-cell>
          <table:table-cell office:value-type="float" office:value="0.173995378567599" calcext:value-type="float">
            <text:p>0.173995378567599</text:p>
          </table:table-cell>
          <table:table-cell office:value-type="float" office:value="0.174088770597551" calcext:value-type="float">
            <text:p>0.174088770597551</text:p>
          </table:table-cell>
          <table:table-cell office:value-type="float" office:value="0.174545254530382" calcext:value-type="float">
            <text:p>0.174545254530382</text:p>
          </table:table-cell>
          <table:table-cell office:value-type="float" office:value="0.175136665118992" calcext:value-type="float">
            <text:p>0.175136665118992</text:p>
          </table:table-cell>
          <table:table-cell office:value-type="float" office:value="0.174305785562502" calcext:value-type="float">
            <text:p>0.174305785562502</text:p>
          </table:table-cell>
          <table:table-cell office:value-type="float" office:value="0.174338549814711" calcext:value-type="float">
            <text:p>0.174338549814711</text:p>
          </table:table-cell>
          <table:table-cell office:value-type="float" office:value="0.174685579654519" calcext:value-type="float">
            <text:p>0.174685579654519</text:p>
          </table:table-cell>
          <table:table-cell office:value-type="float" office:value="0.174488603238042" calcext:value-type="float">
            <text:p>0.174488603238042</text:p>
          </table:table-cell>
          <table:table-cell office:value-type="float" office:value="0.17405031676002" calcext:value-type="float">
            <text:p>0.17405031676002</text:p>
          </table:table-cell>
          <table:table-cell office:value-type="float" office:value="0.174166047483362" calcext:value-type="float">
            <text:p>0.174166047483362</text:p>
          </table:table-cell>
          <table:table-cell office:value-type="float" office:value="0.174136015863474" calcext:value-type="float">
            <text:p>0.174136015863474</text:p>
          </table:table-cell>
          <table:table-cell office:value-type="float" office:value="0.173988641355825" calcext:value-type="float">
            <text:p>0.173988641355825</text:p>
          </table:table-cell>
          <table:table-cell office:value-type="float" office:value="0.174445331241813" calcext:value-type="float">
            <text:p>0.174445331241813</text:p>
          </table:table-cell>
          <table:table-cell office:value-type="float" office:value="0.174007341908473" calcext:value-type="float">
            <text:p>0.174007341908473</text:p>
          </table:table-cell>
          <table:table-cell office:value-type="float" office:value="0.174164893065952" calcext:value-type="float">
            <text:p>0.174164893065952</text:p>
          </table:table-cell>
          <table:table-cell office:value-type="float" office:value="0.173963043172135" calcext:value-type="float">
            <text:p>0.173963043172135</text:p>
          </table:table-cell>
          <table:table-cell office:value-type="float" office:value="0.174303741212814" calcext:value-type="float">
            <text:p>0.174303741212814</text:p>
          </table:table-cell>
          <table:table-cell office:value-type="float" office:value="0.174023714441573" calcext:value-type="float">
            <text:p>0.174023714441573</text:p>
          </table:table-cell>
          <table:table-cell office:value-type="float" office:value="0.174143110781293" calcext:value-type="float">
            <text:p>0.174143110781293</text:p>
          </table:table-cell>
          <table:table-cell office:value-type="float" office:value="0.174185644972849" calcext:value-type="float">
            <text:p>0.174185644972849</text:p>
          </table:table-cell>
          <table:table-cell office:value-type="float" office:value="0.174206323407143" calcext:value-type="float">
            <text:p>0.174206323407143</text:p>
          </table:table-cell>
          <table:table-cell office:value-type="float" office:value="0.174122455417903" calcext:value-type="float">
            <text:p>0.174122455417903</text:p>
          </table:table-cell>
          <table:table-cell office:value-type="float" office:value="0.17424017672725" calcext:value-type="float">
            <text:p>0.17424017672725</text:p>
          </table:table-cell>
          <table:table-cell office:value-type="float" office:value="0.174266191089006" calcext:value-type="float">
            <text:p>0.174266191089006</text:p>
          </table:table-cell>
          <table:table-cell office:value-type="float" office:value="0.174125863018095" calcext:value-type="float">
            <text:p>0.174125863018095</text:p>
          </table:table-cell>
          <table:table-cell office:value-type="float" office:value="0.173943577774967" calcext:value-type="float">
            <text:p>0.173943577774967</text:p>
          </table:table-cell>
          <table:table-cell office:value-type="float" office:value="0.174206605340021" calcext:value-type="float">
            <text:p>0.174206605340021</text:p>
          </table:table-cell>
          <table:table-cell office:value-type="float" office:value="0.174030392438651" calcext:value-type="float">
            <text:p>0.174030392438651</text:p>
          </table:table-cell>
          <table:table-cell office:value-type="float" office:value="0.174221485742187" calcext:value-type="float">
            <text:p>0.174221485742187</text:p>
          </table:table-cell>
          <table:table-cell office:value-type="float" office:value="0.174097434940414" calcext:value-type="float">
            <text:p>0.174097434940414</text:p>
          </table:table-cell>
          <table:table-cell office:value-type="float" office:value="0.174035196325951" calcext:value-type="float">
            <text:p>0.174035196325951</text:p>
          </table:table-cell>
          <table:table-cell office:value-type="float" office:value="0.174144741454665" calcext:value-type="float">
            <text:p>0.174144741454665</text:p>
          </table:table-cell>
          <table:table-cell office:value-type="float" office:value="0.174096433876227" calcext:value-type="float">
            <text:p>0.174096433876227</text:p>
          </table:table-cell>
          <table:table-cell office:value-type="float" office:value="0.174123670951099" calcext:value-type="float">
            <text:p>0.174123670951099</text:p>
          </table:table-cell>
          <table:table-cell office:value-type="float" office:value="0.174327027735289" calcext:value-type="float">
            <text:p>0.174327027735289</text:p>
          </table:table-cell>
          <table:table-cell office:value-type="float" office:value="0.174079584093111" calcext:value-type="float">
            <text:p>0.174079584093111</text:p>
          </table:table-cell>
          <table:table-cell office:value-type="float" office:value="0.174075567940162" calcext:value-type="float">
            <text:p>0.174075567940162</text:p>
          </table:table-cell>
          <table:table-cell office:value-type="float" office:value="0.173984641736326" calcext:value-type="float">
            <text:p>0.173984641736326</text:p>
          </table:table-cell>
          <table:table-cell office:value-type="float" office:value="0.174142125457037" calcext:value-type="float">
            <text:p>0.174142125457037</text:p>
          </table:table-cell>
          <table:table-cell office:value-type="float" office:value="0.174088278535636" calcext:value-type="float">
            <text:p>0.174088278535636</text:p>
          </table:table-cell>
          <table:table-cell office:value-type="float" office:value="0.1740772852302" calcext:value-type="float">
            <text:p>0.1740772852302</text:p>
          </table:table-cell>
          <table:table-cell office:value-type="float" office:value="0.174164156107536" calcext:value-type="float">
            <text:p>0.174164156107536</text:p>
          </table:table-cell>
          <table:table-cell office:value-type="float" office:value="0.17430291157596" calcext:value-type="float">
            <text:p>0.17430291157596</text:p>
          </table:table-cell>
          <table:table-cell office:value-type="float" office:value="0.174148928199789" calcext:value-type="float">
            <text:p>0.174148928199789</text:p>
          </table:table-cell>
          <table:table-cell office:value-type="float" office:value="0.174329304648275" calcext:value-type="float">
            <text:p>0.174329304648275</text:p>
          </table:table-cell>
          <table:table-cell office:value-type="float" office:value="0.174057001231838" calcext:value-type="float">
            <text:p>0.174057001231838</text:p>
          </table:table-cell>
          <table:table-cell office:value-type="float" office:value="0.174236665068588" calcext:value-type="float">
            <text:p>0.174236665068588</text:p>
          </table:table-cell>
          <table:table-cell office:value-type="float" office:value="0.17406457196354" calcext:value-type="float">
            <text:p>0.17406457196354</text:p>
          </table:table-cell>
          <table:table-cell office:value-type="float" office:value="0.174065838722525" calcext:value-type="float">
            <text:p>0.174065838722525</text:p>
          </table:table-cell>
          <table:table-cell office:value-type="float" office:value="0.174118305278226" calcext:value-type="float">
            <text:p>0.174118305278226</text:p>
          </table:table-cell>
          <table:table-cell office:value-type="float" office:value="0.174242600875661" calcext:value-type="float">
            <text:p>0.174242600875661</text:p>
          </table:table-cell>
          <table:table-cell office:value-type="float" office:value="0.174053655235008" calcext:value-type="float">
            <text:p>0.174053655235008</text:p>
          </table:table-cell>
          <table:table-cell office:value-type="float" office:value="0.17398541763045" calcext:value-type="float">
            <text:p>0.17398541763045</text:p>
          </table:table-cell>
          <table:table-cell office:value-type="float" office:value="0.174053249769656" calcext:value-type="float">
            <text:p>0.174053249769656</text:p>
          </table:table-cell>
          <table:table-cell office:value-type="float" office:value="0.174293993842227" calcext:value-type="float">
            <text:p>0.174293993842227</text:p>
          </table:table-cell>
          <table:table-cell office:value-type="float" office:value="0.17408352012509" calcext:value-type="float">
            <text:p>0.17408352012509</text:p>
          </table:table-cell>
          <table:table-cell office:value-type="float" office:value="0.174144108166205" calcext:value-type="float">
            <text:p>0.174144108166205</text:p>
          </table:table-cell>
          <table:table-cell office:value-type="float" office:value="0.174221931586192" calcext:value-type="float">
            <text:p>0.174221931586192</text:p>
          </table:table-cell>
          <table:table-cell office:value-type="float" office:value="0.1741750872755" calcext:value-type="float">
            <text:p>0.1741750872755</text:p>
          </table:table-cell>
          <table:table-cell office:value-type="float" office:value="0.174172755241374" calcext:value-type="float">
            <text:p>0.174172755241374</text:p>
          </table:table-cell>
          <table:table-cell office:value-type="float" office:value="0.174186911277501" calcext:value-type="float">
            <text:p>0.174186911277501</text:p>
          </table:table-cell>
          <table:table-cell office:value-type="float" office:value="0.17414322081155" calcext:value-type="float">
            <text:p>0.17414322081155</text:p>
          </table:table-cell>
          <table:table-cell office:value-type="float" office:value="0.17460634830525" calcext:value-type="float">
            <text:p>0.17460634830525</text:p>
          </table:table-cell>
          <table:table-cell office:value-type="float" office:value="0.174174411525879" calcext:value-type="float">
            <text:p>0.174174411525879</text:p>
          </table:table-cell>
          <table:table-cell office:value-type="float" office:value="0.174110831970392" calcext:value-type="float">
            <text:p>0.174110831970392</text:p>
          </table:table-cell>
          <table:table-cell office:value-type="float" office:value="0.174039422305997" calcext:value-type="float">
            <text:p>0.174039422305997</text:p>
          </table:table-cell>
          <table:table-cell office:value-type="float" office:value="0.174046910307763" calcext:value-type="float">
            <text:p>0.174046910307763</text:p>
          </table:table-cell>
          <table:table-cell office:value-type="float" office:value="0.174514701602379" calcext:value-type="float">
            <text:p>0.174514701602379</text:p>
          </table:table-cell>
          <table:table-cell office:value-type="float" office:value="0.174188796576248" calcext:value-type="float">
            <text:p>0.174188796576248</text:p>
          </table:table-cell>
          <table:table-cell office:value-type="float" office:value="0.173979665640689" calcext:value-type="float">
            <text:p>0.173979665640689</text:p>
          </table:table-cell>
          <table:table-cell office:value-type="float" office:value="0.174570364615627" calcext:value-type="float">
            <text:p>0.174570364615627</text:p>
          </table:table-cell>
          <table:table-cell office:value-type="float" office:value="0.174036975179215" calcext:value-type="float">
            <text:p>0.174036975179215</text:p>
          </table:table-cell>
          <table:table-cell office:value-type="float" office:value="0.174205535276163" calcext:value-type="float">
            <text:p>0.174205535276163</text:p>
          </table:table-cell>
          <table:table-cell office:value-type="float" office:value="0.174119692443602" calcext:value-type="float">
            <text:p>0.174119692443602</text:p>
          </table:table-cell>
          <table:table-cell office:value-type="float" office:value="0.174247095023488" calcext:value-type="float">
            <text:p>0.174247095023488</text:p>
          </table:table-cell>
          <table:table-cell office:value-type="float" office:value="0.174298718827674" calcext:value-type="float">
            <text:p>0.174298718827674</text:p>
          </table:table-cell>
          <table:table-cell office:value-type="float" office:value="0.174171127239961" calcext:value-type="float">
            <text:p>0.174171127239961</text:p>
          </table:table-cell>
          <table:table-cell office:value-type="float" office:value="0.174369505028974" calcext:value-type="float">
            <text:p>0.174369505028974</text:p>
          </table:table-cell>
          <table:table-cell office:value-type="float" office:value="0.174112166603826" calcext:value-type="float">
            <text:p>0.174112166603826</text:p>
          </table:table-cell>
          <table:table-cell office:value-type="float" office:value="0.174242697100622" calcext:value-type="float">
            <text:p>0.174242697100622</text:p>
          </table:table-cell>
          <table:table-cell office:value-type="float" office:value="0.174100072432814" calcext:value-type="float">
            <text:p>0.174100072432814</text:p>
          </table:table-cell>
          <table:table-cell office:value-type="float" office:value="0.174264476454118" calcext:value-type="float">
            <text:p>0.174264476454118</text:p>
          </table:table-cell>
          <table:table-cell office:value-type="float" office:value="0.174242966477061" calcext:value-type="float">
            <text:p>0.174242966477061</text:p>
          </table:table-cell>
          <table:table-cell office:value-type="float" office:value="0.174181498320818" calcext:value-type="float">
            <text:p>0.174181498320818</text:p>
          </table:table-cell>
          <table:table-cell office:value-type="float" office:value="0.174066151101122" calcext:value-type="float">
            <text:p>0.174066151101122</text:p>
          </table:table-cell>
          <table:table-cell office:value-type="float" office:value="0.174328356299557" calcext:value-type="float">
            <text:p>0.174328356299557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41683868698687" calcext:value-type="float">
            <text:p>-0.024168386869869</text:p>
          </table:table-cell>
          <table:table-cell office:value-type="float" office:value="-0.0242251445087997" calcext:value-type="float">
            <text:p>-0.0242251445088</text:p>
          </table:table-cell>
          <table:table-cell office:value-type="float" office:value="-0.0241754642480038" calcext:value-type="float">
            <text:p>-0.024175464248004</text:p>
          </table:table-cell>
          <table:table-cell office:value-type="float" office:value="-0.0242067588009774" calcext:value-type="float">
            <text:p>-0.024206758800977</text:p>
          </table:table-cell>
          <table:table-cell office:value-type="float" office:value="-0.0241992921020438" calcext:value-type="float">
            <text:p>-0.024199292102044</text:p>
          </table:table-cell>
          <table:table-cell office:value-type="float" office:value="-0.0241633717644109" calcext:value-type="float">
            <text:p>-0.024163371764411</text:p>
          </table:table-cell>
          <table:table-cell office:value-type="float" office:value="-0.0241894187202293" calcext:value-type="float">
            <text:p>-0.024189418720229</text:p>
          </table:table-cell>
          <table:table-cell office:value-type="float" office:value="-0.0242015924109537" calcext:value-type="float">
            <text:p>-0.024201592410954</text:p>
          </table:table-cell>
          <table:table-cell office:value-type="float" office:value="-0.0242014762213692" calcext:value-type="float">
            <text:p>-0.024201476221369</text:p>
          </table:table-cell>
          <table:table-cell office:value-type="float" office:value="-0.0242056698438155" calcext:value-type="float">
            <text:p>-0.024205669843816</text:p>
          </table:table-cell>
          <table:table-cell office:value-type="float" office:value="-0.0242190585545503" calcext:value-type="float">
            <text:p>-0.02421905855455</text:p>
          </table:table-cell>
          <table:table-cell office:value-type="float" office:value="-0.0242117024908739" calcext:value-type="float">
            <text:p>-0.024211702490874</text:p>
          </table:table-cell>
          <table:table-cell office:value-type="float" office:value="-0.0242321895947636" calcext:value-type="float">
            <text:p>-0.024232189594764</text:p>
          </table:table-cell>
          <table:table-cell office:value-type="float" office:value="-0.0242230850491591" calcext:value-type="float">
            <text:p>-0.024223085049159</text:p>
          </table:table-cell>
          <table:table-cell office:value-type="float" office:value="-0.0242270965237182" calcext:value-type="float">
            <text:p>-0.024227096523718</text:p>
          </table:table-cell>
          <table:table-cell office:value-type="float" office:value="-0.024203786780994" calcext:value-type="float">
            <text:p>-0.024203786780994</text:p>
          </table:table-cell>
          <table:table-cell office:value-type="float" office:value="-0.0242284637359159" calcext:value-type="float">
            <text:p>-0.024228463735916</text:p>
          </table:table-cell>
          <table:table-cell office:value-type="float" office:value="-0.0242292180193084" calcext:value-type="float">
            <text:p>-0.024229218019308</text:p>
          </table:table-cell>
          <table:table-cell office:value-type="float" office:value="-0.0242006029746954" calcext:value-type="float">
            <text:p>-0.024200602974695</text:p>
          </table:table-cell>
          <table:table-cell office:value-type="float" office:value="-0.0242323087630368" calcext:value-type="float">
            <text:p>-0.024232308763037</text:p>
          </table:table-cell>
          <table:table-cell office:value-type="float" office:value="-0.0242095334811823" calcext:value-type="float">
            <text:p>-0.024209533481182</text:p>
          </table:table-cell>
          <table:table-cell office:value-type="float" office:value="-0.024241102605393" calcext:value-type="float">
            <text:p>-0.024241102605393</text:p>
          </table:table-cell>
          <table:table-cell office:value-type="float" office:value="-0.0242389886225605" calcext:value-type="float">
            <text:p>-0.024238988622561</text:p>
          </table:table-cell>
          <table:table-cell office:value-type="float" office:value="-0.0242041923254863" calcext:value-type="float">
            <text:p>-0.024204192325486</text:p>
          </table:table-cell>
          <table:table-cell office:value-type="float" office:value="-0.0242148402816888" calcext:value-type="float">
            <text:p>-0.024214840281689</text:p>
          </table:table-cell>
          <table:table-cell office:value-type="float" office:value="-0.02423394968037" calcext:value-type="float">
            <text:p>-0.02423394968037</text:p>
          </table:table-cell>
          <table:table-cell office:value-type="float" office:value="-0.0242191524285892" calcext:value-type="float">
            <text:p>-0.024219152428589</text:p>
          </table:table-cell>
          <table:table-cell office:value-type="float" office:value="-0.0242069926730182" calcext:value-type="float">
            <text:p>-0.024206992673018</text:p>
          </table:table-cell>
          <table:table-cell office:value-type="float" office:value="-0.0241823746137344" calcext:value-type="float">
            <text:p>-0.024182374613735</text:p>
          </table:table-cell>
          <table:table-cell office:value-type="float" office:value="-0.0242347227265508" calcext:value-type="float">
            <text:p>-0.024234722726551</text:p>
          </table:table-cell>
          <table:table-cell office:value-type="float" office:value="-0.0242183930382929" calcext:value-type="float">
            <text:p>-0.024218393038293</text:p>
          </table:table-cell>
          <table:table-cell office:value-type="float" office:value="-0.0242500436666386" calcext:value-type="float">
            <text:p>-0.024250043666639</text:p>
          </table:table-cell>
          <table:table-cell office:value-type="float" office:value="-0.0242199428199976" calcext:value-type="float">
            <text:p>-0.024219942819998</text:p>
          </table:table-cell>
          <table:table-cell office:value-type="float" office:value="-0.0242111934123742" calcext:value-type="float">
            <text:p>-0.024211193412374</text:p>
          </table:table-cell>
          <table:table-cell office:value-type="float" office:value="-0.0242398249818482" calcext:value-type="float">
            <text:p>-0.024239824981848</text:p>
          </table:table-cell>
          <table:table-cell office:value-type="float" office:value="-0.0242246775435291" calcext:value-type="float">
            <text:p>-0.024224677543529</text:p>
          </table:table-cell>
          <table:table-cell office:value-type="float" office:value="-0.0242212666121136" calcext:value-type="float">
            <text:p>-0.024221266612114</text:p>
          </table:table-cell>
          <table:table-cell office:value-type="float" office:value="-0.0242369163783818" calcext:value-type="float">
            <text:p>-0.024236916378382</text:p>
          </table:table-cell>
          <table:table-cell office:value-type="float" office:value="-0.0242166978962528" calcext:value-type="float">
            <text:p>-0.024216697896253</text:p>
          </table:table-cell>
          <table:table-cell office:value-type="float" office:value="-0.0242232456045718" calcext:value-type="float">
            <text:p>-0.024223245604572</text:p>
          </table:table-cell>
          <table:table-cell office:value-type="float" office:value="-0.0241732287293614" calcext:value-type="float">
            <text:p>-0.024173228729361</text:p>
          </table:table-cell>
          <table:table-cell office:value-type="float" office:value="-0.0242137146800017" calcext:value-type="float">
            <text:p>-0.024213714680002</text:p>
          </table:table-cell>
          <table:table-cell office:value-type="float" office:value="-0.0242308104729992" calcext:value-type="float">
            <text:p>-0.024230810472999</text:p>
          </table:table-cell>
          <table:table-cell office:value-type="float" office:value="-0.0242376034735561" calcext:value-type="float">
            <text:p>-0.024237603473556</text:p>
          </table:table-cell>
          <table:table-cell office:value-type="float" office:value="-0.0242244423538278" calcext:value-type="float">
            <text:p>-0.024224442353828</text:p>
          </table:table-cell>
          <table:table-cell office:value-type="float" office:value="-0.0242345736828497" calcext:value-type="float">
            <text:p>-0.02423457368285</text:p>
          </table:table-cell>
          <table:table-cell office:value-type="float" office:value="-0.0241966736538148" calcext:value-type="float">
            <text:p>-0.024196673653815</text:p>
          </table:table-cell>
          <table:table-cell office:value-type="float" office:value="-0.0242630803376862" calcext:value-type="float">
            <text:p>-0.024263080337686</text:p>
          </table:table-cell>
          <table:table-cell office:value-type="float" office:value="-0.0242156997696605" calcext:value-type="float">
            <text:p>-0.024215699769661</text:p>
          </table:table-cell>
          <table:table-cell office:value-type="float" office:value="-0.0242341015365935" calcext:value-type="float">
            <text:p>-0.024234101536594</text:p>
          </table:table-cell>
          <table:table-cell office:value-type="float" office:value="-0.0242199039684837" calcext:value-type="float">
            <text:p>-0.024219903968484</text:p>
          </table:table-cell>
          <table:table-cell office:value-type="float" office:value="-0.0242005244137742" calcext:value-type="float">
            <text:p>-0.024200524413774</text:p>
          </table:table-cell>
          <table:table-cell office:value-type="float" office:value="-0.0242047010795189" calcext:value-type="float">
            <text:p>-0.024204701079519</text:p>
          </table:table-cell>
          <table:table-cell office:value-type="float" office:value="-0.024198184078136" calcext:value-type="float">
            <text:p>-0.024198184078136</text:p>
          </table:table-cell>
          <table:table-cell office:value-type="float" office:value="-0.0242163669765077" calcext:value-type="float">
            <text:p>-0.024216366976508</text:p>
          </table:table-cell>
          <table:table-cell office:value-type="float" office:value="-0.024248026151739" calcext:value-type="float">
            <text:p>-0.024248026151739</text:p>
          </table:table-cell>
          <table:table-cell office:value-type="float" office:value="-0.0241992341923864" calcext:value-type="float">
            <text:p>-0.024199234192387</text:p>
          </table:table-cell>
          <table:table-cell office:value-type="float" office:value="-0.0242199532445556" calcext:value-type="float">
            <text:p>-0.024219953244556</text:p>
          </table:table-cell>
          <table:table-cell office:value-type="float" office:value="-0.0242440008563595" calcext:value-type="float">
            <text:p>-0.02424400085636</text:p>
          </table:table-cell>
          <table:table-cell office:value-type="float" office:value="-0.0242117995811266" calcext:value-type="float">
            <text:p>-0.024211799581127</text:p>
          </table:table-cell>
          <table:table-cell office:value-type="float" office:value="-0.0242199339039759" calcext:value-type="float">
            <text:p>-0.024219933903976</text:p>
          </table:table-cell>
          <table:table-cell office:value-type="float" office:value="-0.0242219704941073" calcext:value-type="float">
            <text:p>-0.024221970494107</text:p>
          </table:table-cell>
          <table:table-cell office:value-type="float" office:value="-0.024215417170057" calcext:value-type="float">
            <text:p>-0.024215417170057</text:p>
          </table:table-cell>
          <table:table-cell office:value-type="float" office:value="-0.0242329963160487" calcext:value-type="float">
            <text:p>-0.024232996316049</text:p>
          </table:table-cell>
          <table:table-cell office:value-type="float" office:value="-0.0242174920383263" calcext:value-type="float">
            <text:p>-0.024217492038326</text:p>
          </table:table-cell>
          <table:table-cell office:value-type="float" office:value="-0.0242167604181414" calcext:value-type="float">
            <text:p>-0.024216760418142</text:p>
          </table:table-cell>
          <table:table-cell office:value-type="float" office:value="-0.0242050035089445" calcext:value-type="float">
            <text:p>-0.024205003508945</text:p>
          </table:table-cell>
          <table:table-cell office:value-type="float" office:value="-0.0242454019640437" calcext:value-type="float">
            <text:p>-0.024245401964044</text:p>
          </table:table-cell>
          <table:table-cell office:value-type="float" office:value="-0.0242306938609986" calcext:value-type="float">
            <text:p>-0.024230693860999</text:p>
          </table:table-cell>
          <table:table-cell office:value-type="float" office:value="-0.0239928153261966" calcext:value-type="float">
            <text:p>-0.023992815326197</text:p>
          </table:table-cell>
          <table:table-cell office:value-type="float" office:value="-0.0239613162814984" calcext:value-type="float">
            <text:p>-0.023961316281499</text:p>
          </table:table-cell>
          <table:table-cell office:value-type="float" office:value="-0.0239514544632637" calcext:value-type="float">
            <text:p>-0.023951454463264</text:p>
          </table:table-cell>
          <table:table-cell office:value-type="float" office:value="-0.0239443871825164" calcext:value-type="float">
            <text:p>-0.023944387182517</text:p>
          </table:table-cell>
          <table:table-cell office:value-type="float" office:value="-0.0239323424920203" calcext:value-type="float">
            <text:p>-0.02393234249202</text:p>
          </table:table-cell>
          <table:table-cell office:value-type="float" office:value="-0.0239953258791858" calcext:value-type="float">
            <text:p>-0.023995325879186</text:p>
          </table:table-cell>
          <table:table-cell office:value-type="float" office:value="-0.0244879935941384" calcext:value-type="float">
            <text:p>-0.024487993594138</text:p>
          </table:table-cell>
          <table:table-cell office:value-type="float" office:value="-0.0251043214645088" calcext:value-type="float">
            <text:p>-0.025104321464509</text:p>
          </table:table-cell>
          <table:table-cell office:value-type="float" office:value="-0.0266853632190484" calcext:value-type="float">
            <text:p>-0.026685363219049</text:p>
          </table:table-cell>
          <table:table-cell office:value-type="float" office:value="-0.0303556422454924" calcext:value-type="float">
            <text:p>-0.030355642245492</text:p>
          </table:table-cell>
          <table:table-cell office:value-type="float" office:value="-0.0372386286680323" calcext:value-type="float">
            <text:p>-0.037238628668032</text:p>
          </table:table-cell>
          <table:table-cell office:value-type="float" office:value="-0.0440879410772878" calcext:value-type="float">
            <text:p>-0.044087941077288</text:p>
          </table:table-cell>
          <table:table-cell office:value-type="float" office:value="-0.0467903160446798" calcext:value-type="float">
            <text:p>-0.04679031604468</text:p>
          </table:table-cell>
          <table:table-cell office:value-type="float" office:value="-0.0452187200926718" calcext:value-type="float">
            <text:p>-0.045218720092672</text:p>
          </table:table-cell>
          <table:table-cell office:value-type="float" office:value="-0.0571003116933489" calcext:value-type="float">
            <text:p>-0.057100311693349</text:p>
          </table:table-cell>
          <table:table-cell office:value-type="float" office:value="-0.065642689691658" calcext:value-type="float">
            <text:p>-0.065642689691658</text:p>
          </table:table-cell>
          <table:table-cell office:value-type="float" office:value="-0.0668747467390593" calcext:value-type="float">
            <text:p>-0.066874746739059</text:p>
          </table:table-cell>
          <table:table-cell office:value-type="float" office:value="-0.0656777726136964" calcext:value-type="float">
            <text:p>-0.065677772613697</text:p>
          </table:table-cell>
          <table:table-cell office:value-type="float" office:value="-0.0643705446224274" calcext:value-type="float">
            <text:p>-0.064370544622427</text:p>
          </table:table-cell>
          <table:table-cell office:value-type="float" office:value="-0.0643476480575735" calcext:value-type="float">
            <text:p>-0.064347648057574</text:p>
          </table:table-cell>
          <table:table-cell office:value-type="float" office:value="-0.0668505207033911" calcext:value-type="float">
            <text:p>-0.066850520703391</text:p>
          </table:table-cell>
          <table:table-cell office:value-type="float" office:value="-0.0661048624015208" calcext:value-type="float">
            <text:p>-0.066104862401521</text:p>
          </table:table-cell>
          <table:table-cell office:value-type="float" office:value="-0.0650728091230194" calcext:value-type="float">
            <text:p>-0.065072809123019</text:p>
          </table:table-cell>
          <table:table-cell office:value-type="float" office:value="-0.0618573835219324" calcext:value-type="float">
            <text:p>-0.061857383521932</text:p>
          </table:table-cell>
          <table:table-cell office:value-type="float" office:value="-0.0526587086532485" calcext:value-type="float">
            <text:p>-0.052658708653249</text:p>
          </table:table-cell>
          <table:table-cell office:value-type="float" office:value="-0.0467427515407826" calcext:value-type="float">
            <text:p>-0.046742751540783</text:p>
          </table:table-cell>
          <table:table-cell office:value-type="float" office:value="-0.033898370888907" calcext:value-type="float">
            <text:p>-0.033898370888907</text:p>
          </table:table-cell>
          <table:table-cell office:value-type="float" office:value="-0.0286839044988094" calcext:value-type="float">
            <text:p>-0.02868390449881</text:p>
          </table:table-cell>
          <table:table-cell office:value-type="float" office:value="-0.0263151002324895" calcext:value-type="float">
            <text:p>-0.02631510023249</text:p>
          </table:table-cell>
          <table:table-cell office:value-type="float" office:value="-0.0248182009896198" calcext:value-type="float">
            <text:p>-0.02481820098962</text:p>
          </table:table-cell>
          <table:table-cell office:value-type="float" office:value="-0.0224363511309404" calcext:value-type="float">
            <text:p>-0.02243635113094</text:p>
          </table:table-cell>
          <table:table-cell office:value-type="float" office:value="-0.0194030376065033" calcext:value-type="float">
            <text:p>-0.019403037606503</text:p>
          </table:table-cell>
          <table:table-cell office:value-type="float" office:value="-0.018248800533272" calcext:value-type="float">
            <text:p>-0.018248800533272</text:p>
          </table:table-cell>
          <table:table-cell office:value-type="float" office:value="-0.0166715104391003" calcext:value-type="float">
            <text:p>-0.0166715104391</text:p>
          </table:table-cell>
          <table:table-cell office:value-type="float" office:value="-0.0187416111484975" calcext:value-type="float">
            <text:p>-0.018741611148498</text:p>
          </table:table-cell>
          <table:table-cell office:value-type="float" office:value="-0.0559976496320658" calcext:value-type="float">
            <text:p>-0.055997649632066</text:p>
          </table:table-cell>
          <table:table-cell office:value-type="float" office:value="-0.0605237589523581" calcext:value-type="float">
            <text:p>-0.060523758952358</text:p>
          </table:table-cell>
          <table:table-cell office:value-type="float" office:value="-0.0583579847611247" calcext:value-type="float">
            <text:p>-0.058357984761125</text:p>
          </table:table-cell>
          <table:table-cell office:value-type="float" office:value="-0.0549583906972278" calcext:value-type="float">
            <text:p>-0.054958390697228</text:p>
          </table:table-cell>
          <table:table-cell office:value-type="float" office:value="-0.0485859192623571" calcext:value-type="float">
            <text:p>-0.048585919262357</text:p>
          </table:table-cell>
          <table:table-cell office:value-type="float" office:value="-0.0489016016141248" calcext:value-type="float">
            <text:p>-0.048901601614125</text:p>
          </table:table-cell>
          <table:table-cell office:value-type="float" office:value="-0.0498605968382621" calcext:value-type="float">
            <text:p>-0.049860596838262</text:p>
          </table:table-cell>
          <table:table-cell office:value-type="float" office:value="-0.0487474238748374" calcext:value-type="float">
            <text:p>-0.048747423874837</text:p>
          </table:table-cell>
          <table:table-cell office:value-type="float" office:value="-0.0452112768100374" calcext:value-type="float">
            <text:p>-0.045211276810037</text:p>
          </table:table-cell>
          <table:table-cell office:value-type="float" office:value="-0.0399982327704997" calcext:value-type="float">
            <text:p>-0.0399982327705</text:p>
          </table:table-cell>
          <table:table-cell office:value-type="float" office:value="-0.0305829776082824" calcext:value-type="float">
            <text:p>-0.030582977608283</text:p>
          </table:table-cell>
          <table:table-cell office:value-type="float" office:value="-0.0243495564607986" calcext:value-type="float">
            <text:p>-0.024349556460799</text:p>
          </table:table-cell>
          <table:table-cell office:value-type="float" office:value="-0.0226860349019883" calcext:value-type="float">
            <text:p>-0.022686034901988</text:p>
          </table:table-cell>
          <table:table-cell office:value-type="float" office:value="-0.0217230484821032" calcext:value-type="float">
            <text:p>-0.021723048482103</text:p>
          </table:table-cell>
          <table:table-cell office:value-type="float" office:value="-0.0214330440202129" calcext:value-type="float">
            <text:p>-0.021433044020213</text:p>
          </table:table-cell>
          <table:table-cell office:value-type="float" office:value="-0.0204911658073435" calcext:value-type="float">
            <text:p>-0.020491165807344</text:p>
          </table:table-cell>
          <table:table-cell office:value-type="float" office:value="-0.0192954950330269" calcext:value-type="float">
            <text:p>-0.019295495033027</text:p>
          </table:table-cell>
          <table:table-cell office:value-type="float" office:value="-0.018543855860365" calcext:value-type="float">
            <text:p>-0.018543855860365</text:p>
          </table:table-cell>
          <table:table-cell office:value-type="float" office:value="-0.0171234506753896" calcext:value-type="float">
            <text:p>-0.01712345067539</text:p>
          </table:table-cell>
          <table:table-cell office:value-type="float" office:value="-0.0187649479968127" calcext:value-type="float">
            <text:p>-0.018764947996813</text:p>
          </table:table-cell>
          <table:table-cell office:value-type="float" office:value="-0.0224398585158119" calcext:value-type="float">
            <text:p>-0.022439858515812</text:p>
          </table:table-cell>
          <table:table-cell office:value-type="float" office:value="-0.0402770289234076" calcext:value-type="float">
            <text:p>-0.040277028923408</text:p>
          </table:table-cell>
          <table:table-cell office:value-type="float" office:value="-0.0581696842517457" calcext:value-type="float">
            <text:p>-0.058169684251746</text:p>
          </table:table-cell>
          <table:table-cell office:value-type="float" office:value="-0.0621310444426053" calcext:value-type="float">
            <text:p>-0.062131044442605</text:p>
          </table:table-cell>
          <table:table-cell office:value-type="float" office:value="-0.0599347983123171" calcext:value-type="float">
            <text:p>-0.059934798312317</text:p>
          </table:table-cell>
          <table:table-cell office:value-type="float" office:value="-0.0571606708162853" calcext:value-type="float">
            <text:p>-0.057160670816285</text:p>
          </table:table-cell>
          <table:table-cell office:value-type="float" office:value="-0.0541188378941668" calcext:value-type="float">
            <text:p>-0.054118837894167</text:p>
          </table:table-cell>
          <table:table-cell office:value-type="float" office:value="-0.0540636242739385" calcext:value-type="float">
            <text:p>-0.054063624273939</text:p>
          </table:table-cell>
          <table:table-cell office:value-type="float" office:value="-0.0506070723311191" calcext:value-type="float">
            <text:p>-0.050607072331119</text:p>
          </table:table-cell>
          <table:table-cell office:value-type="float" office:value="-0.029132073482458" calcext:value-type="float">
            <text:p>-0.029132073482458</text:p>
          </table:table-cell>
          <table:table-cell office:value-type="float" office:value="-0.0289839333410984" calcext:value-type="float">
            <text:p>-0.028983933341099</text:p>
          </table:table-cell>
          <table:table-cell office:value-type="float" office:value="-0.0228841971355862" calcext:value-type="float">
            <text:p>-0.022884197135586</text:p>
          </table:table-cell>
          <table:table-cell office:value-type="float" office:value="-0.0214064971592232" calcext:value-type="float">
            <text:p>-0.021406497159223</text:p>
          </table:table-cell>
          <table:table-cell office:value-type="float" office:value="-0.021291269593932" calcext:value-type="float">
            <text:p>-0.021291269593932</text:p>
          </table:table-cell>
          <table:table-cell office:value-type="float" office:value="-0.0202846042724171" calcext:value-type="float">
            <text:p>-0.020284604272417</text:p>
          </table:table-cell>
          <table:table-cell office:value-type="float" office:value="-0.0188930051421763" calcext:value-type="float">
            <text:p>-0.018893005142176</text:p>
          </table:table-cell>
          <table:table-cell office:value-type="float" office:value="-0.0174206497382074" calcext:value-type="float">
            <text:p>-0.017420649738208</text:p>
          </table:table-cell>
          <table:table-cell office:value-type="float" office:value="-0.016281018623437" calcext:value-type="float">
            <text:p>-0.016281018623437</text:p>
          </table:table-cell>
          <table:table-cell office:value-type="float" office:value="-0.0148210808690964" calcext:value-type="float">
            <text:p>-0.014821080869097</text:p>
          </table:table-cell>
          <table:table-cell office:value-type="float" office:value="-0.0139123168493877" calcext:value-type="float">
            <text:p>-0.013912316849388</text:p>
          </table:table-cell>
          <table:table-cell office:value-type="float" office:value="-0.014671898489604" calcext:value-type="float">
            <text:p>-0.014671898489604</text:p>
          </table:table-cell>
          <table:table-cell office:value-type="float" office:value="-0.0150761410032472" calcext:value-type="float">
            <text:p>-0.015076141003247</text:p>
          </table:table-cell>
          <table:table-cell office:value-type="float" office:value="-0.0519860680127171" calcext:value-type="float">
            <text:p>-0.051986068012717</text:p>
          </table:table-cell>
          <table:table-cell office:value-type="float" office:value="-0.0531777595304439" calcext:value-type="float">
            <text:p>-0.053177759530444</text:p>
          </table:table-cell>
          <table:table-cell office:value-type="float" office:value="-0.0554173141846217" calcext:value-type="float">
            <text:p>-0.055417314184622</text:p>
          </table:table-cell>
          <table:table-cell office:value-type="float" office:value="-0.0523909564042063" calcext:value-type="float">
            <text:p>-0.052390956404206</text:p>
          </table:table-cell>
          <table:table-cell office:value-type="float" office:value="-0.0473049328379262" calcext:value-type="float">
            <text:p>-0.047304932837926</text:p>
          </table:table-cell>
          <table:table-cell office:value-type="float" office:value="-0.0424578609227675" calcext:value-type="float">
            <text:p>-0.042457860922768</text:p>
          </table:table-cell>
          <table:table-cell office:value-type="float" office:value="-0.0397287061312188" calcext:value-type="float">
            <text:p>-0.039728706131219</text:p>
          </table:table-cell>
          <table:table-cell office:value-type="float" office:value="-0.0407736434843435" calcext:value-type="float">
            <text:p>-0.040773643484344</text:p>
          </table:table-cell>
          <table:table-cell office:value-type="float" office:value="-0.0334343041358717" calcext:value-type="float">
            <text:p>-0.033434304135872</text:p>
          </table:table-cell>
          <table:table-cell office:value-type="float" office:value="-0.0274359723759338" calcext:value-type="float">
            <text:p>-0.027435972375934</text:p>
          </table:table-cell>
          <table:table-cell office:value-type="float" office:value="-0.0278442096962239" calcext:value-type="float">
            <text:p>-0.027844209696224</text:p>
          </table:table-cell>
          <table:table-cell office:value-type="float" office:value="-0.0265499862898907" calcext:value-type="float">
            <text:p>-0.026549986289891</text:p>
          </table:table-cell>
          <table:table-cell office:value-type="float" office:value="-0.0249344612897758" calcext:value-type="float">
            <text:p>-0.024934461289776</text:p>
          </table:table-cell>
          <table:table-cell office:value-type="float" office:value="-0.0236208512415778" calcext:value-type="float">
            <text:p>-0.023620851241578</text:p>
          </table:table-cell>
          <table:table-cell office:value-type="float" office:value="-0.0224133404295574" calcext:value-type="float">
            <text:p>-0.022413340429557</text:p>
          </table:table-cell>
          <table:table-cell office:value-type="float" office:value="-0.021647110803443" calcext:value-type="float">
            <text:p>-0.021647110803443</text:p>
          </table:table-cell>
          <table:table-cell office:value-type="float" office:value="-0.0197480218734316" calcext:value-type="float">
            <text:p>-0.019748021873432</text:p>
          </table:table-cell>
          <table:table-cell office:value-type="float" office:value="-0.0198405655482574" calcext:value-type="float">
            <text:p>-0.019840565548257</text:p>
          </table:table-cell>
          <table:table-cell office:value-type="float" office:value="-0.0282141456049647" calcext:value-type="float">
            <text:p>-0.028214145604965</text:p>
          </table:table-cell>
          <table:table-cell office:value-type="float" office:value="-0.0410441934449882" calcext:value-type="float">
            <text:p>-0.041044193444988</text:p>
          </table:table-cell>
          <table:table-cell office:value-type="float" office:value="-0.0437610025299846" calcext:value-type="float">
            <text:p>-0.043761002529985</text:p>
          </table:table-cell>
          <table:table-cell office:value-type="float" office:value="-0.0646838375732144" calcext:value-type="float">
            <text:p>-0.064683837573214</text:p>
          </table:table-cell>
          <table:table-cell office:value-type="float" office:value="-0.0656479686378823" calcext:value-type="float">
            <text:p>-0.065647968637882</text:p>
          </table:table-cell>
          <table:table-cell office:value-type="float" office:value="-0.064709671623741" calcext:value-type="float">
            <text:p>-0.064709671623741</text:p>
          </table:table-cell>
          <table:table-cell office:value-type="float" office:value="-0.0593634640534535" calcext:value-type="float">
            <text:p>-0.059363464053454</text:p>
          </table:table-cell>
          <table:table-cell office:value-type="float" office:value="-0.057880669647445" calcext:value-type="float">
            <text:p>-0.057880669647445</text:p>
          </table:table-cell>
          <table:table-cell office:value-type="float" office:value="-0.0548223628619367" calcext:value-type="float">
            <text:p>-0.054822362861937</text:p>
          </table:table-cell>
          <table:table-cell office:value-type="float" office:value="-0.0493441268228708" calcext:value-type="float">
            <text:p>-0.049344126822871</text:p>
          </table:table-cell>
          <table:table-cell office:value-type="float" office:value="-0.0303989137387953" calcext:value-type="float">
            <text:p>-0.030398913738795</text:p>
          </table:table-cell>
          <table:table-cell office:value-type="float" office:value="-0.0253822760671007" calcext:value-type="float">
            <text:p>-0.025382276067101</text:p>
          </table:table-cell>
          <table:table-cell office:value-type="float" office:value="-0.0255383910980407" calcext:value-type="float">
            <text:p>-0.025538391098041</text:p>
          </table:table-cell>
          <table:table-cell office:value-type="float" office:value="-0.0235609617215714" calcext:value-type="float">
            <text:p>-0.023560961721572</text:p>
          </table:table-cell>
          <table:table-cell office:value-type="float" office:value="-0.0217969406507895" calcext:value-type="float">
            <text:p>-0.02179694065079</text:p>
          </table:table-cell>
          <table:table-cell office:value-type="float" office:value="-0.0217573073834288" calcext:value-type="float">
            <text:p>-0.021757307383429</text:p>
          </table:table-cell>
          <table:table-cell office:value-type="float" office:value="-0.0197554035522178" calcext:value-type="float">
            <text:p>-0.019755403552218</text:p>
          </table:table-cell>
          <table:table-cell office:value-type="float" office:value="-0.0177587137312751" calcext:value-type="float">
            <text:p>-0.017758713731275</text:p>
          </table:table-cell>
          <table:table-cell office:value-type="float" office:value="-0.0166644601391476" calcext:value-type="float">
            <text:p>-0.016664460139148</text:p>
          </table:table-cell>
          <table:table-cell office:value-type="float" office:value="-0.0163321684002184" calcext:value-type="float">
            <text:p>-0.016332168400219</text:p>
          </table:table-cell>
          <table:table-cell office:value-type="float" office:value="-0.015584721853221" calcext:value-type="float">
            <text:p>-0.015584721853221</text:p>
          </table:table-cell>
          <table:table-cell office:value-type="float" office:value="-0.016088012583925" calcext:value-type="float">
            <text:p>-0.016088012583925</text:p>
          </table:table-cell>
          <table:table-cell office:value-type="float" office:value="-0.0158837109285743" calcext:value-type="float">
            <text:p>-0.015883710928574</text:p>
          </table:table-cell>
          <table:table-cell office:value-type="float" office:value="-0.0164577674462582" calcext:value-type="float">
            <text:p>-0.016457767446258</text:p>
          </table:table-cell>
          <table:table-cell office:value-type="float" office:value="-0.0538991038450832" calcext:value-type="float">
            <text:p>-0.053899103845083</text:p>
          </table:table-cell>
          <table:table-cell office:value-type="float" office:value="-0.0560803709667077" calcext:value-type="float">
            <text:p>-0.056080370966708</text:p>
          </table:table-cell>
          <table:table-cell office:value-type="float" office:value="-0.0563316158621119" calcext:value-type="float">
            <text:p>-0.056331615862112</text:p>
          </table:table-cell>
          <table:table-cell office:value-type="float" office:value="-0.0517052714037416" calcext:value-type="float">
            <text:p>-0.051705271403742</text:p>
          </table:table-cell>
          <table:table-cell office:value-type="float" office:value="-0.0420939207759208" calcext:value-type="float">
            <text:p>-0.042093920775921</text:p>
          </table:table-cell>
          <table:table-cell office:value-type="float" office:value="-0.0386453431787285" calcext:value-type="float">
            <text:p>-0.038645343178729</text:p>
          </table:table-cell>
          <table:table-cell office:value-type="float" office:value="-0.0400822920404287" calcext:value-type="float">
            <text:p>-0.040082292040429</text:p>
          </table:table-cell>
          <table:table-cell office:value-type="float" office:value="-0.035294883820126" calcext:value-type="float">
            <text:p>-0.035294883820126</text:p>
          </table:table-cell>
          <table:table-cell office:value-type="float" office:value="-0.0287593516567101" calcext:value-type="float">
            <text:p>-0.02875935165671</text:p>
          </table:table-cell>
          <table:table-cell office:value-type="float" office:value="-0.0280611580641486" calcext:value-type="float">
            <text:p>-0.028061158064149</text:p>
          </table:table-cell>
          <table:table-cell office:value-type="float" office:value="-0.0255919505938868" calcext:value-type="float">
            <text:p>-0.025591950593887</text:p>
          </table:table-cell>
          <table:table-cell office:value-type="float" office:value="-0.0242452518531041" calcext:value-type="float">
            <text:p>-0.024245251853104</text:p>
          </table:table-cell>
          <table:table-cell office:value-type="float" office:value="-0.0228260499981518" calcext:value-type="float">
            <text:p>-0.022826049998152</text:p>
          </table:table-cell>
          <table:table-cell office:value-type="float" office:value="-0.0223011086043748" calcext:value-type="float">
            <text:p>-0.022301108604375</text:p>
          </table:table-cell>
          <table:table-cell office:value-type="float" office:value="-0.0217048439371431" calcext:value-type="float">
            <text:p>-0.021704843937143</text:p>
          </table:table-cell>
          <table:table-cell office:value-type="float" office:value="-0.02099823343619" calcext:value-type="float">
            <text:p>-0.02099823343619</text:p>
          </table:table-cell>
          <table:table-cell office:value-type="float" office:value="-0.0205869274129524" calcext:value-type="float">
            <text:p>-0.020586927412953</text:p>
          </table:table-cell>
          <table:table-cell office:value-type="float" office:value="-0.0203687557170481" calcext:value-type="float">
            <text:p>-0.020368755717048</text:p>
          </table:table-cell>
          <table:table-cell office:value-type="float" office:value="-0.0243615439318254" calcext:value-type="float">
            <text:p>-0.024361543931826</text:p>
          </table:table-cell>
          <table:table-cell office:value-type="float" office:value="-0.0292521306702038" calcext:value-type="float">
            <text:p>-0.029252130670204</text:p>
          </table:table-cell>
          <table:table-cell office:value-type="float" office:value="-0.0407916797627235" calcext:value-type="float">
            <text:p>-0.040791679762724</text:p>
          </table:table-cell>
          <table:table-cell office:value-type="float" office:value="-0.0611471768814693" calcext:value-type="float">
            <text:p>-0.061147176881469</text:p>
          </table:table-cell>
          <table:table-cell office:value-type="float" office:value="-0.0673976334992223" calcext:value-type="float">
            <text:p>-0.067397633499222</text:p>
          </table:table-cell>
          <table:table-cell office:value-type="float" office:value="-0.0659306094128133" calcext:value-type="float">
            <text:p>-0.065930609412813</text:p>
          </table:table-cell>
          <table:table-cell office:value-type="float" office:value="-0.0631910111810159" calcext:value-type="float">
            <text:p>-0.063191011181016</text:p>
          </table:table-cell>
          <table:table-cell office:value-type="float" office:value="-0.0643594278278522" calcext:value-type="float">
            <text:p>-0.064359427827852</text:p>
          </table:table-cell>
          <table:table-cell office:value-type="float" office:value="-0.0618743970390144" calcext:value-type="float">
            <text:p>-0.061874397039014</text:p>
          </table:table-cell>
          <table:table-cell office:value-type="float" office:value="-0.0523293789830541" calcext:value-type="float">
            <text:p>-0.052329378983054</text:p>
          </table:table-cell>
          <table:table-cell office:value-type="float" office:value="-0.0398056120023435" calcext:value-type="float">
            <text:p>-0.039805612002344</text:p>
          </table:table-cell>
          <table:table-cell office:value-type="float" office:value="-0.0346281205938409" calcext:value-type="float">
            <text:p>-0.034628120593841</text:p>
          </table:table-cell>
          <table:table-cell office:value-type="float" office:value="-0.0308004530532058" calcext:value-type="float">
            <text:p>-0.030800453053206</text:p>
          </table:table-cell>
          <table:table-cell office:value-type="float" office:value="-0.026417131988859" calcext:value-type="float">
            <text:p>-0.026417131988859</text:p>
          </table:table-cell>
          <table:table-cell office:value-type="float" office:value="-0.0255187298916099" calcext:value-type="float">
            <text:p>-0.02551872989161</text:p>
          </table:table-cell>
          <table:table-cell office:value-type="float" office:value="-0.0233677848522837" calcext:value-type="float">
            <text:p>-0.023367784852284</text:p>
          </table:table-cell>
          <table:table-cell office:value-type="float" office:value="-0.0227239491905447" calcext:value-type="float">
            <text:p>-0.022723949190545</text:p>
          </table:table-cell>
          <table:table-cell office:value-type="float" office:value="-0.0222777211277897" calcext:value-type="float">
            <text:p>-0.02227772112779</text:p>
          </table:table-cell>
          <table:table-cell office:value-type="float" office:value="-0.0214113833778377" calcext:value-type="float">
            <text:p>-0.021411383377838</text:p>
          </table:table-cell>
          <table:table-cell office:value-type="float" office:value="-0.020057282659048" calcext:value-type="float">
            <text:p>-0.020057282659048</text:p>
          </table:table-cell>
          <table:table-cell office:value-type="float" office:value="-0.0186596095093632" calcext:value-type="float">
            <text:p>-0.018659609509363</text:p>
          </table:table-cell>
          <table:table-cell office:value-type="float" office:value="-0.0172739120455002" calcext:value-type="float">
            <text:p>-0.0172739120455</text:p>
          </table:table-cell>
          <table:table-cell office:value-type="float" office:value="-0.0169529496570486" calcext:value-type="float">
            <text:p>-0.016952949657049</text:p>
          </table:table-cell>
          <table:table-cell office:value-type="float" office:value="-0.016722889700654" calcext:value-type="float">
            <text:p>-0.016722889700654</text:p>
          </table:table-cell>
          <table:table-cell office:value-type="float" office:value="-0.0168184545107413" calcext:value-type="float">
            <text:p>-0.016818454510741</text:p>
          </table:table-cell>
          <table:table-cell office:value-type="float" office:value="-0.0551868359430481" calcext:value-type="float">
            <text:p>-0.055186835943048</text:p>
          </table:table-cell>
          <table:table-cell office:value-type="float" office:value="-0.0556528377658037" calcext:value-type="float">
            <text:p>-0.055652837765804</text:p>
          </table:table-cell>
          <table:table-cell office:value-type="float" office:value="-0.055471392084242" calcext:value-type="float">
            <text:p>-0.055471392084242</text:p>
          </table:table-cell>
          <table:table-cell office:value-type="float" office:value="-0.0459238757185335" calcext:value-type="float">
            <text:p>-0.045923875718534</text:p>
          </table:table-cell>
          <table:table-cell office:value-type="float" office:value="-0.0425581691606769" calcext:value-type="float">
            <text:p>-0.042558169160677</text:p>
          </table:table-cell>
          <table:table-cell office:value-type="float" office:value="-0.0399654336250496" calcext:value-type="float">
            <text:p>-0.03996543362505</text:p>
          </table:table-cell>
          <table:table-cell office:value-type="float" office:value="-0.0394422837624236" calcext:value-type="float">
            <text:p>-0.039442283762424</text:p>
          </table:table-cell>
          <table:table-cell office:value-type="float" office:value="-0.036862167506381" calcext:value-type="float">
            <text:p>-0.036862167506381</text:p>
          </table:table-cell>
          <table:table-cell office:value-type="float" office:value="-0.0341325642406836" calcext:value-type="float">
            <text:p>-0.034132564240684</text:p>
          </table:table-cell>
          <table:table-cell office:value-type="float" office:value="-0.0302417995715134" calcext:value-type="float">
            <text:p>-0.030241799571514</text:p>
          </table:table-cell>
          <table:table-cell office:value-type="float" office:value="-0.0253934761978657" calcext:value-type="float">
            <text:p>-0.025393476197866</text:p>
          </table:table-cell>
          <table:table-cell office:value-type="float" office:value="-0.0236244314618094" calcext:value-type="float">
            <text:p>-0.023624431461809</text:p>
          </table:table-cell>
          <table:table-cell office:value-type="float" office:value="-0.0229007201106432" calcext:value-type="float">
            <text:p>-0.022900720110643</text:p>
          </table:table-cell>
          <table:table-cell office:value-type="float" office:value="-0.0216574013339688" calcext:value-type="float">
            <text:p>-0.021657401333969</text:p>
          </table:table-cell>
          <table:table-cell office:value-type="float" office:value="-0.0209392075172971" calcext:value-type="float">
            <text:p>-0.020939207517297</text:p>
          </table:table-cell>
          <table:table-cell office:value-type="float" office:value="-0.0206445651085644" calcext:value-type="float">
            <text:p>-0.020644565108565</text:p>
          </table:table-cell>
          <table:table-cell office:value-type="float" office:value="-0.0332801205233648" calcext:value-type="float">
            <text:p>-0.033280120523365</text:p>
          </table:table-cell>
          <table:table-cell office:value-type="float" office:value="-0.0462286058589814" calcext:value-type="float">
            <text:p>-0.046228605858982</text:p>
          </table:table-cell>
          <table:table-cell office:value-type="float" office:value="-0.0672456217845469" calcext:value-type="float">
            <text:p>-0.067245621784547</text:p>
          </table:table-cell>
          <table:table-cell office:value-type="float" office:value="-0.0680950620916046" calcext:value-type="float">
            <text:p>-0.068095062091605</text:p>
          </table:table-cell>
          <table:table-cell office:value-type="float" office:value="-0.0684841354036412" calcext:value-type="float">
            <text:p>-0.068484135403641</text:p>
          </table:table-cell>
          <table:table-cell office:value-type="float" office:value="-0.0662543451792967" calcext:value-type="float">
            <text:p>-0.066254345179297</text:p>
          </table:table-cell>
          <table:table-cell office:value-type="float" office:value="-0.0645342579665985" calcext:value-type="float">
            <text:p>-0.064534257966599</text:p>
          </table:table-cell>
          <table:table-cell office:value-type="float" office:value="-0.0641927696417185" calcext:value-type="float">
            <text:p>-0.064192769641719</text:p>
          </table:table-cell>
          <table:table-cell office:value-type="float" office:value="-0.0656410304242847" calcext:value-type="float">
            <text:p>-0.065641030424285</text:p>
          </table:table-cell>
          <table:table-cell office:value-type="float" office:value="-0.0651089538799642" calcext:value-type="float">
            <text:p>-0.065108953879964</text:p>
          </table:table-cell>
          <table:table-cell office:value-type="float" office:value="-0.0647261941065375" calcext:value-type="float">
            <text:p>-0.064726194106538</text:p>
          </table:table-cell>
          <table:table-cell office:value-type="float" office:value="-0.0577097789092729" calcext:value-type="float">
            <text:p>-0.057709778909273</text:p>
          </table:table-cell>
          <table:table-cell office:value-type="float" office:value="-0.0478826123794776" calcext:value-type="float">
            <text:p>-0.047882612379478</text:p>
          </table:table-cell>
          <table:table-cell office:value-type="float" office:value="-0.0391343024930091" calcext:value-type="float">
            <text:p>-0.039134302493009</text:p>
          </table:table-cell>
          <table:table-cell office:value-type="float" office:value="-0.0378088759026405" calcext:value-type="float">
            <text:p>-0.037808875902641</text:p>
          </table:table-cell>
          <table:table-cell office:value-type="float" office:value="-0.034863487926582" calcext:value-type="float">
            <text:p>-0.034863487926582</text:p>
          </table:table-cell>
          <table:table-cell office:value-type="float" office:value="-0.0335322956473104" calcext:value-type="float">
            <text:p>-0.033532295647311</text:p>
          </table:table-cell>
          <table:table-cell office:value-type="float" office:value="-0.0306563105064797" calcext:value-type="float">
            <text:p>-0.03065631050648</text:p>
          </table:table-cell>
          <table:table-cell office:value-type="float" office:value="-0.0292761170488432" calcext:value-type="float">
            <text:p>-0.029276117048843</text:p>
          </table:table-cell>
          <table:table-cell office:value-type="float" office:value="-0.0279903899443121" calcext:value-type="float">
            <text:p>-0.027990389944312</text:p>
          </table:table-cell>
          <table:table-cell office:value-type="float" office:value="-0.0266266988666383" calcext:value-type="float">
            <text:p>-0.026626698866638</text:p>
          </table:table-cell>
          <table:table-cell office:value-type="float" office:value="-0.0225565229430253" calcext:value-type="float">
            <text:p>-0.022556522943025</text:p>
          </table:table-cell>
          <table:table-cell office:value-type="float" office:value="-0.0197042640982482" calcext:value-type="float">
            <text:p>-0.019704264098248</text:p>
          </table:table-cell>
          <table:table-cell office:value-type="float" office:value="-0.0155107788334346" calcext:value-type="float">
            <text:p>-0.015510778833435</text:p>
          </table:table-cell>
          <table:table-cell office:value-type="float" office:value="-0.0554311620319159" calcext:value-type="float">
            <text:p>-0.055431162031916</text:p>
          </table:table-cell>
          <table:table-cell office:value-type="float" office:value="-0.0560001759973418" calcext:value-type="float">
            <text:p>-0.056000175997342</text:p>
          </table:table-cell>
          <table:table-cell office:value-type="float" office:value="-0.052874951302787" calcext:value-type="float">
            <text:p>-0.052874951302787</text:p>
          </table:table-cell>
          <table:table-cell office:value-type="float" office:value="-0.0481916184901365" calcext:value-type="float">
            <text:p>-0.048191618490137</text:p>
          </table:table-cell>
          <table:table-cell office:value-type="float" office:value="-0.0446881059999103" calcext:value-type="float">
            <text:p>-0.04468810599991</text:p>
          </table:table-cell>
          <table:table-cell office:value-type="float" office:value="-0.0411920353357958" calcext:value-type="float">
            <text:p>-0.041192035335796</text:p>
          </table:table-cell>
          <table:table-cell office:value-type="float" office:value="-0.041736805567108" calcext:value-type="float">
            <text:p>-0.041736805567108</text:p>
          </table:table-cell>
          <table:table-cell office:value-type="float" office:value="-0.034500526182226" calcext:value-type="float">
            <text:p>-0.034500526182226</text:p>
          </table:table-cell>
          <table:table-cell office:value-type="float" office:value="-0.0254585867363365" calcext:value-type="float">
            <text:p>-0.025458586736337</text:p>
          </table:table-cell>
          <table:table-cell office:value-type="float" office:value="-0.0251024286537498" calcext:value-type="float">
            <text:p>-0.02510242865375</text:p>
          </table:table-cell>
          <table:table-cell office:value-type="float" office:value="-0.0233229043238994" calcext:value-type="float">
            <text:p>-0.023322904323899</text:p>
          </table:table-cell>
          <table:table-cell office:value-type="float" office:value="-0.0218557906572849" calcext:value-type="float">
            <text:p>-0.021855790657285</text:p>
          </table:table-cell>
          <table:table-cell office:value-type="float" office:value="-0.0210699994788831" calcext:value-type="float">
            <text:p>-0.021069999478883</text:p>
          </table:table-cell>
          <table:table-cell office:value-type="float" office:value="-0.0199131932814704" calcext:value-type="float">
            <text:p>-0.01991319328147</text:p>
          </table:table-cell>
          <table:table-cell office:value-type="float" office:value="-0.0180894644653332" calcext:value-type="float">
            <text:p>-0.018089464465333</text:p>
          </table:table-cell>
          <table:table-cell office:value-type="float" office:value="-0.0173368516743145" calcext:value-type="float">
            <text:p>-0.017336851674315</text:p>
          </table:table-cell>
          <table:table-cell office:value-type="float" office:value="-0.0191235232333058" calcext:value-type="float">
            <text:p>-0.019123523233306</text:p>
          </table:table-cell>
          <table:table-cell office:value-type="float" office:value="-0.0284178945122756" calcext:value-type="float">
            <text:p>-0.028417894512276</text:p>
          </table:table-cell>
          <table:table-cell office:value-type="float" office:value="-0.0410472384894424" calcext:value-type="float">
            <text:p>-0.041047238489442</text:p>
          </table:table-cell>
          <table:table-cell office:value-type="float" office:value="-0.0415232635532935" calcext:value-type="float">
            <text:p>-0.041523263553294</text:p>
          </table:table-cell>
          <table:table-cell office:value-type="float" office:value="-0.0427268520539003" calcext:value-type="float">
            <text:p>-0.0427268520539</text:p>
          </table:table-cell>
          <table:table-cell office:value-type="float" office:value="-0.0602217398046096" calcext:value-type="float">
            <text:p>-0.06022173980461</text:p>
          </table:table-cell>
          <table:table-cell office:value-type="float" office:value="-0.0632591815811111" calcext:value-type="float">
            <text:p>-0.063259181581111</text:p>
          </table:table-cell>
          <table:table-cell office:value-type="float" office:value="-0.0642198083358942" calcext:value-type="float">
            <text:p>-0.064219808335894</text:p>
          </table:table-cell>
          <table:table-cell office:value-type="float" office:value="-0.0603493283615773" calcext:value-type="float">
            <text:p>-0.060349328361577</text:p>
          </table:table-cell>
          <table:table-cell office:value-type="float" office:value="-0.0587865226336978" calcext:value-type="float">
            <text:p>-0.058786522633698</text:p>
          </table:table-cell>
          <table:table-cell office:value-type="float" office:value="-0.0589904428005222" calcext:value-type="float">
            <text:p>-0.058990442800522</text:p>
          </table:table-cell>
          <table:table-cell office:value-type="float" office:value="-0.0506813848609858" calcext:value-type="float">
            <text:p>-0.050681384860986</text:p>
          </table:table-cell>
          <table:table-cell office:value-type="float" office:value="-0.0262854399971758" calcext:value-type="float">
            <text:p>-0.026285439997176</text:p>
          </table:table-cell>
          <table:table-cell office:value-type="float" office:value="-0.0228219799685861" calcext:value-type="float">
            <text:p>-0.022821979968586</text:p>
          </table:table-cell>
          <table:table-cell office:value-type="float" office:value="-0.0238533542695896" calcext:value-type="float">
            <text:p>-0.02385335426959</text:p>
          </table:table-cell>
          <table:table-cell office:value-type="float" office:value="-0.0231422452966509" calcext:value-type="float">
            <text:p>-0.023142245296651</text:p>
          </table:table-cell>
          <table:table-cell office:value-type="float" office:value="-0.0223096700705694" calcext:value-type="float">
            <text:p>-0.02230967007057</text:p>
          </table:table-cell>
          <table:table-cell office:value-type="float" office:value="-0.0200498175904777" calcext:value-type="float">
            <text:p>-0.020049817590478</text:p>
          </table:table-cell>
          <table:table-cell office:value-type="float" office:value="-0.017511022714957" calcext:value-type="float">
            <text:p>-0.017511022714957</text:p>
          </table:table-cell>
          <table:table-cell office:value-type="float" office:value="-0.0144666333162579" calcext:value-type="float">
            <text:p>-0.014466633316258</text:p>
          </table:table-cell>
          <table:table-cell office:value-type="float" office:value="-0.0128310337676804" calcext:value-type="float">
            <text:p>-0.01283103376768</text:p>
          </table:table-cell>
          <table:table-cell office:value-type="float" office:value="-0.0130120421832449" calcext:value-type="float">
            <text:p>-0.013012042183245</text:p>
          </table:table-cell>
          <table:table-cell office:value-type="float" office:value="-0.0126728529715861" calcext:value-type="float">
            <text:p>-0.012672852971586</text:p>
          </table:table-cell>
          <table:table-cell office:value-type="float" office:value="-0.0126714288788348" calcext:value-type="float">
            <text:p>-0.012671428878835</text:p>
          </table:table-cell>
          <table:table-cell office:value-type="float" office:value="-0.0123401601395992" calcext:value-type="float">
            <text:p>-0.012340160139599</text:p>
          </table:table-cell>
          <table:table-cell office:value-type="float" office:value="-0.0140121637816926" calcext:value-type="float">
            <text:p>-0.014012163781693</text:p>
          </table:table-cell>
          <table:table-cell office:value-type="float" office:value="-0.0462502437336103" calcext:value-type="float">
            <text:p>-0.04625024373361</text:p>
          </table:table-cell>
          <table:table-cell office:value-type="float" office:value="-0.0476028606366175" calcext:value-type="float">
            <text:p>-0.047602860636618</text:p>
          </table:table-cell>
          <table:table-cell office:value-type="float" office:value="-0.0470609982501032" calcext:value-type="float">
            <text:p>-0.047060998250103</text:p>
          </table:table-cell>
          <table:table-cell office:value-type="float" office:value="-0.0443081839617482" calcext:value-type="float">
            <text:p>-0.044308183961748</text:p>
          </table:table-cell>
          <table:table-cell office:value-type="float" office:value="-0.021537080352947" calcext:value-type="float">
            <text:p>-0.021537080352947</text:p>
          </table:table-cell>
          <table:table-cell office:value-type="float" office:value="-0.0206155645970189" calcext:value-type="float">
            <text:p>-0.020615564597019</text:p>
          </table:table-cell>
          <table:table-cell office:value-type="float" office:value="-0.0221260699319637" calcext:value-type="float">
            <text:p>-0.022126069931964</text:p>
          </table:table-cell>
          <table:table-cell office:value-type="float" office:value="-0.0183160813920513" calcext:value-type="float">
            <text:p>-0.018316081392051</text:p>
          </table:table-cell>
          <table:table-cell office:value-type="float" office:value="-0.0227501981990737" calcext:value-type="float">
            <text:p>-0.022750198199074</text:p>
          </table:table-cell>
          <table:table-cell office:value-type="float" office:value="-0.0304202056883616" calcext:value-type="float">
            <text:p>-0.030420205688362</text:p>
          </table:table-cell>
          <table:table-cell office:value-type="float" office:value="-0.0290614949667894" calcext:value-type="float">
            <text:p>-0.02906149496679</text:p>
          </table:table-cell>
          <table:table-cell office:value-type="float" office:value="-0.0263564916999375" calcext:value-type="float">
            <text:p>-0.026356491699938</text:p>
          </table:table-cell>
          <table:table-cell office:value-type="float" office:value="-0.024425102173885" calcext:value-type="float">
            <text:p>-0.024425102173885</text:p>
          </table:table-cell>
          <table:table-cell office:value-type="float" office:value="-0.0246270943371879" calcext:value-type="float">
            <text:p>-0.024627094337188</text:p>
          </table:table-cell>
          <table:table-cell office:value-type="float" office:value="-0.0244102958544461" calcext:value-type="float">
            <text:p>-0.024410295854446</text:p>
          </table:table-cell>
          <table:table-cell office:value-type="float" office:value="-0.0238241351119741" calcext:value-type="float">
            <text:p>-0.023824135111974</text:p>
          </table:table-cell>
          <table:table-cell office:value-type="float" office:value="-0.0241626237508109" calcext:value-type="float">
            <text:p>-0.024162623750811</text:p>
          </table:table-cell>
          <table:table-cell office:value-type="float" office:value="-0.0243095984238629" calcext:value-type="float">
            <text:p>-0.024309598423863</text:p>
          </table:table-cell>
          <table:table-cell office:value-type="float" office:value="-0.0242255213924643" calcext:value-type="float">
            <text:p>-0.024225521392464</text:p>
          </table:table-cell>
          <table:table-cell office:value-type="float" office:value="-0.0245624827061213" calcext:value-type="float">
            <text:p>-0.024562482706121</text:p>
          </table:table-cell>
          <table:table-cell office:value-type="float" office:value="-0.0248744160401755" calcext:value-type="float">
            <text:p>-0.024874416040176</text:p>
          </table:table-cell>
          <table:table-cell office:value-type="float" office:value="-0.0250024258531595" calcext:value-type="float">
            <text:p>-0.02500242585316</text:p>
          </table:table-cell>
          <table:table-cell office:value-type="float" office:value="-0.0250140137252784" calcext:value-type="float">
            <text:p>-0.025014013725279</text:p>
          </table:table-cell>
          <table:table-cell office:value-type="float" office:value="-0.025041211003962" calcext:value-type="float">
            <text:p>-0.025041211003962</text:p>
          </table:table-cell>
          <table:table-cell office:value-type="float" office:value="-0.0249948292399218" calcext:value-type="float">
            <text:p>-0.024994829239922</text:p>
          </table:table-cell>
          <table:table-cell office:value-type="float" office:value="-0.0250123073728019" calcext:value-type="float">
            <text:p>-0.025012307372802</text:p>
          </table:table-cell>
          <table:table-cell office:value-type="float" office:value="-0.024978911207948" calcext:value-type="float">
            <text:p>-0.024978911207948</text:p>
          </table:table-cell>
          <table:table-cell office:value-type="float" office:value="-0.0249077808292713" calcext:value-type="float">
            <text:p>-0.024907780829271</text:p>
          </table:table-cell>
          <table:table-cell office:value-type="float" office:value="-0.0249781056097397" calcext:value-type="float">
            <text:p>-0.02497810560974</text:p>
          </table:table-cell>
          <table:table-cell office:value-type="float" office:value="-0.0249613649657691" calcext:value-type="float">
            <text:p>-0.024961364965769</text:p>
          </table:table-cell>
          <table:table-cell office:value-type="float" office:value="-0.0249498353630139" calcext:value-type="float">
            <text:p>-0.024949835363014</text:p>
          </table:table-cell>
          <table:table-cell office:value-type="float" office:value="-0.0249566512664408" calcext:value-type="float">
            <text:p>-0.024956651266441</text:p>
          </table:table-cell>
          <table:table-cell office:value-type="float" office:value="-0.0249895405031224" calcext:value-type="float">
            <text:p>-0.024989540503123</text:p>
          </table:table-cell>
          <table:table-cell office:value-type="float" office:value="-0.0249506247460038" calcext:value-type="float">
            <text:p>-0.024950624746004</text:p>
          </table:table-cell>
          <table:table-cell office:value-type="float" office:value="-0.0249626270973764" calcext:value-type="float">
            <text:p>-0.024962627097376</text:p>
          </table:table-cell>
          <table:table-cell office:value-type="float" office:value="-0.0249871394391019" calcext:value-type="float">
            <text:p>-0.024987139439102</text:p>
          </table:table-cell>
          <table:table-cell office:value-type="float" office:value="-0.0249781767239022" calcext:value-type="float">
            <text:p>-0.024978176723902</text:p>
          </table:table-cell>
          <table:table-cell office:value-type="float" office:value="-0.0249656175084718" calcext:value-type="float">
            <text:p>-0.024965617508472</text:p>
          </table:table-cell>
          <table:table-cell office:value-type="float" office:value="-0.0249787137016258" calcext:value-type="float">
            <text:p>-0.024978713701626</text:p>
          </table:table-cell>
          <table:table-cell office:value-type="float" office:value="-0.024959706442071" calcext:value-type="float">
            <text:p>-0.024959706442071</text:p>
          </table:table-cell>
          <table:table-cell office:value-type="float" office:value="-0.0249683773258626" calcext:value-type="float">
            <text:p>-0.024968377325863</text:p>
          </table:table-cell>
          <table:table-cell office:value-type="float" office:value="-0.0249468507394861" calcext:value-type="float">
            <text:p>-0.024946850739486</text:p>
          </table:table-cell>
          <table:table-cell office:value-type="float" office:value="-0.0249754451987494" calcext:value-type="float">
            <text:p>-0.024975445198749</text:p>
          </table:table-cell>
          <table:table-cell office:value-type="float" office:value="-0.0249534606660547" calcext:value-type="float">
            <text:p>-0.024953460666055</text:p>
          </table:table-cell>
          <table:table-cell office:value-type="float" office:value="-0.0249864635432976" calcext:value-type="float">
            <text:p>-0.024986463543298</text:p>
          </table:table-cell>
          <table:table-cell office:value-type="float" office:value="-0.0249677813791605" calcext:value-type="float">
            <text:p>-0.024967781379161</text:p>
          </table:table-cell>
          <table:table-cell office:value-type="float" office:value="-0.0249403697855378" calcext:value-type="float">
            <text:p>-0.024940369785538</text:p>
          </table:table-cell>
          <table:table-cell office:value-type="float" office:value="-0.024967042282509" calcext:value-type="float">
            <text:p>-0.024967042282509</text:p>
          </table:table-cell>
          <table:table-cell office:value-type="float" office:value="-0.0249661854781528" calcext:value-type="float">
            <text:p>-0.024966185478153</text:p>
          </table:table-cell>
          <table:table-cell office:value-type="float" office:value="-0.0249643683658189" calcext:value-type="float">
            <text:p>-0.024964368365819</text:p>
          </table:table-cell>
          <table:table-cell office:value-type="float" office:value="-0.02499386152953" calcext:value-type="float">
            <text:p>-0.02499386152953</text:p>
          </table:table-cell>
          <table:table-cell office:value-type="float" office:value="-0.0249552657573472" calcext:value-type="float">
            <text:p>-0.024955265757347</text:p>
          </table:table-cell>
          <table:table-cell office:value-type="float" office:value="-0.0249617670748307" calcext:value-type="float">
            <text:p>-0.024961767074831</text:p>
          </table:table-cell>
          <table:table-cell office:value-type="float" office:value="-0.0249221942313921" calcext:value-type="float">
            <text:p>-0.024922194231392</text:p>
          </table:table-cell>
          <table:table-cell office:value-type="float" office:value="-0.024971920794733" calcext:value-type="float">
            <text:p>-0.024971920794733</text:p>
          </table:table-cell>
          <table:table-cell office:value-type="float" office:value="-0.0249551743421591" calcext:value-type="float">
            <text:p>-0.024955174342159</text:p>
          </table:table-cell>
          <table:table-cell office:value-type="float" office:value="-0.0249670072021631" calcext:value-type="float">
            <text:p>-0.024967007202163</text:p>
          </table:table-cell>
          <table:table-cell office:value-type="float" office:value="-0.0249696989774629" calcext:value-type="float">
            <text:p>-0.024969698977463</text:p>
          </table:table-cell>
          <table:table-cell office:value-type="float" office:value="-0.024984020056114" calcext:value-type="float">
            <text:p>-0.024984020056114</text:p>
          </table:table-cell>
          <table:table-cell office:value-type="float" office:value="-0.0249523999519158" calcext:value-type="float">
            <text:p>-0.024952399951916</text:p>
          </table:table-cell>
          <table:table-cell office:value-type="float" office:value="-0.0249911327464011" calcext:value-type="float">
            <text:p>-0.024991132746401</text:p>
          </table:table-cell>
          <table:table-cell office:value-type="float" office:value="-0.0249557321519577" calcext:value-type="float">
            <text:p>-0.024955732151958</text:p>
          </table:table-cell>
          <table:table-cell office:value-type="float" office:value="-0.0249846215369339" calcext:value-type="float">
            <text:p>-0.024984621536934</text:p>
          </table:table-cell>
          <table:table-cell office:value-type="float" office:value="-0.0249656320478007" calcext:value-type="float">
            <text:p>-0.024965632047801</text:p>
          </table:table-cell>
          <table:table-cell office:value-type="float" office:value="-0.0249599311922597" calcext:value-type="float">
            <text:p>-0.02495993119226</text:p>
          </table:table-cell>
          <table:table-cell office:value-type="float" office:value="-0.0249719732643786" calcext:value-type="float">
            <text:p>-0.024971973264379</text:p>
          </table:table-cell>
          <table:table-cell office:value-type="float" office:value="-0.0249932694705886" calcext:value-type="float">
            <text:p>-0.024993269470589</text:p>
          </table:table-cell>
          <table:table-cell office:value-type="float" office:value="-0.0249561897395451" calcext:value-type="float">
            <text:p>-0.024956189739545</text:p>
          </table:table-cell>
          <table:table-cell office:value-type="float" office:value="-0.0249418475016613" calcext:value-type="float">
            <text:p>-0.024941847501661</text:p>
          </table:table-cell>
          <table:table-cell office:value-type="float" office:value="-0.024955357047318" calcext:value-type="float">
            <text:p>-0.024955357047318</text:p>
          </table:table-cell>
          <table:table-cell office:value-type="float" office:value="-0.024974642355839" calcext:value-type="float">
            <text:p>-0.024974642355839</text:p>
          </table:table-cell>
          <table:table-cell office:value-type="float" office:value="-0.0249607173663884" calcext:value-type="float">
            <text:p>-0.024960717366388</text:p>
          </table:table-cell>
          <table:table-cell office:value-type="float" office:value="-0.0249695827023219" calcext:value-type="float">
            <text:p>-0.024969582702322</text:p>
          </table:table-cell>
          <table:table-cell office:value-type="float" office:value="-0.0249713290659884" calcext:value-type="float">
            <text:p>-0.024971329065988</text:p>
          </table:table-cell>
          <table:table-cell office:value-type="float" office:value="-0.024969167909322" calcext:value-type="float">
            <text:p>-0.024969167909322</text:p>
          </table:table-cell>
          <table:table-cell office:value-type="float" office:value="-0.0249554118088625" calcext:value-type="float">
            <text:p>-0.024955411808863</text:p>
          </table:table-cell>
          <table:table-cell office:value-type="float" office:value="-0.024961498949225" calcext:value-type="float">
            <text:p>-0.024961498949225</text:p>
          </table:table-cell>
          <table:table-cell office:value-type="float" office:value="-0.0249573882898568" calcext:value-type="float">
            <text:p>-0.024957388289857</text:p>
          </table:table-cell>
          <table:table-cell office:value-type="float" office:value="-0.0250187371496367" calcext:value-type="float">
            <text:p>-0.025018737149637</text:p>
          </table:table-cell>
          <table:table-cell office:value-type="float" office:value="-0.0249816269538041" calcext:value-type="float">
            <text:p>-0.024981626953804</text:p>
          </table:table-cell>
          <table:table-cell office:value-type="float" office:value="-0.0249696215345158" calcext:value-type="float">
            <text:p>-0.024969621534516</text:p>
          </table:table-cell>
          <table:table-cell office:value-type="float" office:value="-0.0249371549363535" calcext:value-type="float">
            <text:p>-0.024937154936354</text:p>
          </table:table-cell>
          <table:table-cell office:value-type="float" office:value="-0.024941299304554" calcext:value-type="float">
            <text:p>-0.024941299304554</text:p>
          </table:table-cell>
          <table:table-cell office:value-type="float" office:value="-0.0249959443031935" calcext:value-type="float">
            <text:p>-0.024995944303194</text:p>
          </table:table-cell>
          <table:table-cell office:value-type="float" office:value="-0.0249829978708853" calcext:value-type="float">
            <text:p>-0.024982997870885</text:p>
          </table:table-cell>
          <table:table-cell office:value-type="float" office:value="-0.0249458473149027" calcext:value-type="float">
            <text:p>-0.024945847314903</text:p>
          </table:table-cell>
          <table:table-cell office:value-type="float" office:value="-0.0250022100546097" calcext:value-type="float">
            <text:p>-0.02500221005461</text:p>
          </table:table-cell>
          <table:table-cell office:value-type="float" office:value="-0.0249549864174791" calcext:value-type="float">
            <text:p>-0.024954986417479</text:p>
          </table:table-cell>
          <table:table-cell office:value-type="float" office:value="-0.0249747859086048" calcext:value-type="float">
            <text:p>-0.024974785908605</text:p>
          </table:table-cell>
          <table:table-cell office:value-type="float" office:value="-0.0249456446113719" calcext:value-type="float">
            <text:p>-0.024945644611372</text:p>
          </table:table-cell>
          <table:table-cell office:value-type="float" office:value="-0.0249786247777007" calcext:value-type="float">
            <text:p>-0.024978624777701</text:p>
          </table:table-cell>
          <table:table-cell office:value-type="float" office:value="-0.0249736584691424" calcext:value-type="float">
            <text:p>-0.024973658469143</text:p>
          </table:table-cell>
          <table:table-cell office:value-type="float" office:value="-0.0249663265285088" calcext:value-type="float">
            <text:p>-0.024966326528509</text:p>
          </table:table-cell>
          <table:table-cell office:value-type="float" office:value="-0.0249855935148001" calcext:value-type="float">
            <text:p>-0.0249855935148</text:p>
          </table:table-cell>
          <table:table-cell office:value-type="float" office:value="-0.0249627504004451" calcext:value-type="float">
            <text:p>-0.024962750400445</text:p>
          </table:table-cell>
          <table:table-cell office:value-type="float" office:value="-0.024971464547074" calcext:value-type="float">
            <text:p>-0.024971464547074</text:p>
          </table:table-cell>
          <table:table-cell office:value-type="float" office:value="-0.0249407896640994" calcext:value-type="float">
            <text:p>-0.024940789664099</text:p>
          </table:table-cell>
          <table:table-cell office:value-type="float" office:value="-0.0249669756958093" calcext:value-type="float">
            <text:p>-0.024966975695809</text:p>
          </table:table-cell>
          <table:table-cell office:value-type="float" office:value="-0.0249772248856513" calcext:value-type="float">
            <text:p>-0.024977224885651</text:p>
          </table:table-cell>
          <table:table-cell office:value-type="float" office:value="-0.0249550589121194" calcext:value-type="float">
            <text:p>-0.024955058912119</text:p>
          </table:table-cell>
          <table:table-cell office:value-type="float" office:value="-0.0249526704613694" calcext:value-type="float">
            <text:p>-0.024952670461369</text:p>
          </table:table-cell>
          <table:table-cell office:value-type="float" office:value="-0.0249643471779792" calcext:value-type="float">
            <text:p>-0.024964347177979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14787351867852" calcext:value-type="float">
            <text:p>0.514787351867852</text:p>
          </table:table-cell>
          <table:table-cell office:value-type="float" office:value="0.515979515704141" calcext:value-type="float">
            <text:p>0.515979515704141</text:p>
          </table:table-cell>
          <table:table-cell office:value-type="float" office:value="0.514890976868078" calcext:value-type="float">
            <text:p>0.514890976868078</text:p>
          </table:table-cell>
          <table:table-cell office:value-type="float" office:value="0.515560582781781" calcext:value-type="float">
            <text:p>0.515560582781781</text:p>
          </table:table-cell>
          <table:table-cell office:value-type="float" office:value="0.515496910327834" calcext:value-type="float">
            <text:p>0.515496910327834</text:p>
          </table:table-cell>
          <table:table-cell office:value-type="float" office:value="0.514925871298573" calcext:value-type="float">
            <text:p>0.514925871298573</text:p>
          </table:table-cell>
          <table:table-cell office:value-type="float" office:value="0.515149631043198" calcext:value-type="float">
            <text:p>0.515149631043198</text:p>
          </table:table-cell>
          <table:table-cell office:value-type="float" office:value="0.515527860968532" calcext:value-type="float">
            <text:p>0.515527860968532</text:p>
          </table:table-cell>
          <table:table-cell office:value-type="float" office:value="0.515291832136104" calcext:value-type="float">
            <text:p>0.515291832136104</text:p>
          </table:table-cell>
          <table:table-cell office:value-type="float" office:value="0.515624658951227" calcext:value-type="float">
            <text:p>0.515624658951227</text:p>
          </table:table-cell>
          <table:table-cell office:value-type="float" office:value="0.516082101490811" calcext:value-type="float">
            <text:p>0.516082101490811</text:p>
          </table:table-cell>
          <table:table-cell office:value-type="float" office:value="0.515889128966276" calcext:value-type="float">
            <text:p>0.515889128966276</text:p>
          </table:table-cell>
          <table:table-cell office:value-type="float" office:value="0.516298979406765" calcext:value-type="float">
            <text:p>0.516298979406765</text:p>
          </table:table-cell>
          <table:table-cell office:value-type="float" office:value="0.516098361298781" calcext:value-type="float">
            <text:p>0.516098361298781</text:p>
          </table:table-cell>
          <table:table-cell office:value-type="float" office:value="0.516242418057731" calcext:value-type="float">
            <text:p>0.516242418057731</text:p>
          </table:table-cell>
          <table:table-cell office:value-type="float" office:value="0.515706200501495" calcext:value-type="float">
            <text:p>0.515706200501495</text:p>
          </table:table-cell>
          <table:table-cell office:value-type="float" office:value="0.516303333050067" calcext:value-type="float">
            <text:p>0.516303333050067</text:p>
          </table:table-cell>
          <table:table-cell office:value-type="float" office:value="0.516404906833012" calcext:value-type="float">
            <text:p>0.516404906833012</text:p>
          </table:table-cell>
          <table:table-cell office:value-type="float" office:value="0.515688274502901" calcext:value-type="float">
            <text:p>0.515688274502901</text:p>
          </table:table-cell>
          <table:table-cell office:value-type="float" office:value="0.516542140880681" calcext:value-type="float">
            <text:p>0.516542140880681</text:p>
          </table:table-cell>
          <table:table-cell office:value-type="float" office:value="0.51581640044169" calcext:value-type="float">
            <text:p>0.51581640044169</text:p>
          </table:table-cell>
          <table:table-cell office:value-type="float" office:value="0.516483985997887" calcext:value-type="float">
            <text:p>0.516483985997887</text:p>
          </table:table-cell>
          <table:table-cell office:value-type="float" office:value="0.516551306989813" calcext:value-type="float">
            <text:p>0.516551306989813</text:p>
          </table:table-cell>
          <table:table-cell office:value-type="float" office:value="0.51572197386774" calcext:value-type="float">
            <text:p>0.51572197386774</text:p>
          </table:table-cell>
          <table:table-cell office:value-type="float" office:value="0.516190122605887" calcext:value-type="float">
            <text:p>0.516190122605887</text:p>
          </table:table-cell>
          <table:table-cell office:value-type="float" office:value="0.516312422844203" calcext:value-type="float">
            <text:p>0.516312422844203</text:p>
          </table:table-cell>
          <table:table-cell office:value-type="float" office:value="0.5158432968897" calcext:value-type="float">
            <text:p>0.5158432968897</text:p>
          </table:table-cell>
          <table:table-cell office:value-type="float" office:value="0.515826883580445" calcext:value-type="float">
            <text:p>0.515826883580445</text:p>
          </table:table-cell>
          <table:table-cell office:value-type="float" office:value="0.515304421527325" calcext:value-type="float">
            <text:p>0.515304421527325</text:p>
          </table:table-cell>
          <table:table-cell office:value-type="float" office:value="0.5160405724866" calcext:value-type="float">
            <text:p>0.5160405724866</text:p>
          </table:table-cell>
          <table:table-cell office:value-type="float" office:value="0.516073722545422" calcext:value-type="float">
            <text:p>0.516073722545422</text:p>
          </table:table-cell>
          <table:table-cell office:value-type="float" office:value="0.516786976887005" calcext:value-type="float">
            <text:p>0.516786976887005</text:p>
          </table:table-cell>
          <table:table-cell office:value-type="float" office:value="0.516270895774847" calcext:value-type="float">
            <text:p>0.516270895774847</text:p>
          </table:table-cell>
          <table:table-cell office:value-type="float" office:value="0.515801734117368" calcext:value-type="float">
            <text:p>0.515801734117368</text:p>
          </table:table-cell>
          <table:table-cell office:value-type="float" office:value="0.516295364015121" calcext:value-type="float">
            <text:p>0.516295364015121</text:p>
          </table:table-cell>
          <table:table-cell office:value-type="float" office:value="0.516149155669552" calcext:value-type="float">
            <text:p>0.516149155669552</text:p>
          </table:table-cell>
          <table:table-cell office:value-type="float" office:value="0.516169178224814" calcext:value-type="float">
            <text:p>0.516169178224814</text:p>
          </table:table-cell>
          <table:table-cell office:value-type="float" office:value="0.516443883184206" calcext:value-type="float">
            <text:p>0.516443883184206</text:p>
          </table:table-cell>
          <table:table-cell office:value-type="float" office:value="0.515824903765309" calcext:value-type="float">
            <text:p>0.515824903765309</text:p>
          </table:table-cell>
          <table:table-cell office:value-type="float" office:value="0.516232522286724" calcext:value-type="float">
            <text:p>0.516232522286724</text:p>
          </table:table-cell>
          <table:table-cell office:value-type="float" office:value="0.515095555510926" calcext:value-type="float">
            <text:p>0.515095555510926</text:p>
          </table:table-cell>
          <table:table-cell office:value-type="float" office:value="0.515842560040648" calcext:value-type="float">
            <text:p>0.515842560040648</text:p>
          </table:table-cell>
          <table:table-cell office:value-type="float" office:value="0.516266868282635" calcext:value-type="float">
            <text:p>0.516266868282635</text:p>
          </table:table-cell>
          <table:table-cell office:value-type="float" office:value="0.516581816791642" calcext:value-type="float">
            <text:p>0.516581816791642</text:p>
          </table:table-cell>
          <table:table-cell office:value-type="float" office:value="0.515841175092761" calcext:value-type="float">
            <text:p>0.515841175092761</text:p>
          </table:table-cell>
          <table:table-cell office:value-type="float" office:value="0.516408232494853" calcext:value-type="float">
            <text:p>0.516408232494853</text:p>
          </table:table-cell>
          <table:table-cell office:value-type="float" office:value="0.515451503809566" calcext:value-type="float">
            <text:p>0.515451503809566</text:p>
          </table:table-cell>
          <table:table-cell office:value-type="float" office:value="0.51703432058095" calcext:value-type="float">
            <text:p>0.51703432058095</text:p>
          </table:table-cell>
          <table:table-cell office:value-type="float" office:value="0.51571628860384" calcext:value-type="float">
            <text:p>0.51571628860384</text:p>
          </table:table-cell>
          <table:table-cell office:value-type="float" office:value="0.516278898227545" calcext:value-type="float">
            <text:p>0.516278898227545</text:p>
          </table:table-cell>
          <table:table-cell office:value-type="float" office:value="0.516195046116829" calcext:value-type="float">
            <text:p>0.516195046116829</text:p>
          </table:table-cell>
          <table:table-cell office:value-type="float" office:value="0.515843258424812" calcext:value-type="float">
            <text:p>0.515843258424812</text:p>
          </table:table-cell>
          <table:table-cell office:value-type="float" office:value="0.515611726488558" calcext:value-type="float">
            <text:p>0.515611726488558</text:p>
          </table:table-cell>
          <table:table-cell office:value-type="float" office:value="0.515504488155538" calcext:value-type="float">
            <text:p>0.515504488155538</text:p>
          </table:table-cell>
          <table:table-cell office:value-type="float" office:value="0.516039916161547" calcext:value-type="float">
            <text:p>0.516039916161547</text:p>
          </table:table-cell>
          <table:table-cell office:value-type="float" office:value="0.516506530249622" calcext:value-type="float">
            <text:p>0.516506530249622</text:p>
          </table:table-cell>
          <table:table-cell office:value-type="float" office:value="0.515735269408569" calcext:value-type="float">
            <text:p>0.515735269408569</text:p>
          </table:table-cell>
          <table:table-cell office:value-type="float" office:value="0.516177582720715" calcext:value-type="float">
            <text:p>0.516177582720715</text:p>
          </table:table-cell>
          <table:table-cell office:value-type="float" office:value="0.516620859375199" calcext:value-type="float">
            <text:p>0.516620859375199</text:p>
          </table:table-cell>
          <table:table-cell office:value-type="float" office:value="0.51595823031345" calcext:value-type="float">
            <text:p>0.51595823031345</text:p>
          </table:table-cell>
          <table:table-cell office:value-type="float" office:value="0.516059880716335" calcext:value-type="float">
            <text:p>0.516059880716335</text:p>
          </table:table-cell>
          <table:table-cell office:value-type="float" office:value="0.516296349143496" calcext:value-type="float">
            <text:p>0.516296349143496</text:p>
          </table:table-cell>
          <table:table-cell office:value-type="float" office:value="0.516007785473987" calcext:value-type="float">
            <text:p>0.516007785473987</text:p>
          </table:table-cell>
          <table:table-cell office:value-type="float" office:value="0.516111503733535" calcext:value-type="float">
            <text:p>0.516111503733535</text:p>
          </table:table-cell>
          <table:table-cell office:value-type="float" office:value="0.515936518460969" calcext:value-type="float">
            <text:p>0.515936518460969</text:p>
          </table:table-cell>
          <table:table-cell office:value-type="float" office:value="0.515953162640598" calcext:value-type="float">
            <text:p>0.515953162640598</text:p>
          </table:table-cell>
          <table:table-cell office:value-type="float" office:value="0.515812396720778" calcext:value-type="float">
            <text:p>0.515812396720778</text:p>
          </table:table-cell>
          <table:table-cell office:value-type="float" office:value="0.516553691386434" calcext:value-type="float">
            <text:p>0.516553691386434</text:p>
          </table:table-cell>
          <table:table-cell office:value-type="float" office:value="0.516713979309433" calcext:value-type="float">
            <text:p>0.516713979309433</text:p>
          </table:table-cell>
          <table:table-cell office:value-type="float" office:value="0.516364207789222" calcext:value-type="float">
            <text:p>0.516364207789222</text:p>
          </table:table-cell>
          <table:table-cell office:value-type="float" office:value="0.51586890154518" calcext:value-type="float">
            <text:p>0.51586890154518</text:p>
          </table:table-cell>
          <table:table-cell office:value-type="float" office:value="0.516682303415571" calcext:value-type="float">
            <text:p>0.516682303415571</text:p>
          </table:table-cell>
          <table:table-cell office:value-type="float" office:value="0.516561735201225" calcext:value-type="float">
            <text:p>0.516561735201225</text:p>
          </table:table-cell>
          <table:table-cell office:value-type="float" office:value="0.516361263760218" calcext:value-type="float">
            <text:p>0.516361263760218</text:p>
          </table:table-cell>
          <table:table-cell office:value-type="float" office:value="0.516398012132131" calcext:value-type="float">
            <text:p>0.516398012132131</text:p>
          </table:table-cell>
          <table:table-cell office:value-type="float" office:value="0.512868503946051" calcext:value-type="float">
            <text:p>0.512868503946051</text:p>
          </table:table-cell>
          <table:table-cell office:value-type="float" office:value="0.510006940255319" calcext:value-type="float">
            <text:p>0.510006940255319</text:p>
          </table:table-cell>
          <table:table-cell office:value-type="float" office:value="0.498994936695083" calcext:value-type="float">
            <text:p>0.498994936695083</text:p>
          </table:table-cell>
          <table:table-cell office:value-type="float" office:value="0.493770119403378" calcext:value-type="float">
            <text:p>0.493770119403378</text:p>
          </table:table-cell>
          <table:table-cell office:value-type="float" office:value="0.499004654998864" calcext:value-type="float">
            <text:p>0.499004654998864</text:p>
          </table:table-cell>
          <table:table-cell office:value-type="float" office:value="0.51603057504952" calcext:value-type="float">
            <text:p>0.51603057504952</text:p>
          </table:table-cell>
          <table:table-cell office:value-type="float" office:value="0.512988779998265" calcext:value-type="float">
            <text:p>0.512988779998265</text:p>
          </table:table-cell>
          <table:table-cell office:value-type="float" office:value="0.515585913635563" calcext:value-type="float">
            <text:p>0.515585913635563</text:p>
          </table:table-cell>
          <table:table-cell office:value-type="float" office:value="0.53625963082135" calcext:value-type="float">
            <text:p>0.53625963082135</text:p>
          </table:table-cell>
          <table:table-cell office:value-type="float" office:value="0.531103198357162" calcext:value-type="float">
            <text:p>0.531103198357162</text:p>
          </table:table-cell>
          <table:table-cell office:value-type="float" office:value="0.518227054690968" calcext:value-type="float">
            <text:p>0.518227054690968</text:p>
          </table:table-cell>
          <table:table-cell office:value-type="float" office:value="0.516554722748784" calcext:value-type="float">
            <text:p>0.516554722748784</text:p>
          </table:table-cell>
          <table:table-cell office:value-type="float" office:value="0.515141043231579" calcext:value-type="float">
            <text:p>0.515141043231579</text:p>
          </table:table-cell>
          <table:table-cell office:value-type="float" office:value="0.518329557164458" calcext:value-type="float">
            <text:p>0.518329557164458</text:p>
          </table:table-cell>
          <table:table-cell office:value-type="float" office:value="0.526919405261135" calcext:value-type="float">
            <text:p>0.526919405261135</text:p>
          </table:table-cell>
          <table:table-cell office:value-type="float" office:value="0.521663913122026" calcext:value-type="float">
            <text:p>0.521663913122026</text:p>
          </table:table-cell>
          <table:table-cell office:value-type="float" office:value="0.525633215259381" calcext:value-type="float">
            <text:p>0.525633215259381</text:p>
          </table:table-cell>
          <table:table-cell office:value-type="float" office:value="0.523977617979084" calcext:value-type="float">
            <text:p>0.523977617979084</text:p>
          </table:table-cell>
          <table:table-cell office:value-type="float" office:value="0.520331223306947" calcext:value-type="float">
            <text:p>0.520331223306947</text:p>
          </table:table-cell>
          <table:table-cell office:value-type="float" office:value="0.5125628360571" calcext:value-type="float">
            <text:p>0.5125628360571</text:p>
          </table:table-cell>
          <table:table-cell office:value-type="float" office:value="0.498499636792228" calcext:value-type="float">
            <text:p>0.498499636792228</text:p>
          </table:table-cell>
          <table:table-cell office:value-type="float" office:value="0.495778023443846" calcext:value-type="float">
            <text:p>0.495778023443846</text:p>
          </table:table-cell>
          <table:table-cell office:value-type="float" office:value="0.495709771200622" calcext:value-type="float">
            <text:p>0.495709771200622</text:p>
          </table:table-cell>
          <table:table-cell office:value-type="float" office:value="0.498168516328806" calcext:value-type="float">
            <text:p>0.498168516328806</text:p>
          </table:table-cell>
          <table:table-cell office:value-type="float" office:value="0.495253555852678" calcext:value-type="float">
            <text:p>0.495253555852678</text:p>
          </table:table-cell>
          <table:table-cell office:value-type="float" office:value="0.492817163023095" calcext:value-type="float">
            <text:p>0.492817163023095</text:p>
          </table:table-cell>
          <table:table-cell office:value-type="float" office:value="0.497091711002666" calcext:value-type="float">
            <text:p>0.497091711002666</text:p>
          </table:table-cell>
          <table:table-cell office:value-type="float" office:value="0.499832459066604" calcext:value-type="float">
            <text:p>0.499832459066604</text:p>
          </table:table-cell>
          <table:table-cell office:value-type="float" office:value="0.537933043527724" calcext:value-type="float">
            <text:p>0.537933043527724</text:p>
          </table:table-cell>
          <table:table-cell office:value-type="float" office:value="0.528020846093625" calcext:value-type="float">
            <text:p>0.528020846093625</text:p>
          </table:table-cell>
          <table:table-cell office:value-type="float" office:value="0.512810024159585" calcext:value-type="float">
            <text:p>0.512810024159585</text:p>
          </table:table-cell>
          <table:table-cell office:value-type="float" office:value="0.498327981571551" calcext:value-type="float">
            <text:p>0.498327981571551</text:p>
          </table:table-cell>
          <table:table-cell office:value-type="float" office:value="0.488578161641258" calcext:value-type="float">
            <text:p>0.488578161641258</text:p>
          </table:table-cell>
          <table:table-cell office:value-type="float" office:value="0.47599836322067" calcext:value-type="float">
            <text:p>0.47599836322067</text:p>
          </table:table-cell>
          <table:table-cell office:value-type="float" office:value="0.479449653401703" calcext:value-type="float">
            <text:p>0.479449653401703</text:p>
          </table:table-cell>
          <table:table-cell office:value-type="float" office:value="0.480496637128615" calcext:value-type="float">
            <text:p>0.480496637128615</text:p>
          </table:table-cell>
          <table:table-cell office:value-type="float" office:value="0.482878169792692" calcext:value-type="float">
            <text:p>0.482878169792692</text:p>
          </table:table-cell>
          <table:table-cell office:value-type="float" office:value="0.482596885398984" calcext:value-type="float">
            <text:p>0.482596885398984</text:p>
          </table:table-cell>
          <table:table-cell office:value-type="float" office:value="0.478738948618672" calcext:value-type="float">
            <text:p>0.478738948618672</text:p>
          </table:table-cell>
          <table:table-cell office:value-type="float" office:value="0.478892831856605" calcext:value-type="float">
            <text:p>0.478892831856605</text:p>
          </table:table-cell>
          <table:table-cell office:value-type="float" office:value="0.492502717888985" calcext:value-type="float">
            <text:p>0.492502717888985</text:p>
          </table:table-cell>
          <table:table-cell office:value-type="float" office:value="0.496756586030699" calcext:value-type="float">
            <text:p>0.496756586030699</text:p>
          </table:table-cell>
          <table:table-cell office:value-type="float" office:value="0.502699217047674" calcext:value-type="float">
            <text:p>0.502699217047674</text:p>
          </table:table-cell>
          <table:table-cell office:value-type="float" office:value="0.509866671218582" calcext:value-type="float">
            <text:p>0.509866671218582</text:p>
          </table:table-cell>
          <table:table-cell office:value-type="float" office:value="0.511072852790257" calcext:value-type="float">
            <text:p>0.511072852790257</text:p>
          </table:table-cell>
          <table:table-cell office:value-type="float" office:value="0.506484174235011" calcext:value-type="float">
            <text:p>0.506484174235011</text:p>
          </table:table-cell>
          <table:table-cell office:value-type="float" office:value="0.499947001688384" calcext:value-type="float">
            <text:p>0.499947001688384</text:p>
          </table:table-cell>
          <table:table-cell office:value-type="float" office:value="0.496866444776435" calcext:value-type="float">
            <text:p>0.496866444776435</text:p>
          </table:table-cell>
          <table:table-cell office:value-type="float" office:value="0.503917287569269" calcext:value-type="float">
            <text:p>0.503917287569269</text:p>
          </table:table-cell>
          <table:table-cell office:value-type="float" office:value="0.510650435264583" calcext:value-type="float">
            <text:p>0.510650435264583</text:p>
          </table:table-cell>
          <table:table-cell office:value-type="float" office:value="0.520381910411869" calcext:value-type="float">
            <text:p>0.520381910411869</text:p>
          </table:table-cell>
          <table:table-cell office:value-type="float" office:value="0.52361385989502" calcext:value-type="float">
            <text:p>0.52361385989502</text:p>
          </table:table-cell>
          <table:table-cell office:value-type="float" office:value="0.512972607138657" calcext:value-type="float">
            <text:p>0.512972607138657</text:p>
          </table:table-cell>
          <table:table-cell office:value-type="float" office:value="0.51750761559259" calcext:value-type="float">
            <text:p>0.51750761559259</text:p>
          </table:table-cell>
          <table:table-cell office:value-type="float" office:value="0.516291877191658" calcext:value-type="float">
            <text:p>0.516291877191658</text:p>
          </table:table-cell>
          <table:table-cell office:value-type="float" office:value="0.510245380161733" calcext:value-type="float">
            <text:p>0.510245380161733</text:p>
          </table:table-cell>
          <table:table-cell office:value-type="float" office:value="0.510006935105444" calcext:value-type="float">
            <text:p>0.510006935105444</text:p>
          </table:table-cell>
          <table:table-cell office:value-type="float" office:value="0.522937507335557" calcext:value-type="float">
            <text:p>0.522937507335557</text:p>
          </table:table-cell>
          <table:table-cell office:value-type="float" office:value="0.491073419551321" calcext:value-type="float">
            <text:p>0.491073419551321</text:p>
          </table:table-cell>
          <table:table-cell office:value-type="float" office:value="0.493144684479658" calcext:value-type="float">
            <text:p>0.493144684479658</text:p>
          </table:table-cell>
          <table:table-cell office:value-type="float" office:value="0.538287318497394" calcext:value-type="float">
            <text:p>0.538287318497394</text:p>
          </table:table-cell>
          <table:table-cell office:value-type="float" office:value="0.530215014890654" calcext:value-type="float">
            <text:p>0.530215014890654</text:p>
          </table:table-cell>
          <table:table-cell office:value-type="float" office:value="0.524435158036543" calcext:value-type="float">
            <text:p>0.524435158036543</text:p>
          </table:table-cell>
          <table:table-cell office:value-type="float" office:value="0.519921424647728" calcext:value-type="float">
            <text:p>0.519921424647728</text:p>
          </table:table-cell>
          <table:table-cell office:value-type="float" office:value="0.515021446310344" calcext:value-type="float">
            <text:p>0.515021446310344</text:p>
          </table:table-cell>
          <table:table-cell office:value-type="float" office:value="0.51133165640937" calcext:value-type="float">
            <text:p>0.51133165640937</text:p>
          </table:table-cell>
          <table:table-cell office:value-type="float" office:value="0.507585645252694" calcext:value-type="float">
            <text:p>0.507585645252694</text:p>
          </table:table-cell>
          <table:table-cell office:value-type="float" office:value="0.506334179700645" calcext:value-type="float">
            <text:p>0.506334179700645</text:p>
          </table:table-cell>
          <table:table-cell office:value-type="float" office:value="0.502860363303871" calcext:value-type="float">
            <text:p>0.502860363303871</text:p>
          </table:table-cell>
          <table:table-cell office:value-type="float" office:value="0.507370091505323" calcext:value-type="float">
            <text:p>0.507370091505323</text:p>
          </table:table-cell>
          <table:table-cell office:value-type="float" office:value="0.510625397852531" calcext:value-type="float">
            <text:p>0.510625397852531</text:p>
          </table:table-cell>
          <table:table-cell office:value-type="float" office:value="0.556740239355367" calcext:value-type="float">
            <text:p>0.556740239355367</text:p>
          </table:table-cell>
          <table:table-cell office:value-type="float" office:value="0.536746481467252" calcext:value-type="float">
            <text:p>0.536746481467252</text:p>
          </table:table-cell>
          <table:table-cell office:value-type="float" office:value="0.500717066132234" calcext:value-type="float">
            <text:p>0.500717066132234</text:p>
          </table:table-cell>
          <table:table-cell office:value-type="float" office:value="0.494730354750383" calcext:value-type="float">
            <text:p>0.494730354750383</text:p>
          </table:table-cell>
          <table:table-cell office:value-type="float" office:value="0.488230764401331" calcext:value-type="float">
            <text:p>0.488230764401331</text:p>
          </table:table-cell>
          <table:table-cell office:value-type="float" office:value="0.483222288986862" calcext:value-type="float">
            <text:p>0.483222288986862</text:p>
          </table:table-cell>
          <table:table-cell office:value-type="float" office:value="0.482724589696206" calcext:value-type="float">
            <text:p>0.482724589696206</text:p>
          </table:table-cell>
          <table:table-cell office:value-type="float" office:value="0.493076788843842" calcext:value-type="float">
            <text:p>0.493076788843842</text:p>
          </table:table-cell>
          <table:table-cell office:value-type="float" office:value="0.483558074093444" calcext:value-type="float">
            <text:p>0.483558074093444</text:p>
          </table:table-cell>
          <table:table-cell office:value-type="float" office:value="0.479507751351765" calcext:value-type="float">
            <text:p>0.479507751351765</text:p>
          </table:table-cell>
          <table:table-cell office:value-type="float" office:value="0.485881840717804" calcext:value-type="float">
            <text:p>0.485881840717804</text:p>
          </table:table-cell>
          <table:table-cell office:value-type="float" office:value="0.5042200979217" calcext:value-type="float">
            <text:p>0.5042200979217</text:p>
          </table:table-cell>
          <table:table-cell office:value-type="float" office:value="0.509958667251069" calcext:value-type="float">
            <text:p>0.509958667251069</text:p>
          </table:table-cell>
          <table:table-cell office:value-type="float" office:value="0.5235150386063" calcext:value-type="float">
            <text:p>0.5235150386063</text:p>
          </table:table-cell>
          <table:table-cell office:value-type="float" office:value="0.523163627046251" calcext:value-type="float">
            <text:p>0.523163627046251</text:p>
          </table:table-cell>
          <table:table-cell office:value-type="float" office:value="0.522082989233257" calcext:value-type="float">
            <text:p>0.522082989233257</text:p>
          </table:table-cell>
          <table:table-cell office:value-type="float" office:value="0.516789508804745" calcext:value-type="float">
            <text:p>0.516789508804745</text:p>
          </table:table-cell>
          <table:table-cell office:value-type="float" office:value="0.516752247577635" calcext:value-type="float">
            <text:p>0.516752247577635</text:p>
          </table:table-cell>
          <table:table-cell office:value-type="float" office:value="0.518917535451111" calcext:value-type="float">
            <text:p>0.518917535451111</text:p>
          </table:table-cell>
          <table:table-cell office:value-type="float" office:value="0.542242564194872" calcext:value-type="float">
            <text:p>0.542242564194872</text:p>
          </table:table-cell>
          <table:table-cell office:value-type="float" office:value="0.520274108511401" calcext:value-type="float">
            <text:p>0.520274108511401</text:p>
          </table:table-cell>
          <table:table-cell office:value-type="float" office:value="0.532025252922637" calcext:value-type="float">
            <text:p>0.532025252922637</text:p>
          </table:table-cell>
          <table:table-cell office:value-type="float" office:value="0.518295534085146" calcext:value-type="float">
            <text:p>0.518295534085146</text:p>
          </table:table-cell>
          <table:table-cell office:value-type="float" office:value="0.522319597789534" calcext:value-type="float">
            <text:p>0.522319597789534</text:p>
          </table:table-cell>
          <table:table-cell office:value-type="float" office:value="0.514902530053098" calcext:value-type="float">
            <text:p>0.514902530053098</text:p>
          </table:table-cell>
          <table:table-cell office:value-type="float" office:value="0.509013577017447" calcext:value-type="float">
            <text:p>0.509013577017447</text:p>
          </table:table-cell>
          <table:table-cell office:value-type="float" office:value="0.514198727786278" calcext:value-type="float">
            <text:p>0.514198727786278</text:p>
          </table:table-cell>
          <table:table-cell office:value-type="float" office:value="0.509500493170649" calcext:value-type="float">
            <text:p>0.509500493170649</text:p>
          </table:table-cell>
          <table:table-cell office:value-type="float" office:value="0.495324097299341" calcext:value-type="float">
            <text:p>0.495324097299341</text:p>
          </table:table-cell>
          <table:table-cell office:value-type="float" office:value="0.526543192406114" calcext:value-type="float">
            <text:p>0.526543192406114</text:p>
          </table:table-cell>
          <table:table-cell office:value-type="float" office:value="0.515581749553066" calcext:value-type="float">
            <text:p>0.515581749553066</text:p>
          </table:table-cell>
          <table:table-cell office:value-type="float" office:value="0.509951877289092" calcext:value-type="float">
            <text:p>0.509951877289092</text:p>
          </table:table-cell>
          <table:table-cell office:value-type="float" office:value="0.502727704458237" calcext:value-type="float">
            <text:p>0.502727704458237</text:p>
          </table:table-cell>
          <table:table-cell office:value-type="float" office:value="0.50251307923816" calcext:value-type="float">
            <text:p>0.50251307923816</text:p>
          </table:table-cell>
          <table:table-cell office:value-type="float" office:value="0.500786700669203" calcext:value-type="float">
            <text:p>0.500786700669203</text:p>
          </table:table-cell>
          <table:table-cell office:value-type="float" office:value="0.497734350924022" calcext:value-type="float">
            <text:p>0.497734350924022</text:p>
          </table:table-cell>
          <table:table-cell office:value-type="float" office:value="0.495394022714226" calcext:value-type="float">
            <text:p>0.495394022714226</text:p>
          </table:table-cell>
          <table:table-cell office:value-type="float" office:value="0.496881714683021" calcext:value-type="float">
            <text:p>0.496881714683021</text:p>
          </table:table-cell>
          <table:table-cell office:value-type="float" office:value="0.500695347498166" calcext:value-type="float">
            <text:p>0.500695347498166</text:p>
          </table:table-cell>
          <table:table-cell office:value-type="float" office:value="0.506488891169909" calcext:value-type="float">
            <text:p>0.506488891169909</text:p>
          </table:table-cell>
          <table:table-cell office:value-type="float" office:value="0.509827133013745" calcext:value-type="float">
            <text:p>0.509827133013745</text:p>
          </table:table-cell>
          <table:table-cell office:value-type="float" office:value="0.522504349949173" calcext:value-type="float">
            <text:p>0.522504349949173</text:p>
          </table:table-cell>
          <table:table-cell office:value-type="float" office:value="0.546095684438093" calcext:value-type="float">
            <text:p>0.546095684438093</text:p>
          </table:table-cell>
          <table:table-cell office:value-type="float" office:value="0.539226990888748" calcext:value-type="float">
            <text:p>0.539226990888748</text:p>
          </table:table-cell>
          <table:table-cell office:value-type="float" office:value="0.516258924567235" calcext:value-type="float">
            <text:p>0.516258924567235</text:p>
          </table:table-cell>
          <table:table-cell office:value-type="float" office:value="0.499932986490095" calcext:value-type="float">
            <text:p>0.499932986490095</text:p>
          </table:table-cell>
          <table:table-cell office:value-type="float" office:value="0.489358369005597" calcext:value-type="float">
            <text:p>0.489358369005597</text:p>
          </table:table-cell>
          <table:table-cell office:value-type="float" office:value="0.472623672733923" calcext:value-type="float">
            <text:p>0.472623672733923</text:p>
          </table:table-cell>
          <table:table-cell office:value-type="float" office:value="0.477344515229396" calcext:value-type="float">
            <text:p>0.477344515229396</text:p>
          </table:table-cell>
          <table:table-cell office:value-type="float" office:value="0.47767705331565" calcext:value-type="float">
            <text:p>0.47767705331565</text:p>
          </table:table-cell>
          <table:table-cell office:value-type="float" office:value="0.477340143195513" calcext:value-type="float">
            <text:p>0.477340143195513</text:p>
          </table:table-cell>
          <table:table-cell office:value-type="float" office:value="0.482947464903986" calcext:value-type="float">
            <text:p>0.482947464903986</text:p>
          </table:table-cell>
          <table:table-cell office:value-type="float" office:value="0.505212011834385" calcext:value-type="float">
            <text:p>0.505212011834385</text:p>
          </table:table-cell>
          <table:table-cell office:value-type="float" office:value="0.516291254956474" calcext:value-type="float">
            <text:p>0.516291254956474</text:p>
          </table:table-cell>
          <table:table-cell office:value-type="float" office:value="0.522656888572721" calcext:value-type="float">
            <text:p>0.522656888572721</text:p>
          </table:table-cell>
          <table:table-cell office:value-type="float" office:value="0.520221394412846" calcext:value-type="float">
            <text:p>0.520221394412846</text:p>
          </table:table-cell>
          <table:table-cell office:value-type="float" office:value="0.517163976781224" calcext:value-type="float">
            <text:p>0.517163976781224</text:p>
          </table:table-cell>
          <table:table-cell office:value-type="float" office:value="0.510361776924554" calcext:value-type="float">
            <text:p>0.510361776924554</text:p>
          </table:table-cell>
          <table:table-cell office:value-type="float" office:value="0.506428914717189" calcext:value-type="float">
            <text:p>0.506428914717189</text:p>
          </table:table-cell>
          <table:table-cell office:value-type="float" office:value="0.501610929780924" calcext:value-type="float">
            <text:p>0.501610929780924</text:p>
          </table:table-cell>
          <table:table-cell office:value-type="float" office:value="0.507007367711177" calcext:value-type="float">
            <text:p>0.507007367711177</text:p>
          </table:table-cell>
          <table:table-cell office:value-type="float" office:value="0.507047845420023" calcext:value-type="float">
            <text:p>0.507047845420023</text:p>
          </table:table-cell>
          <table:table-cell office:value-type="float" office:value="0.515350926975433" calcext:value-type="float">
            <text:p>0.515350926975433</text:p>
          </table:table-cell>
          <table:table-cell office:value-type="float" office:value="0.537935625369304" calcext:value-type="float">
            <text:p>0.537935625369304</text:p>
          </table:table-cell>
          <table:table-cell office:value-type="float" office:value="0.525290590332978" calcext:value-type="float">
            <text:p>0.525290590332978</text:p>
          </table:table-cell>
          <table:table-cell office:value-type="float" office:value="0.523521241084775" calcext:value-type="float">
            <text:p>0.523521241084775</text:p>
          </table:table-cell>
          <table:table-cell office:value-type="float" office:value="0.518895143283888" calcext:value-type="float">
            <text:p>0.518895143283888</text:p>
          </table:table-cell>
          <table:table-cell office:value-type="float" office:value="0.516916777264449" calcext:value-type="float">
            <text:p>0.516916777264449</text:p>
          </table:table-cell>
          <table:table-cell office:value-type="float" office:value="0.522301808001898" calcext:value-type="float">
            <text:p>0.522301808001898</text:p>
          </table:table-cell>
          <table:table-cell office:value-type="float" office:value="0.521652569375059" calcext:value-type="float">
            <text:p>0.521652569375059</text:p>
          </table:table-cell>
          <table:table-cell office:value-type="float" office:value="0.503415028857862" calcext:value-type="float">
            <text:p>0.503415028857862</text:p>
          </table:table-cell>
          <table:table-cell office:value-type="float" office:value="0.499117567518849" calcext:value-type="float">
            <text:p>0.499117567518849</text:p>
          </table:table-cell>
          <table:table-cell office:value-type="float" office:value="0.492662017693101" calcext:value-type="float">
            <text:p>0.492662017693101</text:p>
          </table:table-cell>
          <table:table-cell office:value-type="float" office:value="0.487327474816387" calcext:value-type="float">
            <text:p>0.487327474816387</text:p>
          </table:table-cell>
          <table:table-cell office:value-type="float" office:value="0.490065873878142" calcext:value-type="float">
            <text:p>0.490065873878142</text:p>
          </table:table-cell>
          <table:table-cell office:value-type="float" office:value="0.49302010558454" calcext:value-type="float">
            <text:p>0.49302010558454</text:p>
          </table:table-cell>
          <table:table-cell office:value-type="float" office:value="0.496461801758069" calcext:value-type="float">
            <text:p>0.496461801758069</text:p>
          </table:table-cell>
          <table:table-cell office:value-type="float" office:value="0.498872107714377" calcext:value-type="float">
            <text:p>0.498872107714377</text:p>
          </table:table-cell>
          <table:table-cell office:value-type="float" office:value="0.497116827411192" calcext:value-type="float">
            <text:p>0.497116827411192</text:p>
          </table:table-cell>
          <table:table-cell office:value-type="float" office:value="0.49478011188051" calcext:value-type="float">
            <text:p>0.49478011188051</text:p>
          </table:table-cell>
          <table:table-cell office:value-type="float" office:value="0.494606004509026" calcext:value-type="float">
            <text:p>0.494606004509026</text:p>
          </table:table-cell>
          <table:table-cell office:value-type="float" office:value="0.488580218800258" calcext:value-type="float">
            <text:p>0.488580218800258</text:p>
          </table:table-cell>
          <table:table-cell office:value-type="float" office:value="0.492044536019493" calcext:value-type="float">
            <text:p>0.492044536019493</text:p>
          </table:table-cell>
          <table:table-cell office:value-type="float" office:value="0.499703040365181" calcext:value-type="float">
            <text:p>0.499703040365181</text:p>
          </table:table-cell>
          <table:table-cell office:value-type="float" office:value="0.505506197444109" calcext:value-type="float">
            <text:p>0.505506197444109</text:p>
          </table:table-cell>
          <table:table-cell office:value-type="float" office:value="0.547378214327495" calcext:value-type="float">
            <text:p>0.547378214327495</text:p>
          </table:table-cell>
          <table:table-cell office:value-type="float" office:value="0.527861795370734" calcext:value-type="float">
            <text:p>0.527861795370734</text:p>
          </table:table-cell>
          <table:table-cell office:value-type="float" office:value="0.500484071076921" calcext:value-type="float">
            <text:p>0.500484071076921</text:p>
          </table:table-cell>
          <table:table-cell office:value-type="float" office:value="0.486878210164626" calcext:value-type="float">
            <text:p>0.486878210164626</text:p>
          </table:table-cell>
          <table:table-cell office:value-type="float" office:value="0.485395241060916" calcext:value-type="float">
            <text:p>0.485395241060916</text:p>
          </table:table-cell>
          <table:table-cell office:value-type="float" office:value="0.477362470383209" calcext:value-type="float">
            <text:p>0.477362470383209</text:p>
          </table:table-cell>
          <table:table-cell office:value-type="float" office:value="0.466786702159775" calcext:value-type="float">
            <text:p>0.466786702159775</text:p>
          </table:table-cell>
          <table:table-cell office:value-type="float" office:value="0.474258739191599" calcext:value-type="float">
            <text:p>0.474258739191599</text:p>
          </table:table-cell>
          <table:table-cell office:value-type="float" office:value="0.474710885574176" calcext:value-type="float">
            <text:p>0.474710885574176</text:p>
          </table:table-cell>
          <table:table-cell office:value-type="float" office:value="0.47702787920885" calcext:value-type="float">
            <text:p>0.47702787920885</text:p>
          </table:table-cell>
          <table:table-cell office:value-type="float" office:value="0.501928182347872" calcext:value-type="float">
            <text:p>0.501928182347872</text:p>
          </table:table-cell>
          <table:table-cell office:value-type="float" office:value="0.512916873125667" calcext:value-type="float">
            <text:p>0.512916873125667</text:p>
          </table:table-cell>
          <table:table-cell office:value-type="float" office:value="0.51342694361759" calcext:value-type="float">
            <text:p>0.51342694361759</text:p>
          </table:table-cell>
          <table:table-cell office:value-type="float" office:value="0.507107202307339" calcext:value-type="float">
            <text:p>0.507107202307339</text:p>
          </table:table-cell>
          <table:table-cell office:value-type="float" office:value="0.501926480962396" calcext:value-type="float">
            <text:p>0.501926480962396</text:p>
          </table:table-cell>
          <table:table-cell office:value-type="float" office:value="0.497990790349554" calcext:value-type="float">
            <text:p>0.497990790349554</text:p>
          </table:table-cell>
          <table:table-cell office:value-type="float" office:value="0.510668459786782" calcext:value-type="float">
            <text:p>0.510668459786782</text:p>
          </table:table-cell>
          <table:table-cell office:value-type="float" office:value="0.543682430587977" calcext:value-type="float">
            <text:p>0.543682430587977</text:p>
          </table:table-cell>
          <table:table-cell office:value-type="float" office:value="0.528486414310239" calcext:value-type="float">
            <text:p>0.528486414310239</text:p>
          </table:table-cell>
          <table:table-cell office:value-type="float" office:value="0.522274770855646" calcext:value-type="float">
            <text:p>0.522274770855646</text:p>
          </table:table-cell>
          <table:table-cell office:value-type="float" office:value="0.526033369831344" calcext:value-type="float">
            <text:p>0.526033369831344</text:p>
          </table:table-cell>
          <table:table-cell office:value-type="float" office:value="0.521895748996132" calcext:value-type="float">
            <text:p>0.521895748996132</text:p>
          </table:table-cell>
          <table:table-cell office:value-type="float" office:value="0.519867446333197" calcext:value-type="float">
            <text:p>0.519867446333197</text:p>
          </table:table-cell>
          <table:table-cell office:value-type="float" office:value="0.520891565767886" calcext:value-type="float">
            <text:p>0.520891565767886</text:p>
          </table:table-cell>
          <table:table-cell office:value-type="float" office:value="0.526111288216652" calcext:value-type="float">
            <text:p>0.526111288216652</text:p>
          </table:table-cell>
          <table:table-cell office:value-type="float" office:value="0.515204447921283" calcext:value-type="float">
            <text:p>0.515204447921283</text:p>
          </table:table-cell>
          <table:table-cell office:value-type="float" office:value="0.524962451057555" calcext:value-type="float">
            <text:p>0.524962451057555</text:p>
          </table:table-cell>
          <table:table-cell office:value-type="float" office:value="0.526433983902726" calcext:value-type="float">
            <text:p>0.526433983902726</text:p>
          </table:table-cell>
          <table:table-cell office:value-type="float" office:value="0.514254069802579" calcext:value-type="float">
            <text:p>0.514254069802579</text:p>
          </table:table-cell>
          <table:table-cell office:value-type="float" office:value="0.487350981754835" calcext:value-type="float">
            <text:p>0.487350981754835</text:p>
          </table:table-cell>
          <table:table-cell office:value-type="float" office:value="0.488493163016288" calcext:value-type="float">
            <text:p>0.488493163016288</text:p>
          </table:table-cell>
          <table:table-cell office:value-type="float" office:value="0.486490601816733" calcext:value-type="float">
            <text:p>0.486490601816733</text:p>
          </table:table-cell>
          <table:table-cell office:value-type="float" office:value="0.487574969949595" calcext:value-type="float">
            <text:p>0.487574969949595</text:p>
          </table:table-cell>
          <table:table-cell office:value-type="float" office:value="0.485223978270345" calcext:value-type="float">
            <text:p>0.485223978270345</text:p>
          </table:table-cell>
          <table:table-cell office:value-type="float" office:value="0.482214671452109" calcext:value-type="float">
            <text:p>0.482214671452109</text:p>
          </table:table-cell>
          <table:table-cell office:value-type="float" office:value="0.482098646255949" calcext:value-type="float">
            <text:p>0.482098646255949</text:p>
          </table:table-cell>
          <table:table-cell office:value-type="float" office:value="0.484677460744367" calcext:value-type="float">
            <text:p>0.484677460744367</text:p>
          </table:table-cell>
          <table:table-cell office:value-type="float" office:value="0.486578619541418" calcext:value-type="float">
            <text:p>0.486578619541418</text:p>
          </table:table-cell>
          <table:table-cell office:value-type="float" office:value="0.496771999912901" calcext:value-type="float">
            <text:p>0.496771999912901</text:p>
          </table:table-cell>
          <table:table-cell office:value-type="float" office:value="0.494743905916613" calcext:value-type="float">
            <text:p>0.494743905916613</text:p>
          </table:table-cell>
          <table:table-cell office:value-type="float" office:value="0.534481065488609" calcext:value-type="float">
            <text:p>0.534481065488609</text:p>
          </table:table-cell>
          <table:table-cell office:value-type="float" office:value="0.507089331094323" calcext:value-type="float">
            <text:p>0.507089331094323</text:p>
          </table:table-cell>
          <table:table-cell office:value-type="float" office:value="0.497283340293132" calcext:value-type="float">
            <text:p>0.497283340293132</text:p>
          </table:table-cell>
          <table:table-cell office:value-type="float" office:value="0.485874746275044" calcext:value-type="float">
            <text:p>0.485874746275044</text:p>
          </table:table-cell>
          <table:table-cell office:value-type="float" office:value="0.482235906240461" calcext:value-type="float">
            <text:p>0.482235906240461</text:p>
          </table:table-cell>
          <table:table-cell office:value-type="float" office:value="0.468636370836431" calcext:value-type="float">
            <text:p>0.468636370836431</text:p>
          </table:table-cell>
          <table:table-cell office:value-type="float" office:value="0.480519079537334" calcext:value-type="float">
            <text:p>0.480519079537334</text:p>
          </table:table-cell>
          <table:table-cell office:value-type="float" office:value="0.481941875719279" calcext:value-type="float">
            <text:p>0.481941875719279</text:p>
          </table:table-cell>
          <table:table-cell office:value-type="float" office:value="0.478306441073315" calcext:value-type="float">
            <text:p>0.478306441073315</text:p>
          </table:table-cell>
          <table:table-cell office:value-type="float" office:value="0.484328892481876" calcext:value-type="float">
            <text:p>0.484328892481876</text:p>
          </table:table-cell>
          <table:table-cell office:value-type="float" office:value="0.511894218252736" calcext:value-type="float">
            <text:p>0.511894218252736</text:p>
          </table:table-cell>
          <table:table-cell office:value-type="float" office:value="0.527889168109702" calcext:value-type="float">
            <text:p>0.527889168109702</text:p>
          </table:table-cell>
          <table:table-cell office:value-type="float" office:value="0.532628992809709" calcext:value-type="float">
            <text:p>0.532628992809709</text:p>
          </table:table-cell>
          <table:table-cell office:value-type="float" office:value="0.532859092040525" calcext:value-type="float">
            <text:p>0.532859092040525</text:p>
          </table:table-cell>
          <table:table-cell office:value-type="float" office:value="0.527233000177544" calcext:value-type="float">
            <text:p>0.527233000177544</text:p>
          </table:table-cell>
          <table:table-cell office:value-type="float" office:value="0.52527603540455" calcext:value-type="float">
            <text:p>0.52527603540455</text:p>
          </table:table-cell>
          <table:table-cell office:value-type="float" office:value="0.528404315584751" calcext:value-type="float">
            <text:p>0.528404315584751</text:p>
          </table:table-cell>
          <table:table-cell office:value-type="float" office:value="0.533923660931816" calcext:value-type="float">
            <text:p>0.533923660931816</text:p>
          </table:table-cell>
          <table:table-cell office:value-type="float" office:value="0.562732875025556" calcext:value-type="float">
            <text:p>0.562732875025556</text:p>
          </table:table-cell>
          <table:table-cell office:value-type="float" office:value="0.520146116926637" calcext:value-type="float">
            <text:p>0.520146116926637</text:p>
          </table:table-cell>
          <table:table-cell office:value-type="float" office:value="0.524600827656198" calcext:value-type="float">
            <text:p>0.524600827656198</text:p>
          </table:table-cell>
          <table:table-cell office:value-type="float" office:value="0.529739514734621" calcext:value-type="float">
            <text:p>0.529739514734621</text:p>
          </table:table-cell>
          <table:table-cell office:value-type="float" office:value="0.527678547198014" calcext:value-type="float">
            <text:p>0.527678547198014</text:p>
          </table:table-cell>
          <table:table-cell office:value-type="float" office:value="0.52394402020452" calcext:value-type="float">
            <text:p>0.52394402020452</text:p>
          </table:table-cell>
          <table:table-cell office:value-type="float" office:value="0.525686899952084" calcext:value-type="float">
            <text:p>0.525686899952084</text:p>
          </table:table-cell>
          <table:table-cell office:value-type="float" office:value="0.52247524850244" calcext:value-type="float">
            <text:p>0.52247524850244</text:p>
          </table:table-cell>
          <table:table-cell office:value-type="float" office:value="0.520291265484308" calcext:value-type="float">
            <text:p>0.520291265484308</text:p>
          </table:table-cell>
          <table:table-cell office:value-type="float" office:value="0.515090846256985" calcext:value-type="float">
            <text:p>0.515090846256985</text:p>
          </table:table-cell>
          <table:table-cell office:value-type="float" office:value="0.495246253181644" calcext:value-type="float">
            <text:p>0.495246253181644</text:p>
          </table:table-cell>
          <table:table-cell office:value-type="float" office:value="0.514133986862036" calcext:value-type="float">
            <text:p>0.514133986862036</text:p>
          </table:table-cell>
          <table:table-cell office:value-type="float" office:value="0.516064997172623" calcext:value-type="float">
            <text:p>0.516064997172623</text:p>
          </table:table-cell>
          <table:table-cell office:value-type="float" office:value="0.518322209208035" calcext:value-type="float">
            <text:p>0.518322209208035</text:p>
          </table:table-cell>
          <table:table-cell office:value-type="float" office:value="0.517907256302309" calcext:value-type="float">
            <text:p>0.517907256302309</text:p>
          </table:table-cell>
          <table:table-cell office:value-type="float" office:value="0.514022879045148" calcext:value-type="float">
            <text:p>0.514022879045148</text:p>
          </table:table-cell>
          <table:table-cell office:value-type="float" office:value="0.512993939625793" calcext:value-type="float">
            <text:p>0.512993939625793</text:p>
          </table:table-cell>
          <table:table-cell office:value-type="float" office:value="0.513148448631277" calcext:value-type="float">
            <text:p>0.513148448631277</text:p>
          </table:table-cell>
          <table:table-cell office:value-type="float" office:value="0.504629744023539" calcext:value-type="float">
            <text:p>0.504629744023539</text:p>
          </table:table-cell>
          <table:table-cell office:value-type="float" office:value="0.507835129667437" calcext:value-type="float">
            <text:p>0.507835129667437</text:p>
          </table:table-cell>
          <table:table-cell office:value-type="float" office:value="0.510875264972778" calcext:value-type="float">
            <text:p>0.510875264972778</text:p>
          </table:table-cell>
          <table:table-cell office:value-type="float" office:value="0.5152097860009" calcext:value-type="float">
            <text:p>0.5152097860009</text:p>
          </table:table-cell>
          <table:table-cell office:value-type="float" office:value="0.518223503010105" calcext:value-type="float">
            <text:p>0.518223503010105</text:p>
          </table:table-cell>
          <table:table-cell office:value-type="float" office:value="0.545234276247604" calcext:value-type="float">
            <text:p>0.545234276247604</text:p>
          </table:table-cell>
          <table:table-cell office:value-type="float" office:value="0.539249162758234" calcext:value-type="float">
            <text:p>0.539249162758234</text:p>
          </table:table-cell>
          <table:table-cell office:value-type="float" office:value="0.540312444400081" calcext:value-type="float">
            <text:p>0.540312444400081</text:p>
          </table:table-cell>
          <table:table-cell office:value-type="float" office:value="0.527237390691366" calcext:value-type="float">
            <text:p>0.527237390691366</text:p>
          </table:table-cell>
          <table:table-cell office:value-type="float" office:value="0.524424620870953" calcext:value-type="float">
            <text:p>0.524424620870953</text:p>
          </table:table-cell>
          <table:table-cell office:value-type="float" office:value="0.496349293404879" calcext:value-type="float">
            <text:p>0.496349293404879</text:p>
          </table:table-cell>
          <table:table-cell office:value-type="float" office:value="0.491663380670876" calcext:value-type="float">
            <text:p>0.491663380670876</text:p>
          </table:table-cell>
          <table:table-cell office:value-type="float" office:value="0.49933120851838" calcext:value-type="float">
            <text:p>0.49933120851838</text:p>
          </table:table-cell>
          <table:table-cell office:value-type="float" office:value="0.500800817633995" calcext:value-type="float">
            <text:p>0.500800817633995</text:p>
          </table:table-cell>
          <table:table-cell office:value-type="float" office:value="0.515796379318675" calcext:value-type="float">
            <text:p>0.515796379318675</text:p>
          </table:table-cell>
          <table:table-cell office:value-type="float" office:value="0.507726220386537" calcext:value-type="float">
            <text:p>0.507726220386537</text:p>
          </table:table-cell>
          <table:table-cell office:value-type="float" office:value="0.54337895480392" calcext:value-type="float">
            <text:p>0.54337895480392</text:p>
          </table:table-cell>
          <table:table-cell office:value-type="float" office:value="0.539672150321804" calcext:value-type="float">
            <text:p>0.539672150321804</text:p>
          </table:table-cell>
          <table:table-cell office:value-type="float" office:value="0.545290575590236" calcext:value-type="float">
            <text:p>0.545290575590236</text:p>
          </table:table-cell>
          <table:table-cell office:value-type="float" office:value="0.543979055346963" calcext:value-type="float">
            <text:p>0.543979055346963</text:p>
          </table:table-cell>
          <table:table-cell office:value-type="float" office:value="0.535603934391309" calcext:value-type="float">
            <text:p>0.535603934391309</text:p>
          </table:table-cell>
          <table:table-cell office:value-type="float" office:value="0.532310698613276" calcext:value-type="float">
            <text:p>0.532310698613276</text:p>
          </table:table-cell>
          <table:table-cell office:value-type="float" office:value="0.532137496445411" calcext:value-type="float">
            <text:p>0.532137496445411</text:p>
          </table:table-cell>
          <table:table-cell office:value-type="float" office:value="0.52667998247202" calcext:value-type="float">
            <text:p>0.52667998247202</text:p>
          </table:table-cell>
          <table:table-cell office:value-type="float" office:value="0.524991814424188" calcext:value-type="float">
            <text:p>0.524991814424188</text:p>
          </table:table-cell>
          <table:table-cell office:value-type="float" office:value="0.524535480474651" calcext:value-type="float">
            <text:p>0.524535480474651</text:p>
          </table:table-cell>
          <table:table-cell office:value-type="float" office:value="0.521512018365424" calcext:value-type="float">
            <text:p>0.521512018365424</text:p>
          </table:table-cell>
          <table:table-cell office:value-type="float" office:value="0.518919390034182" calcext:value-type="float">
            <text:p>0.518919390034182</text:p>
          </table:table-cell>
          <table:table-cell office:value-type="float" office:value="0.518821955756765" calcext:value-type="float">
            <text:p>0.518821955756765</text:p>
          </table:table-cell>
          <table:table-cell office:value-type="float" office:value="0.517545194078443" calcext:value-type="float">
            <text:p>0.517545194078443</text:p>
          </table:table-cell>
          <table:table-cell office:value-type="float" office:value="0.516660563995371" calcext:value-type="float">
            <text:p>0.516660563995371</text:p>
          </table:table-cell>
          <table:table-cell office:value-type="float" office:value="0.516791811991554" calcext:value-type="float">
            <text:p>0.516791811991554</text:p>
          </table:table-cell>
          <table:table-cell office:value-type="float" office:value="0.517230609266701" calcext:value-type="float">
            <text:p>0.517230609266701</text:p>
          </table:table-cell>
          <table:table-cell office:value-type="float" office:value="0.516677578084052" calcext:value-type="float">
            <text:p>0.516677578084052</text:p>
          </table:table-cell>
          <table:table-cell office:value-type="float" office:value="0.51760356865626" calcext:value-type="float">
            <text:p>0.51760356865626</text:p>
          </table:table-cell>
          <table:table-cell office:value-type="float" office:value="0.516733216466974" calcext:value-type="float">
            <text:p>0.516733216466974</text:p>
          </table:table-cell>
          <table:table-cell office:value-type="float" office:value="0.517247583059385" calcext:value-type="float">
            <text:p>0.517247583059385</text:p>
          </table:table-cell>
          <table:table-cell office:value-type="float" office:value="0.516585025185337" calcext:value-type="float">
            <text:p>0.516585025185337</text:p>
          </table:table-cell>
          <table:table-cell office:value-type="float" office:value="0.517357297715842" calcext:value-type="float">
            <text:p>0.517357297715842</text:p>
          </table:table-cell>
          <table:table-cell office:value-type="float" office:value="0.516568337834895" calcext:value-type="float">
            <text:p>0.516568337834895</text:p>
          </table:table-cell>
          <table:table-cell office:value-type="float" office:value="0.517095737801171" calcext:value-type="float">
            <text:p>0.517095737801171</text:p>
          </table:table-cell>
          <table:table-cell office:value-type="float" office:value="0.517265077922378" calcext:value-type="float">
            <text:p>0.517265077922378</text:p>
          </table:table-cell>
          <table:table-cell office:value-type="float" office:value="0.517319880726038" calcext:value-type="float">
            <text:p>0.517319880726038</text:p>
          </table:table-cell>
          <table:table-cell office:value-type="float" office:value="0.516998731555139" calcext:value-type="float">
            <text:p>0.516998731555139</text:p>
          </table:table-cell>
          <table:table-cell office:value-type="float" office:value="0.517278268650416" calcext:value-type="float">
            <text:p>0.517278268650416</text:p>
          </table:table-cell>
          <table:table-cell office:value-type="float" office:value="0.51737630512906" calcext:value-type="float">
            <text:p>0.51737630512906</text:p>
          </table:table-cell>
          <table:table-cell office:value-type="float" office:value="0.517000068844629" calcext:value-type="float">
            <text:p>0.517000068844629</text:p>
          </table:table-cell>
          <table:table-cell office:value-type="float" office:value="0.516521588737515" calcext:value-type="float">
            <text:p>0.516521588737515</text:p>
          </table:table-cell>
          <table:table-cell office:value-type="float" office:value="0.517226173907957" calcext:value-type="float">
            <text:p>0.517226173907957</text:p>
          </table:table-cell>
          <table:table-cell office:value-type="float" office:value="0.516706941566514" calcext:value-type="float">
            <text:p>0.516706941566514</text:p>
          </table:table-cell>
          <table:table-cell office:value-type="float" office:value="0.517252657093773" calcext:value-type="float">
            <text:p>0.517252657093773</text:p>
          </table:table-cell>
          <table:table-cell office:value-type="float" office:value="0.516926513559385" calcext:value-type="float">
            <text:p>0.516926513559385</text:p>
          </table:table-cell>
          <table:table-cell office:value-type="float" office:value="0.516763123928062" calcext:value-type="float">
            <text:p>0.516763123928062</text:p>
          </table:table-cell>
          <table:table-cell office:value-type="float" office:value="0.517112982449684" calcext:value-type="float">
            <text:p>0.517112982449684</text:p>
          </table:table-cell>
          <table:table-cell office:value-type="float" office:value="0.516953460807453" calcext:value-type="float">
            <text:p>0.516953460807453</text:p>
          </table:table-cell>
          <table:table-cell office:value-type="float" office:value="0.516997354774194" calcext:value-type="float">
            <text:p>0.516997354774194</text:p>
          </table:table-cell>
          <table:table-cell office:value-type="float" office:value="0.517653151881894" calcext:value-type="float">
            <text:p>0.517653151881894</text:p>
          </table:table-cell>
          <table:table-cell office:value-type="float" office:value="0.516894827206849" calcext:value-type="float">
            <text:p>0.516894827206849</text:p>
          </table:table-cell>
          <table:table-cell office:value-type="float" office:value="0.516889769375026" calcext:value-type="float">
            <text:p>0.516889769375026</text:p>
          </table:table-cell>
          <table:table-cell office:value-type="float" office:value="0.516631122803131" calcext:value-type="float">
            <text:p>0.516631122803131</text:p>
          </table:table-cell>
          <table:table-cell office:value-type="float" office:value="0.517109522638686" calcext:value-type="float">
            <text:p>0.517109522638686</text:p>
          </table:table-cell>
          <table:table-cell office:value-type="float" office:value="0.516896716079846" calcext:value-type="float">
            <text:p>0.516896716079846</text:p>
          </table:table-cell>
          <table:table-cell office:value-type="float" office:value="0.516918843275101" calcext:value-type="float">
            <text:p>0.516918843275101</text:p>
          </table:table-cell>
          <table:table-cell office:value-type="float" office:value="0.517147150834675" calcext:value-type="float">
            <text:p>0.517147150834675</text:p>
          </table:table-cell>
          <table:table-cell office:value-type="float" office:value="0.517558371395682" calcext:value-type="float">
            <text:p>0.517558371395682</text:p>
          </table:table-cell>
          <table:table-cell office:value-type="float" office:value="0.517095950971972" calcext:value-type="float">
            <text:p>0.517095950971972</text:p>
          </table:table-cell>
          <table:table-cell office:value-type="float" office:value="0.517658585830943" calcext:value-type="float">
            <text:p>0.517658585830943</text:p>
          </table:table-cell>
          <table:table-cell office:value-type="float" office:value="0.516835165868985" calcext:value-type="float">
            <text:p>0.516835165868985</text:p>
          </table:table-cell>
          <table:table-cell office:value-type="float" office:value="0.517349254170273" calcext:value-type="float">
            <text:p>0.517349254170273</text:p>
          </table:table-cell>
          <table:table-cell office:value-type="float" office:value="0.516880097307488" calcext:value-type="float">
            <text:p>0.516880097307488</text:p>
          </table:table-cell>
          <table:table-cell office:value-type="float" office:value="0.516854073338836" calcext:value-type="float">
            <text:p>0.516854073338836</text:p>
          </table:table-cell>
          <table:table-cell office:value-type="float" office:value="0.517011315849599" calcext:value-type="float">
            <text:p>0.517011315849599</text:p>
          </table:table-cell>
          <table:table-cell office:value-type="float" office:value="0.517386635856162" calcext:value-type="float">
            <text:p>0.517386635856162</text:p>
          </table:table-cell>
          <table:table-cell office:value-type="float" office:value="0.516833429662531" calcext:value-type="float">
            <text:p>0.516833429662531</text:p>
          </table:table-cell>
          <table:table-cell office:value-type="float" office:value="0.516636194303973" calcext:value-type="float">
            <text:p>0.516636194303973</text:p>
          </table:table-cell>
          <table:table-cell office:value-type="float" office:value="0.51679653274608" calcext:value-type="float">
            <text:p>0.51679653274608</text:p>
          </table:table-cell>
          <table:table-cell office:value-type="float" office:value="0.517566621233995" calcext:value-type="float">
            <text:p>0.517566621233995</text:p>
          </table:table-cell>
          <table:table-cell office:value-type="float" office:value="0.516930406625738" calcext:value-type="float">
            <text:p>0.516930406625738</text:p>
          </table:table-cell>
          <table:table-cell office:value-type="float" office:value="0.51709123641194" calcext:value-type="float">
            <text:p>0.51709123641194</text:p>
          </table:table-cell>
          <table:table-cell office:value-type="float" office:value="0.517313893889112" calcext:value-type="float">
            <text:p>0.517313893889112</text:p>
          </table:table-cell>
          <table:table-cell office:value-type="float" office:value="0.517173593788797" calcext:value-type="float">
            <text:p>0.517173593788797</text:p>
          </table:table-cell>
          <table:table-cell office:value-type="float" office:value="0.517217073101562" calcext:value-type="float">
            <text:p>0.517217073101562</text:p>
          </table:table-cell>
          <table:table-cell office:value-type="float" office:value="0.517250826427429" calcext:value-type="float">
            <text:p>0.517250826427429</text:p>
          </table:table-cell>
          <table:table-cell office:value-type="float" office:value="0.51708179894455" calcext:value-type="float">
            <text:p>0.51708179894455</text:p>
          </table:table-cell>
          <table:table-cell office:value-type="float" office:value="0.518503373418518" calcext:value-type="float">
            <text:p>0.518503373418518</text:p>
          </table:table-cell>
          <table:table-cell office:value-type="float" office:value="0.517215758641122" calcext:value-type="float">
            <text:p>0.517215758641122</text:p>
          </table:table-cell>
          <table:table-cell office:value-type="float" office:value="0.516985160957762" calcext:value-type="float">
            <text:p>0.516985160957762</text:p>
          </table:table-cell>
          <table:table-cell office:value-type="float" office:value="0.516779090415517" calcext:value-type="float">
            <text:p>0.516779090415517</text:p>
          </table:table-cell>
          <table:table-cell office:value-type="float" office:value="0.516784340593194" calcext:value-type="float">
            <text:p>0.516784340593194</text:p>
          </table:table-cell>
          <table:table-cell office:value-type="float" office:value="0.518217033989664" calcext:value-type="float">
            <text:p>0.518217033989664</text:p>
          </table:table-cell>
          <table:table-cell office:value-type="float" office:value="0.517279312647976" calcext:value-type="float">
            <text:p>0.517279312647976</text:p>
          </table:table-cell>
          <table:table-cell office:value-type="float" office:value="0.516644693991819" calcext:value-type="float">
            <text:p>0.516644693991819</text:p>
          </table:table-cell>
          <table:table-cell office:value-type="float" office:value="0.518376782045461" calcext:value-type="float">
            <text:p>0.518376782045461</text:p>
          </table:table-cell>
          <table:table-cell office:value-type="float" office:value="0.516819856875806" calcext:value-type="float">
            <text:p>0.516819856875806</text:p>
          </table:table-cell>
          <table:table-cell office:value-type="float" office:value="0.517288148593424" calcext:value-type="float">
            <text:p>0.517288148593424</text:p>
          </table:table-cell>
          <table:table-cell office:value-type="float" office:value="0.517044490269726" calcext:value-type="float">
            <text:p>0.517044490269726</text:p>
          </table:table-cell>
          <table:table-cell office:value-type="float" office:value="0.517442488373249" calcext:value-type="float">
            <text:p>0.517442488373249</text:p>
          </table:table-cell>
          <table:table-cell office:value-type="float" office:value="0.517531471488923" calcext:value-type="float">
            <text:p>0.517531471488923</text:p>
          </table:table-cell>
          <table:table-cell office:value-type="float" office:value="0.517204575961619" calcext:value-type="float">
            <text:p>0.517204575961619</text:p>
          </table:table-cell>
          <table:table-cell office:value-type="float" office:value="0.517753421637996" calcext:value-type="float">
            <text:p>0.517753421637996</text:p>
          </table:table-cell>
          <table:table-cell office:value-type="float" office:value="0.5170344513579" calcext:value-type="float">
            <text:p>0.5170344513579</text:p>
          </table:table-cell>
          <table:table-cell office:value-type="float" office:value="0.517398096193783" calcext:value-type="float">
            <text:p>0.517398096193783</text:p>
          </table:table-cell>
          <table:table-cell office:value-type="float" office:value="0.516987489535586" calcext:value-type="float">
            <text:p>0.516987489535586</text:p>
          </table:table-cell>
          <table:table-cell office:value-type="float" office:value="0.5174735291821" calcext:value-type="float">
            <text:p>0.5174735291821</text:p>
          </table:table-cell>
          <table:table-cell office:value-type="float" office:value="0.51739356790344" calcext:value-type="float">
            <text:p>0.51739356790344</text:p>
          </table:table-cell>
          <table:table-cell office:value-type="float" office:value="0.517218976448807" calcext:value-type="float">
            <text:p>0.517218976448807</text:p>
          </table:table-cell>
          <table:table-cell office:value-type="float" office:value="0.516880890218157" calcext:value-type="float">
            <text:p>0.516880890218157</text:p>
          </table:table-cell>
          <table:table-cell office:value-type="float" office:value="0.517674866461249" calcext:value-type="float">
            <text:p>0.517674866461249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5813848665896" calcext:value-type="float">
            <text:p>-0.225813848665896</text:p>
          </table:table-cell>
          <table:table-cell office:value-type="float" office:value="-0.226178683892474" calcext:value-type="float">
            <text:p>-0.226178683892474</text:p>
          </table:table-cell>
          <table:table-cell office:value-type="float" office:value="-0.225817167752871" calcext:value-type="float">
            <text:p>-0.225817167752871</text:p>
          </table:table-cell>
          <table:table-cell office:value-type="float" office:value="-0.226052540049999" calcext:value-type="float">
            <text:p>-0.226052540049999</text:p>
          </table:table-cell>
          <table:table-cell office:value-type="float" office:value="-0.226017881140348" calcext:value-type="float">
            <text:p>-0.226017881140348</text:p>
          </table:table-cell>
          <table:table-cell office:value-type="float" office:value="-0.225873722507045" calcext:value-type="float">
            <text:p>-0.225873722507045</text:p>
          </table:table-cell>
          <table:table-cell office:value-type="float" office:value="-0.225969156843282" calcext:value-type="float">
            <text:p>-0.225969156843282</text:p>
          </table:table-cell>
          <table:table-cell office:value-type="float" office:value="-0.226025827137958" calcext:value-type="float">
            <text:p>-0.226025827137958</text:p>
          </table:table-cell>
          <table:table-cell office:value-type="float" office:value="-0.225982272324556" calcext:value-type="float">
            <text:p>-0.225982272324556</text:p>
          </table:table-cell>
          <table:table-cell office:value-type="float" office:value="-0.2260581271721" calcext:value-type="float">
            <text:p>-0.2260581271721</text:p>
          </table:table-cell>
          <table:table-cell office:value-type="float" office:value="-0.226216092003581" calcext:value-type="float">
            <text:p>-0.226216092003581</text:p>
          </table:table-cell>
          <table:table-cell office:value-type="float" office:value="-0.226131306231744" calcext:value-type="float">
            <text:p>-0.226131306231744</text:p>
          </table:table-cell>
          <table:table-cell office:value-type="float" office:value="-0.226250516061088" calcext:value-type="float">
            <text:p>-0.226250516061088</text:p>
          </table:table-cell>
          <table:table-cell office:value-type="float" office:value="-0.226205755852471" calcext:value-type="float">
            <text:p>-0.226205755852471</text:p>
          </table:table-cell>
          <table:table-cell office:value-type="float" office:value="-0.226257191477422" calcext:value-type="float">
            <text:p>-0.226257191477422</text:p>
          </table:table-cell>
          <table:table-cell office:value-type="float" office:value="-0.226078022232158" calcext:value-type="float">
            <text:p>-0.226078022232158</text:p>
          </table:table-cell>
          <table:table-cell office:value-type="float" office:value="-0.226270066636451" calcext:value-type="float">
            <text:p>-0.226270066636451</text:p>
          </table:table-cell>
          <table:table-cell office:value-type="float" office:value="-0.226307956170326" calcext:value-type="float">
            <text:p>-0.226307956170326</text:p>
          </table:table-cell>
          <table:table-cell office:value-type="float" office:value="-0.226082015273053" calcext:value-type="float">
            <text:p>-0.226082015273053</text:p>
          </table:table-cell>
          <table:table-cell office:value-type="float" office:value="-0.226349573272229" calcext:value-type="float">
            <text:p>-0.226349573272229</text:p>
          </table:table-cell>
          <table:table-cell office:value-type="float" office:value="-0.226126501782451" calcext:value-type="float">
            <text:p>-0.226126501782451</text:p>
          </table:table-cell>
          <table:table-cell office:value-type="float" office:value="-0.226318483200791" calcext:value-type="float">
            <text:p>-0.226318483200791</text:p>
          </table:table-cell>
          <table:table-cell office:value-type="float" office:value="-0.226339454664001" calcext:value-type="float">
            <text:p>-0.226339454664001</text:p>
          </table:table-cell>
          <table:table-cell office:value-type="float" office:value="-0.226093175869613" calcext:value-type="float">
            <text:p>-0.226093175869613</text:p>
          </table:table-cell>
          <table:table-cell office:value-type="float" office:value="-0.226212323029995" calcext:value-type="float">
            <text:p>-0.226212323029995</text:p>
          </table:table-cell>
          <table:table-cell office:value-type="float" office:value="-0.22626600173632" calcext:value-type="float">
            <text:p>-0.22626600173632</text:p>
          </table:table-cell>
          <table:table-cell office:value-type="float" office:value="-0.226118967860923" calcext:value-type="float">
            <text:p>-0.226118967860923</text:p>
          </table:table-cell>
          <table:table-cell office:value-type="float" office:value="-0.226105737266102" calcext:value-type="float">
            <text:p>-0.226105737266102</text:p>
          </table:table-cell>
          <table:table-cell office:value-type="float" office:value="-0.225967429625697" calcext:value-type="float">
            <text:p>-0.225967429625697</text:p>
          </table:table-cell>
          <table:table-cell office:value-type="float" office:value="-0.226198251896714" calcext:value-type="float">
            <text:p>-0.226198251896714</text:p>
          </table:table-cell>
          <table:table-cell office:value-type="float" office:value="-0.226198906451824" calcext:value-type="float">
            <text:p>-0.226198906451824</text:p>
          </table:table-cell>
          <table:table-cell office:value-type="float" office:value="-0.226430215297797" calcext:value-type="float">
            <text:p>-0.226430215297797</text:p>
          </table:table-cell>
          <table:table-cell office:value-type="float" office:value="-0.226243921028503" calcext:value-type="float">
            <text:p>-0.226243921028503</text:p>
          </table:table-cell>
          <table:table-cell office:value-type="float" office:value="-0.226106505070639" calcext:value-type="float">
            <text:p>-0.226106505070639</text:p>
          </table:table-cell>
          <table:table-cell office:value-type="float" office:value="-0.226268666039638" calcext:value-type="float">
            <text:p>-0.226268666039638</text:p>
          </table:table-cell>
          <table:table-cell office:value-type="float" office:value="-0.226235516973939" calcext:value-type="float">
            <text:p>-0.226235516973939</text:p>
          </table:table-cell>
          <table:table-cell office:value-type="float" office:value="-0.226230047963713" calcext:value-type="float">
            <text:p>-0.226230047963713</text:p>
          </table:table-cell>
          <table:table-cell office:value-type="float" office:value="-0.226338877415639" calcext:value-type="float">
            <text:p>-0.226338877415639</text:p>
          </table:table-cell>
          <table:table-cell office:value-type="float" office:value="-0.226134933278911" calcext:value-type="float">
            <text:p>-0.226134933278911</text:p>
          </table:table-cell>
          <table:table-cell office:value-type="float" office:value="-0.22624590795895" calcext:value-type="float">
            <text:p>-0.22624590795895</text:p>
          </table:table-cell>
          <table:table-cell office:value-type="float" office:value="-0.225888136292365" calcext:value-type="float">
            <text:p>-0.225888136292365</text:p>
          </table:table-cell>
          <table:table-cell office:value-type="float" office:value="-0.226148023139452" calcext:value-type="float">
            <text:p>-0.226148023139452</text:p>
          </table:table-cell>
          <table:table-cell office:value-type="float" office:value="-0.226245927112167" calcext:value-type="float">
            <text:p>-0.226245927112167</text:p>
          </table:table-cell>
          <table:table-cell office:value-type="float" office:value="-0.226348750630198" calcext:value-type="float">
            <text:p>-0.226348750630198</text:p>
          </table:table-cell>
          <table:table-cell office:value-type="float" office:value="-0.226108027556223" calcext:value-type="float">
            <text:p>-0.226108027556223</text:p>
          </table:table-cell>
          <table:table-cell office:value-type="float" office:value="-0.226301627239209" calcext:value-type="float">
            <text:p>-0.226301627239209</text:p>
          </table:table-cell>
          <table:table-cell office:value-type="float" office:value="-0.226014695423586" calcext:value-type="float">
            <text:p>-0.226014695423586</text:p>
          </table:table-cell>
          <table:table-cell office:value-type="float" office:value="-0.226482442726157" calcext:value-type="float">
            <text:p>-0.226482442726157</text:p>
          </table:table-cell>
          <table:table-cell office:value-type="float" office:value="-0.226080939893154" calcext:value-type="float">
            <text:p>-0.226080939893154</text:p>
          </table:table-cell>
          <table:table-cell office:value-type="float" office:value="-0.226270429898809" calcext:value-type="float">
            <text:p>-0.226270429898809</text:p>
          </table:table-cell>
          <table:table-cell office:value-type="float" office:value="-0.226236763455146" calcext:value-type="float">
            <text:p>-0.226236763455146</text:p>
          </table:table-cell>
          <table:table-cell office:value-type="float" office:value="-0.2261170742496" calcext:value-type="float">
            <text:p>-0.2261170742496</text:p>
          </table:table-cell>
          <table:table-cell office:value-type="float" office:value="-0.226055914295958" calcext:value-type="float">
            <text:p>-0.226055914295958</text:p>
          </table:table-cell>
          <table:table-cell office:value-type="float" office:value="-0.22600445264082" calcext:value-type="float">
            <text:p>-0.22600445264082</text:p>
          </table:table-cell>
          <table:table-cell office:value-type="float" office:value="-0.226197106296186" calcext:value-type="float">
            <text:p>-0.226197106296186</text:p>
          </table:table-cell>
          <table:table-cell office:value-type="float" office:value="-0.226326987094817" calcext:value-type="float">
            <text:p>-0.226326987094817</text:p>
          </table:table-cell>
          <table:table-cell office:value-type="float" office:value="-0.226108054634015" calcext:value-type="float">
            <text:p>-0.226108054634015</text:p>
          </table:table-cell>
          <table:table-cell office:value-type="float" office:value="-0.226204222983638" calcext:value-type="float">
            <text:p>-0.226204222983638</text:p>
          </table:table-cell>
          <table:table-cell office:value-type="float" office:value="-0.226380066088822" calcext:value-type="float">
            <text:p>-0.226380066088822</text:p>
          </table:table-cell>
          <table:table-cell office:value-type="float" office:value="-0.226132997185008" calcext:value-type="float">
            <text:p>-0.226132997185008</text:p>
          </table:table-cell>
          <table:table-cell office:value-type="float" office:value="-0.226189039767449" calcext:value-type="float">
            <text:p>-0.226189039767449</text:p>
          </table:table-cell>
          <table:table-cell office:value-type="float" office:value="-0.226255269013567" calcext:value-type="float">
            <text:p>-0.226255269013567</text:p>
          </table:table-cell>
          <table:table-cell office:value-type="float" office:value="-0.226190877640923" calcext:value-type="float">
            <text:p>-0.226190877640923</text:p>
          </table:table-cell>
          <table:table-cell office:value-type="float" office:value="-0.226210912429922" calcext:value-type="float">
            <text:p>-0.226210912429922</text:p>
          </table:table-cell>
          <table:table-cell office:value-type="float" office:value="-0.226155205498776" calcext:value-type="float">
            <text:p>-0.226155205498776</text:p>
          </table:table-cell>
          <table:table-cell office:value-type="float" office:value="-0.226151518048015" calcext:value-type="float">
            <text:p>-0.226151518048015</text:p>
          </table:table-cell>
          <table:table-cell office:value-type="float" office:value="-0.226105925870295" calcext:value-type="float">
            <text:p>-0.226105925870295</text:p>
          </table:table-cell>
          <table:table-cell office:value-type="float" office:value="-0.226326199318404" calcext:value-type="float">
            <text:p>-0.226326199318404</text:p>
          </table:table-cell>
          <table:table-cell office:value-type="float" office:value="-0.226363334429745" calcext:value-type="float">
            <text:p>-0.226363334429745</text:p>
          </table:table-cell>
          <table:table-cell office:value-type="float" office:value="-0.226041346622036" calcext:value-type="float">
            <text:p>-0.226041346622036</text:p>
          </table:table-cell>
          <table:table-cell office:value-type="float" office:value="-0.226012115744651" calcext:value-type="float">
            <text:p>-0.226012115744651</text:p>
          </table:table-cell>
          <table:table-cell office:value-type="float" office:value="-0.226173770121167" calcext:value-type="float">
            <text:p>-0.226173770121167</text:p>
          </table:table-cell>
          <table:table-cell office:value-type="float" office:value="-0.22611609176675" calcext:value-type="float">
            <text:p>-0.22611609176675</text:p>
          </table:table-cell>
          <table:table-cell office:value-type="float" office:value="-0.22605314460272" calcext:value-type="float">
            <text:p>-0.22605314460272</text:p>
          </table:table-cell>
          <table:table-cell office:value-type="float" office:value="-0.226130539431015" calcext:value-type="float">
            <text:p>-0.226130539431015</text:p>
          </table:table-cell>
          <table:table-cell office:value-type="float" office:value="-0.225759674643663" calcext:value-type="float">
            <text:p>-0.225759674643663</text:p>
          </table:table-cell>
          <table:table-cell office:value-type="float" office:value="-0.225267312675696" calcext:value-type="float">
            <text:p>-0.225267312675696</text:p>
          </table:table-cell>
          <table:table-cell office:value-type="float" office:value="-0.223161812506547" calcext:value-type="float">
            <text:p>-0.223161812506547</text:p>
          </table:table-cell>
          <table:table-cell office:value-type="float" office:value="-0.223123006154263" calcext:value-type="float">
            <text:p>-0.223123006154263</text:p>
          </table:table-cell>
          <table:table-cell office:value-type="float" office:value="-0.225296819797735" calcext:value-type="float">
            <text:p>-0.225296819797735</text:p>
          </table:table-cell>
          <table:table-cell office:value-type="float" office:value="-0.232622450994086" calcext:value-type="float">
            <text:p>-0.232622450994086</text:p>
          </table:table-cell>
          <table:table-cell office:value-type="float" office:value="-0.235532063658708" calcext:value-type="float">
            <text:p>-0.235532063658708</text:p>
          </table:table-cell>
          <table:table-cell office:value-type="float" office:value="-0.246776414233156" calcext:value-type="float">
            <text:p>-0.246776414233156</text:p>
          </table:table-cell>
          <table:table-cell office:value-type="float" office:value="-0.246326719507882" calcext:value-type="float">
            <text:p>-0.246326719507882</text:p>
          </table:table-cell>
          <table:table-cell office:value-type="float" office:value="-0.243688766841763" calcext:value-type="float">
            <text:p>-0.243688766841763</text:p>
          </table:table-cell>
          <table:table-cell office:value-type="float" office:value="-0.242881026712562" calcext:value-type="float">
            <text:p>-0.242881026712562</text:p>
          </table:table-cell>
          <table:table-cell office:value-type="float" office:value="-0.244444591208744" calcext:value-type="float">
            <text:p>-0.244444591208744</text:p>
          </table:table-cell>
          <table:table-cell office:value-type="float" office:value="-0.245503884785035" calcext:value-type="float">
            <text:p>-0.245503884785035</text:p>
          </table:table-cell>
          <table:table-cell office:value-type="float" office:value="-0.246255031735243" calcext:value-type="float">
            <text:p>-0.246255031735243</text:p>
          </table:table-cell>
          <table:table-cell office:value-type="float" office:value="-0.245837080633082" calcext:value-type="float">
            <text:p>-0.245837080633082</text:p>
          </table:table-cell>
          <table:table-cell office:value-type="float" office:value="-0.242561150459692" calcext:value-type="float">
            <text:p>-0.242561150459692</text:p>
          </table:table-cell>
          <table:table-cell office:value-type="float" office:value="-0.243470724234764" calcext:value-type="float">
            <text:p>-0.243470724234764</text:p>
          </table:table-cell>
          <table:table-cell office:value-type="float" office:value="-0.244201782824979" calcext:value-type="float">
            <text:p>-0.244201782824979</text:p>
          </table:table-cell>
          <table:table-cell office:value-type="float" office:value="-0.250320581185997" calcext:value-type="float">
            <text:p>-0.250320581185997</text:p>
          </table:table-cell>
          <table:table-cell office:value-type="float" office:value="-0.251772778585886" calcext:value-type="float">
            <text:p>-0.251772778585886</text:p>
          </table:table-cell>
          <table:table-cell office:value-type="float" office:value="-0.246532259092261" calcext:value-type="float">
            <text:p>-0.246532259092261</text:p>
          </table:table-cell>
          <table:table-cell office:value-type="float" office:value="-0.237730613180661" calcext:value-type="float">
            <text:p>-0.237730613180661</text:p>
          </table:table-cell>
          <table:table-cell office:value-type="float" office:value="-0.231559794374942" calcext:value-type="float">
            <text:p>-0.231559794374942</text:p>
          </table:table-cell>
          <table:table-cell office:value-type="float" office:value="-0.229724406518227" calcext:value-type="float">
            <text:p>-0.229724406518227</text:p>
          </table:table-cell>
          <table:table-cell office:value-type="float" office:value="-0.23060404539047" calcext:value-type="float">
            <text:p>-0.23060404539047</text:p>
          </table:table-cell>
          <table:table-cell office:value-type="float" office:value="-0.232438097474253" calcext:value-type="float">
            <text:p>-0.232438097474253</text:p>
          </table:table-cell>
          <table:table-cell office:value-type="float" office:value="-0.234520660213624" calcext:value-type="float">
            <text:p>-0.234520660213624</text:p>
          </table:table-cell>
          <table:table-cell office:value-type="float" office:value="-0.233059538589906" calcext:value-type="float">
            <text:p>-0.233059538589906</text:p>
          </table:table-cell>
          <table:table-cell office:value-type="float" office:value="-0.243743258427202" calcext:value-type="float">
            <text:p>-0.243743258427202</text:p>
          </table:table-cell>
          <table:table-cell office:value-type="float" office:value="-0.206284888636626" calcext:value-type="float">
            <text:p>-0.206284888636626</text:p>
          </table:table-cell>
          <table:table-cell office:value-type="float" office:value="-0.216086579902811" calcext:value-type="float">
            <text:p>-0.216086579902811</text:p>
          </table:table-cell>
          <table:table-cell office:value-type="float" office:value="-0.21554075726794" calcext:value-type="float">
            <text:p>-0.21554075726794</text:p>
          </table:table-cell>
          <table:table-cell office:value-type="float" office:value="-0.214439011670512" calcext:value-type="float">
            <text:p>-0.214439011670512</text:p>
          </table:table-cell>
          <table:table-cell office:value-type="float" office:value="-0.214067779321714" calcext:value-type="float">
            <text:p>-0.214067779321714</text:p>
          </table:table-cell>
          <table:table-cell office:value-type="float" office:value="-0.21580330905472" calcext:value-type="float">
            <text:p>-0.21580330905472</text:p>
          </table:table-cell>
          <table:table-cell office:value-type="float" office:value="-0.21332061044859" calcext:value-type="float">
            <text:p>-0.21332061044859</text:p>
          </table:table-cell>
          <table:table-cell office:value-type="float" office:value="-0.21545206365924" calcext:value-type="float">
            <text:p>-0.21545206365924</text:p>
          </table:table-cell>
          <table:table-cell office:value-type="float" office:value="-0.217563251895762" calcext:value-type="float">
            <text:p>-0.217563251895762</text:p>
          </table:table-cell>
          <table:table-cell office:value-type="float" office:value="-0.218432177947554" calcext:value-type="float">
            <text:p>-0.218432177947554</text:p>
          </table:table-cell>
          <table:table-cell office:value-type="float" office:value="-0.219262575081614" calcext:value-type="float">
            <text:p>-0.219262575081614</text:p>
          </table:table-cell>
          <table:table-cell office:value-type="float" office:value="-0.220584240577609" calcext:value-type="float">
            <text:p>-0.220584240577609</text:p>
          </table:table-cell>
          <table:table-cell office:value-type="float" office:value="-0.219964734992529" calcext:value-type="float">
            <text:p>-0.219964734992529</text:p>
          </table:table-cell>
          <table:table-cell office:value-type="float" office:value="-0.219769023463966" calcext:value-type="float">
            <text:p>-0.219769023463966</text:p>
          </table:table-cell>
          <table:table-cell office:value-type="float" office:value="-0.219978460811001" calcext:value-type="float">
            <text:p>-0.219978460811001</text:p>
          </table:table-cell>
          <table:table-cell office:value-type="float" office:value="-0.217026591643878" calcext:value-type="float">
            <text:p>-0.217026591643878</text:p>
          </table:table-cell>
          <table:table-cell office:value-type="float" office:value="-0.214649053312622" calcext:value-type="float">
            <text:p>-0.214649053312622</text:p>
          </table:table-cell>
          <table:table-cell office:value-type="float" office:value="-0.213045336521301" calcext:value-type="float">
            <text:p>-0.213045336521301</text:p>
          </table:table-cell>
          <table:table-cell office:value-type="float" office:value="-0.212563021163159" calcext:value-type="float">
            <text:p>-0.212563021163159</text:p>
          </table:table-cell>
          <table:table-cell office:value-type="float" office:value="-0.215966452570975" calcext:value-type="float">
            <text:p>-0.215966452570975</text:p>
          </table:table-cell>
          <table:table-cell office:value-type="float" office:value="-0.217822438216714" calcext:value-type="float">
            <text:p>-0.217822438216714</text:p>
          </table:table-cell>
          <table:table-cell office:value-type="float" office:value="-0.251636462319499" calcext:value-type="float">
            <text:p>-0.251636462319499</text:p>
          </table:table-cell>
          <table:table-cell office:value-type="float" office:value="-0.246490705281478" calcext:value-type="float">
            <text:p>-0.246490705281478</text:p>
          </table:table-cell>
          <table:table-cell office:value-type="float" office:value="-0.243198115378998" calcext:value-type="float">
            <text:p>-0.243198115378998</text:p>
          </table:table-cell>
          <table:table-cell office:value-type="float" office:value="-0.248226649448814" calcext:value-type="float">
            <text:p>-0.248226649448814</text:p>
          </table:table-cell>
          <table:table-cell office:value-type="float" office:value="-0.249522446025766" calcext:value-type="float">
            <text:p>-0.249522446025766</text:p>
          </table:table-cell>
          <table:table-cell office:value-type="float" office:value="-0.249650909193766" calcext:value-type="float">
            <text:p>-0.249650909193766</text:p>
          </table:table-cell>
          <table:table-cell office:value-type="float" office:value="-0.250389106891133" calcext:value-type="float">
            <text:p>-0.250389106891133</text:p>
          </table:table-cell>
          <table:table-cell office:value-type="float" office:value="-0.255802079698456" calcext:value-type="float">
            <text:p>-0.255802079698456</text:p>
          </table:table-cell>
          <table:table-cell office:value-type="float" office:value="-0.248331573706602" calcext:value-type="float">
            <text:p>-0.248331573706602</text:p>
          </table:table-cell>
          <table:table-cell office:value-type="float" office:value="-0.243841199837503" calcext:value-type="float">
            <text:p>-0.243841199837503</text:p>
          </table:table-cell>
          <table:table-cell office:value-type="float" office:value="-0.23456176528396" calcext:value-type="float">
            <text:p>-0.23456176528396</text:p>
          </table:table-cell>
          <table:table-cell office:value-type="float" office:value="-0.227600683762208" calcext:value-type="float">
            <text:p>-0.227600683762208</text:p>
          </table:table-cell>
          <table:table-cell office:value-type="float" office:value="-0.226387468798643" calcext:value-type="float">
            <text:p>-0.226387468798643</text:p>
          </table:table-cell>
          <table:table-cell office:value-type="float" office:value="-0.225658456784168" calcext:value-type="float">
            <text:p>-0.225658456784168</text:p>
          </table:table-cell>
          <table:table-cell office:value-type="float" office:value="-0.225759931381484" calcext:value-type="float">
            <text:p>-0.225759931381484</text:p>
          </table:table-cell>
          <table:table-cell office:value-type="float" office:value="-0.227018866955866" calcext:value-type="float">
            <text:p>-0.227018866955866</text:p>
          </table:table-cell>
          <table:table-cell office:value-type="float" office:value="-0.229749803626392" calcext:value-type="float">
            <text:p>-0.229749803626392</text:p>
          </table:table-cell>
          <table:table-cell office:value-type="float" office:value="-0.232902293660356" calcext:value-type="float">
            <text:p>-0.232902293660356</text:p>
          </table:table-cell>
          <table:table-cell office:value-type="float" office:value="-0.233161925605429" calcext:value-type="float">
            <text:p>-0.233161925605429</text:p>
          </table:table-cell>
          <table:table-cell office:value-type="float" office:value="-0.232381413972908" calcext:value-type="float">
            <text:p>-0.232381413972908</text:p>
          </table:table-cell>
          <table:table-cell office:value-type="float" office:value="-0.232349851728353" calcext:value-type="float">
            <text:p>-0.232349851728353</text:p>
          </table:table-cell>
          <table:table-cell office:value-type="float" office:value="-0.220837331555085" calcext:value-type="float">
            <text:p>-0.220837331555085</text:p>
          </table:table-cell>
          <table:table-cell office:value-type="float" office:value="-0.213781025443085" calcext:value-type="float">
            <text:p>-0.213781025443085</text:p>
          </table:table-cell>
          <table:table-cell office:value-type="float" office:value="-0.220662761706742" calcext:value-type="float">
            <text:p>-0.220662761706742</text:p>
          </table:table-cell>
          <table:table-cell office:value-type="float" office:value="-0.220187181450729" calcext:value-type="float">
            <text:p>-0.220187181450729</text:p>
          </table:table-cell>
          <table:table-cell office:value-type="float" office:value="-0.21911763995183" calcext:value-type="float">
            <text:p>-0.21911763995183</text:p>
          </table:table-cell>
          <table:table-cell office:value-type="float" office:value="-0.218575594467043" calcext:value-type="float">
            <text:p>-0.218575594467043</text:p>
          </table:table-cell>
          <table:table-cell office:value-type="float" office:value="-0.222394892072458" calcext:value-type="float">
            <text:p>-0.222394892072458</text:p>
          </table:table-cell>
          <table:table-cell office:value-type="float" office:value="-0.224494229765616" calcext:value-type="float">
            <text:p>-0.224494229765616</text:p>
          </table:table-cell>
          <table:table-cell office:value-type="float" office:value="-0.222598538284774" calcext:value-type="float">
            <text:p>-0.222598538284774</text:p>
          </table:table-cell>
          <table:table-cell office:value-type="float" office:value="-0.223571904456331" calcext:value-type="float">
            <text:p>-0.223571904456331</text:p>
          </table:table-cell>
          <table:table-cell office:value-type="float" office:value="-0.224243535484274" calcext:value-type="float">
            <text:p>-0.224243535484274</text:p>
          </table:table-cell>
          <table:table-cell office:value-type="float" office:value="-0.229437201703899" calcext:value-type="float">
            <text:p>-0.229437201703899</text:p>
          </table:table-cell>
          <table:table-cell office:value-type="float" office:value="-0.228776503718369" calcext:value-type="float">
            <text:p>-0.228776503718369</text:p>
          </table:table-cell>
          <table:table-cell office:value-type="float" office:value="-0.229456929723751" calcext:value-type="float">
            <text:p>-0.229456929723751</text:p>
          </table:table-cell>
          <table:table-cell office:value-type="float" office:value="-0.22669712654023" calcext:value-type="float">
            <text:p>-0.22669712654023</text:p>
          </table:table-cell>
          <table:table-cell office:value-type="float" office:value="-0.226631943980341" calcext:value-type="float">
            <text:p>-0.226631943980341</text:p>
          </table:table-cell>
          <table:table-cell office:value-type="float" office:value="-0.22687818121468" calcext:value-type="float">
            <text:p>-0.22687818121468</text:p>
          </table:table-cell>
          <table:table-cell office:value-type="float" office:value="-0.223208218200267" calcext:value-type="float">
            <text:p>-0.223208218200267</text:p>
          </table:table-cell>
          <table:table-cell office:value-type="float" office:value="-0.225216995494421" calcext:value-type="float">
            <text:p>-0.225216995494421</text:p>
          </table:table-cell>
          <table:table-cell office:value-type="float" office:value="-0.236603621988275" calcext:value-type="float">
            <text:p>-0.236603621988275</text:p>
          </table:table-cell>
          <table:table-cell office:value-type="float" office:value="-0.255042748034123" calcext:value-type="float">
            <text:p>-0.255042748034123</text:p>
          </table:table-cell>
          <table:table-cell office:value-type="float" office:value="-0.251449106477434" calcext:value-type="float">
            <text:p>-0.251449106477434</text:p>
          </table:table-cell>
          <table:table-cell office:value-type="float" office:value="-0.24653819203882" calcext:value-type="float">
            <text:p>-0.24653819203882</text:p>
          </table:table-cell>
          <table:table-cell office:value-type="float" office:value="-0.250323721622909" calcext:value-type="float">
            <text:p>-0.250323721622909</text:p>
          </table:table-cell>
          <table:table-cell office:value-type="float" office:value="-0.252365099093762" calcext:value-type="float">
            <text:p>-0.252365099093762</text:p>
          </table:table-cell>
          <table:table-cell office:value-type="float" office:value="-0.253593089001599" calcext:value-type="float">
            <text:p>-0.253593089001599</text:p>
          </table:table-cell>
          <table:table-cell office:value-type="float" office:value="-0.258826036586571" calcext:value-type="float">
            <text:p>-0.258826036586571</text:p>
          </table:table-cell>
          <table:table-cell office:value-type="float" office:value="-0.260178004217954" calcext:value-type="float">
            <text:p>-0.260178004217954</text:p>
          </table:table-cell>
          <table:table-cell office:value-type="float" office:value="-0.262628284570587" calcext:value-type="float">
            <text:p>-0.262628284570587</text:p>
          </table:table-cell>
          <table:table-cell office:value-type="float" office:value="-0.252759173496951" calcext:value-type="float">
            <text:p>-0.252759173496951</text:p>
          </table:table-cell>
          <table:table-cell office:value-type="float" office:value="-0.246028808576819" calcext:value-type="float">
            <text:p>-0.246028808576819</text:p>
          </table:table-cell>
          <table:table-cell office:value-type="float" office:value="-0.246910027023777" calcext:value-type="float">
            <text:p>-0.246910027023777</text:p>
          </table:table-cell>
          <table:table-cell office:value-type="float" office:value="-0.244973336389516" calcext:value-type="float">
            <text:p>-0.244973336389516</text:p>
          </table:table-cell>
          <table:table-cell office:value-type="float" office:value="-0.244397286723755" calcext:value-type="float">
            <text:p>-0.244397286723755</text:p>
          </table:table-cell>
          <table:table-cell office:value-type="float" office:value="-0.246784874029795" calcext:value-type="float">
            <text:p>-0.246784874029795</text:p>
          </table:table-cell>
          <table:table-cell office:value-type="float" office:value="-0.248950671358582" calcext:value-type="float">
            <text:p>-0.248950671358582</text:p>
          </table:table-cell>
          <table:table-cell office:value-type="float" office:value="-0.250738004256206" calcext:value-type="float">
            <text:p>-0.250738004256206</text:p>
          </table:table-cell>
          <table:table-cell office:value-type="float" office:value="-0.250218522354657" calcext:value-type="float">
            <text:p>-0.250218522354657</text:p>
          </table:table-cell>
          <table:table-cell office:value-type="float" office:value="-0.249660458707766" calcext:value-type="float">
            <text:p>-0.249660458707766</text:p>
          </table:table-cell>
          <table:table-cell office:value-type="float" office:value="-0.248347787696807" calcext:value-type="float">
            <text:p>-0.248347787696807</text:p>
          </table:table-cell>
          <table:table-cell office:value-type="float" office:value="-0.24879308817618" calcext:value-type="float">
            <text:p>-0.24879308817618</text:p>
          </table:table-cell>
          <table:table-cell office:value-type="float" office:value="-0.251325043635251" calcext:value-type="float">
            <text:p>-0.251325043635251</text:p>
          </table:table-cell>
          <table:table-cell office:value-type="float" office:value="-0.225213185280862" calcext:value-type="float">
            <text:p>-0.225213185280862</text:p>
          </table:table-cell>
          <table:table-cell office:value-type="float" office:value="-0.223522784591668" calcext:value-type="float">
            <text:p>-0.223522784591668</text:p>
          </table:table-cell>
          <table:table-cell office:value-type="float" office:value="-0.219820473225456" calcext:value-type="float">
            <text:p>-0.219820473225456</text:p>
          </table:table-cell>
          <table:table-cell office:value-type="float" office:value="-0.223955980082962" calcext:value-type="float">
            <text:p>-0.223955980082962</text:p>
          </table:table-cell>
          <table:table-cell office:value-type="float" office:value="-0.224441622453475" calcext:value-type="float">
            <text:p>-0.224441622453475</text:p>
          </table:table-cell>
          <table:table-cell office:value-type="float" office:value="-0.226392795766091" calcext:value-type="float">
            <text:p>-0.226392795766091</text:p>
          </table:table-cell>
          <table:table-cell office:value-type="float" office:value="-0.226848549410536" calcext:value-type="float">
            <text:p>-0.226848549410536</text:p>
          </table:table-cell>
          <table:table-cell office:value-type="float" office:value="-0.2267285767715" calcext:value-type="float">
            <text:p>-0.2267285767715</text:p>
          </table:table-cell>
          <table:table-cell office:value-type="float" office:value="-0.228882210683682" calcext:value-type="float">
            <text:p>-0.228882210683682</text:p>
          </table:table-cell>
          <table:table-cell office:value-type="float" office:value="-0.229933559526769" calcext:value-type="float">
            <text:p>-0.229933559526769</text:p>
          </table:table-cell>
          <table:table-cell office:value-type="float" office:value="-0.233330066800118" calcext:value-type="float">
            <text:p>-0.233330066800118</text:p>
          </table:table-cell>
          <table:table-cell office:value-type="float" office:value="-0.2325120340155" calcext:value-type="float">
            <text:p>-0.2325120340155</text:p>
          </table:table-cell>
          <table:table-cell office:value-type="float" office:value="-0.229020355889624" calcext:value-type="float">
            <text:p>-0.229020355889624</text:p>
          </table:table-cell>
          <table:table-cell office:value-type="float" office:value="-0.22943506126346" calcext:value-type="float">
            <text:p>-0.22943506126346</text:p>
          </table:table-cell>
          <table:table-cell office:value-type="float" office:value="-0.229609015754645" calcext:value-type="float">
            <text:p>-0.229609015754645</text:p>
          </table:table-cell>
          <table:table-cell office:value-type="float" office:value="-0.228590240357949" calcext:value-type="float">
            <text:p>-0.228590240357949</text:p>
          </table:table-cell>
          <table:table-cell office:value-type="float" office:value="-0.227564464042794" calcext:value-type="float">
            <text:p>-0.227564464042794</text:p>
          </table:table-cell>
          <table:table-cell office:value-type="float" office:value="-0.225732816596496" calcext:value-type="float">
            <text:p>-0.225732816596496</text:p>
          </table:table-cell>
          <table:table-cell office:value-type="float" office:value="-0.229056937980317" calcext:value-type="float">
            <text:p>-0.229056937980317</text:p>
          </table:table-cell>
          <table:table-cell office:value-type="float" office:value="-0.230096496291535" calcext:value-type="float">
            <text:p>-0.230096496291535</text:p>
          </table:table-cell>
          <table:table-cell office:value-type="float" office:value="-0.234065808128094" calcext:value-type="float">
            <text:p>-0.234065808128094</text:p>
          </table:table-cell>
          <table:table-cell office:value-type="float" office:value="-0.262259414846791" calcext:value-type="float">
            <text:p>-0.262259414846791</text:p>
          </table:table-cell>
          <table:table-cell office:value-type="float" office:value="-0.255178141566315" calcext:value-type="float">
            <text:p>-0.255178141566315</text:p>
          </table:table-cell>
          <table:table-cell office:value-type="float" office:value="-0.257474108765811" calcext:value-type="float">
            <text:p>-0.257474108765811</text:p>
          </table:table-cell>
          <table:table-cell office:value-type="float" office:value="-0.258020248234952" calcext:value-type="float">
            <text:p>-0.258020248234952</text:p>
          </table:table-cell>
          <table:table-cell office:value-type="float" office:value="-0.256579897497314" calcext:value-type="float">
            <text:p>-0.256579897497314</text:p>
          </table:table-cell>
          <table:table-cell office:value-type="float" office:value="-0.25953340588663" calcext:value-type="float">
            <text:p>-0.25953340588663</text:p>
          </table:table-cell>
          <table:table-cell office:value-type="float" office:value="-0.264884789381456" calcext:value-type="float">
            <text:p>-0.264884789381456</text:p>
          </table:table-cell>
          <table:table-cell office:value-type="float" office:value="-0.26423367340283" calcext:value-type="float">
            <text:p>-0.26423367340283</text:p>
          </table:table-cell>
          <table:table-cell office:value-type="float" office:value="-0.264208200993142" calcext:value-type="float">
            <text:p>-0.264208200993142</text:p>
          </table:table-cell>
          <table:table-cell office:value-type="float" office:value="-0.260164873424825" calcext:value-type="float">
            <text:p>-0.260164873424825</text:p>
          </table:table-cell>
          <table:table-cell office:value-type="float" office:value="-0.248227488042376" calcext:value-type="float">
            <text:p>-0.248227488042376</text:p>
          </table:table-cell>
          <table:table-cell office:value-type="float" office:value="-0.245805625036694" calcext:value-type="float">
            <text:p>-0.245805625036694</text:p>
          </table:table-cell>
          <table:table-cell office:value-type="float" office:value="-0.244820412672573" calcext:value-type="float">
            <text:p>-0.244820412672573</text:p>
          </table:table-cell>
          <table:table-cell office:value-type="float" office:value="-0.245500186924413" calcext:value-type="float">
            <text:p>-0.245500186924413</text:p>
          </table:table-cell>
          <table:table-cell office:value-type="float" office:value="-0.245631899071643" calcext:value-type="float">
            <text:p>-0.245631899071643</text:p>
          </table:table-cell>
          <table:table-cell office:value-type="float" office:value="-0.245088867225841" calcext:value-type="float">
            <text:p>-0.245088867225841</text:p>
          </table:table-cell>
          <table:table-cell office:value-type="float" office:value="-0.244781667648496" calcext:value-type="float">
            <text:p>-0.244781667648496</text:p>
          </table:table-cell>
          <table:table-cell office:value-type="float" office:value="-0.246786082592426" calcext:value-type="float">
            <text:p>-0.246786082592426</text:p>
          </table:table-cell>
          <table:table-cell office:value-type="float" office:value="-0.24593753594631" calcext:value-type="float">
            <text:p>-0.24593753594631</text:p>
          </table:table-cell>
          <table:table-cell office:value-type="float" office:value="-0.247208729671098" calcext:value-type="float">
            <text:p>-0.247208729671098</text:p>
          </table:table-cell>
          <table:table-cell office:value-type="float" office:value="-0.246886521353365" calcext:value-type="float">
            <text:p>-0.246886521353365</text:p>
          </table:table-cell>
          <table:table-cell office:value-type="float" office:value="-0.246260908408962" calcext:value-type="float">
            <text:p>-0.246260908408962</text:p>
          </table:table-cell>
          <table:table-cell office:value-type="float" office:value="-0.219823190432969" calcext:value-type="float">
            <text:p>-0.219823190432969</text:p>
          </table:table-cell>
          <table:table-cell office:value-type="float" office:value="-0.211916844250896" calcext:value-type="float">
            <text:p>-0.211916844250896</text:p>
          </table:table-cell>
          <table:table-cell office:value-type="float" office:value="-0.219582915353737" calcext:value-type="float">
            <text:p>-0.219582915353737</text:p>
          </table:table-cell>
          <table:table-cell office:value-type="float" office:value="-0.218542698213813" calcext:value-type="float">
            <text:p>-0.218542698213813</text:p>
          </table:table-cell>
          <table:table-cell office:value-type="float" office:value="-0.221091225347242" calcext:value-type="float">
            <text:p>-0.221091225347242</text:p>
          </table:table-cell>
          <table:table-cell office:value-type="float" office:value="-0.222291782280166" calcext:value-type="float">
            <text:p>-0.222291782280166</text:p>
          </table:table-cell>
          <table:table-cell office:value-type="float" office:value="-0.219898868797645" calcext:value-type="float">
            <text:p>-0.219898868797645</text:p>
          </table:table-cell>
          <table:table-cell office:value-type="float" office:value="-0.221905656070592" calcext:value-type="float">
            <text:p>-0.221905656070592</text:p>
          </table:table-cell>
          <table:table-cell office:value-type="float" office:value="-0.223027443359387" calcext:value-type="float">
            <text:p>-0.223027443359387</text:p>
          </table:table-cell>
          <table:table-cell office:value-type="float" office:value="-0.222617688636279" calcext:value-type="float">
            <text:p>-0.222617688636279</text:p>
          </table:table-cell>
          <table:table-cell office:value-type="float" office:value="-0.225487161360257" calcext:value-type="float">
            <text:p>-0.225487161360257</text:p>
          </table:table-cell>
          <table:table-cell office:value-type="float" office:value="-0.224958159953026" calcext:value-type="float">
            <text:p>-0.224958159953026</text:p>
          </table:table-cell>
          <table:table-cell office:value-type="float" office:value="-0.223440312020825" calcext:value-type="float">
            <text:p>-0.223440312020825</text:p>
          </table:table-cell>
          <table:table-cell office:value-type="float" office:value="-0.221141477470083" calcext:value-type="float">
            <text:p>-0.221141477470083</text:p>
          </table:table-cell>
          <table:table-cell office:value-type="float" office:value="-0.219043221679611" calcext:value-type="float">
            <text:p>-0.219043221679611</text:p>
          </table:table-cell>
          <table:table-cell office:value-type="float" office:value="-0.218383237197549" calcext:value-type="float">
            <text:p>-0.218383237197549</text:p>
          </table:table-cell>
          <table:table-cell office:value-type="float" office:value="-0.224803859330655" calcext:value-type="float">
            <text:p>-0.224803859330655</text:p>
          </table:table-cell>
          <table:table-cell office:value-type="float" office:value="-0.241032058766188" calcext:value-type="float">
            <text:p>-0.241032058766188</text:p>
          </table:table-cell>
          <table:table-cell office:value-type="float" office:value="-0.254484532502046" calcext:value-type="float">
            <text:p>-0.254484532502046</text:p>
          </table:table-cell>
          <table:table-cell office:value-type="float" office:value="-0.252156326121697" calcext:value-type="float">
            <text:p>-0.252156326121697</text:p>
          </table:table-cell>
          <table:table-cell office:value-type="float" office:value="-0.253544430590275" calcext:value-type="float">
            <text:p>-0.253544430590275</text:p>
          </table:table-cell>
          <table:table-cell office:value-type="float" office:value="-0.254789230427665" calcext:value-type="float">
            <text:p>-0.254789230427665</text:p>
          </table:table-cell>
          <table:table-cell office:value-type="float" office:value="-0.255428709366538" calcext:value-type="float">
            <text:p>-0.255428709366538</text:p>
          </table:table-cell>
          <table:table-cell office:value-type="float" office:value="-0.25768999534046" calcext:value-type="float">
            <text:p>-0.25768999534046</text:p>
          </table:table-cell>
          <table:table-cell office:value-type="float" office:value="-0.260073987969839" calcext:value-type="float">
            <text:p>-0.260073987969839</text:p>
          </table:table-cell>
          <table:table-cell office:value-type="float" office:value="-0.256271420395874" calcext:value-type="float">
            <text:p>-0.256271420395874</text:p>
          </table:table-cell>
          <table:table-cell office:value-type="float" office:value="-0.259862946367775" calcext:value-type="float">
            <text:p>-0.259862946367775</text:p>
          </table:table-cell>
          <table:table-cell office:value-type="float" office:value="-0.264685723103929" calcext:value-type="float">
            <text:p>-0.264685723103929</text:p>
          </table:table-cell>
          <table:table-cell office:value-type="float" office:value="-0.266820497531444" calcext:value-type="float">
            <text:p>-0.266820497531444</text:p>
          </table:table-cell>
          <table:table-cell office:value-type="float" office:value="-0.258990496115842" calcext:value-type="float">
            <text:p>-0.258990496115842</text:p>
          </table:table-cell>
          <table:table-cell office:value-type="float" office:value="-0.257173642394004" calcext:value-type="float">
            <text:p>-0.257173642394004</text:p>
          </table:table-cell>
          <table:table-cell office:value-type="float" office:value="-0.249673670734378" calcext:value-type="float">
            <text:p>-0.249673670734378</text:p>
          </table:table-cell>
          <table:table-cell office:value-type="float" office:value="-0.246570617009114" calcext:value-type="float">
            <text:p>-0.246570617009114</text:p>
          </table:table-cell>
          <table:table-cell office:value-type="float" office:value="-0.239312873907279" calcext:value-type="float">
            <text:p>-0.239312873907279</text:p>
          </table:table-cell>
          <table:table-cell office:value-type="float" office:value="-0.236986701308062" calcext:value-type="float">
            <text:p>-0.236986701308062</text:p>
          </table:table-cell>
          <table:table-cell office:value-type="float" office:value="-0.237285908740591" calcext:value-type="float">
            <text:p>-0.237285908740591</text:p>
          </table:table-cell>
          <table:table-cell office:value-type="float" office:value="-0.23884887247099" calcext:value-type="float">
            <text:p>-0.23884887247099</text:p>
          </table:table-cell>
          <table:table-cell office:value-type="float" office:value="-0.244104817698752" calcext:value-type="float">
            <text:p>-0.244104817698752</text:p>
          </table:table-cell>
          <table:table-cell office:value-type="float" office:value="-0.247085822505968" calcext:value-type="float">
            <text:p>-0.247085822505968</text:p>
          </table:table-cell>
          <table:table-cell office:value-type="float" office:value="-0.243164448509927" calcext:value-type="float">
            <text:p>-0.243164448509927</text:p>
          </table:table-cell>
          <table:table-cell office:value-type="float" office:value="-0.214347341412657" calcext:value-type="float">
            <text:p>-0.214347341412657</text:p>
          </table:table-cell>
          <table:table-cell office:value-type="float" office:value="-0.221952195244415" calcext:value-type="float">
            <text:p>-0.221952195244415</text:p>
          </table:table-cell>
          <table:table-cell office:value-type="float" office:value="-0.221924435845489" calcext:value-type="float">
            <text:p>-0.221924435845489</text:p>
          </table:table-cell>
          <table:table-cell office:value-type="float" office:value="-0.221073315045556" calcext:value-type="float">
            <text:p>-0.221073315045556</text:p>
          </table:table-cell>
          <table:table-cell office:value-type="float" office:value="-0.22218772931765" calcext:value-type="float">
            <text:p>-0.22218772931765</text:p>
          </table:table-cell>
          <table:table-cell office:value-type="float" office:value="-0.219988806934203" calcext:value-type="float">
            <text:p>-0.219988806934203</text:p>
          </table:table-cell>
          <table:table-cell office:value-type="float" office:value="-0.21959646887039" calcext:value-type="float">
            <text:p>-0.21959646887039</text:p>
          </table:table-cell>
          <table:table-cell office:value-type="float" office:value="-0.219108870216306" calcext:value-type="float">
            <text:p>-0.219108870216306</text:p>
          </table:table-cell>
          <table:table-cell office:value-type="float" office:value="-0.219172701788763" calcext:value-type="float">
            <text:p>-0.219172701788763</text:p>
          </table:table-cell>
          <table:table-cell office:value-type="float" office:value="-0.220343794212966" calcext:value-type="float">
            <text:p>-0.220343794212966</text:p>
          </table:table-cell>
          <table:table-cell office:value-type="float" office:value="-0.225159972259191" calcext:value-type="float">
            <text:p>-0.225159972259191</text:p>
          </table:table-cell>
          <table:table-cell office:value-type="float" office:value="-0.228064826041656" calcext:value-type="float">
            <text:p>-0.228064826041656</text:p>
          </table:table-cell>
          <table:table-cell office:value-type="float" office:value="-0.226536855485526" calcext:value-type="float">
            <text:p>-0.226536855485526</text:p>
          </table:table-cell>
          <table:table-cell office:value-type="float" office:value="-0.225589473444856" calcext:value-type="float">
            <text:p>-0.225589473444856</text:p>
          </table:table-cell>
          <table:table-cell office:value-type="float" office:value="-0.224406954395173" calcext:value-type="float">
            <text:p>-0.224406954395173</text:p>
          </table:table-cell>
          <table:table-cell office:value-type="float" office:value="-0.222189163663176" calcext:value-type="float">
            <text:p>-0.222189163663176</text:p>
          </table:table-cell>
          <table:table-cell office:value-type="float" office:value="-0.221017622826856" calcext:value-type="float">
            <text:p>-0.221017622826856</text:p>
          </table:table-cell>
          <table:table-cell office:value-type="float" office:value="-0.225052641485952" calcext:value-type="float">
            <text:p>-0.225052641485952</text:p>
          </table:table-cell>
          <table:table-cell office:value-type="float" office:value="-0.239552939391308" calcext:value-type="float">
            <text:p>-0.239552939391308</text:p>
          </table:table-cell>
          <table:table-cell office:value-type="float" office:value="-0.250000230175232" calcext:value-type="float">
            <text:p>-0.250000230175232</text:p>
          </table:table-cell>
          <table:table-cell office:value-type="float" office:value="-0.254689089754325" calcext:value-type="float">
            <text:p>-0.254689089754325</text:p>
          </table:table-cell>
          <table:table-cell office:value-type="float" office:value="-0.252414445082254" calcext:value-type="float">
            <text:p>-0.252414445082254</text:p>
          </table:table-cell>
          <table:table-cell office:value-type="float" office:value="-0.250035153934423" calcext:value-type="float">
            <text:p>-0.250035153934423</text:p>
          </table:table-cell>
          <table:table-cell office:value-type="float" office:value="-0.247644542276141" calcext:value-type="float">
            <text:p>-0.247644542276141</text:p>
          </table:table-cell>
          <table:table-cell office:value-type="float" office:value="-0.251428989722796" calcext:value-type="float">
            <text:p>-0.251428989722796</text:p>
          </table:table-cell>
          <table:table-cell office:value-type="float" office:value="-0.254486648600697" calcext:value-type="float">
            <text:p>-0.254486648600697</text:p>
          </table:table-cell>
          <table:table-cell office:value-type="float" office:value="-0.254823243415093" calcext:value-type="float">
            <text:p>-0.254823243415093</text:p>
          </table:table-cell>
          <table:table-cell office:value-type="float" office:value="-0.25796833221979" calcext:value-type="float">
            <text:p>-0.25796833221979</text:p>
          </table:table-cell>
          <table:table-cell office:value-type="float" office:value="-0.260758721013738" calcext:value-type="float">
            <text:p>-0.260758721013738</text:p>
          </table:table-cell>
          <table:table-cell office:value-type="float" office:value="-0.252573287891021" calcext:value-type="float">
            <text:p>-0.252573287891021</text:p>
          </table:table-cell>
          <table:table-cell office:value-type="float" office:value="-0.250148271480025" calcext:value-type="float">
            <text:p>-0.250148271480025</text:p>
          </table:table-cell>
          <table:table-cell office:value-type="float" office:value="-0.250220089568714" calcext:value-type="float">
            <text:p>-0.250220089568714</text:p>
          </table:table-cell>
          <table:table-cell office:value-type="float" office:value="-0.250902455545087" calcext:value-type="float">
            <text:p>-0.250902455545087</text:p>
          </table:table-cell>
          <table:table-cell office:value-type="float" office:value="-0.249967505829437" calcext:value-type="float">
            <text:p>-0.249967505829437</text:p>
          </table:table-cell>
          <table:table-cell office:value-type="float" office:value="-0.250979747873479" calcext:value-type="float">
            <text:p>-0.250979747873479</text:p>
          </table:table-cell>
          <table:table-cell office:value-type="float" office:value="-0.255491869880291" calcext:value-type="float">
            <text:p>-0.255491869880291</text:p>
          </table:table-cell>
          <table:table-cell office:value-type="float" office:value="-0.253956408029358" calcext:value-type="float">
            <text:p>-0.253956408029358</text:p>
          </table:table-cell>
          <table:table-cell office:value-type="float" office:value="-0.254236193314914" calcext:value-type="float">
            <text:p>-0.254236193314914</text:p>
          </table:table-cell>
          <table:table-cell office:value-type="float" office:value="-0.254902117633562" calcext:value-type="float">
            <text:p>-0.254902117633562</text:p>
          </table:table-cell>
          <table:table-cell office:value-type="float" office:value="-0.254145139502044" calcext:value-type="float">
            <text:p>-0.254145139502044</text:p>
          </table:table-cell>
          <table:table-cell office:value-type="float" office:value="-0.254332513233175" calcext:value-type="float">
            <text:p>-0.254332513233175</text:p>
          </table:table-cell>
          <table:table-cell office:value-type="float" office:value="-0.263698778070795" calcext:value-type="float">
            <text:p>-0.263698778070795</text:p>
          </table:table-cell>
          <table:table-cell office:value-type="float" office:value="-0.229088631875656" calcext:value-type="float">
            <text:p>-0.229088631875656</text:p>
          </table:table-cell>
          <table:table-cell office:value-type="float" office:value="-0.22947892150356" calcext:value-type="float">
            <text:p>-0.22947892150356</text:p>
          </table:table-cell>
          <table:table-cell office:value-type="float" office:value="-0.224884621193183" calcext:value-type="float">
            <text:p>-0.224884621193183</text:p>
          </table:table-cell>
          <table:table-cell office:value-type="float" office:value="-0.227827124355472" calcext:value-type="float">
            <text:p>-0.227827124355472</text:p>
          </table:table-cell>
          <table:table-cell office:value-type="float" office:value="-0.228481819256885" calcext:value-type="float">
            <text:p>-0.228481819256885</text:p>
          </table:table-cell>
          <table:table-cell office:value-type="float" office:value="-0.227617413186687" calcext:value-type="float">
            <text:p>-0.227617413186687</text:p>
          </table:table-cell>
          <table:table-cell office:value-type="float" office:value="-0.227288382663522" calcext:value-type="float">
            <text:p>-0.227288382663522</text:p>
          </table:table-cell>
          <table:table-cell office:value-type="float" office:value="-0.224851561109428" calcext:value-type="float">
            <text:p>-0.224851561109428</text:p>
          </table:table-cell>
          <table:table-cell office:value-type="float" office:value="-0.232131761988354" calcext:value-type="float">
            <text:p>-0.232131761988354</text:p>
          </table:table-cell>
          <table:table-cell office:value-type="float" office:value="-0.229187295260154" calcext:value-type="float">
            <text:p>-0.229187295260154</text:p>
          </table:table-cell>
          <table:table-cell office:value-type="float" office:value="-0.239177035049656" calcext:value-type="float">
            <text:p>-0.239177035049656</text:p>
          </table:table-cell>
          <table:table-cell office:value-type="float" office:value="-0.238736183132191" calcext:value-type="float">
            <text:p>-0.238736183132191</text:p>
          </table:table-cell>
          <table:table-cell office:value-type="float" office:value="-0.240201566403138" calcext:value-type="float">
            <text:p>-0.240201566403138</text:p>
          </table:table-cell>
          <table:table-cell office:value-type="float" office:value="-0.243035247609519" calcext:value-type="float">
            <text:p>-0.243035247609519</text:p>
          </table:table-cell>
          <table:table-cell office:value-type="float" office:value="-0.241940096634117" calcext:value-type="float">
            <text:p>-0.241940096634117</text:p>
          </table:table-cell>
          <table:table-cell office:value-type="float" office:value="-0.23925738808997" calcext:value-type="float">
            <text:p>-0.23925738808997</text:p>
          </table:table-cell>
          <table:table-cell office:value-type="float" office:value="-0.238829122591103" calcext:value-type="float">
            <text:p>-0.238829122591103</text:p>
          </table:table-cell>
          <table:table-cell office:value-type="float" office:value="-0.238934687156171" calcext:value-type="float">
            <text:p>-0.238934687156171</text:p>
          </table:table-cell>
          <table:table-cell office:value-type="float" office:value="-0.239378772435978" calcext:value-type="float">
            <text:p>-0.239378772435978</text:p>
          </table:table-cell>
          <table:table-cell office:value-type="float" office:value="-0.239973964272437" calcext:value-type="float">
            <text:p>-0.239973964272437</text:p>
          </table:table-cell>
          <table:table-cell office:value-type="float" office:value="-0.239142653539592" calcext:value-type="float">
            <text:p>-0.239142653539592</text:p>
          </table:table-cell>
          <table:table-cell office:value-type="float" office:value="-0.23915584717375" calcext:value-type="float">
            <text:p>-0.23915584717375</text:p>
          </table:table-cell>
          <table:table-cell office:value-type="float" office:value="-0.239509662041296" calcext:value-type="float">
            <text:p>-0.239509662041296</text:p>
          </table:table-cell>
          <table:table-cell office:value-type="float" office:value="-0.239337159632316" calcext:value-type="float">
            <text:p>-0.239337159632316</text:p>
          </table:table-cell>
          <table:table-cell office:value-type="float" office:value="-0.238867367643698" calcext:value-type="float">
            <text:p>-0.238867367643698</text:p>
          </table:table-cell>
          <table:table-cell office:value-type="float" office:value="-0.238993382494046" calcext:value-type="float">
            <text:p>-0.238993382494046</text:p>
          </table:table-cell>
          <table:table-cell office:value-type="float" office:value="-0.238965989832089" calcext:value-type="float">
            <text:p>-0.238965989832089</text:p>
          </table:table-cell>
          <table:table-cell office:value-type="float" office:value="-0.238823033292851" calcext:value-type="float">
            <text:p>-0.238823033292851</text:p>
          </table:table-cell>
          <table:table-cell office:value-type="float" office:value="-0.239277735096884" calcext:value-type="float">
            <text:p>-0.239277735096884</text:p>
          </table:table-cell>
          <table:table-cell office:value-type="float" office:value="-0.23883819474671" calcext:value-type="float">
            <text:p>-0.23883819474671</text:p>
          </table:table-cell>
          <table:table-cell office:value-type="float" office:value="-0.23898761682361" calcext:value-type="float">
            <text:p>-0.23898761682361</text:p>
          </table:table-cell>
          <table:table-cell office:value-type="float" office:value="-0.238776671291724" calcext:value-type="float">
            <text:p>-0.238776671291724</text:p>
          </table:table-cell>
          <table:table-cell office:value-type="float" office:value="-0.239124633044623" calcext:value-type="float">
            <text:p>-0.239124633044623</text:p>
          </table:table-cell>
          <table:table-cell office:value-type="float" office:value="-0.238854356533801" calcext:value-type="float">
            <text:p>-0.238854356533801</text:p>
          </table:table-cell>
          <table:table-cell office:value-type="float" office:value="-0.238960802214072" calcext:value-type="float">
            <text:p>-0.238960802214072</text:p>
          </table:table-cell>
          <table:table-cell office:value-type="float" office:value="-0.239009940196478" calcext:value-type="float">
            <text:p>-0.239009940196478</text:p>
          </table:table-cell>
          <table:table-cell office:value-type="float" office:value="-0.239041373713196" calcext:value-type="float">
            <text:p>-0.239041373713196</text:p>
          </table:table-cell>
          <table:table-cell office:value-type="float" office:value="-0.238949982819864" calcext:value-type="float">
            <text:p>-0.238949982819864</text:p>
          </table:table-cell>
          <table:table-cell office:value-type="float" office:value="-0.239064025812053" calcext:value-type="float">
            <text:p>-0.239064025812053</text:p>
          </table:table-cell>
          <table:table-cell office:value-type="float" office:value="-0.239093398902328" calcext:value-type="float">
            <text:p>-0.239093398902328</text:p>
          </table:table-cell>
          <table:table-cell office:value-type="float" office:value="-0.238939289138124" calcext:value-type="float">
            <text:p>-0.238939289138124</text:p>
          </table:table-cell>
          <table:table-cell office:value-type="float" office:value="-0.238771789876641" calcext:value-type="float">
            <text:p>-0.238771789876641</text:p>
          </table:table-cell>
          <table:table-cell office:value-type="float" office:value="-0.239041723871894" calcext:value-type="float">
            <text:p>-0.239041723871894</text:p>
          </table:table-cell>
          <table:table-cell office:value-type="float" office:value="-0.238881586327213" calcext:value-type="float">
            <text:p>-0.238881586327213</text:p>
          </table:table-cell>
          <table:table-cell office:value-type="float" office:value="-0.239051568500025" calcext:value-type="float">
            <text:p>-0.239051568500025</text:p>
          </table:table-cell>
          <table:table-cell office:value-type="float" office:value="-0.238919668750208" calcext:value-type="float">
            <text:p>-0.238919668750208</text:p>
          </table:table-cell>
          <table:table-cell office:value-type="float" office:value="-0.238855170741183" calcext:value-type="float">
            <text:p>-0.238855170741183</text:p>
          </table:table-cell>
          <table:table-cell office:value-type="float" office:value="-0.238989564675011" calcext:value-type="float">
            <text:p>-0.238989564675011</text:p>
          </table:table-cell>
          <table:table-cell office:value-type="float" office:value="-0.238924281181712" calcext:value-type="float">
            <text:p>-0.238924281181712</text:p>
          </table:table-cell>
          <table:table-cell office:value-type="float" office:value="-0.238964206811794" calcext:value-type="float">
            <text:p>-0.238964206811794</text:p>
          </table:table-cell>
          <table:table-cell office:value-type="float" office:value="-0.239171304566161" calcext:value-type="float">
            <text:p>-0.239171304566161</text:p>
          </table:table-cell>
          <table:table-cell office:value-type="float" office:value="-0.238914105549295" calcext:value-type="float">
            <text:p>-0.238914105549295</text:p>
          </table:table-cell>
          <table:table-cell office:value-type="float" office:value="-0.238921015289566" calcext:value-type="float">
            <text:p>-0.238921015289566</text:p>
          </table:table-cell>
          <table:table-cell office:value-type="float" office:value="-0.23882441301544" calcext:value-type="float">
            <text:p>-0.23882441301544</text:p>
          </table:table-cell>
          <table:table-cell office:value-type="float" office:value="-0.238968325856451" calcext:value-type="float">
            <text:p>-0.238968325856451</text:p>
          </table:table-cell>
          <table:table-cell office:value-type="float" office:value="-0.238922160523696" calcext:value-type="float">
            <text:p>-0.238922160523696</text:p>
          </table:table-cell>
          <table:table-cell office:value-type="float" office:value="-0.238898638772277" calcext:value-type="float">
            <text:p>-0.238898638772277</text:p>
          </table:table-cell>
          <table:table-cell office:value-type="float" office:value="-0.238994876625699" calcext:value-type="float">
            <text:p>-0.238994876625699</text:p>
          </table:table-cell>
          <table:table-cell office:value-type="float" office:value="-0.239138722919115" calcext:value-type="float">
            <text:p>-0.239138722919115</text:p>
          </table:table-cell>
          <table:table-cell office:value-type="float" office:value="-0.238984141061504" calcext:value-type="float">
            <text:p>-0.238984141061504</text:p>
          </table:table-cell>
          <table:table-cell office:value-type="float" office:value="-0.239152449271768" calcext:value-type="float">
            <text:p>-0.239152449271768</text:p>
          </table:table-cell>
          <table:table-cell office:value-type="float" office:value="-0.23887534692569" calcext:value-type="float">
            <text:p>-0.23887534692569</text:p>
          </table:table-cell>
          <table:table-cell office:value-type="float" office:value="-0.239067881787831" calcext:value-type="float">
            <text:p>-0.239067881787831</text:p>
          </table:table-cell>
          <table:table-cell office:value-type="float" office:value="-0.238886200357023" calcext:value-type="float">
            <text:p>-0.238886200357023</text:p>
          </table:table-cell>
          <table:table-cell office:value-type="float" office:value="-0.238880000914273" calcext:value-type="float">
            <text:p>-0.238880000914273</text:p>
          </table:table-cell>
          <table:table-cell office:value-type="float" office:value="-0.238955063483395" calcext:value-type="float">
            <text:p>-0.238955063483395</text:p>
          </table:table-cell>
          <table:table-cell office:value-type="float" office:value="-0.239088752530897" calcext:value-type="float">
            <text:p>-0.239088752530897</text:p>
          </table:table-cell>
          <table:table-cell office:value-type="float" office:value="-0.238905071651748" calcext:value-type="float">
            <text:p>-0.238905071651748</text:p>
          </table:table-cell>
          <table:table-cell office:value-type="float" office:value="-0.238820625679522" calcext:value-type="float">
            <text:p>-0.238820625679522</text:p>
          </table:table-cell>
          <table:table-cell office:value-type="float" office:value="-0.23889513610573" calcext:value-type="float">
            <text:p>-0.23889513610573</text:p>
          </table:table-cell>
          <table:table-cell office:value-type="float" office:value="-0.239129016589465" calcext:value-type="float">
            <text:p>-0.239129016589465</text:p>
          </table:table-cell>
          <table:table-cell office:value-type="float" office:value="-0.238898612391111" calcext:value-type="float">
            <text:p>-0.238898612391111</text:p>
          </table:table-cell>
          <table:table-cell office:value-type="float" office:value="-0.238973328890377" calcext:value-type="float">
            <text:p>-0.238973328890377</text:p>
          </table:table-cell>
          <table:table-cell office:value-type="float" office:value="-0.239052658935412" calcext:value-type="float">
            <text:p>-0.239052658935412</text:p>
          </table:table-cell>
          <table:table-cell office:value-type="float" office:value="-0.239006931453268" calcext:value-type="float">
            <text:p>-0.239006931453268</text:p>
          </table:table-cell>
          <table:table-cell office:value-type="float" office:value="-0.238992285443845" calcext:value-type="float">
            <text:p>-0.238992285443845</text:p>
          </table:table-cell>
          <table:table-cell office:value-type="float" office:value="-0.239026879149141" calcext:value-type="float">
            <text:p>-0.239026879149141</text:p>
          </table:table-cell>
          <table:table-cell office:value-type="float" office:value="-0.238972060176329" calcext:value-type="float">
            <text:p>-0.238972060176329</text:p>
          </table:table-cell>
          <table:table-cell office:value-type="float" office:value="-0.239438645210395" calcext:value-type="float">
            <text:p>-0.239438645210395</text:p>
          </table:table-cell>
          <table:table-cell office:value-type="float" office:value="-0.239019246093657" calcext:value-type="float">
            <text:p>-0.239019246093657</text:p>
          </table:table-cell>
          <table:table-cell office:value-type="float" office:value="-0.238946185130271" calcext:value-type="float">
            <text:p>-0.238946185130271</text:p>
          </table:table-cell>
          <table:table-cell office:value-type="float" office:value="-0.238872205647465" calcext:value-type="float">
            <text:p>-0.238872205647465</text:p>
          </table:table-cell>
          <table:table-cell office:value-type="float" office:value="-0.238879410588544" calcext:value-type="float">
            <text:p>-0.238879410588544</text:p>
          </table:table-cell>
          <table:table-cell office:value-type="float" office:value="-0.23935379794585" calcext:value-type="float">
            <text:p>-0.23935379794585</text:p>
          </table:table-cell>
          <table:table-cell office:value-type="float" office:value="-0.239004492093336" calcext:value-type="float">
            <text:p>-0.239004492093336</text:p>
          </table:table-cell>
          <table:table-cell office:value-type="float" office:value="-0.238831709882249" calcext:value-type="float">
            <text:p>-0.238831709882249</text:p>
          </table:table-cell>
          <table:table-cell office:value-type="float" office:value="-0.239415240669017" calcext:value-type="float">
            <text:p>-0.239415240669017</text:p>
          </table:table-cell>
          <table:table-cell office:value-type="float" office:value="-0.238847656231213" calcext:value-type="float">
            <text:p>-0.238847656231213</text:p>
          </table:table-cell>
          <table:table-cell office:value-type="float" office:value="-0.239041712324469" calcext:value-type="float">
            <text:p>-0.239041712324469</text:p>
          </table:table-cell>
          <table:table-cell office:value-type="float" office:value="-0.23893082803074" calcext:value-type="float">
            <text:p>-0.23893082803074</text:p>
          </table:table-cell>
          <table:table-cell office:value-type="float" office:value="-0.239095524544432" calcext:value-type="float">
            <text:p>-0.239095524544432</text:p>
          </table:table-cell>
          <table:table-cell office:value-type="float" office:value="-0.239132936871914" calcext:value-type="float">
            <text:p>-0.239132936871914</text:p>
          </table:table-cell>
          <table:table-cell office:value-type="float" office:value="-0.239004249916866" calcext:value-type="float">
            <text:p>-0.239004249916866</text:p>
          </table:table-cell>
          <table:table-cell office:value-type="float" office:value="-0.239203444499601" calcext:value-type="float">
            <text:p>-0.239203444499601</text:p>
          </table:table-cell>
          <table:table-cell office:value-type="float" office:value="-0.238949200462464" calcext:value-type="float">
            <text:p>-0.238949200462464</text:p>
          </table:table-cell>
          <table:table-cell office:value-type="float" office:value="-0.239072691716781" calcext:value-type="float">
            <text:p>-0.239072691716781</text:p>
          </table:table-cell>
          <table:table-cell office:value-type="float" office:value="-0.238934969623031" calcext:value-type="float">
            <text:p>-0.238934969623031</text:p>
          </table:table-cell>
          <table:table-cell office:value-type="float" office:value="-0.239089850013036" calcext:value-type="float">
            <text:p>-0.239089850013036</text:p>
          </table:table-cell>
          <table:table-cell office:value-type="float" office:value="-0.239083501525573" calcext:value-type="float">
            <text:p>-0.239083501525573</text:p>
          </table:table-cell>
          <table:table-cell office:value-type="float" office:value="-0.239007147847162" calcext:value-type="float">
            <text:p>-0.239007147847162</text:p>
          </table:table-cell>
          <table:table-cell office:value-type="float" office:value="-0.238889543440508" calcext:value-type="float">
            <text:p>-0.238889543440508</text:p>
          </table:table-cell>
          <table:table-cell office:value-type="float" office:value="-0.239157669687836" calcext:value-type="float">
            <text:p>-0.239157669687836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9508054556426" calcext:value-type="float">
            <text:p>0.309508054556426</text:p>
          </table:table-cell>
          <table:table-cell office:value-type="float" office:value="0.309570788797422" calcext:value-type="float">
            <text:p>0.309570788797422</text:p>
          </table:table-cell>
          <table:table-cell office:value-type="float" office:value="0.309511266140247" calcext:value-type="float">
            <text:p>0.309511266140247</text:p>
          </table:table-cell>
          <table:table-cell office:value-type="float" office:value="0.309555158598485" calcext:value-type="float">
            <text:p>0.309555158598485</text:p>
          </table:table-cell>
          <table:table-cell office:value-type="float" office:value="0.309538305030288" calcext:value-type="float">
            <text:p>0.309538305030288</text:p>
          </table:table-cell>
          <table:table-cell office:value-type="float" office:value="0.30952527726735" calcext:value-type="float">
            <text:p>0.30952527726735</text:p>
          </table:table-cell>
          <table:table-cell office:value-type="float" office:value="0.309562255320367" calcext:value-type="float">
            <text:p>0.309562255320367</text:p>
          </table:table-cell>
          <table:table-cell office:value-type="float" office:value="0.309556243242495" calcext:value-type="float">
            <text:p>0.309556243242495</text:p>
          </table:table-cell>
          <table:table-cell office:value-type="float" office:value="0.309566671199574" calcext:value-type="float">
            <text:p>0.309566671199574</text:p>
          </table:table-cell>
          <table:table-cell office:value-type="float" office:value="0.309551650382271" calcext:value-type="float">
            <text:p>0.309551650382271</text:p>
          </table:table-cell>
          <table:table-cell office:value-type="float" office:value="0.309570744200501" calcext:value-type="float">
            <text:p>0.309570744200501</text:p>
          </table:table-cell>
          <table:table-cell office:value-type="float" office:value="0.309547277551796" calcext:value-type="float">
            <text:p>0.309547277551796</text:p>
          </table:table-cell>
          <table:table-cell office:value-type="float" office:value="0.309579004727124" calcext:value-type="float">
            <text:p>0.309579004727124</text:p>
          </table:table-cell>
          <table:table-cell office:value-type="float" office:value="0.3095719622497" calcext:value-type="float">
            <text:p>0.3095719622497</text:p>
          </table:table-cell>
          <table:table-cell office:value-type="float" office:value="0.309586027237855" calcext:value-type="float">
            <text:p>0.309586027237855</text:p>
          </table:table-cell>
          <table:table-cell office:value-type="float" office:value="0.30954900329134" calcext:value-type="float">
            <text:p>0.30954900329134</text:p>
          </table:table-cell>
          <table:table-cell office:value-type="float" office:value="0.309575686430152" calcext:value-type="float">
            <text:p>0.309575686430152</text:p>
          </table:table-cell>
          <table:table-cell office:value-type="float" office:value="0.309585113277465" calcext:value-type="float">
            <text:p>0.309585113277465</text:p>
          </table:table-cell>
          <table:table-cell office:value-type="float" office:value="0.309548537252986" calcext:value-type="float">
            <text:p>0.309548537252986</text:p>
          </table:table-cell>
          <table:table-cell office:value-type="float" office:value="0.309578939457582" calcext:value-type="float">
            <text:p>0.309578939457582</text:p>
          </table:table-cell>
          <table:table-cell office:value-type="float" office:value="0.309559844332373" calcext:value-type="float">
            <text:p>0.309559844332373</text:p>
          </table:table-cell>
          <table:table-cell office:value-type="float" office:value="0.309581291901015" calcext:value-type="float">
            <text:p>0.309581291901015</text:p>
          </table:table-cell>
          <table:table-cell office:value-type="float" office:value="0.309584817570011" calcext:value-type="float">
            <text:p>0.309584817570011</text:p>
          </table:table-cell>
          <table:table-cell office:value-type="float" office:value="0.309557427038785" calcext:value-type="float">
            <text:p>0.309557427038785</text:p>
          </table:table-cell>
          <table:table-cell office:value-type="float" office:value="0.309554276068048" calcext:value-type="float">
            <text:p>0.309554276068048</text:p>
          </table:table-cell>
          <table:table-cell office:value-type="float" office:value="0.309581066509649" calcext:value-type="float">
            <text:p>0.309581066509649</text:p>
          </table:table-cell>
          <table:table-cell office:value-type="float" office:value="0.309563239903669" calcext:value-type="float">
            <text:p>0.309563239903669</text:p>
          </table:table-cell>
          <table:table-cell office:value-type="float" office:value="0.309560102805896" calcext:value-type="float">
            <text:p>0.309560102805896</text:p>
          </table:table-cell>
          <table:table-cell office:value-type="float" office:value="0.309535054162636" calcext:value-type="float">
            <text:p>0.309535054162636</text:p>
          </table:table-cell>
          <table:table-cell office:value-type="float" office:value="0.309594276642333" calcext:value-type="float">
            <text:p>0.309594276642333</text:p>
          </table:table-cell>
          <table:table-cell office:value-type="float" office:value="0.309559571541028" calcext:value-type="float">
            <text:p>0.309559571541028</text:p>
          </table:table-cell>
          <table:table-cell office:value-type="float" office:value="0.309598510120819" calcext:value-type="float">
            <text:p>0.309598510120819</text:p>
          </table:table-cell>
          <table:table-cell office:value-type="float" office:value="0.309563754510283" calcext:value-type="float">
            <text:p>0.309563754510283</text:p>
          </table:table-cell>
          <table:table-cell office:value-type="float" office:value="0.309565402798964" calcext:value-type="float">
            <text:p>0.309565402798964</text:p>
          </table:table-cell>
          <table:table-cell office:value-type="float" office:value="0.309590983975924" calcext:value-type="float">
            <text:p>0.309590983975924</text:p>
          </table:table-cell>
          <table:table-cell office:value-type="float" office:value="0.309573599890045" calcext:value-type="float">
            <text:p>0.309573599890045</text:p>
          </table:table-cell>
          <table:table-cell office:value-type="float" office:value="0.309567553774043" calcext:value-type="float">
            <text:p>0.309567553774043</text:p>
          </table:table-cell>
          <table:table-cell office:value-type="float" office:value="0.309587774549906" calcext:value-type="float">
            <text:p>0.309587774549906</text:p>
          </table:table-cell>
          <table:table-cell office:value-type="float" office:value="0.309577499034682" calcext:value-type="float">
            <text:p>0.309577499034682</text:p>
          </table:table-cell>
          <table:table-cell office:value-type="float" office:value="0.309583311016894" calcext:value-type="float">
            <text:p>0.309583311016894</text:p>
          </table:table-cell>
          <table:table-cell office:value-type="float" office:value="0.309520198847609" calcext:value-type="float">
            <text:p>0.309520198847609</text:p>
          </table:table-cell>
          <table:table-cell office:value-type="float" office:value="0.30957451950464" calcext:value-type="float">
            <text:p>0.30957451950464</text:p>
          </table:table-cell>
          <table:table-cell office:value-type="float" office:value="0.309578415627126" calcext:value-type="float">
            <text:p>0.309578415627126</text:p>
          </table:table-cell>
          <table:table-cell office:value-type="float" office:value="0.309590419624406" calcext:value-type="float">
            <text:p>0.309590419624406</text:p>
          </table:table-cell>
          <table:table-cell office:value-type="float" office:value="0.309570159587699" calcext:value-type="float">
            <text:p>0.309570159587699</text:p>
          </table:table-cell>
          <table:table-cell office:value-type="float" office:value="0.309588970634093" calcext:value-type="float">
            <text:p>0.309588970634093</text:p>
          </table:table-cell>
          <table:table-cell office:value-type="float" office:value="0.309553143983994" calcext:value-type="float">
            <text:p>0.309553143983994</text:p>
          </table:table-cell>
          <table:table-cell office:value-type="float" office:value="0.309603877187747" calcext:value-type="float">
            <text:p>0.309603877187747</text:p>
          </table:table-cell>
          <table:table-cell office:value-type="float" office:value="0.309557634630696" calcext:value-type="float">
            <text:p>0.309557634630696</text:p>
          </table:table-cell>
          <table:table-cell office:value-type="float" office:value="0.309589963510731" calcext:value-type="float">
            <text:p>0.309589963510731</text:p>
          </table:table-cell>
          <table:table-cell office:value-type="float" office:value="0.309574547629392" calcext:value-type="float">
            <text:p>0.309574547629392</text:p>
          </table:table-cell>
          <table:table-cell office:value-type="float" office:value="0.30954952210724" calcext:value-type="float">
            <text:p>0.30954952210724</text:p>
          </table:table-cell>
          <table:table-cell office:value-type="float" office:value="0.309557540342021" calcext:value-type="float">
            <text:p>0.309557540342021</text:p>
          </table:table-cell>
          <table:table-cell office:value-type="float" office:value="0.30954162134602" calcext:value-type="float">
            <text:p>0.30954162134602</text:p>
          </table:table-cell>
          <table:table-cell office:value-type="float" office:value="0.309558565447647" calcext:value-type="float">
            <text:p>0.309558565447647</text:p>
          </table:table-cell>
          <table:table-cell office:value-type="float" office:value="0.309586407422923" calcext:value-type="float">
            <text:p>0.309586407422923</text:p>
          </table:table-cell>
          <table:table-cell office:value-type="float" office:value="0.309560146208556" calcext:value-type="float">
            <text:p>0.309560146208556</text:p>
          </table:table-cell>
          <table:table-cell office:value-type="float" office:value="0.30956494100382" calcext:value-type="float">
            <text:p>0.30956494100382</text:p>
          </table:table-cell>
          <table:table-cell office:value-type="float" office:value="0.309615146836854" calcext:value-type="float">
            <text:p>0.309615146836854</text:p>
          </table:table-cell>
          <table:table-cell office:value-type="float" office:value="0.30955869931956" calcext:value-type="float">
            <text:p>0.30955869931956</text:p>
          </table:table-cell>
          <table:table-cell office:value-type="float" office:value="0.309577915204066" calcext:value-type="float">
            <text:p>0.309577915204066</text:p>
          </table:table-cell>
          <table:table-cell office:value-type="float" office:value="0.309568599734033" calcext:value-type="float">
            <text:p>0.309568599734033</text:p>
          </table:table-cell>
          <table:table-cell office:value-type="float" office:value="0.309578627943486" calcext:value-type="float">
            <text:p>0.309578627943486</text:p>
          </table:table-cell>
          <table:table-cell office:value-type="float" office:value="0.309579191909786" calcext:value-type="float">
            <text:p>0.309579191909786</text:p>
          </table:table-cell>
          <table:table-cell office:value-type="float" office:value="0.309568353162277" calcext:value-type="float">
            <text:p>0.309568353162277</text:p>
          </table:table-cell>
          <table:table-cell office:value-type="float" office:value="0.309559590859542" calcext:value-type="float">
            <text:p>0.309559590859542</text:p>
          </table:table-cell>
          <table:table-cell office:value-type="float" office:value="0.309560112129602" calcext:value-type="float">
            <text:p>0.309560112129602</text:p>
          </table:table-cell>
          <table:table-cell office:value-type="float" office:value="0.309590836793228" calcext:value-type="float">
            <text:p>0.309590836793228</text:p>
          </table:table-cell>
          <table:table-cell office:value-type="float" office:value="0.309580103307403" calcext:value-type="float">
            <text:p>0.309580103307403</text:p>
          </table:table-cell>
          <table:table-cell office:value-type="float" office:value="0.309349307224848" calcext:value-type="float">
            <text:p>0.309349307224848</text:p>
          </table:table-cell>
          <table:table-cell office:value-type="float" office:value="0.309323382709194" calcext:value-type="float">
            <text:p>0.309323382709194</text:p>
          </table:table-cell>
          <table:table-cell office:value-type="float" office:value="0.309311599189087" calcext:value-type="float">
            <text:p>0.309311599189087</text:p>
          </table:table-cell>
          <table:table-cell office:value-type="float" office:value="0.309287778768409" calcext:value-type="float">
            <text:p>0.309287778768409</text:p>
          </table:table-cell>
          <table:table-cell office:value-type="float" office:value="0.309285716518758" calcext:value-type="float">
            <text:p>0.309285716518758</text:p>
          </table:table-cell>
          <table:table-cell office:value-type="float" office:value="0.309343661400457" calcext:value-type="float">
            <text:p>0.309343661400457</text:p>
          </table:table-cell>
          <table:table-cell office:value-type="float" office:value="0.309841470125725" calcext:value-type="float">
            <text:p>0.309841470125725</text:p>
          </table:table-cell>
          <table:table-cell office:value-type="float" office:value="0.310450367069092" calcext:value-type="float">
            <text:p>0.310450367069092</text:p>
          </table:table-cell>
          <table:table-cell office:value-type="float" office:value="0.312018191495728" calcext:value-type="float">
            <text:p>0.312018191495728</text:p>
          </table:table-cell>
          <table:table-cell office:value-type="float" office:value="0.315697184793792" calcext:value-type="float">
            <text:p>0.315697184793792</text:p>
          </table:table-cell>
          <table:table-cell office:value-type="float" office:value="0.322584793319979" calcext:value-type="float">
            <text:p>0.322584793319979</text:p>
          </table:table-cell>
          <table:table-cell office:value-type="float" office:value="0.329440946918151" calcext:value-type="float">
            <text:p>0.329440946918151</text:p>
          </table:table-cell>
          <table:table-cell office:value-type="float" office:value="0.332133289578147" calcext:value-type="float">
            <text:p>0.332133289578147</text:p>
          </table:table-cell>
          <table:table-cell office:value-type="float" office:value="0.330576163567132" calcext:value-type="float">
            <text:p>0.330576163567132</text:p>
          </table:table-cell>
          <table:table-cell office:value-type="float" office:value="0.342448819164418" calcext:value-type="float">
            <text:p>0.342448819164418</text:p>
          </table:table-cell>
          <table:table-cell office:value-type="float" office:value="0.351010195171956" calcext:value-type="float">
            <text:p>0.351010195171956</text:p>
          </table:table-cell>
          <table:table-cell office:value-type="float" office:value="0.35223967964255" calcext:value-type="float">
            <text:p>0.35223967964255</text:p>
          </table:table-cell>
          <table:table-cell office:value-type="float" office:value="0.351060213284239" calcext:value-type="float">
            <text:p>0.351060213284239</text:p>
          </table:table-cell>
          <table:table-cell office:value-type="float" office:value="0.349733590273218" calcext:value-type="float">
            <text:p>0.349733590273218</text:p>
          </table:table-cell>
          <table:table-cell office:value-type="float" office:value="0.349720833907111" calcext:value-type="float">
            <text:p>0.349720833907111</text:p>
          </table:table-cell>
          <table:table-cell office:value-type="float" office:value="0.352214848385066" calcext:value-type="float">
            <text:p>0.352214848385066</text:p>
          </table:table-cell>
          <table:table-cell office:value-type="float" office:value="0.35145709757758" calcext:value-type="float">
            <text:p>0.35145709757758</text:p>
          </table:table-cell>
          <table:table-cell office:value-type="float" office:value="0.350429911590501" calcext:value-type="float">
            <text:p>0.350429911590501</text:p>
          </table:table-cell>
          <table:table-cell office:value-type="float" office:value="0.347209961815829" calcext:value-type="float">
            <text:p>0.347209961815829</text:p>
          </table:table-cell>
          <table:table-cell office:value-type="float" office:value="0.33803386915649" calcext:value-type="float">
            <text:p>0.33803386915649</text:p>
          </table:table-cell>
          <table:table-cell office:value-type="float" office:value="0.3321050672987" calcext:value-type="float">
            <text:p>0.3321050672987</text:p>
          </table:table-cell>
          <table:table-cell office:value-type="float" office:value="0.319272263588851" calcext:value-type="float">
            <text:p>0.319272263588851</text:p>
          </table:table-cell>
          <table:table-cell office:value-type="float" office:value="0.314049180706096" calcext:value-type="float">
            <text:p>0.314049180706096</text:p>
          </table:table-cell>
          <table:table-cell office:value-type="float" office:value="0.31167161341627" calcext:value-type="float">
            <text:p>0.31167161341627</text:p>
          </table:table-cell>
          <table:table-cell office:value-type="float" office:value="0.310186604192907" calcext:value-type="float">
            <text:p>0.310186604192907</text:p>
          </table:table-cell>
          <table:table-cell office:value-type="float" office:value="0.30780387455429" calcext:value-type="float">
            <text:p>0.30780387455429</text:p>
          </table:table-cell>
          <table:table-cell office:value-type="float" office:value="0.304768759327114" calcext:value-type="float">
            <text:p>0.304768759327114</text:p>
          </table:table-cell>
          <table:table-cell office:value-type="float" office:value="0.303600447861274" calcext:value-type="float">
            <text:p>0.303600447861274</text:p>
          </table:table-cell>
          <table:table-cell office:value-type="float" office:value="0.302039030463833" calcext:value-type="float">
            <text:p>0.302039030463833</text:p>
          </table:table-cell>
          <table:table-cell office:value-type="float" office:value="0.304107235573298" calcext:value-type="float">
            <text:p>0.304107235573298</text:p>
          </table:table-cell>
          <table:table-cell office:value-type="float" office:value="0.341360319153741" calcext:value-type="float">
            <text:p>0.341360319153741</text:p>
          </table:table-cell>
          <table:table-cell office:value-type="float" office:value="0.345875583203949" calcext:value-type="float">
            <text:p>0.345875583203949</text:p>
          </table:table-cell>
          <table:table-cell office:value-type="float" office:value="0.343709691450956" calcext:value-type="float">
            <text:p>0.343709691450956</text:p>
          </table:table-cell>
          <table:table-cell office:value-type="float" office:value="0.340299071891422" calcext:value-type="float">
            <text:p>0.340299071891422</text:p>
          </table:table-cell>
          <table:table-cell office:value-type="float" office:value="0.333922874372837" calcext:value-type="float">
            <text:p>0.333922874372837</text:p>
          </table:table-cell>
          <table:table-cell office:value-type="float" office:value="0.334229059775197" calcext:value-type="float">
            <text:p>0.334229059775197</text:p>
          </table:table-cell>
          <table:table-cell office:value-type="float" office:value="0.335208807160357" calcext:value-type="float">
            <text:p>0.335208807160357</text:p>
          </table:table-cell>
          <table:table-cell office:value-type="float" office:value="0.334118018948351" calcext:value-type="float">
            <text:p>0.334118018948351</text:p>
          </table:table-cell>
          <table:table-cell office:value-type="float" office:value="0.330587711458772" calcext:value-type="float">
            <text:p>0.330587711458772</text:p>
          </table:table-cell>
          <table:table-cell office:value-type="float" office:value="0.325349011154495" calcext:value-type="float">
            <text:p>0.325349011154495</text:p>
          </table:table-cell>
          <table:table-cell office:value-type="float" office:value="0.315935671781973" calcext:value-type="float">
            <text:p>0.315935671781973</text:p>
          </table:table-cell>
          <table:table-cell office:value-type="float" office:value="0.309709288183724" calcext:value-type="float">
            <text:p>0.309709288183724</text:p>
          </table:table-cell>
          <table:table-cell office:value-type="float" office:value="0.308039637577081" calcext:value-type="float">
            <text:p>0.308039637577081</text:p>
          </table:table-cell>
          <table:table-cell office:value-type="float" office:value="0.307075590574078" calcext:value-type="float">
            <text:p>0.307075590574078</text:p>
          </table:table-cell>
          <table:table-cell office:value-type="float" office:value="0.306799678626634" calcext:value-type="float">
            <text:p>0.306799678626634</text:p>
          </table:table-cell>
          <table:table-cell office:value-type="float" office:value="0.305845723792387" calcext:value-type="float">
            <text:p>0.305845723792387</text:p>
          </table:table-cell>
          <table:table-cell office:value-type="float" office:value="0.304646356907485" calcext:value-type="float">
            <text:p>0.304646356907485</text:p>
          </table:table-cell>
          <table:table-cell office:value-type="float" office:value="0.303892084274489" calcext:value-type="float">
            <text:p>0.303892084274489</text:p>
          </table:table-cell>
          <table:table-cell office:value-type="float" office:value="0.302472176579853" calcext:value-type="float">
            <text:p>0.302472176579853</text:p>
          </table:table-cell>
          <table:table-cell office:value-type="float" office:value="0.304100498278136" calcext:value-type="float">
            <text:p>0.304100498278136</text:p>
          </table:table-cell>
          <table:table-cell office:value-type="float" office:value="0.307773318833134" calcext:value-type="float">
            <text:p>0.307773318833134</text:p>
          </table:table-cell>
          <table:table-cell office:value-type="float" office:value="0.325614478029651" calcext:value-type="float">
            <text:p>0.325614478029651</text:p>
          </table:table-cell>
          <table:table-cell office:value-type="float" office:value="0.343489922269294" calcext:value-type="float">
            <text:p>0.343489922269294</text:p>
          </table:table-cell>
          <table:table-cell office:value-type="float" office:value="0.347458291543811" calcext:value-type="float">
            <text:p>0.347458291543811</text:p>
          </table:table-cell>
          <table:table-cell office:value-type="float" office:value="0.345268094220784" calcext:value-type="float">
            <text:p>0.345268094220784</text:p>
          </table:table-cell>
          <table:table-cell office:value-type="float" office:value="0.342483625232383" calcext:value-type="float">
            <text:p>0.342483625232383</text:p>
          </table:table-cell>
          <table:table-cell office:value-type="float" office:value="0.33945278362157" calcext:value-type="float">
            <text:p>0.33945278362157</text:p>
          </table:table-cell>
          <table:table-cell office:value-type="float" office:value="0.339403306469255" calcext:value-type="float">
            <text:p>0.339403306469255</text:p>
          </table:table-cell>
          <table:table-cell office:value-type="float" office:value="0.335931785999669" calcext:value-type="float">
            <text:p>0.335931785999669</text:p>
          </table:table-cell>
          <table:table-cell office:value-type="float" office:value="0.314454613150906" calcext:value-type="float">
            <text:p>0.314454613150906</text:p>
          </table:table-cell>
          <table:table-cell office:value-type="float" office:value="0.314319253910015" calcext:value-type="float">
            <text:p>0.314319253910015</text:p>
          </table:table-cell>
          <table:table-cell office:value-type="float" office:value="0.308233425976637" calcext:value-type="float">
            <text:p>0.308233425976637</text:p>
          </table:table-cell>
          <table:table-cell office:value-type="float" office:value="0.306766679137001" calcext:value-type="float">
            <text:p>0.306766679137001</text:p>
          </table:table-cell>
          <table:table-cell office:value-type="float" office:value="0.30663864676888" calcext:value-type="float">
            <text:p>0.30663864676888</text:p>
          </table:table-cell>
          <table:table-cell office:value-type="float" office:value="0.305621508684757" calcext:value-type="float">
            <text:p>0.305621508684757</text:p>
          </table:table-cell>
          <table:table-cell office:value-type="float" office:value="0.304216205991876" calcext:value-type="float">
            <text:p>0.304216205991876</text:p>
          </table:table-cell>
          <table:table-cell office:value-type="float" office:value="0.302724092111608" calcext:value-type="float">
            <text:p>0.302724092111608</text:p>
          </table:table-cell>
          <table:table-cell office:value-type="float" office:value="0.301609764994756" calcext:value-type="float">
            <text:p>0.301609764994756</text:p>
          </table:table-cell>
          <table:table-cell office:value-type="float" office:value="0.300139831323337" calcext:value-type="float">
            <text:p>0.300139831323337</text:p>
          </table:table-cell>
          <table:table-cell office:value-type="float" office:value="0.299230466995351" calcext:value-type="float">
            <text:p>0.299230466995351</text:p>
          </table:table-cell>
          <table:table-cell office:value-type="float" office:value="0.299990290894773" calcext:value-type="float">
            <text:p>0.299990290894773</text:p>
          </table:table-cell>
          <table:table-cell office:value-type="float" office:value="0.300395094752879" calcext:value-type="float">
            <text:p>0.300395094752879</text:p>
          </table:table-cell>
          <table:table-cell office:value-type="float" office:value="0.337313653251339" calcext:value-type="float">
            <text:p>0.337313653251339</text:p>
          </table:table-cell>
          <table:table-cell office:value-type="float" office:value="0.338510946432431" calcext:value-type="float">
            <text:p>0.338510946432431</text:p>
          </table:table-cell>
          <table:table-cell office:value-type="float" office:value="0.340728150671934" calcext:value-type="float">
            <text:p>0.340728150671934</text:p>
          </table:table-cell>
          <table:table-cell office:value-type="float" office:value="0.337703432647011" calcext:value-type="float">
            <text:p>0.337703432647011</text:p>
          </table:table-cell>
          <table:table-cell office:value-type="float" office:value="0.33261359303452" calcext:value-type="float">
            <text:p>0.33261359303452</text:p>
          </table:table-cell>
          <table:table-cell office:value-type="float" office:value="0.327754988123272" calcext:value-type="float">
            <text:p>0.327754988123272</text:p>
          </table:table-cell>
          <table:table-cell office:value-type="float" office:value="0.325036097776106" calcext:value-type="float">
            <text:p>0.325036097776106</text:p>
          </table:table-cell>
          <table:table-cell office:value-type="float" office:value="0.326065990615859" calcext:value-type="float">
            <text:p>0.326065990615859</text:p>
          </table:table-cell>
          <table:table-cell office:value-type="float" office:value="0.318774498241558" calcext:value-type="float">
            <text:p>0.318774498241558</text:p>
          </table:table-cell>
          <table:table-cell office:value-type="float" office:value="0.31276092636287" calcext:value-type="float">
            <text:p>0.31276092636287</text:p>
          </table:table-cell>
          <table:table-cell office:value-type="float" office:value="0.313169344040556" calcext:value-type="float">
            <text:p>0.313169344040556</text:p>
          </table:table-cell>
          <table:table-cell office:value-type="float" office:value="0.311879784770378" calcext:value-type="float">
            <text:p>0.311879784770378</text:p>
          </table:table-cell>
          <table:table-cell office:value-type="float" office:value="0.310279212504951" calcext:value-type="float">
            <text:p>0.310279212504951</text:p>
          </table:table-cell>
          <table:table-cell office:value-type="float" office:value="0.308949304096692" calcext:value-type="float">
            <text:p>0.308949304096692</text:p>
          </table:table-cell>
          <table:table-cell office:value-type="float" office:value="0.307748465479194" calcext:value-type="float">
            <text:p>0.307748465479194</text:p>
          </table:table-cell>
          <table:table-cell office:value-type="float" office:value="0.306978762750841" calcext:value-type="float">
            <text:p>0.306978762750841</text:p>
          </table:table-cell>
          <table:table-cell office:value-type="float" office:value="0.305068182118255" calcext:value-type="float">
            <text:p>0.305068182118255</text:p>
          </table:table-cell>
          <table:table-cell office:value-type="float" office:value="0.305150909611786" calcext:value-type="float">
            <text:p>0.305150909611786</text:p>
          </table:table-cell>
          <table:table-cell office:value-type="float" office:value="0.313531824541308" calcext:value-type="float">
            <text:p>0.313531824541308</text:p>
          </table:table-cell>
          <table:table-cell office:value-type="float" office:value="0.32636001874907" calcext:value-type="float">
            <text:p>0.32636001874907</text:p>
          </table:table-cell>
          <table:table-cell office:value-type="float" office:value="0.329088282389273" calcext:value-type="float">
            <text:p>0.329088282389273</text:p>
          </table:table-cell>
          <table:table-cell office:value-type="float" office:value="0.349988819465809" calcext:value-type="float">
            <text:p>0.349988819465809</text:p>
          </table:table-cell>
          <table:table-cell office:value-type="float" office:value="0.35096250706305" calcext:value-type="float">
            <text:p>0.35096250706305</text:p>
          </table:table-cell>
          <table:table-cell office:value-type="float" office:value="0.35003493021962" calcext:value-type="float">
            <text:p>0.35003493021962</text:p>
          </table:table-cell>
          <table:table-cell office:value-type="float" office:value="0.344689475796755" calcext:value-type="float">
            <text:p>0.344689475796755</text:p>
          </table:table-cell>
          <table:table-cell office:value-type="float" office:value="0.343196879809906" calcext:value-type="float">
            <text:p>0.343196879809906</text:p>
          </table:table-cell>
          <table:table-cell office:value-type="float" office:value="0.340154668916801" calcext:value-type="float">
            <text:p>0.340154668916801</text:p>
          </table:table-cell>
          <table:table-cell office:value-type="float" office:value="0.33467168893256" calcext:value-type="float">
            <text:p>0.33467168893256</text:p>
          </table:table-cell>
          <table:table-cell office:value-type="float" office:value="0.315721699123027" calcext:value-type="float">
            <text:p>0.315721699123027</text:p>
          </table:table-cell>
          <table:table-cell office:value-type="float" office:value="0.310708082680184" calcext:value-type="float">
            <text:p>0.310708082680184</text:p>
          </table:table-cell>
          <table:table-cell office:value-type="float" office:value="0.310881263716169" calcext:value-type="float">
            <text:p>0.310881263716169</text:p>
          </table:table-cell>
          <table:table-cell office:value-type="float" office:value="0.308890255887139" calcext:value-type="float">
            <text:p>0.308890255887139</text:p>
          </table:table-cell>
          <table:table-cell office:value-type="float" office:value="0.307120498776983" calcext:value-type="float">
            <text:p>0.307120498776983</text:p>
          </table:table-cell>
          <table:table-cell office:value-type="float" office:value="0.307064759548616" calcext:value-type="float">
            <text:p>0.307064759548616</text:p>
          </table:table-cell>
          <table:table-cell office:value-type="float" office:value="0.305081607108071" calcext:value-type="float">
            <text:p>0.305081607108071</text:p>
          </table:table-cell>
          <table:table-cell office:value-type="float" office:value="0.303057546113448" calcext:value-type="float">
            <text:p>0.303057546113448</text:p>
          </table:table-cell>
          <table:table-cell office:value-type="float" office:value="0.301970508193519" calcext:value-type="float">
            <text:p>0.301970508193519</text:p>
          </table:table-cell>
          <table:table-cell office:value-type="float" office:value="0.301646127314854" calcext:value-type="float">
            <text:p>0.301646127314854</text:p>
          </table:table-cell>
          <table:table-cell office:value-type="float" office:value="0.300902421695131" calcext:value-type="float">
            <text:p>0.300902421695131</text:p>
          </table:table-cell>
          <table:table-cell office:value-type="float" office:value="0.301401574239849" calcext:value-type="float">
            <text:p>0.301401574239849</text:p>
          </table:table-cell>
          <table:table-cell office:value-type="float" office:value="0.301203675944212" calcext:value-type="float">
            <text:p>0.301203675944212</text:p>
          </table:table-cell>
          <table:table-cell office:value-type="float" office:value="0.301774093244789" calcext:value-type="float">
            <text:p>0.301774093244789</text:p>
          </table:table-cell>
          <table:table-cell office:value-type="float" office:value="0.339228414416307" calcext:value-type="float">
            <text:p>0.339228414416307</text:p>
          </table:table-cell>
          <table:table-cell office:value-type="float" office:value="0.341414224368678" calcext:value-type="float">
            <text:p>0.341414224368678</text:p>
          </table:table-cell>
          <table:table-cell office:value-type="float" office:value="0.341644349870441" calcext:value-type="float">
            <text:p>0.341644349870441</text:p>
          </table:table-cell>
          <table:table-cell office:value-type="float" office:value="0.337016098818489" calcext:value-type="float">
            <text:p>0.337016098818489</text:p>
          </table:table-cell>
          <table:table-cell office:value-type="float" office:value="0.327400723964572" calcext:value-type="float">
            <text:p>0.327400723964572</text:p>
          </table:table-cell>
          <table:table-cell office:value-type="float" office:value="0.323947057304973" calcext:value-type="float">
            <text:p>0.323947057304973</text:p>
          </table:table-cell>
          <table:table-cell office:value-type="float" office:value="0.325397378330205" calcext:value-type="float">
            <text:p>0.325397378330205</text:p>
          </table:table-cell>
          <table:table-cell office:value-type="float" office:value="0.320614088810741" calcext:value-type="float">
            <text:p>0.320614088810741</text:p>
          </table:table-cell>
          <table:table-cell office:value-type="float" office:value="0.314083513138982" calcext:value-type="float">
            <text:p>0.314083513138982</text:p>
          </table:table-cell>
          <table:table-cell office:value-type="float" office:value="0.313373694529192" calcext:value-type="float">
            <text:p>0.313373694529192</text:p>
          </table:table-cell>
          <table:table-cell office:value-type="float" office:value="0.310919148926977" calcext:value-type="float">
            <text:p>0.310919148926977</text:p>
          </table:table-cell>
          <table:table-cell office:value-type="float" office:value="0.309572224768647" calcext:value-type="float">
            <text:p>0.309572224768647</text:p>
          </table:table-cell>
          <table:table-cell office:value-type="float" office:value="0.308178295893626" calcext:value-type="float">
            <text:p>0.308178295893626</text:p>
          </table:table-cell>
          <table:table-cell office:value-type="float" office:value="0.307661097952051" calcext:value-type="float">
            <text:p>0.307661097952051</text:p>
          </table:table-cell>
          <table:table-cell office:value-type="float" office:value="0.30702784413213" calcext:value-type="float">
            <text:p>0.30702784413213</text:p>
          </table:table-cell>
          <table:table-cell office:value-type="float" office:value="0.306334708700488" calcext:value-type="float">
            <text:p>0.306334708700488</text:p>
          </table:table-cell>
          <table:table-cell office:value-type="float" office:value="0.305919042293423" calcext:value-type="float">
            <text:p>0.305919042293423</text:p>
          </table:table-cell>
          <table:table-cell office:value-type="float" office:value="0.305695612318721" calcext:value-type="float">
            <text:p>0.305695612318721</text:p>
          </table:table-cell>
          <table:table-cell office:value-type="float" office:value="0.309679012409159" calcext:value-type="float">
            <text:p>0.309679012409159</text:p>
          </table:table-cell>
          <table:table-cell office:value-type="float" office:value="0.314557226097669" calcext:value-type="float">
            <text:p>0.314557226097669</text:p>
          </table:table-cell>
          <table:table-cell office:value-type="float" office:value="0.326102747511106" calcext:value-type="float">
            <text:p>0.326102747511106</text:p>
          </table:table-cell>
          <table:table-cell office:value-type="float" office:value="0.346477367859859" calcext:value-type="float">
            <text:p>0.346477367859859</text:p>
          </table:table-cell>
          <table:table-cell office:value-type="float" office:value="0.352709878183957" calcext:value-type="float">
            <text:p>0.352709878183957</text:p>
          </table:table-cell>
          <table:table-cell office:value-type="float" office:value="0.351260532288121" calcext:value-type="float">
            <text:p>0.351260532288121</text:p>
          </table:table-cell>
          <table:table-cell office:value-type="float" office:value="0.348500318635502" calcext:value-type="float">
            <text:p>0.348500318635502</text:p>
          </table:table-cell>
          <table:table-cell office:value-type="float" office:value="0.349671579105967" calcext:value-type="float">
            <text:p>0.349671579105967</text:p>
          </table:table-cell>
          <table:table-cell office:value-type="float" office:value="0.347191201589222" calcext:value-type="float">
            <text:p>0.347191201589222</text:p>
          </table:table-cell>
          <table:table-cell office:value-type="float" office:value="0.337639486306441" calcext:value-type="float">
            <text:p>0.337639486306441</text:p>
          </table:table-cell>
          <table:table-cell office:value-type="float" office:value="0.325123268947897" calcext:value-type="float">
            <text:p>0.325123268947897</text:p>
          </table:table-cell>
          <table:table-cell office:value-type="float" office:value="0.31993672498399" calcext:value-type="float">
            <text:p>0.31993672498399</text:p>
          </table:table-cell>
          <table:table-cell office:value-type="float" office:value="0.316114261970427" calcext:value-type="float">
            <text:p>0.316114261970427</text:p>
          </table:table-cell>
          <table:table-cell office:value-type="float" office:value="0.311732306010927" calcext:value-type="float">
            <text:p>0.311732306010927</text:p>
          </table:table-cell>
          <table:table-cell office:value-type="float" office:value="0.310843555675711" calcext:value-type="float">
            <text:p>0.310843555675711</text:p>
          </table:table-cell>
          <table:table-cell office:value-type="float" office:value="0.308690478083316" calcext:value-type="float">
            <text:p>0.308690478083316</text:p>
          </table:table-cell>
          <table:table-cell office:value-type="float" office:value="0.3080483582824" calcext:value-type="float">
            <text:p>0.3080483582824</text:p>
          </table:table-cell>
          <table:table-cell office:value-type="float" office:value="0.307608181122945" calcext:value-type="float">
            <text:p>0.307608181122945</text:p>
          </table:table-cell>
          <table:table-cell office:value-type="float" office:value="0.306740033302282" calcext:value-type="float">
            <text:p>0.306740033302282</text:p>
          </table:table-cell>
          <table:table-cell office:value-type="float" office:value="0.305386553557726" calcext:value-type="float">
            <text:p>0.305386553557726</text:p>
          </table:table-cell>
          <table:table-cell office:value-type="float" office:value="0.30397084547481" calcext:value-type="float">
            <text:p>0.30397084547481</text:p>
          </table:table-cell>
          <table:table-cell office:value-type="float" office:value="0.30258315028756" calcext:value-type="float">
            <text:p>0.30258315028756</text:p>
          </table:table-cell>
          <table:table-cell office:value-type="float" office:value="0.302260175521723" calcext:value-type="float">
            <text:p>0.302260175521723</text:p>
          </table:table-cell>
          <table:table-cell office:value-type="float" office:value="0.302037160982602" calcext:value-type="float">
            <text:p>0.302037160982602</text:p>
          </table:table-cell>
          <table:table-cell office:value-type="float" office:value="0.302135128440324" calcext:value-type="float">
            <text:p>0.302135128440324</text:p>
          </table:table-cell>
          <table:table-cell office:value-type="float" office:value="0.340523938417513" calcext:value-type="float">
            <text:p>0.340523938417513</text:p>
          </table:table-cell>
          <table:table-cell office:value-type="float" office:value="0.340985851320466" calcext:value-type="float">
            <text:p>0.340985851320466</text:p>
          </table:table-cell>
          <table:table-cell office:value-type="float" office:value="0.340769378173277" calcext:value-type="float">
            <text:p>0.340769378173277</text:p>
          </table:table-cell>
          <table:table-cell office:value-type="float" office:value="0.331216547839117" calcext:value-type="float">
            <text:p>0.331216547839117</text:p>
          </table:table-cell>
          <table:table-cell office:value-type="float" office:value="0.327852911388827" calcext:value-type="float">
            <text:p>0.327852911388827</text:p>
          </table:table-cell>
          <table:table-cell office:value-type="float" office:value="0.325266679753616" calcext:value-type="float">
            <text:p>0.325266679753616</text:p>
          </table:table-cell>
          <table:table-cell office:value-type="float" office:value="0.324745951182128" calcext:value-type="float">
            <text:p>0.324745951182128</text:p>
          </table:table-cell>
          <table:table-cell office:value-type="float" office:value="0.322170627952824" calcext:value-type="float">
            <text:p>0.322170627952824</text:p>
          </table:table-cell>
          <table:table-cell office:value-type="float" office:value="0.319456020819954" calcext:value-type="float">
            <text:p>0.319456020819954</text:p>
          </table:table-cell>
          <table:table-cell office:value-type="float" office:value="0.315551275694651" calcext:value-type="float">
            <text:p>0.315551275694651</text:p>
          </table:table-cell>
          <table:table-cell office:value-type="float" office:value="0.310704019672288" calcext:value-type="float">
            <text:p>0.310704019672288</text:p>
          </table:table-cell>
          <table:table-cell office:value-type="float" office:value="0.308959088243284" calcext:value-type="float">
            <text:p>0.308959088243284</text:p>
          </table:table-cell>
          <table:table-cell office:value-type="float" office:value="0.308224742211059" calcext:value-type="float">
            <text:p>0.308224742211059</text:p>
          </table:table-cell>
          <table:table-cell office:value-type="float" office:value="0.306961430382929" calcext:value-type="float">
            <text:p>0.306961430382929</text:p>
          </table:table-cell>
          <table:table-cell office:value-type="float" office:value="0.30625733419533" calcext:value-type="float">
            <text:p>0.30625733419533</text:p>
          </table:table-cell>
          <table:table-cell office:value-type="float" office:value="0.305959207298351" calcext:value-type="float">
            <text:p>0.305959207298351</text:p>
          </table:table-cell>
          <table:table-cell office:value-type="float" office:value="0.318594106829992" calcext:value-type="float">
            <text:p>0.318594106829992</text:p>
          </table:table-cell>
          <table:table-cell office:value-type="float" office:value="0.331542885289035" calcext:value-type="float">
            <text:p>0.331542885289035</text:p>
          </table:table-cell>
          <table:table-cell office:value-type="float" office:value="0.352549298673169" calcext:value-type="float">
            <text:p>0.352549298673169</text:p>
          </table:table-cell>
          <table:table-cell office:value-type="float" office:value="0.35341595674238" calcext:value-type="float">
            <text:p>0.35341595674238</text:p>
          </table:table-cell>
          <table:table-cell office:value-type="float" office:value="0.353790415898657" calcext:value-type="float">
            <text:p>0.353790415898657</text:p>
          </table:table-cell>
          <table:table-cell office:value-type="float" office:value="0.351569882000551" calcext:value-type="float">
            <text:p>0.351569882000551</text:p>
          </table:table-cell>
          <table:table-cell office:value-type="float" office:value="0.349849567830743" calcext:value-type="float">
            <text:p>0.349849567830743</text:p>
          </table:table-cell>
          <table:table-cell office:value-type="float" office:value="0.349501859783534" calcext:value-type="float">
            <text:p>0.349501859783534</text:p>
          </table:table-cell>
          <table:table-cell office:value-type="float" office:value="0.350945926730949" calcext:value-type="float">
            <text:p>0.350945926730949</text:p>
          </table:table-cell>
          <table:table-cell office:value-type="float" office:value="0.350412075483848" calcext:value-type="float">
            <text:p>0.350412075483848</text:p>
          </table:table-cell>
          <table:table-cell office:value-type="float" office:value="0.35003515892868" calcext:value-type="float">
            <text:p>0.35003515892868</text:p>
          </table:table-cell>
          <table:table-cell office:value-type="float" office:value="0.343015616590796" calcext:value-type="float">
            <text:p>0.343015616590796</text:p>
          </table:table-cell>
          <table:table-cell office:value-type="float" office:value="0.333209030866928" calcext:value-type="float">
            <text:p>0.333209030866928</text:p>
          </table:table-cell>
          <table:table-cell office:value-type="float" office:value="0.32445180570585" calcext:value-type="float">
            <text:p>0.32445180570585</text:p>
          </table:table-cell>
          <table:table-cell office:value-type="float" office:value="0.323124882483072" calcext:value-type="float">
            <text:p>0.323124882483072</text:p>
          </table:table-cell>
          <table:table-cell office:value-type="float" office:value="0.320172258142495" calcext:value-type="float">
            <text:p>0.320172258142495</text:p>
          </table:table-cell>
          <table:table-cell office:value-type="float" office:value="0.318848132692449" calcext:value-type="float">
            <text:p>0.318848132692449</text:p>
          </table:table-cell>
          <table:table-cell office:value-type="float" office:value="0.315959381687882" calcext:value-type="float">
            <text:p>0.315959381687882</text:p>
          </table:table-cell>
          <table:table-cell office:value-type="float" office:value="0.314590178172915" calcext:value-type="float">
            <text:p>0.314590178172915</text:p>
          </table:table-cell>
          <table:table-cell office:value-type="float" office:value="0.313303221255879" calcext:value-type="float">
            <text:p>0.313303221255879</text:p>
          </table:table-cell>
          <table:table-cell office:value-type="float" office:value="0.311924949305013" calcext:value-type="float">
            <text:p>0.311924949305013</text:p>
          </table:table-cell>
          <table:table-cell office:value-type="float" office:value="0.307879885913532" calcext:value-type="float">
            <text:p>0.307879885913532</text:p>
          </table:table-cell>
          <table:table-cell office:value-type="float" office:value="0.305019262237345" calcext:value-type="float">
            <text:p>0.305019262237345</text:p>
          </table:table-cell>
          <table:table-cell office:value-type="float" office:value="0.300818750075666" calcext:value-type="float">
            <text:p>0.300818750075666</text:p>
          </table:table-cell>
          <table:table-cell office:value-type="float" office:value="0.340755707870555" calcext:value-type="float">
            <text:p>0.340755707870555</text:p>
          </table:table-cell>
          <table:table-cell office:value-type="float" office:value="0.341302095426275" calcext:value-type="float">
            <text:p>0.341302095426275</text:p>
          </table:table-cell>
          <table:table-cell office:value-type="float" office:value="0.3381748054425" calcext:value-type="float">
            <text:p>0.3381748054425</text:p>
          </table:table-cell>
          <table:table-cell office:value-type="float" office:value="0.333488283471552" calcext:value-type="float">
            <text:p>0.333488283471552</text:p>
          </table:table-cell>
          <table:table-cell office:value-type="float" office:value="0.329979891692677" calcext:value-type="float">
            <text:p>0.329979891692677</text:p>
          </table:table-cell>
          <table:table-cell office:value-type="float" office:value="0.326471403332441" calcext:value-type="float">
            <text:p>0.326471403332441</text:p>
          </table:table-cell>
          <table:table-cell office:value-type="float" office:value="0.3270202567827" calcext:value-type="float">
            <text:p>0.3270202567827</text:p>
          </table:table-cell>
          <table:table-cell office:value-type="float" office:value="0.319798335772265" calcext:value-type="float">
            <text:p>0.319798335772265</text:p>
          </table:table-cell>
          <table:table-cell office:value-type="float" office:value="0.310763150087259" calcext:value-type="float">
            <text:p>0.310763150087259</text:p>
          </table:table-cell>
          <table:table-cell office:value-type="float" office:value="0.310423309101568" calcext:value-type="float">
            <text:p>0.310423309101568</text:p>
          </table:table-cell>
          <table:table-cell office:value-type="float" office:value="0.308634608928246" calcext:value-type="float">
            <text:p>0.308634608928246</text:p>
          </table:table-cell>
          <table:table-cell office:value-type="float" office:value="0.307181370799161" calcext:value-type="float">
            <text:p>0.307181370799161</text:p>
          </table:table-cell>
          <table:table-cell office:value-type="float" office:value="0.306401306758067" calcext:value-type="float">
            <text:p>0.306401306758067</text:p>
          </table:table-cell>
          <table:table-cell office:value-type="float" office:value="0.305242033645072" calcext:value-type="float">
            <text:p>0.305242033645072</text:p>
          </table:table-cell>
          <table:table-cell office:value-type="float" office:value="0.30340292296285" calcext:value-type="float">
            <text:p>0.30340292296285</text:p>
          </table:table-cell>
          <table:table-cell office:value-type="float" office:value="0.302636488380169" calcext:value-type="float">
            <text:p>0.302636488380169</text:p>
          </table:table-cell>
          <table:table-cell office:value-type="float" office:value="0.304434229667397" calcext:value-type="float">
            <text:p>0.304434229667397</text:p>
          </table:table-cell>
          <table:table-cell office:value-type="float" office:value="0.313724182730043" calcext:value-type="float">
            <text:p>0.313724182730043</text:p>
          </table:table-cell>
          <table:table-cell office:value-type="float" office:value="0.326346063752948" calcext:value-type="float">
            <text:p>0.326346063752948</text:p>
          </table:table-cell>
          <table:table-cell office:value-type="float" office:value="0.326823400960479" calcext:value-type="float">
            <text:p>0.326823400960479</text:p>
          </table:table-cell>
          <table:table-cell office:value-type="float" office:value="0.328030458892579" calcext:value-type="float">
            <text:p>0.328030458892579</text:p>
          </table:table-cell>
          <table:table-cell office:value-type="float" office:value="0.34552242072414" calcext:value-type="float">
            <text:p>0.34552242072414</text:p>
          </table:table-cell>
          <table:table-cell office:value-type="float" office:value="0.348563465194965" calcext:value-type="float">
            <text:p>0.348563465194965</text:p>
          </table:table-cell>
          <table:table-cell office:value-type="float" office:value="0.349525425984839" calcext:value-type="float">
            <text:p>0.349525425984839</text:p>
          </table:table-cell>
          <table:table-cell office:value-type="float" office:value="0.345659425496461" calcext:value-type="float">
            <text:p>0.345659425496461</text:p>
          </table:table-cell>
          <table:table-cell office:value-type="float" office:value="0.344097486077012" calcext:value-type="float">
            <text:p>0.344097486077012</text:p>
          </table:table-cell>
          <table:table-cell office:value-type="float" office:value="0.344306943623428" calcext:value-type="float">
            <text:p>0.344306943623428</text:p>
          </table:table-cell>
          <table:table-cell office:value-type="float" office:value="0.335990493147846" calcext:value-type="float">
            <text:p>0.335990493147846</text:p>
          </table:table-cell>
          <table:table-cell office:value-type="float" office:value="0.311582924362657" calcext:value-type="float">
            <text:p>0.311582924362657</text:p>
          </table:table-cell>
          <table:table-cell office:value-type="float" office:value="0.308127282783193" calcext:value-type="float">
            <text:p>0.308127282783193</text:p>
          </table:table-cell>
          <table:table-cell office:value-type="float" office:value="0.309163338656739" calcext:value-type="float">
            <text:p>0.309163338656739</text:p>
          </table:table-cell>
          <table:table-cell office:value-type="float" office:value="0.308459117810475" calcext:value-type="float">
            <text:p>0.308459117810475</text:p>
          </table:table-cell>
          <table:table-cell office:value-type="float" office:value="0.30762724180873" calcext:value-type="float">
            <text:p>0.30762724180873</text:p>
          </table:table-cell>
          <table:table-cell office:value-type="float" office:value="0.305351790047602" calcext:value-type="float">
            <text:p>0.305351790047602</text:p>
          </table:table-cell>
          <table:table-cell office:value-type="float" office:value="0.302802226888446" calcext:value-type="float">
            <text:p>0.302802226888446</text:p>
          </table:table-cell>
          <table:table-cell office:value-type="float" office:value="0.299754664767806" calcext:value-type="float">
            <text:p>0.299754664767806</text:p>
          </table:table-cell>
          <table:table-cell office:value-type="float" office:value="0.298116952929917" calcext:value-type="float">
            <text:p>0.298116952929917</text:p>
          </table:table-cell>
          <table:table-cell office:value-type="float" office:value="0.298294353969177" calcext:value-type="float">
            <text:p>0.298294353969177</text:p>
          </table:table-cell>
          <table:table-cell office:value-type="float" office:value="0.297972236102372" calcext:value-type="float">
            <text:p>0.297972236102372</text:p>
          </table:table-cell>
          <table:table-cell office:value-type="float" office:value="0.297951134555285" calcext:value-type="float">
            <text:p>0.297951134555285</text:p>
          </table:table-cell>
          <table:table-cell office:value-type="float" office:value="0.29763311008311" calcext:value-type="float">
            <text:p>0.29763311008311</text:p>
          </table:table-cell>
          <table:table-cell office:value-type="float" office:value="0.299304102028458" calcext:value-type="float">
            <text:p>0.299304102028458</text:p>
          </table:table-cell>
          <table:table-cell office:value-type="float" office:value="0.33158440290579" calcext:value-type="float">
            <text:p>0.33158440290579</text:p>
          </table:table-cell>
          <table:table-cell office:value-type="float" office:value="0.332930794014568" calcext:value-type="float">
            <text:p>0.332930794014568</text:p>
          </table:table-cell>
          <table:table-cell office:value-type="float" office:value="0.332353171397409" calcext:value-type="float">
            <text:p>0.332353171397409</text:p>
          </table:table-cell>
          <table:table-cell office:value-type="float" office:value="0.329620372529477" calcext:value-type="float">
            <text:p>0.329620372529477</text:p>
          </table:table-cell>
          <table:table-cell office:value-type="float" office:value="0.306823768667859" calcext:value-type="float">
            <text:p>0.306823768667859</text:p>
          </table:table-cell>
          <table:table-cell office:value-type="float" office:value="0.305885386021817" calcext:value-type="float">
            <text:p>0.305885386021817</text:p>
          </table:table-cell>
          <table:table-cell office:value-type="float" office:value="0.307412534883606" calcext:value-type="float">
            <text:p>0.307412534883606</text:p>
          </table:table-cell>
          <table:table-cell office:value-type="float" office:value="0.303615746461136" calcext:value-type="float">
            <text:p>0.303615746461136</text:p>
          </table:table-cell>
          <table:table-cell office:value-type="float" office:value="0.308040059812147" calcext:value-type="float">
            <text:p>0.308040059812147</text:p>
          </table:table-cell>
          <table:table-cell office:value-type="float" office:value="0.315715136898672" calcext:value-type="float">
            <text:p>0.315715136898672</text:p>
          </table:table-cell>
          <table:table-cell office:value-type="float" office:value="0.314378516882531" calcext:value-type="float">
            <text:p>0.314378516882531</text:p>
          </table:table-cell>
          <table:table-cell office:value-type="float" office:value="0.311682101121" calcext:value-type="float">
            <text:p>0.311682101121</text:p>
          </table:table-cell>
          <table:table-cell office:value-type="float" office:value="0.309734602137316" calcext:value-type="float">
            <text:p>0.309734602137316</text:p>
          </table:table-cell>
          <table:table-cell office:value-type="float" office:value="0.309945353389839" calcext:value-type="float">
            <text:p>0.309945353389839</text:p>
          </table:table-cell>
          <table:table-cell office:value-type="float" office:value="0.30972317651215" calcext:value-type="float">
            <text:p>0.30972317651215</text:p>
          </table:table-cell>
          <table:table-cell office:value-type="float" office:value="0.309113370822525" calcext:value-type="float">
            <text:p>0.309113370822525</text:p>
          </table:table-cell>
          <table:table-cell office:value-type="float" office:value="0.309456068043453" calcext:value-type="float">
            <text:p>0.309456068043453</text:p>
          </table:table-cell>
          <table:table-cell office:value-type="float" office:value="0.309621897266085" calcext:value-type="float">
            <text:p>0.309621897266085</text:p>
          </table:table-cell>
          <table:table-cell office:value-type="float" office:value="0.309525447314923" calcext:value-type="float">
            <text:p>0.309525447314923</text:p>
          </table:table-cell>
          <table:table-cell office:value-type="float" office:value="0.309865334390969" calcext:value-type="float">
            <text:p>0.309865334390969</text:p>
          </table:table-cell>
          <table:table-cell office:value-type="float" office:value="0.310169149621525" calcext:value-type="float">
            <text:p>0.310169149621525</text:p>
          </table:table-cell>
          <table:table-cell office:value-type="float" office:value="0.310298937461617" calcext:value-type="float">
            <text:p>0.310298937461617</text:p>
          </table:table-cell>
          <table:table-cell office:value-type="float" office:value="0.310310018896783" calcext:value-type="float">
            <text:p>0.310310018896783</text:p>
          </table:table-cell>
          <table:table-cell office:value-type="float" office:value="0.310351561121455" calcext:value-type="float">
            <text:p>0.310351561121455</text:p>
          </table:table-cell>
          <table:table-cell office:value-type="float" office:value="0.31029563881121" calcext:value-type="float">
            <text:p>0.31029563881121</text:p>
          </table:table-cell>
          <table:table-cell office:value-type="float" office:value="0.310315439465038" calcext:value-type="float">
            <text:p>0.310315439465038</text:p>
          </table:table-cell>
          <table:table-cell office:value-type="float" office:value="0.310283416778642" calcext:value-type="float">
            <text:p>0.310283416778642</text:p>
          </table:table-cell>
          <table:table-cell office:value-type="float" office:value="0.310202133376099" calcext:value-type="float">
            <text:p>0.310202133376099</text:p>
          </table:table-cell>
          <table:table-cell office:value-type="float" office:value="0.3102749190415" calcext:value-type="float">
            <text:p>0.3102749190415</text:p>
          </table:table-cell>
          <table:table-cell office:value-type="float" office:value="0.310266580094612" calcext:value-type="float">
            <text:p>0.310266580094612</text:p>
          </table:table-cell>
          <table:table-cell office:value-type="float" office:value="0.310254583091121" calcext:value-type="float">
            <text:p>0.310254583091121</text:p>
          </table:table-cell>
          <table:table-cell office:value-type="float" office:value="0.310252102671942" calcext:value-type="float">
            <text:p>0.310252102671942</text:p>
          </table:table-cell>
          <table:table-cell office:value-type="float" office:value="0.310286539029194" calcext:value-type="float">
            <text:p>0.310286539029194</text:p>
          </table:table-cell>
          <table:table-cell office:value-type="float" office:value="0.310259345380551" calcext:value-type="float">
            <text:p>0.310259345380551</text:p>
          </table:table-cell>
          <table:table-cell office:value-type="float" office:value="0.310267235003493" calcext:value-type="float">
            <text:p>0.310267235003493</text:p>
          </table:table-cell>
          <table:table-cell office:value-type="float" office:value="0.31029154971517" calcext:value-type="float">
            <text:p>0.31029154971517</text:p>
          </table:table-cell>
          <table:table-cell office:value-type="float" office:value="0.310292153313521" calcext:value-type="float">
            <text:p>0.310292153313521</text:p>
          </table:table-cell>
          <table:table-cell office:value-type="float" office:value="0.310273696344489" calcext:value-type="float">
            <text:p>0.310273696344489</text:p>
          </table:table-cell>
          <table:table-cell office:value-type="float" office:value="0.310281720098328" calcext:value-type="float">
            <text:p>0.310281720098328</text:p>
          </table:table-cell>
          <table:table-cell office:value-type="float" office:value="0.31027068178595" calcext:value-type="float">
            <text:p>0.31027068178595</text:p>
          </table:table-cell>
          <table:table-cell office:value-type="float" office:value="0.310274512353296" calcext:value-type="float">
            <text:p>0.310274512353296</text:p>
          </table:table-cell>
          <table:table-cell office:value-type="float" office:value="0.310252561485292" calcext:value-type="float">
            <text:p>0.310252561485292</text:p>
          </table:table-cell>
          <table:table-cell office:value-type="float" office:value="0.310277143818132" calcext:value-type="float">
            <text:p>0.310277143818132</text:p>
          </table:table-cell>
          <table:table-cell office:value-type="float" office:value="0.310270125103829" calcext:value-type="float">
            <text:p>0.310270125103829</text:p>
          </table:table-cell>
          <table:table-cell office:value-type="float" office:value="0.310292839725539" calcext:value-type="float">
            <text:p>0.310292839725539</text:p>
          </table:table-cell>
          <table:table-cell office:value-type="float" office:value="0.310271133455894" calcext:value-type="float">
            <text:p>0.310271133455894</text:p>
          </table:table-cell>
          <table:table-cell office:value-type="float" office:value="0.310245626332585" calcext:value-type="float">
            <text:p>0.310245626332585</text:p>
          </table:table-cell>
          <table:table-cell office:value-type="float" office:value="0.310275060246005" calcext:value-type="float">
            <text:p>0.310275060246005</text:p>
          </table:table-cell>
          <table:table-cell office:value-type="float" office:value="0.310269987200129" calcext:value-type="float">
            <text:p>0.310269987200129</text:p>
          </table:table-cell>
          <table:table-cell office:value-type="float" office:value="0.310277931397597" calcext:value-type="float">
            <text:p>0.310277931397597</text:p>
          </table:table-cell>
          <table:table-cell office:value-type="float" office:value="0.310301507734113" calcext:value-type="float">
            <text:p>0.310301507734113</text:p>
          </table:table-cell>
          <table:table-cell office:value-type="float" office:value="0.310261073788385" calcext:value-type="float">
            <text:p>0.310261073788385</text:p>
          </table:table-cell>
          <table:table-cell office:value-type="float" office:value="0.310268727907298" calcext:value-type="float">
            <text:p>0.310268727907298</text:p>
          </table:table-cell>
          <table:table-cell office:value-type="float" office:value="0.31022550788933" calcext:value-type="float">
            <text:p>0.31022550788933</text:p>
          </table:table-cell>
          <table:table-cell office:value-type="float" office:value="0.310274187338851" calcext:value-type="float">
            <text:p>0.310274187338851</text:p>
          </table:table-cell>
          <table:table-cell office:value-type="float" office:value="0.310260553920229" calcext:value-type="float">
            <text:p>0.310260553920229</text:p>
          </table:table-cell>
          <table:table-cell office:value-type="float" office:value="0.31028059591116" calcext:value-type="float">
            <text:p>0.31028059591116</text:p>
          </table:table-cell>
          <table:table-cell office:value-type="float" office:value="0.310269892409142" calcext:value-type="float">
            <text:p>0.310269892409142</text:p>
          </table:table-cell>
          <table:table-cell office:value-type="float" office:value="0.310295155976499" calcext:value-type="float">
            <text:p>0.310295155976499</text:p>
          </table:table-cell>
          <table:table-cell office:value-type="float" office:value="0.310257626080688" calcext:value-type="float">
            <text:p>0.310257626080688</text:p>
          </table:table-cell>
          <table:table-cell office:value-type="float" office:value="0.310294400824592" calcext:value-type="float">
            <text:p>0.310294400824592</text:p>
          </table:table-cell>
          <table:table-cell office:value-type="float" office:value="0.310252346436428" calcext:value-type="float">
            <text:p>0.310252346436428</text:p>
          </table:table-cell>
          <table:table-cell office:value-type="float" office:value="0.310281722431641" calcext:value-type="float">
            <text:p>0.310281722431641</text:p>
          </table:table-cell>
          <table:table-cell office:value-type="float" office:value="0.310272790535758" calcext:value-type="float">
            <text:p>0.310272790535758</text:p>
          </table:table-cell>
          <table:table-cell office:value-type="float" office:value="0.310270108405271" calcext:value-type="float">
            <text:p>0.310270108405271</text:p>
          </table:table-cell>
          <table:table-cell office:value-type="float" office:value="0.310280514066564" calcext:value-type="float">
            <text:p>0.310280514066564</text:p>
          </table:table-cell>
          <table:table-cell office:value-type="float" office:value="0.310310641776661" calcext:value-type="float">
            <text:p>0.310310641776661</text:p>
          </table:table-cell>
          <table:table-cell office:value-type="float" office:value="0.310270369979521" calcext:value-type="float">
            <text:p>0.310270369979521</text:p>
          </table:table-cell>
          <table:table-cell office:value-type="float" office:value="0.31025625913878" calcext:value-type="float">
            <text:p>0.31025625913878</text:p>
          </table:table-cell>
          <table:table-cell office:value-type="float" office:value="0.31025985470039" calcext:value-type="float">
            <text:p>0.31025985470039</text:p>
          </table:table-cell>
          <table:table-cell office:value-type="float" office:value="0.310286456531198" calcext:value-type="float">
            <text:p>0.310286456531198</text:p>
          </table:table-cell>
          <table:table-cell office:value-type="float" office:value="0.31026307507263" calcext:value-type="float">
            <text:p>0.31026307507263</text:p>
          </table:table-cell>
          <table:table-cell office:value-type="float" office:value="0.310278766881819" calcext:value-type="float">
            <text:p>0.310278766881819</text:p>
          </table:table-cell>
          <table:table-cell office:value-type="float" office:value="0.310274594845059" calcext:value-type="float">
            <text:p>0.310274594845059</text:p>
          </table:table-cell>
          <table:table-cell office:value-type="float" office:value="0.310275785360941" calcext:value-type="float">
            <text:p>0.310275785360941</text:p>
          </table:table-cell>
          <table:table-cell office:value-type="float" office:value="0.310260198320706" calcext:value-type="float">
            <text:p>0.310260198320706</text:p>
          </table:table-cell>
          <table:table-cell office:value-type="float" office:value="0.31026621605198" calcext:value-type="float">
            <text:p>0.31026621605198</text:p>
          </table:table-cell>
          <table:table-cell office:value-type="float" office:value="0.310261799316973" calcext:value-type="float">
            <text:p>0.310261799316973</text:p>
          </table:table-cell>
          <table:table-cell office:value-type="float" office:value="0.310325554437976" calcext:value-type="float">
            <text:p>0.310325554437976</text:p>
          </table:table-cell>
          <table:table-cell office:value-type="float" office:value="0.310295999356541" calcext:value-type="float">
            <text:p>0.310295999356541</text:p>
          </table:table-cell>
          <table:table-cell office:value-type="float" office:value="0.310277147717615" calcext:value-type="float">
            <text:p>0.310277147717615</text:p>
          </table:table-cell>
          <table:table-cell office:value-type="float" office:value="0.310250757232832" calcext:value-type="float">
            <text:p>0.310250757232832</text:p>
          </table:table-cell>
          <table:table-cell office:value-type="float" office:value="0.310247618708007" calcext:value-type="float">
            <text:p>0.310247618708007</text:p>
          </table:table-cell>
          <table:table-cell office:value-type="float" office:value="0.310314980136358" calcext:value-type="float">
            <text:p>0.310314980136358</text:p>
          </table:table-cell>
          <table:table-cell office:value-type="float" office:value="0.310282305950455" calcext:value-type="float">
            <text:p>0.310282305950455</text:p>
          </table:table-cell>
          <table:table-cell office:value-type="float" office:value="0.310264812456984" calcext:value-type="float">
            <text:p>0.310264812456984</text:p>
          </table:table-cell>
          <table:table-cell office:value-type="float" office:value="0.310315191529242" calcext:value-type="float">
            <text:p>0.310315191529242</text:p>
          </table:table-cell>
          <table:table-cell office:value-type="float" office:value="0.310253301866552" calcext:value-type="float">
            <text:p>0.310253301866552</text:p>
          </table:table-cell>
          <table:table-cell office:value-type="float" office:value="0.310292955841419" calcext:value-type="float">
            <text:p>0.310292955841419</text:p>
          </table:table-cell>
          <table:table-cell office:value-type="float" office:value="0.310240530574015" calcext:value-type="float">
            <text:p>0.310240530574015</text:p>
          </table:table-cell>
          <table:table-cell office:value-type="float" office:value="0.310297579725904" calcext:value-type="float">
            <text:p>0.310297579725904</text:p>
          </table:table-cell>
          <table:table-cell office:value-type="float" office:value="0.310279228117286" calcext:value-type="float">
            <text:p>0.310279228117286</text:p>
          </table:table-cell>
          <table:table-cell office:value-type="float" office:value="0.310267263877158" calcext:value-type="float">
            <text:p>0.310267263877158</text:p>
          </table:table-cell>
          <table:table-cell office:value-type="float" office:value="0.310297782038083" calcext:value-type="float">
            <text:p>0.310297782038083</text:p>
          </table:table-cell>
          <table:table-cell office:value-type="float" office:value="0.310271762869068" calcext:value-type="float">
            <text:p>0.310271762869068</text:p>
          </table:table-cell>
          <table:table-cell office:value-type="float" office:value="0.310269398495808" calcext:value-type="float">
            <text:p>0.310269398495808</text:p>
          </table:table-cell>
          <table:table-cell office:value-type="float" office:value="0.310247871513143" calcext:value-type="float">
            <text:p>0.310247871513143</text:p>
          </table:table-cell>
          <table:table-cell office:value-type="float" office:value="0.310255632431084" calcext:value-type="float">
            <text:p>0.310255632431084</text:p>
          </table:table-cell>
          <table:table-cell office:value-type="float" office:value="0.310283803451434" calcext:value-type="float">
            <text:p>0.310283803451434</text:p>
          </table:table-cell>
          <table:table-cell office:value-type="float" office:value="0.310261760532275" calcext:value-type="float">
            <text:p>0.310261760532275</text:p>
          </table:table-cell>
          <table:table-cell office:value-type="float" office:value="0.310248576015561" calcext:value-type="float">
            <text:p>0.310248576015561</text:p>
          </table:table-cell>
          <table:table-cell office:value-type="float" office:value="0.310266478485089" calcext:value-type="float">
            <text:p>0.310266478485089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17055324433615" calcext:value-type="float">
            <text:p>-0.317055324433615</text:p>
          </table:table-cell>
          <table:table-cell office:value-type="float" office:value="-0.318215657975187" calcext:value-type="float">
            <text:p>-0.318215657975187</text:p>
          </table:table-cell>
          <table:table-cell office:value-type="float" office:value="-0.317163959037664" calcext:value-type="float">
            <text:p>-0.317163959037664</text:p>
          </table:table-cell>
          <table:table-cell office:value-type="float" office:value="-0.317802701874744" calcext:value-type="float">
            <text:p>-0.317802701874744</text:p>
          </table:table-cell>
          <table:table-cell office:value-type="float" office:value="-0.317754491489319" calcext:value-type="float">
            <text:p>-0.317754491489319</text:p>
          </table:table-cell>
          <table:table-cell office:value-type="float" office:value="-0.317122611424044" calcext:value-type="float">
            <text:p>-0.317122611424044</text:p>
          </table:table-cell>
          <table:table-cell office:value-type="float" office:value="-0.31726806092357" calcext:value-type="float">
            <text:p>-0.31726806092357</text:p>
          </table:table-cell>
          <table:table-cell office:value-type="float" office:value="-0.317731941109229" calcext:value-type="float">
            <text:p>-0.317731941109229</text:p>
          </table:table-cell>
          <table:table-cell office:value-type="float" office:value="-0.317478223603411" calcext:value-type="float">
            <text:p>-0.317478223603411</text:p>
          </table:table-cell>
          <table:table-cell office:value-type="float" office:value="-0.317880686207815" calcext:value-type="float">
            <text:p>-0.317880686207815</text:p>
          </table:table-cell>
          <table:table-cell office:value-type="float" office:value="-0.318272755381439" calcext:value-type="float">
            <text:p>-0.318272755381439</text:p>
          </table:table-cell>
          <table:table-cell office:value-type="float" office:value="-0.31816327196996" calcext:value-type="float">
            <text:p>-0.31816327196996</text:p>
          </table:table-cell>
          <table:table-cell office:value-type="float" office:value="-0.31857853850686" calcext:value-type="float">
            <text:p>-0.31857853850686</text:p>
          </table:table-cell>
          <table:table-cell office:value-type="float" office:value="-0.318325667698018" calcext:value-type="float">
            <text:p>-0.318325667698018</text:p>
          </table:table-cell>
          <table:table-cell office:value-type="float" office:value="-0.318437142426486" calcext:value-type="float">
            <text:p>-0.318437142426486</text:p>
          </table:table-cell>
          <table:table-cell office:value-type="float" office:value="-0.317949341267435" calcext:value-type="float">
            <text:p>-0.317949341267435</text:p>
          </table:table-cell>
          <table:table-cell office:value-type="float" office:value="-0.318530177378837" calcext:value-type="float">
            <text:p>-0.318530177378837</text:p>
          </table:table-cell>
          <table:table-cell office:value-type="float" office:value="-0.31860699416292" calcext:value-type="float">
            <text:p>-0.31860699416292</text:p>
          </table:table-cell>
          <table:table-cell office:value-type="float" office:value="-0.317897424952446" calcext:value-type="float">
            <text:p>-0.317897424952446</text:p>
          </table:table-cell>
          <table:table-cell office:value-type="float" office:value="-0.318751408769707" calcext:value-type="float">
            <text:p>-0.318751408769707</text:p>
          </table:table-cell>
          <table:table-cell office:value-type="float" office:value="-0.318005567334914" calcext:value-type="float">
            <text:p>-0.318005567334914</text:p>
          </table:table-cell>
          <table:table-cell office:value-type="float" office:value="-0.318739260430555" calcext:value-type="float">
            <text:p>-0.318739260430555</text:p>
          </table:table-cell>
          <table:table-cell office:value-type="float" office:value="-0.318821622967801" calcext:value-type="float">
            <text:p>-0.318821622967801</text:p>
          </table:table-cell>
          <table:table-cell office:value-type="float" office:value="-0.317930112507217" calcext:value-type="float">
            <text:p>-0.317930112507217</text:p>
          </table:table-cell>
          <table:table-cell office:value-type="float" office:value="-0.318473969449238" calcext:value-type="float">
            <text:p>-0.318473969449238</text:p>
          </table:table-cell>
          <table:table-cell office:value-type="float" office:value="-0.318525753983602" calcext:value-type="float">
            <text:p>-0.318525753983602</text:p>
          </table:table-cell>
          <table:table-cell office:value-type="float" office:value="-0.318093898975318" calcext:value-type="float">
            <text:p>-0.318093898975318</text:p>
          </table:table-cell>
          <table:table-cell office:value-type="float" office:value="-0.318073076645075" calcext:value-type="float">
            <text:p>-0.318073076645075</text:p>
          </table:table-cell>
          <table:table-cell office:value-type="float" office:value="-0.317540516379555" calcext:value-type="float">
            <text:p>-0.317540516379555</text:p>
          </table:table-cell>
          <table:table-cell office:value-type="float" office:value="-0.31823470644387" calcext:value-type="float">
            <text:p>-0.31823470644387</text:p>
          </table:table-cell>
          <table:table-cell office:value-type="float" office:value="-0.318306063381011" calcext:value-type="float">
            <text:p>-0.318306063381011</text:p>
          </table:table-cell>
          <table:table-cell office:value-type="float" office:value="-0.319013429124637" calcext:value-type="float">
            <text:p>-0.319013429124637</text:p>
          </table:table-cell>
          <table:table-cell office:value-type="float" office:value="-0.318530885310515" calcext:value-type="float">
            <text:p>-0.318530885310515</text:p>
          </table:table-cell>
          <table:table-cell office:value-type="float" office:value="-0.318023015352021" calcext:value-type="float">
            <text:p>-0.318023015352021</text:p>
          </table:table-cell>
          <table:table-cell office:value-type="float" office:value="-0.318500813187509" calcext:value-type="float">
            <text:p>-0.318500813187509</text:p>
          </table:table-cell>
          <table:table-cell office:value-type="float" office:value="-0.318365518519968" calcext:value-type="float">
            <text:p>-0.318365518519968</text:p>
          </table:table-cell>
          <table:table-cell office:value-type="float" office:value="-0.318406228207749" calcext:value-type="float">
            <text:p>-0.318406228207749</text:p>
          </table:table-cell>
          <table:table-cell office:value-type="float" office:value="-0.318615454887243" calcext:value-type="float">
            <text:p>-0.318615454887243</text:p>
          </table:table-cell>
          <table:table-cell office:value-type="float" office:value="-0.318017872199809" calcext:value-type="float">
            <text:p>-0.318017872199809</text:p>
          </table:table-cell>
          <table:table-cell office:value-type="float" office:value="-0.318407310510467" calcext:value-type="float">
            <text:p>-0.318407310510467</text:p>
          </table:table-cell>
          <table:table-cell office:value-type="float" office:value="-0.317336025894647" calcext:value-type="float">
            <text:p>-0.317336025894647</text:p>
          </table:table-cell>
          <table:table-cell office:value-type="float" office:value="-0.318023073821528" calcext:value-type="float">
            <text:p>-0.318023073821528</text:p>
          </table:table-cell>
          <table:table-cell office:value-type="float" office:value="-0.31849746562582" calcext:value-type="float">
            <text:p>-0.31849746562582</text:p>
          </table:table-cell>
          <table:table-cell office:value-type="float" office:value="-0.318831326936795" calcext:value-type="float">
            <text:p>-0.318831326936795</text:p>
          </table:table-cell>
          <table:table-cell office:value-type="float" office:value="-0.318105775579568" calcext:value-type="float">
            <text:p>-0.318105775579568</text:p>
          </table:table-cell>
          <table:table-cell office:value-type="float" office:value="-0.318595254975361" calcext:value-type="float">
            <text:p>-0.318595254975361</text:p>
          </table:table-cell>
          <table:table-cell office:value-type="float" office:value="-0.317671285879707" calcext:value-type="float">
            <text:p>-0.317671285879707</text:p>
          </table:table-cell>
          <table:table-cell office:value-type="float" office:value="-0.319300405618809" calcext:value-type="float">
            <text:p>-0.319300405618809</text:p>
          </table:table-cell>
          <table:table-cell office:value-type="float" office:value="-0.318000042014724" calcext:value-type="float">
            <text:p>-0.318000042014724</text:p>
          </table:table-cell>
          <table:table-cell office:value-type="float" office:value="-0.318461182420123" calcext:value-type="float">
            <text:p>-0.318461182420123</text:p>
          </table:table-cell>
          <table:table-cell office:value-type="float" office:value="-0.318410795316704" calcext:value-type="float">
            <text:p>-0.318410795316704</text:p>
          </table:table-cell>
          <table:table-cell office:value-type="float" office:value="-0.318081710275965" calcext:value-type="float">
            <text:p>-0.318081710275965</text:p>
          </table:table-cell>
          <table:table-cell office:value-type="float" office:value="-0.317827447018104" calcext:value-type="float">
            <text:p>-0.317827447018104</text:p>
          </table:table-cell>
          <table:table-cell office:value-type="float" office:value="-0.317763033211617" calcext:value-type="float">
            <text:p>-0.317763033211617</text:p>
          </table:table-cell>
          <table:table-cell office:value-type="float" office:value="-0.318289959814821" calcext:value-type="float">
            <text:p>-0.318289959814821</text:p>
          </table:table-cell>
          <table:table-cell office:value-type="float" office:value="-0.318780416853517" calcext:value-type="float">
            <text:p>-0.318780416853517</text:p>
          </table:table-cell>
          <table:table-cell office:value-type="float" office:value="-0.317941948125255" calcext:value-type="float">
            <text:p>-0.317941948125255</text:p>
          </table:table-cell>
          <table:table-cell office:value-type="float" office:value="-0.318433609857556" calcext:value-type="float">
            <text:p>-0.318433609857556</text:p>
          </table:table-cell>
          <table:table-cell office:value-type="float" office:value="-0.318772023509048" calcext:value-type="float">
            <text:p>-0.318772023509048</text:p>
          </table:table-cell>
          <table:table-cell office:value-type="float" office:value="-0.318243120786416" calcext:value-type="float">
            <text:p>-0.318243120786416</text:p>
          </table:table-cell>
          <table:table-cell office:value-type="float" office:value="-0.318292914802307" calcext:value-type="float">
            <text:p>-0.318292914802307</text:p>
          </table:table-cell>
          <table:table-cell office:value-type="float" office:value="-0.3185346825135" calcext:value-type="float">
            <text:p>-0.3185346825135</text:p>
          </table:table-cell>
          <table:table-cell office:value-type="float" office:value="-0.318173981412109" calcext:value-type="float">
            <text:p>-0.318173981412109</text:p>
          </table:table-cell>
          <table:table-cell office:value-type="float" office:value="-0.318315293733072" calcext:value-type="float">
            <text:p>-0.318315293733072</text:p>
          </table:table-cell>
          <table:table-cell office:value-type="float" office:value="-0.318180083932896" calcext:value-type="float">
            <text:p>-0.318180083932896</text:p>
          </table:table-cell>
          <table:table-cell office:value-type="float" office:value="-0.318212984889973" calcext:value-type="float">
            <text:p>-0.318212984889973</text:p>
          </table:table-cell>
          <table:table-cell office:value-type="float" office:value="-0.318009152438467" calcext:value-type="float">
            <text:p>-0.318009152438467</text:p>
          </table:table-cell>
          <table:table-cell office:value-type="float" office:value="-0.318806130109299" calcext:value-type="float">
            <text:p>-0.318806130109299</text:p>
          </table:table-cell>
          <table:table-cell office:value-type="float" office:value="-0.318952820705627" calcext:value-type="float">
            <text:p>-0.318952820705627</text:p>
          </table:table-cell>
          <table:table-cell office:value-type="float" office:value="-0.31857188800031" calcext:value-type="float">
            <text:p>-0.31857188800031</text:p>
          </table:table-cell>
          <table:table-cell office:value-type="float" office:value="-0.318082425250642" calcext:value-type="float">
            <text:p>-0.318082425250642</text:p>
          </table:table-cell>
          <table:table-cell office:value-type="float" office:value="-0.318852747035638" calcext:value-type="float">
            <text:p>-0.318852747035638</text:p>
          </table:table-cell>
          <table:table-cell office:value-type="float" office:value="-0.318817638335487" calcext:value-type="float">
            <text:p>-0.318817638335487</text:p>
          </table:table-cell>
          <table:table-cell office:value-type="float" office:value="-0.318561152283437" calcext:value-type="float">
            <text:p>-0.318561152283437</text:p>
          </table:table-cell>
          <table:table-cell office:value-type="float" office:value="-0.318595561254587" calcext:value-type="float">
            <text:p>-0.318595561254587</text:p>
          </table:table-cell>
          <table:table-cell office:value-type="float" office:value="-0.315086187521507" calcext:value-type="float">
            <text:p>-0.315086187521507</text:p>
          </table:table-cell>
          <table:table-cell office:value-type="float" office:value="-0.312238902220742" calcext:value-type="float">
            <text:p>-0.312238902220742</text:p>
          </table:table-cell>
          <table:table-cell office:value-type="float" office:value="-0.301271099752669" calcext:value-type="float">
            <text:p>-0.301271099752669</text:p>
          </table:table-cell>
          <table:table-cell office:value-type="float" office:value="-0.295971554581481" calcext:value-type="float">
            <text:p>-0.295971554581481</text:p>
          </table:table-cell>
          <table:table-cell office:value-type="float" office:value="-0.301221804871596" calcext:value-type="float">
            <text:p>-0.301221804871596</text:p>
          </table:table-cell>
          <table:table-cell office:value-type="float" office:value="-0.318245719119504" calcext:value-type="float">
            <text:p>-0.318245719119504</text:p>
          </table:table-cell>
          <table:table-cell office:value-type="float" office:value="-0.315265810815159" calcext:value-type="float">
            <text:p>-0.315265810815159</text:p>
          </table:table-cell>
          <table:table-cell office:value-type="float" office:value="-0.317746756010291" calcext:value-type="float">
            <text:p>-0.317746756010291</text:p>
          </table:table-cell>
          <table:table-cell office:value-type="float" office:value="-0.338501680470032" calcext:value-type="float">
            <text:p>-0.338501680470032</text:p>
          </table:table-cell>
          <table:table-cell office:value-type="float" office:value="-0.333292806982408" calcext:value-type="float">
            <text:p>-0.333292806982408</text:p>
          </table:table-cell>
          <table:table-cell office:value-type="float" office:value="-0.320464702268459" calcext:value-type="float">
            <text:p>-0.320464702268459</text:p>
          </table:table-cell>
          <table:table-cell office:value-type="float" office:value="-0.318721770309171" calcext:value-type="float">
            <text:p>-0.318721770309171</text:p>
          </table:table-cell>
          <table:table-cell office:value-type="float" office:value="-0.317322664153774" calcext:value-type="float">
            <text:p>-0.317322664153774</text:p>
          </table:table-cell>
          <table:table-cell office:value-type="float" office:value="-0.320467978755616" calcext:value-type="float">
            <text:p>-0.320467978755616</text:p>
          </table:table-cell>
          <table:table-cell office:value-type="float" office:value="-0.329118058684511" calcext:value-type="float">
            <text:p>-0.329118058684511</text:p>
          </table:table-cell>
          <table:table-cell office:value-type="float" office:value="-0.323958034101397" calcext:value-type="float">
            <text:p>-0.323958034101397</text:p>
          </table:table-cell>
          <table:table-cell office:value-type="float" office:value="-0.327818219540999" calcext:value-type="float">
            <text:p>-0.327818219540999</text:p>
          </table:table-cell>
          <table:table-cell office:value-type="float" office:value="-0.326225680981655" calcext:value-type="float">
            <text:p>-0.326225680981655</text:p>
          </table:table-cell>
          <table:table-cell office:value-type="float" office:value="-0.322533777720609" calcext:value-type="float">
            <text:p>-0.322533777720609</text:p>
          </table:table-cell>
          <table:table-cell office:value-type="float" office:value="-0.314811595211522" calcext:value-type="float">
            <text:p>-0.314811595211522</text:p>
          </table:table-cell>
          <table:table-cell office:value-type="float" office:value="-0.300673395359767" calcext:value-type="float">
            <text:p>-0.300673395359767</text:p>
          </table:table-cell>
          <table:table-cell office:value-type="float" office:value="-0.297995342493473" calcext:value-type="float">
            <text:p>-0.297995342493473</text:p>
          </table:table-cell>
          <table:table-cell office:value-type="float" office:value="-0.297955905773073" calcext:value-type="float">
            <text:p>-0.297955905773073</text:p>
          </table:table-cell>
          <table:table-cell office:value-type="float" office:value="-0.300416232017585" calcext:value-type="float">
            <text:p>-0.300416232017585</text:p>
          </table:table-cell>
          <table:table-cell office:value-type="float" office:value="-0.297475595796816" calcext:value-type="float">
            <text:p>-0.297475595796816</text:p>
          </table:table-cell>
          <table:table-cell office:value-type="float" office:value="-0.29502398656313" calcext:value-type="float">
            <text:p>-0.29502398656313</text:p>
          </table:table-cell>
          <table:table-cell office:value-type="float" office:value="-0.299277560985012" calcext:value-type="float">
            <text:p>-0.299277560985012</text:p>
          </table:table-cell>
          <table:table-cell office:value-type="float" office:value="-0.302017891289401" calcext:value-type="float">
            <text:p>-0.302017891289401</text:p>
          </table:table-cell>
          <table:table-cell office:value-type="float" office:value="-0.340101897962542" calcext:value-type="float">
            <text:p>-0.340101897962542</text:p>
          </table:table-cell>
          <table:table-cell office:value-type="float" office:value="-0.330231463955626" calcext:value-type="float">
            <text:p>-0.330231463955626</text:p>
          </table:table-cell>
          <table:table-cell office:value-type="float" office:value="-0.315012250473909" calcext:value-type="float">
            <text:p>-0.315012250473909</text:p>
          </table:table-cell>
          <table:table-cell office:value-type="float" office:value="-0.30055063687709" calcext:value-type="float">
            <text:p>-0.30055063687709</text:p>
          </table:table-cell>
          <table:table-cell office:value-type="float" office:value="-0.290805728064096" calcext:value-type="float">
            <text:p>-0.290805728064096</text:p>
          </table:table-cell>
          <table:table-cell office:value-type="float" office:value="-0.278234067094608" calcext:value-type="float">
            <text:p>-0.278234067094608</text:p>
          </table:table-cell>
          <table:table-cell office:value-type="float" office:value="-0.281659368431705" calcext:value-type="float">
            <text:p>-0.281659368431705</text:p>
          </table:table-cell>
          <table:table-cell office:value-type="float" office:value="-0.282726365085909" calcext:value-type="float">
            <text:p>-0.282726365085909</text:p>
          </table:table-cell>
          <table:table-cell office:value-type="float" office:value="-0.285115136535469" calcext:value-type="float">
            <text:p>-0.285115136535469</text:p>
          </table:table-cell>
          <table:table-cell office:value-type="float" office:value="-0.284732975194724" calcext:value-type="float">
            <text:p>-0.284732975194724</text:p>
          </table:table-cell>
          <table:table-cell office:value-type="float" office:value="-0.280975290934572" calcext:value-type="float">
            <text:p>-0.280975290934572</text:p>
          </table:table-cell>
          <table:table-cell office:value-type="float" office:value="-0.281099048372985" calcext:value-type="float">
            <text:p>-0.281099048372985</text:p>
          </table:table-cell>
          <table:table-cell office:value-type="float" office:value="-0.29469932056918" calcext:value-type="float">
            <text:p>-0.29469932056918</text:p>
          </table:table-cell>
          <table:table-cell office:value-type="float" office:value="-0.299021274960717" calcext:value-type="float">
            <text:p>-0.299021274960717</text:p>
          </table:table-cell>
          <table:table-cell office:value-type="float" office:value="-0.30496523755448" calcext:value-type="float">
            <text:p>-0.30496523755448</text:p>
          </table:table-cell>
          <table:table-cell office:value-type="float" office:value="-0.312053472139221" calcext:value-type="float">
            <text:p>-0.312053472139221</text:p>
          </table:table-cell>
          <table:table-cell office:value-type="float" office:value="-0.313331477905379" calcext:value-type="float">
            <text:p>-0.313331477905379</text:p>
          </table:table-cell>
          <table:table-cell office:value-type="float" office:value="-0.308762584841907" calcext:value-type="float">
            <text:p>-0.308762584841907</text:p>
          </table:table-cell>
          <table:table-cell office:value-type="float" office:value="-0.302145744029036" calcext:value-type="float">
            <text:p>-0.302145744029036</text:p>
          </table:table-cell>
          <table:table-cell office:value-type="float" office:value="-0.299130642262993" calcext:value-type="float">
            <text:p>-0.299130642262993</text:p>
          </table:table-cell>
          <table:table-cell office:value-type="float" office:value="-0.306088302454106" calcext:value-type="float">
            <text:p>-0.306088302454106</text:p>
          </table:table-cell>
          <table:table-cell office:value-type="float" office:value="-0.312811513205476" calcext:value-type="float">
            <text:p>-0.312811513205476</text:p>
          </table:table-cell>
          <table:table-cell office:value-type="float" office:value="-0.322600318570678" calcext:value-type="float">
            <text:p>-0.322600318570678</text:p>
          </table:table-cell>
          <table:table-cell office:value-type="float" office:value="-0.325851564204909" calcext:value-type="float">
            <text:p>-0.325851564204909</text:p>
          </table:table-cell>
          <table:table-cell office:value-type="float" office:value="-0.315211076563942" calcext:value-type="float">
            <text:p>-0.315211076563942</text:p>
          </table:table-cell>
          <table:table-cell office:value-type="float" office:value="-0.319747854234502" calcext:value-type="float">
            <text:p>-0.319747854234502</text:p>
          </table:table-cell>
          <table:table-cell office:value-type="float" office:value="-0.318538727475286" calcext:value-type="float">
            <text:p>-0.318538727475286</text:p>
          </table:table-cell>
          <table:table-cell office:value-type="float" office:value="-0.312441771727292" calcext:value-type="float">
            <text:p>-0.312441771727292</text:p>
          </table:table-cell>
          <table:table-cell office:value-type="float" office:value="-0.312213693082019" calcext:value-type="float">
            <text:p>-0.312213693082019</text:p>
          </table:table-cell>
          <table:table-cell office:value-type="float" office:value="-0.325176558340029" calcext:value-type="float">
            <text:p>-0.325176558340029</text:p>
          </table:table-cell>
          <table:table-cell office:value-type="float" office:value="-0.293287934887452" calcext:value-type="float">
            <text:p>-0.293287934887452</text:p>
          </table:table-cell>
          <table:table-cell office:value-type="float" office:value="-0.295299350872137" calcext:value-type="float">
            <text:p>-0.295299350872137</text:p>
          </table:table-cell>
          <table:table-cell office:value-type="float" office:value="-0.34050102971487" calcext:value-type="float">
            <text:p>-0.34050102971487</text:p>
          </table:table-cell>
          <table:table-cell office:value-type="float" office:value="-0.332426638240237" calcext:value-type="float">
            <text:p>-0.332426638240237</text:p>
          </table:table-cell>
          <table:table-cell office:value-type="float" office:value="-0.326659996472573" calcext:value-type="float">
            <text:p>-0.326659996472573</text:p>
          </table:table-cell>
          <table:table-cell office:value-type="float" office:value="-0.322106293151619" calcext:value-type="float">
            <text:p>-0.322106293151619</text:p>
          </table:table-cell>
          <table:table-cell office:value-type="float" office:value="-0.317187660021658" calcext:value-type="float">
            <text:p>-0.317187660021658</text:p>
          </table:table-cell>
          <table:table-cell office:value-type="float" office:value="-0.313611863580532" calcext:value-type="float">
            <text:p>-0.313611863580532</text:p>
          </table:table-cell>
          <table:table-cell office:value-type="float" office:value="-0.309750568031101" calcext:value-type="float">
            <text:p>-0.309750568031101</text:p>
          </table:table-cell>
          <table:table-cell office:value-type="float" office:value="-0.308519936079847" calcext:value-type="float">
            <text:p>-0.308519936079847</text:p>
          </table:table-cell>
          <table:table-cell office:value-type="float" office:value="-0.30508343197551" calcext:value-type="float">
            <text:p>-0.30508343197551</text:p>
          </table:table-cell>
          <table:table-cell office:value-type="float" office:value="-0.309562125469203" calcext:value-type="float">
            <text:p>-0.309562125469203</text:p>
          </table:table-cell>
          <table:table-cell office:value-type="float" office:value="-0.312850660143661" calcext:value-type="float">
            <text:p>-0.312850660143661</text:p>
          </table:table-cell>
          <table:table-cell office:value-type="float" office:value="-0.358981271841908" calcext:value-type="float">
            <text:p>-0.358981271841908</text:p>
          </table:table-cell>
          <table:table-cell office:value-type="float" office:value="-0.339020076589802" calcext:value-type="float">
            <text:p>-0.339020076589802</text:p>
          </table:table-cell>
          <table:table-cell office:value-type="float" office:value="-0.302881230474526" calcext:value-type="float">
            <text:p>-0.302881230474526</text:p>
          </table:table-cell>
          <table:table-cell office:value-type="float" office:value="-0.296925397296264" calcext:value-type="float">
            <text:p>-0.296925397296264</text:p>
          </table:table-cell>
          <table:table-cell office:value-type="float" office:value="-0.290382139750073" calcext:value-type="float">
            <text:p>-0.290382139750073</text:p>
          </table:table-cell>
          <table:table-cell office:value-type="float" office:value="-0.285411239743925" calcext:value-type="float">
            <text:p>-0.285411239743925</text:p>
          </table:table-cell>
          <table:table-cell office:value-type="float" office:value="-0.284891639358661" calcext:value-type="float">
            <text:p>-0.284891639358661</text:p>
          </table:table-cell>
          <table:table-cell office:value-type="float" office:value="-0.295153150036408" calcext:value-type="float">
            <text:p>-0.295153150036408</text:p>
          </table:table-cell>
          <table:table-cell office:value-type="float" office:value="-0.285669246721547" calcext:value-type="float">
            <text:p>-0.285669246721547</text:p>
          </table:table-cell>
          <table:table-cell office:value-type="float" office:value="-0.281708903982836" calcext:value-type="float">
            <text:p>-0.281708903982836</text:p>
          </table:table-cell>
          <table:table-cell office:value-type="float" office:value="-0.287979657568286" calcext:value-type="float">
            <text:p>-0.287979657568286</text:p>
          </table:table-cell>
          <table:table-cell office:value-type="float" office:value="-0.306383395405481" calcext:value-type="float">
            <text:p>-0.306383395405481</text:p>
          </table:table-cell>
          <table:table-cell office:value-type="float" office:value="-0.312008557042428" calcext:value-type="float">
            <text:p>-0.312008557042428</text:p>
          </table:table-cell>
          <table:table-cell office:value-type="float" office:value="-0.325715747846521" calcext:value-type="float">
            <text:p>-0.325715747846521</text:p>
          </table:table-cell>
          <table:table-cell office:value-type="float" office:value="-0.32532306146986" calcext:value-type="float">
            <text:p>-0.32532306146986</text:p>
          </table:table-cell>
          <table:table-cell office:value-type="float" office:value="-0.324219377464946" calcext:value-type="float">
            <text:p>-0.324219377464946</text:p>
          </table:table-cell>
          <table:table-cell office:value-type="float" office:value="-0.31893276720358" calcext:value-type="float">
            <text:p>-0.31893276720358</text:p>
          </table:table-cell>
          <table:table-cell office:value-type="float" office:value="-0.318917704291971" calcext:value-type="float">
            <text:p>-0.318917704291971</text:p>
          </table:table-cell>
          <table:table-cell office:value-type="float" office:value="-0.321014268550559" calcext:value-type="float">
            <text:p>-0.321014268550559</text:p>
          </table:table-cell>
          <table:table-cell office:value-type="float" office:value="-0.34441168636916" calcext:value-type="float">
            <text:p>-0.34441168636916</text:p>
          </table:table-cell>
          <table:table-cell office:value-type="float" office:value="-0.322395915306926" calcext:value-type="float">
            <text:p>-0.322395915306926</text:p>
          </table:table-cell>
          <table:table-cell office:value-type="float" office:value="-0.334179266298739" calcext:value-type="float">
            <text:p>-0.334179266298739</text:p>
          </table:table-cell>
          <table:table-cell office:value-type="float" office:value="-0.32044984531453" calcext:value-type="float">
            <text:p>-0.32044984531453</text:p>
          </table:table-cell>
          <table:table-cell office:value-type="float" office:value="-0.324407795494354" calcext:value-type="float">
            <text:p>-0.324407795494354</text:p>
          </table:table-cell>
          <table:table-cell office:value-type="float" office:value="-0.317029973092004" calcext:value-type="float">
            <text:p>-0.317029973092004</text:p>
          </table:table-cell>
          <table:table-cell office:value-type="float" office:value="-0.311167459252254" calcext:value-type="float">
            <text:p>-0.311167459252254</text:p>
          </table:table-cell>
          <table:table-cell office:value-type="float" office:value="-0.316272899215118" calcext:value-type="float">
            <text:p>-0.316272899215118</text:p>
          </table:table-cell>
          <table:table-cell office:value-type="float" office:value="-0.311668453394477" calcext:value-type="float">
            <text:p>-0.311668453394477</text:p>
          </table:table-cell>
          <table:table-cell office:value-type="float" office:value="-0.297503751290894" calcext:value-type="float">
            <text:p>-0.297503751290894</text:p>
          </table:table-cell>
          <table:table-cell office:value-type="float" office:value="-0.32873266366418" calcext:value-type="float">
            <text:p>-0.32873266366418</text:p>
          </table:table-cell>
          <table:table-cell office:value-type="float" office:value="-0.317715662835042" calcext:value-type="float">
            <text:p>-0.317715662835042</text:p>
          </table:table-cell>
          <table:table-cell office:value-type="float" office:value="-0.312151084516201" calcext:value-type="float">
            <text:p>-0.312151084516201</text:p>
          </table:table-cell>
          <table:table-cell office:value-type="float" office:value="-0.304832216299232" calcext:value-type="float">
            <text:p>-0.304832216299232</text:p>
          </table:table-cell>
          <table:table-cell office:value-type="float" office:value="-0.304657565187502" calcext:value-type="float">
            <text:p>-0.304657565187502</text:p>
          </table:table-cell>
          <table:table-cell office:value-type="float" office:value="-0.302908299673179" calcext:value-type="float">
            <text:p>-0.302908299673179</text:p>
          </table:table-cell>
          <table:table-cell office:value-type="float" office:value="-0.299982925443506" calcext:value-type="float">
            <text:p>-0.299982925443506</text:p>
          </table:table-cell>
          <table:table-cell office:value-type="float" office:value="-0.297521958617748" calcext:value-type="float">
            <text:p>-0.297521958617748</text:p>
          </table:table-cell>
          <table:table-cell office:value-type="float" office:value="-0.298999528761599" calcext:value-type="float">
            <text:p>-0.298999528761599</text:p>
          </table:table-cell>
          <table:table-cell office:value-type="float" office:value="-0.302805030094123" calcext:value-type="float">
            <text:p>-0.302805030094123</text:p>
          </table:table-cell>
          <table:table-cell office:value-type="float" office:value="-0.308648171540566" calcext:value-type="float">
            <text:p>-0.308648171540566</text:p>
          </table:table-cell>
          <table:table-cell office:value-type="float" office:value="-0.311994490391276" calcext:value-type="float">
            <text:p>-0.311994490391276</text:p>
          </table:table-cell>
          <table:table-cell office:value-type="float" office:value="-0.324630359789918" calcext:value-type="float">
            <text:p>-0.324630359789918</text:p>
          </table:table-cell>
          <table:table-cell office:value-type="float" office:value="-0.34828679155206" calcext:value-type="float">
            <text:p>-0.34828679155206</text:p>
          </table:table-cell>
          <table:table-cell office:value-type="float" office:value="-0.341418971377654" calcext:value-type="float">
            <text:p>-0.341418971377654</text:p>
          </table:table-cell>
          <table:table-cell office:value-type="float" office:value="-0.318395837961463" calcext:value-type="float">
            <text:p>-0.318395837961463</text:p>
          </table:table-cell>
          <table:table-cell office:value-type="float" office:value="-0.302052993904867" calcext:value-type="float">
            <text:p>-0.302052993904867</text:p>
          </table:table-cell>
          <table:table-cell office:value-type="float" office:value="-0.291496745839248" calcext:value-type="float">
            <text:p>-0.291496745839248</text:p>
          </table:table-cell>
          <table:table-cell office:value-type="float" office:value="-0.274743575855699" calcext:value-type="float">
            <text:p>-0.274743575855699</text:p>
          </table:table-cell>
          <table:table-cell office:value-type="float" office:value="-0.279407144942041" calcext:value-type="float">
            <text:p>-0.279407144942041</text:p>
          </table:table-cell>
          <table:table-cell office:value-type="float" office:value="-0.279817941964205" calcext:value-type="float">
            <text:p>-0.279817941964205</text:p>
          </table:table-cell>
          <table:table-cell office:value-type="float" office:value="-0.279426585981521" calcext:value-type="float">
            <text:p>-0.279426585981521</text:p>
          </table:table-cell>
          <table:table-cell office:value-type="float" office:value="-0.285084814897869" calcext:value-type="float">
            <text:p>-0.285084814897869</text:p>
          </table:table-cell>
          <table:table-cell office:value-type="float" office:value="-0.307331568070763" calcext:value-type="float">
            <text:p>-0.307331568070763</text:p>
          </table:table-cell>
          <table:table-cell office:value-type="float" office:value="-0.318469655517436" calcext:value-type="float">
            <text:p>-0.318469655517436</text:p>
          </table:table-cell>
          <table:table-cell office:value-type="float" office:value="-0.324746066640819" calcext:value-type="float">
            <text:p>-0.324746066640819</text:p>
          </table:table-cell>
          <table:table-cell office:value-type="float" office:value="-0.322327763511632" calcext:value-type="float">
            <text:p>-0.322327763511632</text:p>
          </table:table-cell>
          <table:table-cell office:value-type="float" office:value="-0.319301444775898" calcext:value-type="float">
            <text:p>-0.319301444775898</text:p>
          </table:table-cell>
          <table:table-cell office:value-type="float" office:value="-0.31245341243126" calcext:value-type="float">
            <text:p>-0.31245341243126</text:p>
          </table:table-cell>
          <table:table-cell office:value-type="float" office:value="-0.308559373985268" calcext:value-type="float">
            <text:p>-0.308559373985268</text:p>
          </table:table-cell>
          <table:table-cell office:value-type="float" office:value="-0.303724909329828" calcext:value-type="float">
            <text:p>-0.303724909329828</text:p>
          </table:table-cell>
          <table:table-cell office:value-type="float" office:value="-0.309130482200109" calcext:value-type="float">
            <text:p>-0.309130482200109</text:p>
          </table:table-cell>
          <table:table-cell office:value-type="float" office:value="-0.30917851554994" calcext:value-type="float">
            <text:p>-0.30917851554994</text:p>
          </table:table-cell>
          <table:table-cell office:value-type="float" office:value="-0.317421545780452" calcext:value-type="float">
            <text:p>-0.317421545780452</text:p>
          </table:table-cell>
          <table:table-cell office:value-type="float" office:value="-0.340035729233573" calcext:value-type="float">
            <text:p>-0.340035729233573</text:p>
          </table:table-cell>
          <table:table-cell office:value-type="float" office:value="-0.327428577986731" calcext:value-type="float">
            <text:p>-0.327428577986731</text:p>
          </table:table-cell>
          <table:table-cell office:value-type="float" office:value="-0.3256251975756" calcext:value-type="float">
            <text:p>-0.3256251975756</text:p>
          </table:table-cell>
          <table:table-cell office:value-type="float" office:value="-0.321030429071238" calcext:value-type="float">
            <text:p>-0.321030429071238</text:p>
          </table:table-cell>
          <table:table-cell office:value-type="float" office:value="-0.319086194187773" calcext:value-type="float">
            <text:p>-0.319086194187773</text:p>
          </table:table-cell>
          <table:table-cell office:value-type="float" office:value="-0.32446552139701" calcext:value-type="float">
            <text:p>-0.32446552139701</text:p>
          </table:table-cell>
          <table:table-cell office:value-type="float" office:value="-0.323809823452374" calcext:value-type="float">
            <text:p>-0.323809823452374</text:p>
          </table:table-cell>
          <table:table-cell office:value-type="float" office:value="-0.305536530433431" calcext:value-type="float">
            <text:p>-0.305536530433431</text:p>
          </table:table-cell>
          <table:table-cell office:value-type="float" office:value="-0.301259307349493" calcext:value-type="float">
            <text:p>-0.301259307349493</text:p>
          </table:table-cell>
          <table:table-cell office:value-type="float" office:value="-0.294825195328624" calcext:value-type="float">
            <text:p>-0.294825195328624</text:p>
          </table:table-cell>
          <table:table-cell office:value-type="float" office:value="-0.289459050727089" calcext:value-type="float">
            <text:p>-0.289459050727089</text:p>
          </table:table-cell>
          <table:table-cell office:value-type="float" office:value="-0.292206568366109" calcext:value-type="float">
            <text:p>-0.292206568366109</text:p>
          </table:table-cell>
          <table:table-cell office:value-type="float" office:value="-0.295204390978215" calcext:value-type="float">
            <text:p>-0.295204390978215</text:p>
          </table:table-cell>
          <table:table-cell office:value-type="float" office:value="-0.298595931827786" calcext:value-type="float">
            <text:p>-0.298595931827786</text:p>
          </table:table-cell>
          <table:table-cell office:value-type="float" office:value="-0.301016252875062" calcext:value-type="float">
            <text:p>-0.301016252875062</text:p>
          </table:table-cell>
          <table:table-cell office:value-type="float" office:value="-0.299281685298538" calcext:value-type="float">
            <text:p>-0.299281685298538</text:p>
          </table:table-cell>
          <table:table-cell office:value-type="float" office:value="-0.296938439634544" calcext:value-type="float">
            <text:p>-0.296938439634544</text:p>
          </table:table-cell>
          <table:table-cell office:value-type="float" office:value="-0.296744674794329" calcext:value-type="float">
            <text:p>-0.296744674794329</text:p>
          </table:table-cell>
          <table:table-cell office:value-type="float" office:value="-0.290725210895729" calcext:value-type="float">
            <text:p>-0.290725210895729</text:p>
          </table:table-cell>
          <table:table-cell office:value-type="float" office:value="-0.294182341658611" calcext:value-type="float">
            <text:p>-0.294182341658611</text:p>
          </table:table-cell>
          <table:table-cell office:value-type="float" office:value="-0.301830591612421" calcext:value-type="float">
            <text:p>-0.301830591612421</text:p>
          </table:table-cell>
          <table:table-cell office:value-type="float" office:value="-0.307628350061716" calcext:value-type="float">
            <text:p>-0.307628350061716</text:p>
          </table:table-cell>
          <table:table-cell office:value-type="float" office:value="-0.349502309979905" calcext:value-type="float">
            <text:p>-0.349502309979905</text:p>
          </table:table-cell>
          <table:table-cell office:value-type="float" office:value="-0.330009072525643" calcext:value-type="float">
            <text:p>-0.330009072525643</text:p>
          </table:table-cell>
          <table:table-cell office:value-type="float" office:value="-0.302671191703769" calcext:value-type="float">
            <text:p>-0.302671191703769</text:p>
          </table:table-cell>
          <table:table-cell office:value-type="float" office:value="-0.289041418795805" calcext:value-type="float">
            <text:p>-0.289041418795805</text:p>
          </table:table-cell>
          <table:table-cell office:value-type="float" office:value="-0.287509069163508" calcext:value-type="float">
            <text:p>-0.287509069163508</text:p>
          </table:table-cell>
          <table:table-cell office:value-type="float" office:value="-0.279502954325681" calcext:value-type="float">
            <text:p>-0.279502954325681</text:p>
          </table:table-cell>
          <table:table-cell office:value-type="float" office:value="-0.268896249233709" calcext:value-type="float">
            <text:p>-0.268896249233709</text:p>
          </table:table-cell>
          <table:table-cell office:value-type="float" office:value="-0.276452891610225" calcext:value-type="float">
            <text:p>-0.276452891610225</text:p>
          </table:table-cell>
          <table:table-cell office:value-type="float" office:value="-0.276845914590965" calcext:value-type="float">
            <text:p>-0.276845914590965</text:p>
          </table:table-cell>
          <table:table-cell office:value-type="float" office:value="-0.279199441662671" calcext:value-type="float">
            <text:p>-0.279199441662671</text:p>
          </table:table-cell>
          <table:table-cell office:value-type="float" office:value="-0.304087994881309" calcext:value-type="float">
            <text:p>-0.304087994881309</text:p>
          </table:table-cell>
          <table:table-cell office:value-type="float" office:value="-0.315022239614196" calcext:value-type="float">
            <text:p>-0.315022239614196</text:p>
          </table:table-cell>
          <table:table-cell office:value-type="float" office:value="-0.315544602040698" calcext:value-type="float">
            <text:p>-0.315544602040698</text:p>
          </table:table-cell>
          <table:table-cell office:value-type="float" office:value="-0.309331762584864" calcext:value-type="float">
            <text:p>-0.309331762584864</text:p>
          </table:table-cell>
          <table:table-cell office:value-type="float" office:value="-0.304015998113275" calcext:value-type="float">
            <text:p>-0.304015998113275</text:p>
          </table:table-cell>
          <table:table-cell office:value-type="float" office:value="-0.300121479525392" calcext:value-type="float">
            <text:p>-0.300121479525392</text:p>
          </table:table-cell>
          <table:table-cell office:value-type="float" office:value="-0.312734557736071" calcext:value-type="float">
            <text:p>-0.312734557736071</text:p>
          </table:table-cell>
          <table:table-cell office:value-type="float" office:value="-0.345815070558918" calcext:value-type="float">
            <text:p>-0.345815070558918</text:p>
          </table:table-cell>
          <table:table-cell office:value-type="float" office:value="-0.330638527705997" calcext:value-type="float">
            <text:p>-0.330638527705997</text:p>
          </table:table-cell>
          <table:table-cell office:value-type="float" office:value="-0.324388251419605" calcext:value-type="float">
            <text:p>-0.324388251419605</text:p>
          </table:table-cell>
          <table:table-cell office:value-type="float" office:value="-0.328218165705962" calcext:value-type="float">
            <text:p>-0.328218165705962</text:p>
          </table:table-cell>
          <table:table-cell office:value-type="float" office:value="-0.324026108356541" calcext:value-type="float">
            <text:p>-0.324026108356541</text:p>
          </table:table-cell>
          <table:table-cell office:value-type="float" office:value="-0.322026392927505" calcext:value-type="float">
            <text:p>-0.322026392927505</text:p>
          </table:table-cell>
          <table:table-cell office:value-type="float" office:value="-0.323058724955863" calcext:value-type="float">
            <text:p>-0.323058724955863</text:p>
          </table:table-cell>
          <table:table-cell office:value-type="float" office:value="-0.328255988865971" calcext:value-type="float">
            <text:p>-0.328255988865971</text:p>
          </table:table-cell>
          <table:table-cell office:value-type="float" office:value="-0.317429529955167" calcext:value-type="float">
            <text:p>-0.317429529955167</text:p>
          </table:table-cell>
          <table:table-cell office:value-type="float" office:value="-0.327095012838001" calcext:value-type="float">
            <text:p>-0.327095012838001</text:p>
          </table:table-cell>
          <table:table-cell office:value-type="float" office:value="-0.328624111130036" calcext:value-type="float">
            <text:p>-0.328624111130036</text:p>
          </table:table-cell>
          <table:table-cell office:value-type="float" office:value="-0.316373933730099" calcext:value-type="float">
            <text:p>-0.316373933730099</text:p>
          </table:table-cell>
          <table:table-cell office:value-type="float" office:value="-0.289484683560484" calcext:value-type="float">
            <text:p>-0.289484683560484</text:p>
          </table:table-cell>
          <table:table-cell office:value-type="float" office:value="-0.290612178925742" calcext:value-type="float">
            <text:p>-0.290612178925742</text:p>
          </table:table-cell>
          <table:table-cell office:value-type="float" office:value="-0.288645249900024" calcext:value-type="float">
            <text:p>-0.288645249900024</text:p>
          </table:table-cell>
          <table:table-cell office:value-type="float" office:value="-0.289696503941405" calcext:value-type="float">
            <text:p>-0.289696503941405</text:p>
          </table:table-cell>
          <table:table-cell office:value-type="float" office:value="-0.287419304076121" calcext:value-type="float">
            <text:p>-0.287419304076121</text:p>
          </table:table-cell>
          <table:table-cell office:value-type="float" office:value="-0.284373382327886" calcext:value-type="float">
            <text:p>-0.284373382327886</text:p>
          </table:table-cell>
          <table:table-cell office:value-type="float" office:value="-0.284243914391133" calcext:value-type="float">
            <text:p>-0.284243914391133</text:p>
          </table:table-cell>
          <table:table-cell office:value-type="float" office:value="-0.286865062713145" calcext:value-type="float">
            <text:p>-0.286865062713145</text:p>
          </table:table-cell>
          <table:table-cell office:value-type="float" office:value="-0.288645944127521" calcext:value-type="float">
            <text:p>-0.288645944127521</text:p>
          </table:table-cell>
          <table:table-cell office:value-type="float" office:value="-0.298907165525693" calcext:value-type="float">
            <text:p>-0.298907165525693</text:p>
          </table:table-cell>
          <table:table-cell office:value-type="float" office:value="-0.296890118827498" calcext:value-type="float">
            <text:p>-0.296890118827498</text:p>
          </table:table-cell>
          <table:table-cell office:value-type="float" office:value="-0.336659564371817" calcext:value-type="float">
            <text:p>-0.336659564371817</text:p>
          </table:table-cell>
          <table:table-cell office:value-type="float" office:value="-0.309274051640869" calcext:value-type="float">
            <text:p>-0.309274051640869</text:p>
          </table:table-cell>
          <table:table-cell office:value-type="float" office:value="-0.299397181740202" calcext:value-type="float">
            <text:p>-0.299397181740202</text:p>
          </table:table-cell>
          <table:table-cell office:value-type="float" office:value="-0.288029865405357" calcext:value-type="float">
            <text:p>-0.288029865405357</text:p>
          </table:table-cell>
          <table:table-cell office:value-type="float" office:value="-0.284300236654437" calcext:value-type="float">
            <text:p>-0.284300236654437</text:p>
          </table:table-cell>
          <table:table-cell office:value-type="float" office:value="-0.270753255618289" calcext:value-type="float">
            <text:p>-0.270753255618289</text:p>
          </table:table-cell>
          <table:table-cell office:value-type="float" office:value="-0.282696356023599" calcext:value-type="float">
            <text:p>-0.282696356023599</text:p>
          </table:table-cell>
          <table:table-cell office:value-type="float" office:value="-0.28406623781236" calcext:value-type="float">
            <text:p>-0.28406623781236</text:p>
          </table:table-cell>
          <table:table-cell office:value-type="float" office:value="-0.280461225943852" calcext:value-type="float">
            <text:p>-0.280461225943852</text:p>
          </table:table-cell>
          <table:table-cell office:value-type="float" office:value="-0.286463154922089" calcext:value-type="float">
            <text:p>-0.286463154922089</text:p>
          </table:table-cell>
          <table:table-cell office:value-type="float" office:value="-0.314094767436244" calcext:value-type="float">
            <text:p>-0.314094767436244</text:p>
          </table:table-cell>
          <table:table-cell office:value-type="float" office:value="-0.330086890074073" calcext:value-type="float">
            <text:p>-0.330086890074073</text:p>
          </table:table-cell>
          <table:table-cell office:value-type="float" office:value="-0.334770337718124" calcext:value-type="float">
            <text:p>-0.334770337718124</text:p>
          </table:table-cell>
          <table:table-cell office:value-type="float" office:value="-0.335081513596633" calcext:value-type="float">
            <text:p>-0.335081513596633</text:p>
          </table:table-cell>
          <table:table-cell office:value-type="float" office:value="-0.329434347908931" calcext:value-type="float">
            <text:p>-0.329434347908931</text:p>
          </table:table-cell>
          <table:table-cell office:value-type="float" office:value="-0.327521598668267" calcext:value-type="float">
            <text:p>-0.327521598668267</text:p>
          </table:table-cell>
          <table:table-cell office:value-type="float" office:value="-0.330610436803164" calcext:value-type="float">
            <text:p>-0.330610436803164</text:p>
          </table:table-cell>
          <table:table-cell office:value-type="float" office:value="-0.336079570511218" calcext:value-type="float">
            <text:p>-0.336079570511218</text:p>
          </table:table-cell>
          <table:table-cell office:value-type="float" office:value="-0.36490658686182" calcext:value-type="float">
            <text:p>-0.36490658686182</text:p>
          </table:table-cell>
          <table:table-cell office:value-type="float" office:value="-0.322331158344256" calcext:value-type="float">
            <text:p>-0.322331158344256</text:p>
          </table:table-cell>
          <table:table-cell office:value-type="float" office:value="-0.32682323353667" calcext:value-type="float">
            <text:p>-0.32682323353667</text:p>
          </table:table-cell>
          <table:table-cell office:value-type="float" office:value="-0.3319195005986" calcext:value-type="float">
            <text:p>-0.3319195005986</text:p>
          </table:table-cell>
          <table:table-cell office:value-type="float" office:value="-0.329807631995953" calcext:value-type="float">
            <text:p>-0.329807631995953</text:p>
          </table:table-cell>
          <table:table-cell office:value-type="float" office:value="-0.326111421087912" calcext:value-type="float">
            <text:p>-0.326111421087912</text:p>
          </table:table-cell>
          <table:table-cell office:value-type="float" office:value="-0.327864811476491" calcext:value-type="float">
            <text:p>-0.327864811476491</text:p>
          </table:table-cell>
          <table:table-cell office:value-type="float" office:value="-0.324679133374027" calcext:value-type="float">
            <text:p>-0.324679133374027</text:p>
          </table:table-cell>
          <table:table-cell office:value-type="float" office:value="-0.322484675176954" calcext:value-type="float">
            <text:p>-0.322484675176954</text:p>
          </table:table-cell>
          <table:table-cell office:value-type="float" office:value="-0.31730851840927" calcext:value-type="float">
            <text:p>-0.31730851840927</text:p>
          </table:table-cell>
          <table:table-cell office:value-type="float" office:value="-0.29743566253739" calcext:value-type="float">
            <text:p>-0.29743566253739</text:p>
          </table:table-cell>
          <table:table-cell office:value-type="float" office:value="-0.316355860017257" calcext:value-type="float">
            <text:p>-0.316355860017257</text:p>
          </table:table-cell>
          <table:table-cell office:value-type="float" office:value="-0.318254175886163" calcext:value-type="float">
            <text:p>-0.318254175886163</text:p>
          </table:table-cell>
          <table:table-cell office:value-type="float" office:value="-0.320573765609816" calcext:value-type="float">
            <text:p>-0.320573765609816</text:p>
          </table:table-cell>
          <table:table-cell office:value-type="float" office:value="-0.320087044689047" calcext:value-type="float">
            <text:p>-0.320087044689047</text:p>
          </table:table-cell>
          <table:table-cell office:value-type="float" office:value="-0.316252575512314" calcext:value-type="float">
            <text:p>-0.316252575512314</text:p>
          </table:table-cell>
          <table:table-cell office:value-type="float" office:value="-0.315244811527254" calcext:value-type="float">
            <text:p>-0.315244811527254</text:p>
          </table:table-cell>
          <table:table-cell office:value-type="float" office:value="-0.315404088262112" calcext:value-type="float">
            <text:p>-0.315404088262112</text:p>
          </table:table-cell>
          <table:table-cell office:value-type="float" office:value="-0.306854794438349" calcext:value-type="float">
            <text:p>-0.306854794438349</text:p>
          </table:table-cell>
          <table:table-cell office:value-type="float" office:value="-0.310056405525271" calcext:value-type="float">
            <text:p>-0.310056405525271</text:p>
          </table:table-cell>
          <table:table-cell office:value-type="float" office:value="-0.313056097607551" calcext:value-type="float">
            <text:p>-0.313056097607551</text:p>
          </table:table-cell>
          <table:table-cell office:value-type="float" office:value="-0.317432249382148" calcext:value-type="float">
            <text:p>-0.317432249382148</text:p>
          </table:table-cell>
          <table:table-cell office:value-type="float" office:value="-0.320432848542869" calcext:value-type="float">
            <text:p>-0.320432848542869</text:p>
          </table:table-cell>
          <table:table-cell office:value-type="float" office:value="-0.347426721850718" calcext:value-type="float">
            <text:p>-0.347426721850718</text:p>
          </table:table-cell>
          <table:table-cell office:value-type="float" office:value="-0.341423261662978" calcext:value-type="float">
            <text:p>-0.341423261662978</text:p>
          </table:table-cell>
          <table:table-cell office:value-type="float" office:value="-0.342464797175646" calcext:value-type="float">
            <text:p>-0.342464797175646</text:p>
          </table:table-cell>
          <table:table-cell office:value-type="float" office:value="-0.329502363623045" calcext:value-type="float">
            <text:p>-0.329502363623045</text:p>
          </table:table-cell>
          <table:table-cell office:value-type="float" office:value="-0.326646333829996" calcext:value-type="float">
            <text:p>-0.326646333829996</text:p>
          </table:table-cell>
          <table:table-cell office:value-type="float" office:value="-0.298485479828641" calcext:value-type="float">
            <text:p>-0.298485479828641</text:p>
          </table:table-cell>
          <table:table-cell office:value-type="float" office:value="-0.2938348701511" calcext:value-type="float">
            <text:p>-0.2938348701511</text:p>
          </table:table-cell>
          <table:table-cell office:value-type="float" office:value="-0.301487014811335" calcext:value-type="float">
            <text:p>-0.301487014811335</text:p>
          </table:table-cell>
          <table:table-cell office:value-type="float" office:value="-0.30300218572947" calcext:value-type="float">
            <text:p>-0.30300218572947</text:p>
          </table:table-cell>
          <table:table-cell office:value-type="float" office:value="-0.318046879493042" calcext:value-type="float">
            <text:p>-0.318046879493042</text:p>
          </table:table-cell>
          <table:table-cell office:value-type="float" office:value="-0.309941373855488" calcext:value-type="float">
            <text:p>-0.309941373855488</text:p>
          </table:table-cell>
          <table:table-cell office:value-type="float" office:value="-0.34558259464261" calcext:value-type="float">
            <text:p>-0.34558259464261</text:p>
          </table:table-cell>
          <table:table-cell office:value-type="float" office:value="-0.341916870369395" calcext:value-type="float">
            <text:p>-0.341916870369395</text:p>
          </table:table-cell>
          <table:table-cell office:value-type="float" office:value="-0.347601284290274" calcext:value-type="float">
            <text:p>-0.347601284290274</text:p>
          </table:table-cell>
          <table:table-cell office:value-type="float" office:value="-0.346217257781261" calcext:value-type="float">
            <text:p>-0.346217257781261</text:p>
          </table:table-cell>
          <table:table-cell office:value-type="float" office:value="-0.33782905223392" calcext:value-type="float">
            <text:p>-0.33782905223392</text:p>
          </table:table-cell>
          <table:table-cell office:value-type="float" office:value="-0.334524305513811" calcext:value-type="float">
            <text:p>-0.334524305513811</text:p>
          </table:table-cell>
          <table:table-cell office:value-type="float" office:value="-0.334333702861417" calcext:value-type="float">
            <text:p>-0.334333702861417</text:p>
          </table:table-cell>
          <table:table-cell office:value-type="float" office:value="-0.328848193676598" calcext:value-type="float">
            <text:p>-0.328848193676598</text:p>
          </table:table-cell>
          <table:table-cell office:value-type="float" office:value="-0.327202940863711" calcext:value-type="float">
            <text:p>-0.327202940863711</text:p>
          </table:table-cell>
          <table:table-cell office:value-type="float" office:value="-0.326719927369289" calcext:value-type="float">
            <text:p>-0.326719927369289</text:p>
          </table:table-cell>
          <table:table-cell office:value-type="float" office:value="-0.323706048255975" calcext:value-type="float">
            <text:p>-0.323706048255975</text:p>
          </table:table-cell>
          <table:table-cell office:value-type="float" office:value="-0.321167956824636" calcext:value-type="float">
            <text:p>-0.321167956824636</text:p>
          </table:table-cell>
          <table:table-cell office:value-type="float" office:value="-0.321012308093834" calcext:value-type="float">
            <text:p>-0.321012308093834</text:p>
          </table:table-cell>
          <table:table-cell office:value-type="float" office:value="-0.319675412402142" calcext:value-type="float">
            <text:p>-0.319675412402142</text:p>
          </table:table-cell>
          <table:table-cell office:value-type="float" office:value="-0.318899788483579" calcext:value-type="float">
            <text:p>-0.318899788483579</text:p>
          </table:table-cell>
          <table:table-cell office:value-type="float" office:value="-0.318995238521485" calcext:value-type="float">
            <text:p>-0.318995238521485</text:p>
          </table:table-cell>
          <table:table-cell office:value-type="float" office:value="-0.319431998435407" calcext:value-type="float">
            <text:p>-0.319431998435407</text:p>
          </table:table-cell>
          <table:table-cell office:value-type="float" office:value="-0.318890728792045" calcext:value-type="float">
            <text:p>-0.318890728792045</text:p>
          </table:table-cell>
          <table:table-cell office:value-type="float" office:value="-0.319814310822187" calcext:value-type="float">
            <text:p>-0.319814310822187</text:p>
          </table:table-cell>
          <table:table-cell office:value-type="float" office:value="-0.318946565905067" calcext:value-type="float">
            <text:p>-0.318946565905067</text:p>
          </table:table-cell>
          <table:table-cell office:value-type="float" office:value="-0.319463877845921" calcext:value-type="float">
            <text:p>-0.319463877845921</text:p>
          </table:table-cell>
          <table:table-cell office:value-type="float" office:value="-0.318844276428925" calcext:value-type="float">
            <text:p>-0.318844276428925</text:p>
          </table:table-cell>
          <table:table-cell office:value-type="float" office:value="-0.319587391232399" calcext:value-type="float">
            <text:p>-0.319587391232399</text:p>
          </table:table-cell>
          <table:table-cell office:value-type="float" office:value="-0.318782745485136" calcext:value-type="float">
            <text:p>-0.318782745485136</text:p>
          </table:table-cell>
          <table:table-cell office:value-type="float" office:value="-0.319360871327413" calcext:value-type="float">
            <text:p>-0.319360871327413</text:p>
          </table:table-cell>
          <table:table-cell office:value-type="float" office:value="-0.3194772286707" calcext:value-type="float">
            <text:p>-0.3194772286707</text:p>
          </table:table-cell>
          <table:table-cell office:value-type="float" office:value="-0.319529409704924" calcext:value-type="float">
            <text:p>-0.319529409704924</text:p>
          </table:table-cell>
          <table:table-cell office:value-type="float" office:value="-0.319212086855489" calcext:value-type="float">
            <text:p>-0.319212086855489</text:p>
          </table:table-cell>
          <table:table-cell office:value-type="float" office:value="-0.319514954415103" calcext:value-type="float">
            <text:p>-0.319514954415103</text:p>
          </table:table-cell>
          <table:table-cell office:value-type="float" office:value="-0.319589845742034" calcext:value-type="float">
            <text:p>-0.319589845742034</text:p>
          </table:table-cell>
          <table:table-cell office:value-type="float" office:value="-0.319239916736144" calcext:value-type="float">
            <text:p>-0.319239916736144</text:p>
          </table:table-cell>
          <table:table-cell office:value-type="float" office:value="-0.318719003606712" calcext:value-type="float">
            <text:p>-0.318719003606712</text:p>
          </table:table-cell>
          <table:table-cell office:value-type="float" office:value="-0.319433960828568" calcext:value-type="float">
            <text:p>-0.319433960828568</text:p>
          </table:table-cell>
          <table:table-cell office:value-type="float" office:value="-0.318836797868234" calcext:value-type="float">
            <text:p>-0.318836797868234</text:p>
          </table:table-cell>
          <table:table-cell office:value-type="float" office:value="-0.319469995076061" calcext:value-type="float">
            <text:p>-0.319469995076061</text:p>
          </table:table-cell>
          <table:table-cell office:value-type="float" office:value="-0.319138434414295" calcext:value-type="float">
            <text:p>-0.319138434414295</text:p>
          </table:table-cell>
          <table:table-cell office:value-type="float" office:value="-0.318989881925411" calcext:value-type="float">
            <text:p>-0.318989881925411</text:p>
          </table:table-cell>
          <table:table-cell office:value-type="float" office:value="-0.319294618881933" calcext:value-type="float">
            <text:p>-0.319294618881933</text:p>
          </table:table-cell>
          <table:table-cell office:value-type="float" office:value="-0.319144918847857" calcext:value-type="float">
            <text:p>-0.319144918847857</text:p>
          </table:table-cell>
          <table:table-cell office:value-type="float" office:value="-0.319158138228998" calcext:value-type="float">
            <text:p>-0.319158138228998</text:p>
          </table:table-cell>
          <table:table-cell office:value-type="float" office:value="-0.319835570197095" calcext:value-type="float">
            <text:p>-0.319835570197095</text:p>
          </table:table-cell>
          <table:table-cell office:value-type="float" office:value="-0.319095690864677" calcext:value-type="float">
            <text:p>-0.319095690864677</text:p>
          </table:table-cell>
          <table:table-cell office:value-type="float" office:value="-0.319052607806223" calcext:value-type="float">
            <text:p>-0.319052607806223</text:p>
          </table:table-cell>
          <table:table-cell office:value-type="float" office:value="-0.318835646310254" calcext:value-type="float">
            <text:p>-0.318835646310254</text:p>
          </table:table-cell>
          <table:table-cell office:value-type="float" office:value="-0.31931548798461" calcext:value-type="float">
            <text:p>-0.31931548798461</text:p>
          </table:table-cell>
          <table:table-cell office:value-type="float" office:value="-0.319098987318168" calcext:value-type="float">
            <text:p>-0.319098987318168</text:p>
          </table:table-cell>
          <table:table-cell office:value-type="float" office:value="-0.319125211270341" calcext:value-type="float">
            <text:p>-0.319125211270341</text:p>
          </table:table-cell>
          <table:table-cell office:value-type="float" office:value="-0.319366894583654" calcext:value-type="float">
            <text:p>-0.319366894583654</text:p>
          </table:table-cell>
          <table:table-cell office:value-type="float" office:value="-0.319731891509984" calcext:value-type="float">
            <text:p>-0.319731891509984</text:p>
          </table:table-cell>
          <table:table-cell office:value-type="float" office:value="-0.319288831041053" calcext:value-type="float">
            <text:p>-0.319288831041053</text:p>
          </table:table-cell>
          <table:table-cell office:value-type="float" office:value="-0.319879062020286" calcext:value-type="float">
            <text:p>-0.319879062020286</text:p>
          </table:table-cell>
          <table:table-cell office:value-type="float" office:value="-0.31907405377026" calcext:value-type="float">
            <text:p>-0.31907405377026</text:p>
          </table:table-cell>
          <table:table-cell office:value-type="float" office:value="-0.319547501119046" calcext:value-type="float">
            <text:p>-0.319547501119046</text:p>
          </table:table-cell>
          <table:table-cell office:value-type="float" office:value="-0.319105364652596" calcext:value-type="float">
            <text:p>-0.319105364652596</text:p>
          </table:table-cell>
          <table:table-cell office:value-type="float" office:value="-0.319078534870174" calcext:value-type="float">
            <text:p>-0.319078534870174</text:p>
          </table:table-cell>
          <table:table-cell office:value-type="float" office:value="-0.319198806881433" calcext:value-type="float">
            <text:p>-0.319198806881433</text:p>
          </table:table-cell>
          <table:table-cell office:value-type="float" office:value="-0.319529393449436" calcext:value-type="float">
            <text:p>-0.319529393449436</text:p>
          </table:table-cell>
          <table:table-cell office:value-type="float" office:value="-0.318974185253976" calcext:value-type="float">
            <text:p>-0.318974185253976</text:p>
          </table:table-cell>
          <table:table-cell office:value-type="float" office:value="-0.318832696226383" calcext:value-type="float">
            <text:p>-0.318832696226383</text:p>
          </table:table-cell>
          <table:table-cell office:value-type="float" office:value="-0.318971264332309" calcext:value-type="float">
            <text:p>-0.318971264332309</text:p>
          </table:table-cell>
          <table:table-cell office:value-type="float" office:value="-0.319758323846062" calcext:value-type="float">
            <text:p>-0.319758323846062</text:p>
          </table:table-cell>
          <table:table-cell office:value-type="float" office:value="-0.31917667825277" calcext:value-type="float">
            <text:p>-0.31917667825277</text:p>
          </table:table-cell>
          <table:table-cell office:value-type="float" office:value="-0.319309395289928" calcext:value-type="float">
            <text:p>-0.319309395289928</text:p>
          </table:table-cell>
          <table:table-cell office:value-type="float" office:value="-0.319535186614243" calcext:value-type="float">
            <text:p>-0.319535186614243</text:p>
          </table:table-cell>
          <table:table-cell office:value-type="float" office:value="-0.319381377344787" calcext:value-type="float">
            <text:p>-0.319381377344787</text:p>
          </table:table-cell>
          <table:table-cell office:value-type="float" office:value="-0.319453925872916" calcext:value-type="float">
            <text:p>-0.319453925872916</text:p>
          </table:table-cell>
          <table:table-cell office:value-type="float" office:value="-0.319448806492828" calcext:value-type="float">
            <text:p>-0.319448806492828</text:p>
          </table:table-cell>
          <table:table-cell office:value-type="float" office:value="-0.319287346416097" calcext:value-type="float">
            <text:p>-0.319287346416097</text:p>
          </table:table-cell>
          <table:table-cell office:value-type="float" office:value="-0.320712333029363" calcext:value-type="float">
            <text:p>-0.320712333029363</text:p>
          </table:table-cell>
          <table:table-cell office:value-type="float" office:value="-0.319377149959257" calcext:value-type="float">
            <text:p>-0.319377149959257</text:p>
          </table:table-cell>
          <table:table-cell office:value-type="float" office:value="-0.319180428422005" calcext:value-type="float">
            <text:p>-0.319180428422005</text:p>
          </table:table-cell>
          <table:table-cell office:value-type="float" office:value="-0.318983568241243" calcext:value-type="float">
            <text:p>-0.318983568241243</text:p>
          </table:table-cell>
          <table:table-cell office:value-type="float" office:value="-0.318972735716537" calcext:value-type="float">
            <text:p>-0.318972735716537</text:p>
          </table:table-cell>
          <table:table-cell office:value-type="float" office:value="-0.320379611136726" calcext:value-type="float">
            <text:p>-0.320379611136726</text:p>
          </table:table-cell>
          <table:table-cell office:value-type="float" office:value="-0.319519620211294" calcext:value-type="float">
            <text:p>-0.319519620211294</text:p>
          </table:table-cell>
          <table:table-cell office:value-type="float" office:value="-0.31877719697684" calcext:value-type="float">
            <text:p>-0.31877719697684</text:p>
          </table:table-cell>
          <table:table-cell office:value-type="float" office:value="-0.320542347286718" calcext:value-type="float">
            <text:p>-0.320542347286718</text:p>
          </table:table-cell>
          <table:table-cell office:value-type="float" office:value="-0.319080981110362" calcext:value-type="float">
            <text:p>-0.319080981110362</text:p>
          </table:table-cell>
          <table:table-cell office:value-type="float" office:value="-0.319446154032988" calcext:value-type="float">
            <text:p>-0.319446154032988</text:p>
          </table:table-cell>
          <table:table-cell office:value-type="float" office:value="-0.319304330498757" calcext:value-type="float">
            <text:p>-0.319304330498757</text:p>
          </table:table-cell>
          <table:table-cell office:value-type="float" office:value="-0.319571126650577" calcext:value-type="float">
            <text:p>-0.319571126650577</text:p>
          </table:table-cell>
          <table:table-cell office:value-type="float" office:value="-0.319737522857053" calcext:value-type="float">
            <text:p>-0.319737522857053</text:p>
          </table:table-cell>
          <table:table-cell office:value-type="float" office:value="-0.319404549870106" calcext:value-type="float">
            <text:p>-0.319404549870106</text:p>
          </table:table-cell>
          <table:table-cell office:value-type="float" office:value="-0.319951737932661" calcext:value-type="float">
            <text:p>-0.319951737932661</text:p>
          </table:table-cell>
          <table:table-cell office:value-type="float" office:value="-0.319203726066876" calcext:value-type="float">
            <text:p>-0.319203726066876</text:p>
          </table:table-cell>
          <table:table-cell office:value-type="float" office:value="-0.319605263807534" calcext:value-type="float">
            <text:p>-0.319605263807534</text:p>
          </table:table-cell>
          <table:table-cell office:value-type="float" office:value="-0.319193102647262" calcext:value-type="float">
            <text:p>-0.319193102647262</text:p>
          </table:table-cell>
          <table:table-cell office:value-type="float" office:value="-0.319720257919159" calcext:value-type="float">
            <text:p>-0.319720257919159</text:p>
          </table:table-cell>
          <table:table-cell office:value-type="float" office:value="-0.319573073838892" calcext:value-type="float">
            <text:p>-0.319573073838892</text:p>
          </table:table-cell>
          <table:table-cell office:value-type="float" office:value="-0.319436721520486" calcext:value-type="float">
            <text:p>-0.319436721520486</text:p>
          </table:table-cell>
          <table:table-cell office:value-type="float" office:value="-0.319107033843073" calcext:value-type="float">
            <text:p>-0.319107033843073</text:p>
          </table:table-cell>
          <table:table-cell office:value-type="float" office:value="-0.319873979862998" calcext:value-type="float">
            <text:p>-0.319873979862998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37000641087026" calcext:value-type="float">
            <text:p>-3.7000641087026E-05</text:p>
          </table:table-cell>
          <table:table-cell office:value-type="float" office:value="0.0000627342409960652" calcext:value-type="float">
            <text:p>6.27342409960652E-05</text:p>
          </table:table-cell>
          <table:table-cell office:value-type="float" office:value="-0.0000595226571746266" calcext:value-type="float">
            <text:p>-5.95226571746266E-05</text:p>
          </table:table-cell>
          <table:table-cell office:value-type="float" office:value="0.0000438924582377709" calcext:value-type="float">
            <text:p>4.38924582377709E-05</text:p>
          </table:table-cell>
          <table:table-cell office:value-type="float" office:value="-0.0000168535681969728" calcext:value-type="float">
            <text:p>-1.68535681969728E-05</text:p>
          </table:table-cell>
          <table:table-cell office:value-type="float" office:value="-0.0000130277629377673" calcext:value-type="float">
            <text:p>-1.30277629377673E-05</text:p>
          </table:table-cell>
          <table:table-cell office:value-type="float" office:value="0.0000369780530166675" calcext:value-type="float">
            <text:p>3.69780530166675E-05</text:p>
          </table:table-cell>
          <table:table-cell office:value-type="float" office:value="-0.00000601207787193081" calcext:value-type="float">
            <text:p>-6.01207787193081E-06</text:p>
          </table:table-cell>
          <table:table-cell office:value-type="float" office:value="0.0000104279570794508" calcext:value-type="float">
            <text:p>1.04279570794508E-05</text:p>
          </table:table-cell>
          <table:table-cell office:value-type="float" office:value="-0.0000150208173034239" calcext:value-type="float">
            <text:p>-1.50208173034239E-05</text:p>
          </table:table-cell>
          <table:table-cell office:value-type="float" office:value="0.0000190938182295097" calcext:value-type="float">
            <text:p>1.90938182295097E-05</text:p>
          </table:table-cell>
          <table:table-cell office:value-type="float" office:value="-0.0000234666487050617" calcext:value-type="float">
            <text:p>-2.34666487050617E-05</text:p>
          </table:table-cell>
          <table:table-cell office:value-type="float" office:value="0.0000317271753282888" calcext:value-type="float">
            <text:p>3.17271753282888E-05</text:p>
          </table:table-cell>
          <table:table-cell office:value-type="float" office:value="-0.00000704247742366881" calcext:value-type="float">
            <text:p>-7.04247742366881E-06</text:p>
          </table:table-cell>
          <table:table-cell office:value-type="float" office:value="0.0000140649881553157" calcext:value-type="float">
            <text:p>1.40649881553157E-05</text:p>
          </table:table-cell>
          <table:table-cell office:value-type="float" office:value="-0.0000370239465157796" calcext:value-type="float">
            <text:p>-3.70239465157796E-05</text:p>
          </table:table-cell>
          <table:table-cell office:value-type="float" office:value="0.0000266831388121003" calcext:value-type="float">
            <text:p>2.66831388121003E-05</text:p>
          </table:table-cell>
          <table:table-cell office:value-type="float" office:value="0.00000942684731269905" calcext:value-type="float">
            <text:p>9.42684731269905E-06</text:p>
          </table:table-cell>
          <table:table-cell office:value-type="float" office:value="-0.0000365760244789848" calcext:value-type="float">
            <text:p>-3.65760244789848E-05</text:p>
          </table:table-cell>
          <table:table-cell office:value-type="float" office:value="0.0000304022045962138" calcext:value-type="float">
            <text:p>3.04022045962138E-05</text:p>
          </table:table-cell>
          <table:table-cell office:value-type="float" office:value="-0.0000190951252087568" calcext:value-type="float">
            <text:p>-1.90951252087568E-05</text:p>
          </table:table-cell>
          <table:table-cell office:value-type="float" office:value="0.0000214475686418636" calcext:value-type="float">
            <text:p>2.14475686418636E-05</text:p>
          </table:table-cell>
          <table:table-cell office:value-type="float" office:value="0.00000352566899647355" calcext:value-type="float">
            <text:p>3.52566899647355E-06</text:p>
          </table:table-cell>
          <table:table-cell office:value-type="float" office:value="-0.0000273905312259126" calcext:value-type="float">
            <text:p>-2.73905312259126E-05</text:p>
          </table:table-cell>
          <table:table-cell office:value-type="float" office:value="-0.00000315097073777526" calcext:value-type="float">
            <text:p>-3.15097073777526E-06</text:p>
          </table:table-cell>
          <table:table-cell office:value-type="float" office:value="0.0000267904416018649" calcext:value-type="float">
            <text:p>2.67904416018649E-05</text:p>
          </table:table-cell>
          <table:table-cell office:value-type="float" office:value="-0.0000178266059807086" calcext:value-type="float">
            <text:p>-1.78266059807086E-05</text:p>
          </table:table-cell>
          <table:table-cell office:value-type="float" office:value="-0.00000313709777305382" calcext:value-type="float">
            <text:p>-3.13709777305382E-06</text:p>
          </table:table-cell>
          <table:table-cell office:value-type="float" office:value="-0.0000250486432596952" calcext:value-type="float">
            <text:p>-2.50486432596952E-05</text:p>
          </table:table-cell>
          <table:table-cell office:value-type="float" office:value="0.0000592224796965302" calcext:value-type="float">
            <text:p>5.92224796965302E-05</text:p>
          </table:table-cell>
          <table:table-cell office:value-type="float" office:value="-0.0000347051013045996" calcext:value-type="float">
            <text:p>-3.47051013045996E-05</text:p>
          </table:table-cell>
          <table:table-cell office:value-type="float" office:value="0.0000389385797915365" calcext:value-type="float">
            <text:p>3.89385797915365E-05</text:p>
          </table:table-cell>
          <table:table-cell office:value-type="float" office:value="-0.0000347556105362856" calcext:value-type="float">
            <text:p>-3.47556105362856E-05</text:p>
          </table:table-cell>
          <table:table-cell office:value-type="float" office:value="0.00000164828868093325" calcext:value-type="float">
            <text:p>1.64828868093325E-06</text:p>
          </table:table-cell>
          <table:table-cell office:value-type="float" office:value="0.000025581176960332" calcext:value-type="float">
            <text:p>2.5581176960332E-05</text:p>
          </table:table-cell>
          <table:table-cell office:value-type="float" office:value="-0.0000173840858790908" calcext:value-type="float">
            <text:p>-1.73840858790908E-05</text:p>
          </table:table-cell>
          <table:table-cell office:value-type="float" office:value="-0.00000604611600268923" calcext:value-type="float">
            <text:p>-6.04611600268923E-06</text:p>
          </table:table-cell>
          <table:table-cell office:value-type="float" office:value="0.0000202207758637774" calcext:value-type="float">
            <text:p>2.02207758637774E-05</text:p>
          </table:table-cell>
          <table:table-cell office:value-type="float" office:value="-0.0000102755152240341" calcext:value-type="float">
            <text:p>-1.02755152240341E-05</text:p>
          </table:table-cell>
          <table:table-cell office:value-type="float" office:value="0.00000581198221155654" calcext:value-type="float">
            <text:p>5.81198221155654E-06</text:p>
          </table:table-cell>
          <table:table-cell office:value-type="float" office:value="-0.0000631121692847847" calcext:value-type="float">
            <text:p>-6.31121692847847E-05</text:p>
          </table:table-cell>
          <table:table-cell office:value-type="float" office:value="0.0000543206570310928" calcext:value-type="float">
            <text:p>5.43206570310928E-05</text:p>
          </table:table-cell>
          <table:table-cell office:value-type="float" office:value="0.000003896122485747" calcext:value-type="float">
            <text:p>3.896122485747E-06</text:p>
          </table:table-cell>
          <table:table-cell office:value-type="float" office:value="0.000012003997279797" calcext:value-type="float">
            <text:p>1.2003997279797E-05</text:p>
          </table:table-cell>
          <table:table-cell office:value-type="float" office:value="-0.000020260036707187" calcext:value-type="float">
            <text:p>-2.0260036707187E-05</text:p>
          </table:table-cell>
          <table:table-cell office:value-type="float" office:value="0.0000188110463940072" calcext:value-type="float">
            <text:p>1.88110463940072E-05</text:p>
          </table:table-cell>
          <table:table-cell office:value-type="float" office:value="-0.0000358266500985471" calcext:value-type="float">
            <text:p>-3.58266500985471E-05</text:p>
          </table:table-cell>
          <table:table-cell office:value-type="float" office:value="0.0000507332037525399" calcext:value-type="float">
            <text:p>5.07332037525399E-05</text:p>
          </table:table-cell>
          <table:table-cell office:value-type="float" office:value="-0.0000462425570509351" calcext:value-type="float">
            <text:p>-4.62425570509351E-05</text:p>
          </table:table-cell>
          <table:table-cell office:value-type="float" office:value="0.0000323288800354038" calcext:value-type="float">
            <text:p>3.23288800354038E-05</text:p>
          </table:table-cell>
          <table:table-cell office:value-type="float" office:value="-0.000015415881339409" calcext:value-type="float">
            <text:p>-1.5415881339409E-05</text:p>
          </table:table-cell>
          <table:table-cell office:value-type="float" office:value="-0.0000250255221522222" calcext:value-type="float">
            <text:p>-2.50255221522222E-05</text:p>
          </table:table-cell>
          <table:table-cell office:value-type="float" office:value="0.00000801823478169261" calcext:value-type="float">
            <text:p>8.01823478169261E-06</text:p>
          </table:table-cell>
          <table:table-cell office:value-type="float" office:value="-0.0000159189960015627" calcext:value-type="float">
            <text:p>-1.59189960015627E-05</text:p>
          </table:table-cell>
          <table:table-cell office:value-type="float" office:value="0.0000169441016269478" calcext:value-type="float">
            <text:p>1.69441016269478E-05</text:p>
          </table:table-cell>
          <table:table-cell office:value-type="float" office:value="0.0000278419752762771" calcext:value-type="float">
            <text:p>2.78419752762771E-05</text:p>
          </table:table-cell>
          <table:table-cell office:value-type="float" office:value="-0.0000262612143673291" calcext:value-type="float">
            <text:p>-2.62612143673291E-05</text:p>
          </table:table-cell>
          <table:table-cell office:value-type="float" office:value="0.00000479479526455107" calcext:value-type="float">
            <text:p>4.79479526455107E-06</text:p>
          </table:table-cell>
          <table:table-cell office:value-type="float" office:value="0.0000502058330337785" calcext:value-type="float">
            <text:p>5.02058330337785E-05</text:p>
          </table:table-cell>
          <table:table-cell office:value-type="float" office:value="-0.0000564475172936119" calcext:value-type="float">
            <text:p>-5.64475172936119E-05</text:p>
          </table:table-cell>
          <table:table-cell office:value-type="float" office:value="0.0000192158845055967" calcext:value-type="float">
            <text:p>1.92158845055967E-05</text:p>
          </table:table-cell>
          <table:table-cell office:value-type="float" office:value="-0.00000931547003296673" calcext:value-type="float">
            <text:p>-9.31547003296673E-06</text:p>
          </table:table-cell>
          <table:table-cell office:value-type="float" office:value="0.0000100282094532278" calcext:value-type="float">
            <text:p>1.00282094532278E-05</text:p>
          </table:table-cell>
          <table:table-cell office:value-type="float" office:value="0.000000563966300104468" calcext:value-type="float">
            <text:p>5.63966300104468E-07</text:p>
          </table:table-cell>
          <table:table-cell office:value-type="float" office:value="-0.0000108387475095117" calcext:value-type="float">
            <text:p>-1.08387475095117E-05</text:p>
          </table:table-cell>
          <table:table-cell office:value-type="float" office:value="-0.00000876230273477718" calcext:value-type="float">
            <text:p>-8.76230273477718E-06</text:p>
          </table:table-cell>
          <table:table-cell office:value-type="float" office:value="0.00000052127005983893" calcext:value-type="float">
            <text:p>5.2127005983893E-07</text:p>
          </table:table-cell>
          <table:table-cell office:value-type="float" office:value="0.0000307246636263025" calcext:value-type="float">
            <text:p>3.07246636263025E-05</text:p>
          </table:table-cell>
          <table:table-cell office:value-type="float" office:value="-0.0000107334858249208" calcext:value-type="float">
            <text:p>-1.07334858249208E-05</text:p>
          </table:table-cell>
          <table:table-cell office:value-type="float" office:value="-0.000230796082555384" calcext:value-type="float">
            <text:p>-0.000230796082555</text:p>
          </table:table-cell>
          <table:table-cell office:value-type="float" office:value="-0.0000259245156536414" calcext:value-type="float">
            <text:p>-2.59245156536414E-05</text:p>
          </table:table-cell>
          <table:table-cell office:value-type="float" office:value="-0.0000117835201067229" calcext:value-type="float">
            <text:p>-1.17835201067229E-05</text:p>
          </table:table-cell>
          <table:table-cell office:value-type="float" office:value="-0.0000238204206778891" calcext:value-type="float">
            <text:p>-2.38204206778891E-05</text:p>
          </table:table-cell>
          <table:table-cell office:value-type="float" office:value="-0.00000206224965110247" calcext:value-type="float">
            <text:p>-2.06224965110247E-06</text:p>
          </table:table-cell>
          <table:table-cell office:value-type="float" office:value="0.0000579448816981354" calcext:value-type="float">
            <text:p>5.79448816981354E-05</text:p>
          </table:table-cell>
          <table:table-cell office:value-type="float" office:value="0.000497808725268611" calcext:value-type="float">
            <text:p>0.000497808725269</text:p>
          </table:table-cell>
          <table:table-cell office:value-type="float" office:value="0.000608896943367299" calcext:value-type="float">
            <text:p>0.000608896943367</text:p>
          </table:table-cell>
          <table:table-cell office:value-type="float" office:value="0.00156782442663589" calcext:value-type="float">
            <text:p>0.001567824426636</text:p>
          </table:table-cell>
          <table:table-cell office:value-type="float" office:value="0.00367899329806415" calcext:value-type="float">
            <text:p>0.003678993298064</text:p>
          </table:table-cell>
          <table:table-cell office:value-type="float" office:value="0.00688760852618675" calcext:value-type="float">
            <text:p>0.006887608526187</text:p>
          </table:table-cell>
          <table:table-cell office:value-type="float" office:value="0.00685615359817215" calcext:value-type="float">
            <text:p>0.006856153598172</text:p>
          </table:table-cell>
          <table:table-cell office:value-type="float" office:value="0.00269234265999541" calcext:value-type="float">
            <text:p>0.002692342659995</text:p>
          </table:table-cell>
          <table:table-cell office:value-type="float" office:value="-0.00155712601101443" calcext:value-type="float">
            <text:p>-0.001557126011014</text:p>
          </table:table-cell>
          <table:table-cell office:value-type="float" office:value="0.0118726555972855" calcext:value-type="float">
            <text:p>0.011872655597286</text:p>
          </table:table-cell>
          <table:table-cell office:value-type="float" office:value="0.00856137600753798" calcext:value-type="float">
            <text:p>0.008561376007538</text:p>
          </table:table-cell>
          <table:table-cell office:value-type="float" office:value="0.00122948447059423" calcext:value-type="float">
            <text:p>0.001229484470594</text:p>
          </table:table-cell>
          <table:table-cell office:value-type="float" office:value="-0.00117946635831073" calcext:value-type="float">
            <text:p>-0.001179466358311</text:p>
          </table:table-cell>
          <table:table-cell office:value-type="float" office:value="-0.00132662301102099" calcext:value-type="float">
            <text:p>-0.001326623011021</text:p>
          </table:table-cell>
          <table:table-cell office:value-type="float" office:value="-0.0000127563661070362" calcext:value-type="float">
            <text:p>-1.27563661070362E-05</text:p>
          </table:table-cell>
          <table:table-cell office:value-type="float" office:value="0.00249401447795461" calcext:value-type="float">
            <text:p>0.002494014477955</text:p>
          </table:table-cell>
          <table:table-cell office:value-type="float" office:value="-0.000757750807486191" calcext:value-type="float">
            <text:p>-0.000757750807486</text:p>
          </table:table-cell>
          <table:table-cell office:value-type="float" office:value="-0.00102718598707896" calcext:value-type="float">
            <text:p>-0.001027185987079</text:p>
          </table:table-cell>
          <table:table-cell office:value-type="float" office:value="-0.00321994977467149" calcext:value-type="float">
            <text:p>-0.003219949774672</text:p>
          </table:table-cell>
          <table:table-cell office:value-type="float" office:value="-0.00917609265933961" calcext:value-type="float">
            <text:p>-0.00917609265934</text:p>
          </table:table-cell>
          <table:table-cell office:value-type="float" office:value="-0.00592880185778993" calcext:value-type="float">
            <text:p>-0.00592880185779</text:p>
          </table:table-cell>
          <table:table-cell office:value-type="float" office:value="-0.0128328037098486" calcext:value-type="float">
            <text:p>-0.012832803709849</text:p>
          </table:table-cell>
          <table:table-cell office:value-type="float" office:value="-0.00522308288275486" calcext:value-type="float">
            <text:p>-0.005223082882755</text:p>
          </table:table-cell>
          <table:table-cell office:value-type="float" office:value="-0.00237756728982669" calcext:value-type="float">
            <text:p>-0.002377567289827</text:p>
          </table:table-cell>
          <table:table-cell office:value-type="float" office:value="-0.00148500922336253" calcext:value-type="float">
            <text:p>-0.001485009223363</text:p>
          </table:table-cell>
          <table:table-cell office:value-type="float" office:value="-0.00238272963861696" calcext:value-type="float">
            <text:p>-0.002382729638617</text:p>
          </table:table-cell>
          <table:table-cell office:value-type="float" office:value="-0.00303511522717581" calcext:value-type="float">
            <text:p>-0.003035115227176</text:p>
          </table:table-cell>
          <table:table-cell office:value-type="float" office:value="-0.00116831146584068" calcext:value-type="float">
            <text:p>-0.001168311465841</text:p>
          </table:table-cell>
          <table:table-cell office:value-type="float" office:value="-0.00156141739744015" calcext:value-type="float">
            <text:p>-0.00156141739744</text:p>
          </table:table-cell>
          <table:table-cell office:value-type="float" office:value="0.00206820510946476" calcext:value-type="float">
            <text:p>0.002068205109465</text:p>
          </table:table-cell>
          <table:table-cell office:value-type="float" office:value="0.037253083580443" calcext:value-type="float">
            <text:p>0.037253083580443</text:p>
          </table:table-cell>
          <table:table-cell office:value-type="float" office:value="0.00451526405020764" calcext:value-type="float">
            <text:p>0.004515264050208</text:p>
          </table:table-cell>
          <table:table-cell office:value-type="float" office:value="-0.00216589175299237" calcext:value-type="float">
            <text:p>-0.002165891752992</text:p>
          </table:table-cell>
          <table:table-cell office:value-type="float" office:value="-0.00341061955953476" calcext:value-type="float">
            <text:p>-0.003410619559535</text:p>
          </table:table-cell>
          <table:table-cell office:value-type="float" office:value="-0.00637619751858431" calcext:value-type="float">
            <text:p>-0.006376197518584</text:p>
          </table:table-cell>
          <table:table-cell office:value-type="float" office:value="0.000306185402359604" calcext:value-type="float">
            <text:p>0.00030618540236</text:p>
          </table:table-cell>
          <table:table-cell office:value-type="float" office:value="0.000979747385159602" calcext:value-type="float">
            <text:p>0.00097974738516</text:p>
          </table:table-cell>
          <table:table-cell office:value-type="float" office:value="-0.00109078821200592" calcext:value-type="float">
            <text:p>-0.001090788212006</text:p>
          </table:table-cell>
          <table:table-cell office:value-type="float" office:value="-0.00353030748957861" calcext:value-type="float">
            <text:p>-0.003530307489579</text:p>
          </table:table-cell>
          <table:table-cell office:value-type="float" office:value="-0.00523870030427725" calcext:value-type="float">
            <text:p>-0.005238700304277</text:p>
          </table:table-cell>
          <table:table-cell office:value-type="float" office:value="-0.00941333937252204" calcext:value-type="float">
            <text:p>-0.009413339372522</text:p>
          </table:table-cell>
          <table:table-cell office:value-type="float" office:value="-0.0062263835982489" calcext:value-type="float">
            <text:p>-0.006226383598249</text:p>
          </table:table-cell>
          <table:table-cell office:value-type="float" office:value="-0.00166965060664304" calcext:value-type="float">
            <text:p>-0.001669650606643</text:p>
          </table:table-cell>
          <table:table-cell office:value-type="float" office:value="-0.000964047003002511" calcext:value-type="float">
            <text:p>-0.000964047003003</text:p>
          </table:table-cell>
          <table:table-cell office:value-type="float" office:value="-0.000275911947444529" calcext:value-type="float">
            <text:p>-0.000275911947445</text:p>
          </table:table-cell>
          <table:table-cell office:value-type="float" office:value="-0.000953954834246873" calcext:value-type="float">
            <text:p>-0.000953954834247</text:p>
          </table:table-cell>
          <table:table-cell office:value-type="float" office:value="-0.00119936688490152" calcext:value-type="float">
            <text:p>-0.001199366884902</text:p>
          </table:table-cell>
          <table:table-cell office:value-type="float" office:value="-0.000754272632996211" calcext:value-type="float">
            <text:p>-0.000754272632996</text:p>
          </table:table-cell>
          <table:table-cell office:value-type="float" office:value="-0.00141990769463646" calcext:value-type="float">
            <text:p>-0.001419907694636</text:p>
          </table:table-cell>
          <table:table-cell office:value-type="float" office:value="0.00162832169828336" calcext:value-type="float">
            <text:p>0.001628321698283</text:p>
          </table:table-cell>
          <table:table-cell office:value-type="float" office:value="0.0036728205549979" calcext:value-type="float">
            <text:p>0.003672820554998</text:p>
          </table:table-cell>
          <table:table-cell office:value-type="float" office:value="0.0178411591965174" calcext:value-type="float">
            <text:p>0.017841159196518</text:p>
          </table:table-cell>
          <table:table-cell office:value-type="float" office:value="0.0178754442396421" calcext:value-type="float">
            <text:p>0.017875444239642</text:p>
          </table:table-cell>
          <table:table-cell office:value-type="float" office:value="0.00396836927451749" calcext:value-type="float">
            <text:p>0.003968369274518</text:p>
          </table:table-cell>
          <table:table-cell office:value-type="float" office:value="-0.00219019732302689" calcext:value-type="float">
            <text:p>-0.002190197323027</text:p>
          </table:table-cell>
          <table:table-cell office:value-type="float" office:value="-0.0027844689884014" calcext:value-type="float">
            <text:p>-0.002784468988401</text:p>
          </table:table-cell>
          <table:table-cell office:value-type="float" office:value="-0.00303084161081246" calcext:value-type="float">
            <text:p>-0.003030841610812</text:p>
          </table:table-cell>
          <table:table-cell office:value-type="float" office:value="-0.0000494771523149584" calcext:value-type="float">
            <text:p>-4.94771523149584E-05</text:p>
          </table:table-cell>
          <table:table-cell office:value-type="float" office:value="-0.00347152046958599" calcext:value-type="float">
            <text:p>-0.003471520469586</text:p>
          </table:table-cell>
          <table:table-cell office:value-type="float" office:value="-0.0214771728487634" calcext:value-type="float">
            <text:p>-0.021477172848763</text:p>
          </table:table-cell>
          <table:table-cell office:value-type="float" office:value="-0.000135359240891364" calcext:value-type="float">
            <text:p>-0.000135359240891</text:p>
          </table:table-cell>
          <table:table-cell office:value-type="float" office:value="-0.00608582793337759" calcext:value-type="float">
            <text:p>-0.006085827933378</text:p>
          </table:table-cell>
          <table:table-cell office:value-type="float" office:value="-0.00146674683963571" calcext:value-type="float">
            <text:p>-0.001466746839636</text:p>
          </table:table-cell>
          <table:table-cell office:value-type="float" office:value="-0.000128032368120923" calcext:value-type="float">
            <text:p>-0.000128032368121</text:p>
          </table:table-cell>
          <table:table-cell office:value-type="float" office:value="-0.00101713808412329" calcext:value-type="float">
            <text:p>-0.001017138084123</text:p>
          </table:table-cell>
          <table:table-cell office:value-type="float" office:value="-0.00140530269288147" calcext:value-type="float">
            <text:p>-0.001405302692881</text:p>
          </table:table-cell>
          <table:table-cell office:value-type="float" office:value="-0.00149211388026793" calcext:value-type="float">
            <text:p>-0.001492113880268</text:p>
          </table:table-cell>
          <table:table-cell office:value-type="float" office:value="-0.00111432711685128" calcext:value-type="float">
            <text:p>-0.001114327116851</text:p>
          </table:table-cell>
          <table:table-cell office:value-type="float" office:value="-0.00146993367141912" calcext:value-type="float">
            <text:p>-0.001469933671419</text:p>
          </table:table-cell>
          <table:table-cell office:value-type="float" office:value="-0.000909364327986217" calcext:value-type="float">
            <text:p>-0.000909364327986</text:p>
          </table:table-cell>
          <table:table-cell office:value-type="float" office:value="0.000759823899422196" calcext:value-type="float">
            <text:p>0.000759823899422</text:p>
          </table:table-cell>
          <table:table-cell office:value-type="float" office:value="0.000404803858106206" calcext:value-type="float">
            <text:p>0.000404803858106</text:p>
          </table:table-cell>
          <table:table-cell office:value-type="float" office:value="0.0369185584984595" calcext:value-type="float">
            <text:p>0.03691855849846</text:p>
          </table:table-cell>
          <table:table-cell office:value-type="float" office:value="0.00119729318109252" calcext:value-type="float">
            <text:p>0.001197293181093</text:p>
          </table:table-cell>
          <table:table-cell office:value-type="float" office:value="0.00221720423950211" calcext:value-type="float">
            <text:p>0.002217204239502</text:p>
          </table:table-cell>
          <table:table-cell office:value-type="float" office:value="-0.00302471802492232" calcext:value-type="float">
            <text:p>-0.003024718024922</text:p>
          </table:table-cell>
          <table:table-cell office:value-type="float" office:value="-0.00508983961249132" calcext:value-type="float">
            <text:p>-0.005089839612491</text:p>
          </table:table-cell>
          <table:table-cell office:value-type="float" office:value="-0.00485860491124784" calcext:value-type="float">
            <text:p>-0.004858604911248</text:p>
          </table:table-cell>
          <table:table-cell office:value-type="float" office:value="-0.00271889034716627" calcext:value-type="float">
            <text:p>-0.002718890347166</text:p>
          </table:table-cell>
          <table:table-cell office:value-type="float" office:value="0.00102989283975308" calcext:value-type="float">
            <text:p>0.001029892839753</text:p>
          </table:table-cell>
          <table:table-cell office:value-type="float" office:value="-0.00729149237430138" calcext:value-type="float">
            <text:p>-0.007291492374301</text:p>
          </table:table-cell>
          <table:table-cell office:value-type="float" office:value="-0.00601357187868734" calcext:value-type="float">
            <text:p>-0.006013571878687</text:p>
          </table:table-cell>
          <table:table-cell office:value-type="float" office:value="0.000408417677685624" calcext:value-type="float">
            <text:p>0.000408417677686</text:p>
          </table:table-cell>
          <table:table-cell office:value-type="float" office:value="-0.00128955927017771" calcext:value-type="float">
            <text:p>-0.001289559270178</text:p>
          </table:table-cell>
          <table:table-cell office:value-type="float" office:value="-0.00160057226542693" calcext:value-type="float">
            <text:p>-0.001600572265427</text:p>
          </table:table-cell>
          <table:table-cell office:value-type="float" office:value="-0.00132990840825897" calcext:value-type="float">
            <text:p>-0.001329908408259</text:p>
          </table:table-cell>
          <table:table-cell office:value-type="float" office:value="-0.00120083861749865" calcext:value-type="float">
            <text:p>-0.001200838617499</text:p>
          </table:table-cell>
          <table:table-cell office:value-type="float" office:value="-0.000769702728352861" calcext:value-type="float">
            <text:p>-0.000769702728353</text:p>
          </table:table-cell>
          <table:table-cell office:value-type="float" office:value="-0.00191058063258592" calcext:value-type="float">
            <text:p>-0.001910580632586</text:p>
          </table:table-cell>
          <table:table-cell office:value-type="float" office:value="0.0000827274935316646" calcext:value-type="float">
            <text:p>8.27274935316646E-05</text:p>
          </table:table-cell>
          <table:table-cell office:value-type="float" office:value="0.00838091492952175" calcext:value-type="float">
            <text:p>0.008380914929522</text:p>
          </table:table-cell>
          <table:table-cell office:value-type="float" office:value="0.0128281942077621" calcext:value-type="float">
            <text:p>0.012828194207762</text:p>
          </table:table-cell>
          <table:table-cell office:value-type="float" office:value="0.00272826364020223" calcext:value-type="float">
            <text:p>0.002728263640202</text:p>
          </table:table-cell>
          <table:table-cell office:value-type="float" office:value="0.0209005370765367" calcext:value-type="float">
            <text:p>0.020900537076537</text:p>
          </table:table-cell>
          <table:table-cell office:value-type="float" office:value="0.000973687597240591" calcext:value-type="float">
            <text:p>0.000973687597241</text:p>
          </table:table-cell>
          <table:table-cell office:value-type="float" office:value="-0.000927576843429478" calcext:value-type="float">
            <text:p>-0.000927576843429</text:p>
          </table:table-cell>
          <table:table-cell office:value-type="float" office:value="-0.00534545442286527" calcext:value-type="float">
            <text:p>-0.005345454422865</text:p>
          </table:table-cell>
          <table:table-cell office:value-type="float" office:value="-0.00149259598684959" calcext:value-type="float">
            <text:p>-0.00149259598685</text:p>
          </table:table-cell>
          <table:table-cell office:value-type="float" office:value="-0.00304221089310475" calcext:value-type="float">
            <text:p>-0.003042210893105</text:p>
          </table:table-cell>
          <table:table-cell office:value-type="float" office:value="-0.00548297998424085" calcext:value-type="float">
            <text:p>-0.005482979984241</text:p>
          </table:table-cell>
          <table:table-cell office:value-type="float" office:value="-0.0189499898095327" calcext:value-type="float">
            <text:p>-0.018949989809533</text:p>
          </table:table-cell>
          <table:table-cell office:value-type="float" office:value="-0.00501361644284326" calcext:value-type="float">
            <text:p>-0.005013616442843</text:p>
          </table:table-cell>
          <table:table-cell office:value-type="float" office:value="0.000173181035984904" calcext:value-type="float">
            <text:p>0.000173181035985</text:p>
          </table:table-cell>
          <table:table-cell office:value-type="float" office:value="-0.00199100782902945" calcext:value-type="float">
            <text:p>-0.001991007829029</text:p>
          </table:table-cell>
          <table:table-cell office:value-type="float" office:value="-0.00176975711015615" calcext:value-type="float">
            <text:p>-0.001769757110156</text:p>
          </table:table-cell>
          <table:table-cell office:value-type="float" office:value="-0.0000557392283676572" calcext:value-type="float">
            <text:p>-5.57392283676572E-05</text:p>
          </table:table-cell>
          <table:table-cell office:value-type="float" office:value="-0.00198315244054487" calcext:value-type="float">
            <text:p>-0.001983152440545</text:p>
          </table:table-cell>
          <table:table-cell office:value-type="float" office:value="-0.00202406099462327" calcext:value-type="float">
            <text:p>-0.002024060994623</text:p>
          </table:table-cell>
          <table:table-cell office:value-type="float" office:value="-0.00108703791992854" calcext:value-type="float">
            <text:p>-0.001087037919929</text:p>
          </table:table-cell>
          <table:table-cell office:value-type="float" office:value="-0.000324380878665376" calcext:value-type="float">
            <text:p>-0.000324380878665</text:p>
          </table:table-cell>
          <table:table-cell office:value-type="float" office:value="-0.000743705619722312" calcext:value-type="float">
            <text:p>-0.000743705619722</text:p>
          </table:table-cell>
          <table:table-cell office:value-type="float" office:value="0.000499152544717996" calcext:value-type="float">
            <text:p>0.000499152544718</text:p>
          </table:table-cell>
          <table:table-cell office:value-type="float" office:value="-0.000197898295637156" calcext:value-type="float">
            <text:p>-0.000197898295637</text:p>
          </table:table-cell>
          <table:table-cell office:value-type="float" office:value="0.000570417300576609" calcext:value-type="float">
            <text:p>0.000570417300577</text:p>
          </table:table-cell>
          <table:table-cell office:value-type="float" office:value="0.0374543211715187" calcext:value-type="float">
            <text:p>0.037454321171519</text:p>
          </table:table-cell>
          <table:table-cell office:value-type="float" office:value="0.00218580995237111" calcext:value-type="float">
            <text:p>0.002185809952371</text:p>
          </table:table-cell>
          <table:table-cell office:value-type="float" office:value="0.000230125501762712" calcext:value-type="float">
            <text:p>0.000230125501763</text:p>
          </table:table-cell>
          <table:table-cell office:value-type="float" office:value="-0.0046282510519523" calcext:value-type="float">
            <text:p>-0.004628251051952</text:p>
          </table:table-cell>
          <table:table-cell office:value-type="float" office:value="-0.00961537485391661" calcext:value-type="float">
            <text:p>-0.009615374853917</text:p>
          </table:table-cell>
          <table:table-cell office:value-type="float" office:value="-0.00345366665959934" calcext:value-type="float">
            <text:p>-0.003453666659599</text:p>
          </table:table-cell>
          <table:table-cell office:value-type="float" office:value="0.00145032102523224" calcext:value-type="float">
            <text:p>0.001450321025232</text:p>
          </table:table-cell>
          <table:table-cell office:value-type="float" office:value="-0.00478328951946427" calcext:value-type="float">
            <text:p>-0.004783289519464</text:p>
          </table:table-cell>
          <table:table-cell office:value-type="float" office:value="-0.00653057567175891" calcext:value-type="float">
            <text:p>-0.006530575671759</text:p>
          </table:table-cell>
          <table:table-cell office:value-type="float" office:value="-0.00070981860978997" calcext:value-type="float">
            <text:p>-0.00070981860979</text:p>
          </table:table-cell>
          <table:table-cell office:value-type="float" office:value="-0.00245454560221547" calcext:value-type="float">
            <text:p>-0.002454545602215</text:p>
          </table:table-cell>
          <table:table-cell office:value-type="float" office:value="-0.00134692415832982" calcext:value-type="float">
            <text:p>-0.00134692415833</text:p>
          </table:table-cell>
          <table:table-cell office:value-type="float" office:value="-0.00139392887502082" calcext:value-type="float">
            <text:p>-0.001393928875021</text:p>
          </table:table-cell>
          <table:table-cell office:value-type="float" office:value="-0.000517197941574565" calcext:value-type="float">
            <text:p>-0.000517197941575</text:p>
          </table:table-cell>
          <table:table-cell office:value-type="float" office:value="-0.000633253819921575" calcext:value-type="float">
            <text:p>-0.000633253819922</text:p>
          </table:table-cell>
          <table:table-cell office:value-type="float" office:value="-0.000693135431641734" calcext:value-type="float">
            <text:p>-0.000693135431642</text:p>
          </table:table-cell>
          <table:table-cell office:value-type="float" office:value="-0.000415666407065474" calcext:value-type="float">
            <text:p>-0.000415666407065</text:p>
          </table:table-cell>
          <table:table-cell office:value-type="float" office:value="-0.000223429974701927" calcext:value-type="float">
            <text:p>-0.000223429974702</text:p>
          </table:table-cell>
          <table:table-cell office:value-type="float" office:value="0.00398340009043796" calcext:value-type="float">
            <text:p>0.003983400090438</text:p>
          </table:table-cell>
          <table:table-cell office:value-type="float" office:value="0.00487821368851082" calcext:value-type="float">
            <text:p>0.004878213688511</text:p>
          </table:table-cell>
          <table:table-cell office:value-type="float" office:value="0.011545521413437" calcext:value-type="float">
            <text:p>0.011545521413437</text:p>
          </table:table-cell>
          <table:table-cell office:value-type="float" office:value="0.0203746203487524" calcext:value-type="float">
            <text:p>0.020374620348752</text:p>
          </table:table-cell>
          <table:table-cell office:value-type="float" office:value="0.00623251032409811" calcext:value-type="float">
            <text:p>0.006232510324098</text:p>
          </table:table-cell>
          <table:table-cell office:value-type="float" office:value="-0.00144934589583628" calcext:value-type="float">
            <text:p>-0.001449345895836</text:p>
          </table:table-cell>
          <table:table-cell office:value-type="float" office:value="-0.0027602136526188" calcext:value-type="float">
            <text:p>-0.002760213652619</text:p>
          </table:table-cell>
          <table:table-cell office:value-type="float" office:value="0.00117126047046567" calcext:value-type="float">
            <text:p>0.001171260470466</text:p>
          </table:table-cell>
          <table:table-cell office:value-type="float" office:value="-0.00248037751674596" calcext:value-type="float">
            <text:p>-0.002480377516746</text:p>
          </table:table-cell>
          <table:table-cell office:value-type="float" office:value="-0.00955171528278037" calcext:value-type="float">
            <text:p>-0.00955171528278</text:p>
          </table:table-cell>
          <table:table-cell office:value-type="float" office:value="-0.0125162173585439" calcext:value-type="float">
            <text:p>-0.012516217358544</text:p>
          </table:table-cell>
          <table:table-cell office:value-type="float" office:value="-0.00518654396390766" calcext:value-type="float">
            <text:p>-0.005186543963908</text:p>
          </table:table-cell>
          <table:table-cell office:value-type="float" office:value="-0.00382246301356237" calcext:value-type="float">
            <text:p>-0.003822463013562</text:p>
          </table:table-cell>
          <table:table-cell office:value-type="float" office:value="-0.00438195595950019" calcext:value-type="float">
            <text:p>-0.0043819559595</text:p>
          </table:table-cell>
          <table:table-cell office:value-type="float" office:value="-0.000888750335216404" calcext:value-type="float">
            <text:p>-0.000888750335216</text:p>
          </table:table-cell>
          <table:table-cell office:value-type="float" office:value="-0.00215307759239447" calcext:value-type="float">
            <text:p>-0.002153077592394</text:p>
          </table:table-cell>
          <table:table-cell office:value-type="float" office:value="-0.000642119800915775" calcext:value-type="float">
            <text:p>-0.000642119800916</text:p>
          </table:table-cell>
          <table:table-cell office:value-type="float" office:value="-0.000440177159454935" calcext:value-type="float">
            <text:p>-0.000440177159455</text:p>
          </table:table-cell>
          <table:table-cell office:value-type="float" office:value="-0.000868147820663856" calcext:value-type="float">
            <text:p>-0.000868147820664</text:p>
          </table:table-cell>
          <table:table-cell office:value-type="float" office:value="-0.00135347974455569" calcext:value-type="float">
            <text:p>-0.001353479744556</text:p>
          </table:table-cell>
          <table:table-cell office:value-type="float" office:value="-0.00141570808291569" calcext:value-type="float">
            <text:p>-0.001415708082916</text:p>
          </table:table-cell>
          <table:table-cell office:value-type="float" office:value="-0.00138769518725057" calcext:value-type="float">
            <text:p>-0.001387695187251</text:p>
          </table:table-cell>
          <table:table-cell office:value-type="float" office:value="-0.000322974765836426" calcext:value-type="float">
            <text:p>-0.000322974765836</text:p>
          </table:table-cell>
          <table:table-cell office:value-type="float" office:value="-0.000223014539121213" calcext:value-type="float">
            <text:p>-0.000223014539121</text:p>
          </table:table-cell>
          <table:table-cell office:value-type="float" office:value="0.0000979674577222256" calcext:value-type="float">
            <text:p>9.79674577222256E-05</text:p>
          </table:table-cell>
          <table:table-cell office:value-type="float" office:value="0.038388809977189" calcext:value-type="float">
            <text:p>0.038388809977189</text:p>
          </table:table-cell>
          <table:table-cell office:value-type="float" office:value="0.000461912902952943" calcext:value-type="float">
            <text:p>0.000461912902953</text:p>
          </table:table-cell>
          <table:table-cell office:value-type="float" office:value="-0.000216473147189478" calcext:value-type="float">
            <text:p>-0.000216473147189</text:p>
          </table:table-cell>
          <table:table-cell office:value-type="float" office:value="-0.00955283033415966" calcext:value-type="float">
            <text:p>-0.00955283033416</text:p>
          </table:table-cell>
          <table:table-cell office:value-type="float" office:value="-0.00336363645029014" calcext:value-type="float">
            <text:p>-0.00336363645029</text:p>
          </table:table-cell>
          <table:table-cell office:value-type="float" office:value="-0.00258623163521066" calcext:value-type="float">
            <text:p>-0.002586231635211</text:p>
          </table:table-cell>
          <table:table-cell office:value-type="float" office:value="-0.000520728571488438" calcext:value-type="float">
            <text:p>-0.000520728571488</text:p>
          </table:table-cell>
          <table:table-cell office:value-type="float" office:value="-0.00257532322930393" calcext:value-type="float">
            <text:p>-0.002575323229304</text:p>
          </table:table-cell>
          <table:table-cell office:value-type="float" office:value="-0.00271460713286992" calcext:value-type="float">
            <text:p>-0.00271460713287</text:p>
          </table:table-cell>
          <table:table-cell office:value-type="float" office:value="-0.00390474512530314" calcext:value-type="float">
            <text:p>-0.003904745125303</text:p>
          </table:table-cell>
          <table:table-cell office:value-type="float" office:value="-0.0048472560223623" calcext:value-type="float">
            <text:p>-0.004847256022362</text:p>
          </table:table-cell>
          <table:table-cell office:value-type="float" office:value="-0.00174493142900484" calcext:value-type="float">
            <text:p>-0.001744931429005</text:p>
          </table:table-cell>
          <table:table-cell office:value-type="float" office:value="-0.000734346032224942" calcext:value-type="float">
            <text:p>-0.000734346032225</text:p>
          </table:table-cell>
          <table:table-cell office:value-type="float" office:value="-0.00126331182812983" calcext:value-type="float">
            <text:p>-0.00126331182813</text:p>
          </table:table-cell>
          <table:table-cell office:value-type="float" office:value="-0.000704096187598646" calcext:value-type="float">
            <text:p>-0.000704096187599</text:p>
          </table:table-cell>
          <table:table-cell office:value-type="float" office:value="-0.000298126896979667" calcext:value-type="float">
            <text:p>-0.00029812689698</text:p>
          </table:table-cell>
          <table:table-cell office:value-type="float" office:value="0.012634899531641" calcext:value-type="float">
            <text:p>0.012634899531641</text:p>
          </table:table-cell>
          <table:table-cell office:value-type="float" office:value="0.0129487784590431" calcext:value-type="float">
            <text:p>0.012948778459043</text:p>
          </table:table-cell>
          <table:table-cell office:value-type="float" office:value="0.0210064133841345" calcext:value-type="float">
            <text:p>0.021006413384135</text:p>
          </table:table-cell>
          <table:table-cell office:value-type="float" office:value="0.000866658069210435" calcext:value-type="float">
            <text:p>0.00086665806921</text:p>
          </table:table-cell>
          <table:table-cell office:value-type="float" office:value="0.000374459156277263" calcext:value-type="float">
            <text:p>0.000374459156277</text:p>
          </table:table-cell>
          <table:table-cell office:value-type="float" office:value="-0.00222053389810556" calcext:value-type="float">
            <text:p>-0.002220533898106</text:p>
          </table:table-cell>
          <table:table-cell office:value-type="float" office:value="-0.00172031416980817" calcext:value-type="float">
            <text:p>-0.001720314169808</text:p>
          </table:table-cell>
          <table:table-cell office:value-type="float" office:value="-0.000347708047209017" calcext:value-type="float">
            <text:p>-0.000347708047209</text:p>
          </table:table-cell>
          <table:table-cell office:value-type="float" office:value="0.00144406694741483" calcext:value-type="float">
            <text:p>0.001444066947415</text:p>
          </table:table-cell>
          <table:table-cell office:value-type="float" office:value="-0.000533851247100592" calcext:value-type="float">
            <text:p>-0.000533851247101</text:p>
          </table:table-cell>
          <table:table-cell office:value-type="float" office:value="-0.000376916555168194" calcext:value-type="float">
            <text:p>-0.000376916555168</text:p>
          </table:table-cell>
          <table:table-cell office:value-type="float" office:value="-0.00701954233788393" calcext:value-type="float">
            <text:p>-0.007019542337884</text:p>
          </table:table-cell>
          <table:table-cell office:value-type="float" office:value="-0.0098065857238685" calcext:value-type="float">
            <text:p>-0.009806585723869</text:p>
          </table:table-cell>
          <table:table-cell office:value-type="float" office:value="-0.00875722516107763" calcext:value-type="float">
            <text:p>-0.008757225161078</text:p>
          </table:table-cell>
          <table:table-cell office:value-type="float" office:value="-0.00132692322277805" calcext:value-type="float">
            <text:p>-0.001326923222778</text:p>
          </table:table-cell>
          <table:table-cell office:value-type="float" office:value="-0.00295262434057658" calcext:value-type="float">
            <text:p>-0.002952624340577</text:p>
          </table:table-cell>
          <table:table-cell office:value-type="float" office:value="-0.00132412545004618" calcext:value-type="float">
            <text:p>-0.001324125450046</text:p>
          </table:table-cell>
          <table:table-cell office:value-type="float" office:value="-0.00288875100456737" calcext:value-type="float">
            <text:p>-0.002888751004567</text:p>
          </table:table-cell>
          <table:table-cell office:value-type="float" office:value="-0.001369203514967" calcext:value-type="float">
            <text:p>-0.001369203514967</text:p>
          </table:table-cell>
          <table:table-cell office:value-type="float" office:value="-0.00128695691703562" calcext:value-type="float">
            <text:p>-0.001286956917036</text:p>
          </table:table-cell>
          <table:table-cell office:value-type="float" office:value="-0.00137827195086637" calcext:value-type="float">
            <text:p>-0.001378271950866</text:p>
          </table:table-cell>
          <table:table-cell office:value-type="float" office:value="-0.00404506339148103" calcext:value-type="float">
            <text:p>-0.004045063391481</text:p>
          </table:table-cell>
          <table:table-cell office:value-type="float" office:value="-0.00286062367618711" calcext:value-type="float">
            <text:p>-0.002860623676187</text:p>
          </table:table-cell>
          <table:table-cell office:value-type="float" office:value="-0.00420051216167905" calcext:value-type="float">
            <text:p>-0.004200512161679</text:p>
          </table:table-cell>
          <table:table-cell office:value-type="float" office:value="0.0399369577948896" calcext:value-type="float">
            <text:p>0.03993695779489</text:p>
          </table:table-cell>
          <table:table-cell office:value-type="float" office:value="0.000546387555720007" calcext:value-type="float">
            <text:p>0.00054638755572</text:p>
          </table:table-cell>
          <table:table-cell office:value-type="float" office:value="-0.00312728998377498" calcext:value-type="float">
            <text:p>-0.003127289983775</text:p>
          </table:table-cell>
          <table:table-cell office:value-type="float" office:value="-0.00468652197094832" calcext:value-type="float">
            <text:p>-0.004686521970948</text:p>
          </table:table-cell>
          <table:table-cell office:value-type="float" office:value="-0.00350839177887469" calcext:value-type="float">
            <text:p>-0.003508391778875</text:p>
          </table:table-cell>
          <table:table-cell office:value-type="float" office:value="-0.00350848836023604" calcext:value-type="float">
            <text:p>-0.003508488360236</text:p>
          </table:table-cell>
          <table:table-cell office:value-type="float" office:value="0.000548853450258457" calcext:value-type="float">
            <text:p>0.000548853450258</text:p>
          </table:table-cell>
          <table:table-cell office:value-type="float" office:value="-0.0072219210104344" calcext:value-type="float">
            <text:p>-0.007221921010434</text:p>
          </table:table-cell>
          <table:table-cell office:value-type="float" office:value="-0.00903518568500655" calcext:value-type="float">
            <text:p>-0.009035185685007</text:p>
          </table:table-cell>
          <table:table-cell office:value-type="float" office:value="-0.000339840985690731" calcext:value-type="float">
            <text:p>-0.000339840985691</text:p>
          </table:table-cell>
          <table:table-cell office:value-type="float" office:value="-0.00178870017332233" calcext:value-type="float">
            <text:p>-0.001788700173322</text:p>
          </table:table-cell>
          <table:table-cell office:value-type="float" office:value="-0.00145323812908477" calcext:value-type="float">
            <text:p>-0.001453238129085</text:p>
          </table:table-cell>
          <table:table-cell office:value-type="float" office:value="-0.000780064041094153" calcext:value-type="float">
            <text:p>-0.000780064041094</text:p>
          </table:table-cell>
          <table:table-cell office:value-type="float" office:value="-0.00115927311299474" calcext:value-type="float">
            <text:p>-0.001159273112995</text:p>
          </table:table-cell>
          <table:table-cell office:value-type="float" office:value="-0.00183911068222187" calcext:value-type="float">
            <text:p>-0.001839110682222</text:p>
          </table:table-cell>
          <table:table-cell office:value-type="float" office:value="-0.000766434582681441" calcext:value-type="float">
            <text:p>-0.000766434582681</text:p>
          </table:table-cell>
          <table:table-cell office:value-type="float" office:value="0.00179774128722854" calcext:value-type="float">
            <text:p>0.001797741287229</text:p>
          </table:table-cell>
          <table:table-cell office:value-type="float" office:value="0.00928995306264535" calcext:value-type="float">
            <text:p>0.009289953062645</text:p>
          </table:table-cell>
          <table:table-cell office:value-type="float" office:value="0.0126218810229057" calcext:value-type="float">
            <text:p>0.012621881022906</text:p>
          </table:table-cell>
          <table:table-cell office:value-type="float" office:value="0.00047733720753107" calcext:value-type="float">
            <text:p>0.000477337207531</text:p>
          </table:table-cell>
          <table:table-cell office:value-type="float" office:value="0.00120705793209996" calcext:value-type="float">
            <text:p>0.0012070579321</text:p>
          </table:table-cell>
          <table:table-cell office:value-type="float" office:value="0.0174919618315609" calcext:value-type="float">
            <text:p>0.017491961831561</text:p>
          </table:table-cell>
          <table:table-cell office:value-type="float" office:value="0.00304104447082437" calcext:value-type="float">
            <text:p>0.003041044470824</text:p>
          </table:table-cell>
          <table:table-cell office:value-type="float" office:value="0.000961960789874705" calcext:value-type="float">
            <text:p>0.000961960789875</text:p>
          </table:table-cell>
          <table:table-cell office:value-type="float" office:value="-0.00386600048837887" calcext:value-type="float">
            <text:p>-0.003866000488379</text:p>
          </table:table-cell>
          <table:table-cell office:value-type="float" office:value="-0.00156193941944871" calcext:value-type="float">
            <text:p>-0.001561939419449</text:p>
          </table:table-cell>
          <table:table-cell office:value-type="float" office:value="0.000209457546415881" calcext:value-type="float">
            <text:p>0.000209457546416</text:p>
          </table:table-cell>
          <table:table-cell office:value-type="float" office:value="-0.00831645047558144" calcext:value-type="float">
            <text:p>-0.008316450475581</text:p>
          </table:table-cell>
          <table:table-cell office:value-type="float" office:value="-0.0244075687851888" calcext:value-type="float">
            <text:p>-0.024407568785189</text:p>
          </table:table-cell>
          <table:table-cell office:value-type="float" office:value="-0.00345564157946399" calcext:value-type="float">
            <text:p>-0.003455641579464</text:p>
          </table:table-cell>
          <table:table-cell office:value-type="float" office:value="0.00103605587354588" calcext:value-type="float">
            <text:p>0.001036055873546</text:p>
          </table:table-cell>
          <table:table-cell office:value-type="float" office:value="-0.000704220846264092" calcext:value-type="float">
            <text:p>-0.000704220846264</text:p>
          </table:table-cell>
          <table:table-cell office:value-type="float" office:value="-0.000831876001744947" calcext:value-type="float">
            <text:p>-0.000831876001745</text:p>
          </table:table-cell>
          <table:table-cell office:value-type="float" office:value="-0.00227545176112826" calcext:value-type="float">
            <text:p>-0.002275451761128</text:p>
          </table:table-cell>
          <table:table-cell office:value-type="float" office:value="-0.00254956315915583" calcext:value-type="float">
            <text:p>-0.002549563159156</text:p>
          </table:table-cell>
          <table:table-cell office:value-type="float" office:value="-0.00304756212064017" calcext:value-type="float">
            <text:p>-0.00304756212064</text:p>
          </table:table-cell>
          <table:table-cell office:value-type="float" office:value="-0.00163771183788924" calcext:value-type="float">
            <text:p>-0.001637711837889</text:p>
          </table:table-cell>
          <table:table-cell office:value-type="float" office:value="0.000177401039259895" calcext:value-type="float">
            <text:p>0.00017740103926</text:p>
          </table:table-cell>
          <table:table-cell office:value-type="float" office:value="-0.000322117866805138" calcext:value-type="float">
            <text:p>-0.000322117866805</text:p>
          </table:table-cell>
          <table:table-cell office:value-type="float" office:value="-0.0000211015470865661" calcext:value-type="float">
            <text:p>-2.11015470865661E-05</text:p>
          </table:table-cell>
          <table:table-cell office:value-type="float" office:value="-0.000318024472175438" calcext:value-type="float">
            <text:p>-0.000318024472175</text:p>
          </table:table-cell>
          <table:table-cell office:value-type="float" office:value="0.00167099194534831" calcext:value-type="float">
            <text:p>0.001670991945348</text:p>
          </table:table-cell>
          <table:table-cell office:value-type="float" office:value="0.0322803008773316" calcext:value-type="float">
            <text:p>0.032280300877332</text:p>
          </table:table-cell>
          <table:table-cell office:value-type="float" office:value="0.00134639110877804" calcext:value-type="float">
            <text:p>0.001346391108778</text:p>
          </table:table-cell>
          <table:table-cell office:value-type="float" office:value="-0.000577622617158768" calcext:value-type="float">
            <text:p>-0.000577622617159</text:p>
          </table:table-cell>
          <table:table-cell office:value-type="float" office:value="-0.00273279886793176" calcext:value-type="float">
            <text:p>-0.002732798867932</text:p>
          </table:table-cell>
          <table:table-cell office:value-type="float" office:value="-0.0227966038616181" calcext:value-type="float">
            <text:p>-0.022796603861618</text:p>
          </table:table-cell>
          <table:table-cell office:value-type="float" office:value="-0.000938382646042235" calcext:value-type="float">
            <text:p>-0.000938382646042</text:p>
          </table:table-cell>
          <table:table-cell office:value-type="float" office:value="0.00152714886178945" calcext:value-type="float">
            <text:p>0.001527148861789</text:p>
          </table:table-cell>
          <table:table-cell office:value-type="float" office:value="-0.00379678842246967" calcext:value-type="float">
            <text:p>-0.00379678842247</text:p>
          </table:table-cell>
          <table:table-cell office:value-type="float" office:value="0.00442431335101035" calcext:value-type="float">
            <text:p>0.00442431335101</text:p>
          </table:table-cell>
          <table:table-cell office:value-type="float" office:value="0.00767507708652493" calcext:value-type="float">
            <text:p>0.007675077086525</text:p>
          </table:table-cell>
          <table:table-cell office:value-type="float" office:value="-0.00133662001614093" calcext:value-type="float">
            <text:p>-0.001336620016141</text:p>
          </table:table-cell>
          <table:table-cell office:value-type="float" office:value="-0.00269641576153046" calcext:value-type="float">
            <text:p>-0.00269641576153</text:p>
          </table:table-cell>
          <table:table-cell office:value-type="float" office:value="-0.00194749898368435" calcext:value-type="float">
            <text:p>-0.001947498983684</text:p>
          </table:table-cell>
          <table:table-cell office:value-type="float" office:value="0.000210751252522623" calcext:value-type="float">
            <text:p>0.000210751252523</text:p>
          </table:table-cell>
          <table:table-cell office:value-type="float" office:value="-0.000222176877688718" calcext:value-type="float">
            <text:p>-0.000222176877689</text:p>
          </table:table-cell>
          <table:table-cell office:value-type="float" office:value="-0.000609805689624599" calcext:value-type="float">
            <text:p>-0.000609805689625</text:p>
          </table:table-cell>
          <table:table-cell office:value-type="float" office:value="0.000342697220927723" calcext:value-type="float">
            <text:p>0.000342697220928</text:p>
          </table:table-cell>
          <table:table-cell office:value-type="float" office:value="0.000165829222632086" calcext:value-type="float">
            <text:p>0.000165829222632</text:p>
          </table:table-cell>
          <table:table-cell office:value-type="float" office:value="-0.0000964499511618699" calcext:value-type="float">
            <text:p>-9.64499511618699E-05</text:p>
          </table:table-cell>
          <table:table-cell office:value-type="float" office:value="0.000339887076045819" calcext:value-type="float">
            <text:p>0.000339887076046</text:p>
          </table:table-cell>
          <table:table-cell office:value-type="float" office:value="0.000303815230555671" calcext:value-type="float">
            <text:p>0.000303815230556</text:p>
          </table:table-cell>
          <table:table-cell office:value-type="float" office:value="0.000129787840092654" calcext:value-type="float">
            <text:p>0.000129787840093</text:p>
          </table:table-cell>
          <table:table-cell office:value-type="float" office:value="0.0000110814351654831" calcext:value-type="float">
            <text:p>1.10814351654831E-05</text:p>
          </table:table-cell>
          <table:table-cell office:value-type="float" office:value="0.0000415422246720087" calcext:value-type="float">
            <text:p>4.15422246720087E-05</text:p>
          </table:table-cell>
          <table:table-cell office:value-type="float" office:value="-0.0000559223102452044" calcext:value-type="float">
            <text:p>-5.59223102452044E-05</text:p>
          </table:table-cell>
          <table:table-cell office:value-type="float" office:value="0.0000198006538285611" calcext:value-type="float">
            <text:p>1.98006538285611E-05</text:p>
          </table:table-cell>
          <table:table-cell office:value-type="float" office:value="-0.000032022686396127" calcext:value-type="float">
            <text:p>-3.2022686396127E-05</text:p>
          </table:table-cell>
          <table:table-cell office:value-type="float" office:value="-0.0000812834025432085" calcext:value-type="float">
            <text:p>-8.12834025432085E-05</text:p>
          </table:table-cell>
          <table:table-cell office:value-type="float" office:value="0.0000727856654008097" calcext:value-type="float">
            <text:p>7.27856654008097E-05</text:p>
          </table:table-cell>
          <table:table-cell office:value-type="float" office:value="-0.0000083389468881756" calcext:value-type="float">
            <text:p>-8.3389468881756E-06</text:p>
          </table:table-cell>
          <table:table-cell office:value-type="float" office:value="-0.0000119970034909711" calcext:value-type="float">
            <text:p>-1.19970034909711E-05</text:p>
          </table:table-cell>
          <table:table-cell office:value-type="float" office:value="-0.00000248041917855213" calcext:value-type="float">
            <text:p>-2.48041917855213E-06</text:p>
          </table:table-cell>
          <table:table-cell office:value-type="float" office:value="0.0000344363572518103" calcext:value-type="float">
            <text:p>3.44363572518103E-05</text:p>
          </table:table-cell>
          <table:table-cell office:value-type="float" office:value="-0.0000271936486426205" calcext:value-type="float">
            <text:p>-2.71936486426205E-05</text:p>
          </table:table-cell>
          <table:table-cell office:value-type="float" office:value="0.00000788962294168138" calcext:value-type="float">
            <text:p>7.88962294168138E-06</text:p>
          </table:table-cell>
          <table:table-cell office:value-type="float" office:value="0.0000243147116773534" calcext:value-type="float">
            <text:p>2.43147116773534E-05</text:p>
          </table:table-cell>
          <table:table-cell office:value-type="float" office:value="0.00000060359835030166" calcext:value-type="float">
            <text:p>6.0359835030166E-07</text:p>
          </table:table-cell>
          <table:table-cell office:value-type="float" office:value="-0.0000184569690316327" calcext:value-type="float">
            <text:p>-1.84569690316327E-05</text:p>
          </table:table-cell>
          <table:table-cell office:value-type="float" office:value="0.00000802375383951448" calcext:value-type="float">
            <text:p>8.02375383951448E-06</text:p>
          </table:table-cell>
          <table:table-cell office:value-type="float" office:value="-0.0000110383123784197" calcext:value-type="float">
            <text:p>-1.10383123784197E-05</text:p>
          </table:table-cell>
          <table:table-cell office:value-type="float" office:value="0.00000383056734587495" calcext:value-type="float">
            <text:p>3.83056734587495E-06</text:p>
          </table:table-cell>
          <table:table-cell office:value-type="float" office:value="-0.0000219508680043279" calcext:value-type="float">
            <text:p>-2.19508680043279E-05</text:p>
          </table:table-cell>
          <table:table-cell office:value-type="float" office:value="0.0000245823328408612" calcext:value-type="float">
            <text:p>2.45823328408612E-05</text:p>
          </table:table-cell>
          <table:table-cell office:value-type="float" office:value="-0.0000070187143029754" calcext:value-type="float">
            <text:p>-7.0187143029754E-06</text:p>
          </table:table-cell>
          <table:table-cell office:value-type="float" office:value="0.000022714621709885" calcext:value-type="float">
            <text:p>2.2714621709885E-05</text:p>
          </table:table-cell>
          <table:table-cell office:value-type="float" office:value="-0.0000217062696449277" calcext:value-type="float">
            <text:p>-2.17062696449277E-05</text:p>
          </table:table-cell>
          <table:table-cell office:value-type="float" office:value="-0.0000255071233088988" calcext:value-type="float">
            <text:p>-2.55071233088988E-05</text:p>
          </table:table-cell>
          <table:table-cell office:value-type="float" office:value="0.0000294339134199184" calcext:value-type="float">
            <text:p>2.94339134199184E-05</text:p>
          </table:table-cell>
          <table:table-cell office:value-type="float" office:value="-0.00000507304587665791" calcext:value-type="float">
            <text:p>-5.07304587665791E-06</text:p>
          </table:table-cell>
          <table:table-cell office:value-type="float" office:value="0.00000794419746841246" calcext:value-type="float">
            <text:p>7.94419746841246E-06</text:p>
          </table:table-cell>
          <table:table-cell office:value-type="float" office:value="0.0000235763365155073" calcext:value-type="float">
            <text:p>2.35763365155073E-05</text:p>
          </table:table-cell>
          <table:table-cell office:value-type="float" office:value="-0.0000404339457273917" calcext:value-type="float">
            <text:p>-4.04339457273917E-05</text:p>
          </table:table-cell>
          <table:table-cell office:value-type="float" office:value="0.00000765411891284762" calcext:value-type="float">
            <text:p>7.65411891284762E-06</text:p>
          </table:table-cell>
          <table:table-cell office:value-type="float" office:value="-0.0000432200179681375" calcext:value-type="float">
            <text:p>-4.32200179681375E-05</text:p>
          </table:table-cell>
          <table:table-cell office:value-type="float" office:value="0.0000486794495207499" calcext:value-type="float">
            <text:p>4.86794495207499E-05</text:p>
          </table:table-cell>
          <table:table-cell office:value-type="float" office:value="-0.0000136334186220943" calcext:value-type="float">
            <text:p>-1.36334186220943E-05</text:p>
          </table:table-cell>
          <table:table-cell office:value-type="float" office:value="0.0000200419909308636" calcext:value-type="float">
            <text:p>2.00419909308636E-05</text:p>
          </table:table-cell>
          <table:table-cell office:value-type="float" office:value="-0.0000107035020171509" calcext:value-type="float">
            <text:p>-1.07035020171509E-05</text:p>
          </table:table-cell>
          <table:table-cell office:value-type="float" office:value="0.0000252635673566592" calcext:value-type="float">
            <text:p>2.52635673566592E-05</text:p>
          </table:table-cell>
          <table:table-cell office:value-type="float" office:value="-0.0000375298958107395" calcext:value-type="float">
            <text:p>-3.75298958107395E-05</text:p>
          </table:table-cell>
          <table:table-cell office:value-type="float" office:value="0.0000367747439036226" calcext:value-type="float">
            <text:p>3.67747439036226E-05</text:p>
          </table:table-cell>
          <table:table-cell office:value-type="float" office:value="-0.0000420543881644031" calcext:value-type="float">
            <text:p>-4.20543881644031E-05</text:p>
          </table:table-cell>
          <table:table-cell office:value-type="float" office:value="0.0000293759952137429" calcext:value-type="float">
            <text:p>2.93759952137429E-05</text:p>
          </table:table-cell>
          <table:table-cell office:value-type="float" office:value="-0.00000893189588296872" calcext:value-type="float">
            <text:p>-8.93189588296872E-06</text:p>
          </table:table-cell>
          <table:table-cell office:value-type="float" office:value="-0.00000268213048687516" calcext:value-type="float">
            <text:p>-2.68213048687516E-06</text:p>
          </table:table-cell>
          <table:table-cell office:value-type="float" office:value="0.0000104056612928449" calcext:value-type="float">
            <text:p>1.04056612928449E-05</text:p>
          </table:table-cell>
          <table:table-cell office:value-type="float" office:value="0.0000301277100971942" calcext:value-type="float">
            <text:p>3.01277100971942E-05</text:p>
          </table:table-cell>
          <table:table-cell office:value-type="float" office:value="-0.0000402717971408895" calcext:value-type="float">
            <text:p>-4.02717971408895E-05</text:p>
          </table:table-cell>
          <table:table-cell office:value-type="float" office:value="-0.0000141108407403778" calcext:value-type="float">
            <text:p>-1.41108407403778E-05</text:p>
          </table:table-cell>
          <table:table-cell office:value-type="float" office:value="0.00000359556160978158" calcext:value-type="float">
            <text:p>3.59556160978158E-06</text:p>
          </table:table-cell>
          <table:table-cell office:value-type="float" office:value="0.0000266018308078819" calcext:value-type="float">
            <text:p>2.66018308078819E-05</text:p>
          </table:table-cell>
          <table:table-cell office:value-type="float" office:value="-0.0000233814585675063" calcext:value-type="float">
            <text:p>-2.33814585675063E-05</text:p>
          </table:table-cell>
          <table:table-cell office:value-type="float" office:value="0.0000156918091889224" calcext:value-type="float">
            <text:p>1.56918091889224E-05</text:p>
          </table:table-cell>
          <table:table-cell office:value-type="float" office:value="-0.00000417203676011946" calcext:value-type="float">
            <text:p>-4.17203676011946E-06</text:p>
          </table:table-cell>
          <table:table-cell office:value-type="float" office:value="0.00000119051588193253" calcext:value-type="float">
            <text:p>1.19051588193253E-06</text:p>
          </table:table-cell>
          <table:table-cell office:value-type="float" office:value="-0.000015587040234577" calcext:value-type="float">
            <text:p>-1.5587040234577E-05</text:p>
          </table:table-cell>
          <table:table-cell office:value-type="float" office:value="0.00000601773127373306" calcext:value-type="float">
            <text:p>6.01773127373306E-06</text:p>
          </table:table-cell>
          <table:table-cell office:value-type="float" office:value="-0.00000441673500750639" calcext:value-type="float">
            <text:p>-4.41673500750639E-06</text:p>
          </table:table-cell>
          <table:table-cell office:value-type="float" office:value="0.0000637551210029841" calcext:value-type="float">
            <text:p>6.37551210029841E-05</text:p>
          </table:table-cell>
          <table:table-cell office:value-type="float" office:value="-0.0000295550814342627" calcext:value-type="float">
            <text:p>-2.95550814342627E-05</text:p>
          </table:table-cell>
          <table:table-cell office:value-type="float" office:value="-0.0000188516389260096" calcext:value-type="float">
            <text:p>-1.88516389260096E-05</text:p>
          </table:table-cell>
          <table:table-cell office:value-type="float" office:value="-0.0000263904847830343" calcext:value-type="float">
            <text:p>-2.63904847830343E-05</text:p>
          </table:table-cell>
          <table:table-cell office:value-type="float" office:value="-0.00000313852482508592" calcext:value-type="float">
            <text:p>-3.13852482508592E-06</text:p>
          </table:table-cell>
          <table:table-cell office:value-type="float" office:value="0.0000673614283508428" calcext:value-type="float">
            <text:p>6.73614283508428E-05</text:p>
          </table:table-cell>
          <table:table-cell office:value-type="float" office:value="-0.0000326741859032475" calcext:value-type="float">
            <text:p>-3.26741859032475E-05</text:p>
          </table:table-cell>
          <table:table-cell office:value-type="float" office:value="-0.0000174934934710214" calcext:value-type="float">
            <text:p>-1.74934934710214E-05</text:p>
          </table:table-cell>
          <table:table-cell office:value-type="float" office:value="0.0000503790722583553" calcext:value-type="float">
            <text:p>5.03790722583553E-05</text:p>
          </table:table-cell>
          <table:table-cell office:value-type="float" office:value="-0.0000618896626898291" calcext:value-type="float">
            <text:p>-6.18896626898291E-05</text:p>
          </table:table-cell>
          <table:table-cell office:value-type="float" office:value="0.0000396539748665492" calcext:value-type="float">
            <text:p>3.96539748665492E-05</text:p>
          </table:table-cell>
          <table:table-cell office:value-type="float" office:value="-0.0000524252674041215" calcext:value-type="float">
            <text:p>-5.24252674041215E-05</text:p>
          </table:table-cell>
          <table:table-cell office:value-type="float" office:value="0.0000570491518894767" calcext:value-type="float">
            <text:p>5.70491518894767E-05</text:p>
          </table:table-cell>
          <table:table-cell office:value-type="float" office:value="-0.0000183516086182944" calcext:value-type="float">
            <text:p>-1.83516086182944E-05</text:p>
          </table:table-cell>
          <table:table-cell office:value-type="float" office:value="-0.0000119642401275599" calcext:value-type="float">
            <text:p>-1.19642401275599E-05</text:p>
          </table:table-cell>
          <table:table-cell office:value-type="float" office:value="0.0000305181609249194" calcext:value-type="float">
            <text:p>3.05181609249194E-05</text:p>
          </table:table-cell>
          <table:table-cell office:value-type="float" office:value="-0.0000260191690154565" calcext:value-type="float">
            <text:p>-2.60191690154565E-05</text:p>
          </table:table-cell>
          <table:table-cell office:value-type="float" office:value="-0.000002364373260344" calcext:value-type="float">
            <text:p>-2.364373260344E-06</text:p>
          </table:table-cell>
          <table:table-cell office:value-type="float" office:value="-0.0000215269826650544" calcext:value-type="float">
            <text:p>-2.15269826650544E-05</text:p>
          </table:table-cell>
          <table:table-cell office:value-type="float" office:value="0.00000776091794119083" calcext:value-type="float">
            <text:p>7.76091794119083E-06</text:p>
          </table:table-cell>
          <table:table-cell office:value-type="float" office:value="0.0000281710203499652" calcext:value-type="float">
            <text:p>2.81710203499652E-05</text:p>
          </table:table-cell>
          <table:table-cell office:value-type="float" office:value="-0.0000220429191588045" calcext:value-type="float">
            <text:p>-2.20429191588045E-05</text:p>
          </table:table-cell>
          <table:table-cell office:value-type="float" office:value="-0.0000131845167134492" calcext:value-type="float">
            <text:p>-1.31845167134492E-05</text:p>
          </table:table-cell>
          <table:table-cell office:value-type="float" office:value="0.0000179024695274865" calcext:value-type="float">
            <text:p>1.79024695274865E-05</text:p>
          </table:table-cell>
          <table:table-cell table:number-columns-repeated="428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922065539436" calcext:value-type="float">
            <text:p>1.0922065539436</text:p>
          </table:table-cell>
          <table:table-cell table:formula="of:=[.B9]*9.8" office:value-type="float" office:value="10.7036242286473" calcext:value-type="float">
            <text:p>10.7036242286473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523366956807323" calcext:value-type="float">
            <text:p>5.23366956807323E-05</text:p>
          </table:table-cell>
          <table:table-cell table:formula="of:=0.5*[.D12]*(([.D5]-[.C5])/([.D1]-[.C1]))^2" office:value-type="float" office:value="0.0000228389054334096" calcext:value-type="float">
            <text:p>2.28389054334096E-05</text:p>
          </table:table-cell>
          <table:table-cell table:formula="of:=0.5*[.E12]*(([.E5]-[.D5])/([.E1]-[.D1]))^2" office:value-type="float" office:value="0.0000871306665661919" calcext:value-type="float">
            <text:p>8.71306665661919E-05</text:p>
          </table:table-cell>
          <table:table-cell table:formula="of:=0.5*[.F12]*(([.F5]-[.E5])/([.F1]-[.E1]))^2" office:value-type="float" office:value="0.00000188928007693129" calcext:value-type="float">
            <text:p>1.88928007693129E-06</text:p>
          </table:table-cell>
          <table:table-cell table:formula="of:=0.5*[.G12]*(([.G5]-[.F5])/([.G1]-[.F1]))^2" office:value-type="float" office:value="0.0000326844858326176" calcext:value-type="float">
            <text:p>3.26844858326176E-05</text:p>
          </table:table-cell>
          <table:table-cell table:formula="of:=0.5*[.H12]*(([.H5]-[.G5])/([.H1]-[.G1]))^2" office:value-type="float" office:value="0.00000358104408834721" calcext:value-type="float">
            <text:p>3.58104408834721E-06</text:p>
          </table:table-cell>
          <table:table-cell table:formula="of:=0.5*[.I12]*(([.I5]-[.H5])/([.I1]-[.H1]))^2" office:value-type="float" office:value="0.00000505100146813707" calcext:value-type="float">
            <text:p>5.05100146813707E-06</text:p>
          </table:table-cell>
          <table:table-cell table:formula="of:=0.5*[.J12]*(([.J5]-[.I5])/([.J1]-[.I1]))^2" office:value-type="float" office:value="0.00000298358811075102" calcext:value-type="float">
            <text:p>2.98358811075102E-06</text:p>
          </table:table-cell>
          <table:table-cell table:formula="of:=0.5*[.K12]*(([.K5]-[.J5])/([.K1]-[.J1]))^2" office:value-type="float" office:value="0.00000226240388114493" calcext:value-type="float">
            <text:p>2.26240388114493E-06</text:p>
          </table:table-cell>
          <table:table-cell table:formula="of:=0.5*[.L12]*(([.L5]-[.K5])/([.L1]-[.K1]))^2" office:value-type="float" office:value="0.0000392452743985857" calcext:value-type="float">
            <text:p>3.92452743985857E-05</text:p>
          </table:table-cell>
          <table:table-cell table:formula="of:=0.5*[.M12]*(([.M5]-[.L5])/([.M1]-[.L1]))^2" office:value-type="float" office:value="0.0000113059302247771" calcext:value-type="float">
            <text:p>1.13059302247771E-05</text:p>
          </table:table-cell>
          <table:table-cell table:formula="of:=0.5*[.N12]*(([.N5]-[.M5])/([.N1]-[.M1]))^2" office:value-type="float" office:value="0.00000558762935153705" calcext:value-type="float">
            <text:p>5.58762935153705E-06</text:p>
          </table:table-cell>
          <table:table-cell table:formula="of:=0.5*[.O12]*(([.O5]-[.N5])/([.O1]-[.N1]))^2" office:value-type="float" office:value="0.00000315097203451326" calcext:value-type="float">
            <text:p>3.15097203451326E-06</text:p>
          </table:table-cell>
          <table:table-cell table:formula="of:=0.5*[.P12]*(([.P5]-[.O5])/([.P1]-[.O1]))^2" office:value-type="float" office:value="0.00000416097009817361" calcext:value-type="float">
            <text:p>4.16097009817361E-06</text:p>
          </table:table-cell>
          <table:table-cell table:formula="of:=0.5*[.Q12]*(([.Q5]-[.P5])/([.Q1]-[.P1]))^2" office:value-type="float" office:value="0.0000504886178068873" calcext:value-type="float">
            <text:p>5.04886178068873E-05</text:p>
          </table:table-cell>
          <table:table-cell table:formula="of:=0.5*[.R12]*(([.R5]-[.Q5])/([.R1]-[.Q1]))^2" office:value-type="float" office:value="0.0000580055925631987" calcext:value-type="float">
            <text:p>5.80055925631987E-05</text:p>
          </table:table-cell>
          <table:table-cell table:formula="of:=0.5*[.S12]*(([.S5]-[.R5])/([.S1]-[.R1]))^2" office:value-type="float" office:value="0.00000225786967022647" calcext:value-type="float">
            <text:p>2.25786967022647E-06</text:p>
          </table:table-cell>
          <table:table-cell table:formula="of:=0.5*[.T12]*(([.T5]-[.S5])/([.T1]-[.S1]))^2" office:value-type="float" office:value="0.0000802890374144082" calcext:value-type="float">
            <text:p>8.02890374144082E-05</text:p>
          </table:table-cell>
          <table:table-cell table:formula="of:=0.5*[.U12]*(([.U5]-[.T5])/([.U1]-[.T1]))^2" office:value-type="float" office:value="0.0000281474681699108" calcext:value-type="float">
            <text:p>2.81474681699108E-05</text:p>
          </table:table-cell>
          <table:table-cell table:formula="of:=0.5*[.V12]*(([.V5]-[.U5])/([.V1]-[.U1]))^2" office:value-type="float" office:value="0.0000782626750836538" calcext:value-type="float">
            <text:p>7.82626750836538E-05</text:p>
          </table:table-cell>
          <table:table-cell table:formula="of:=0.5*[.W12]*(([.W5]-[.V5])/([.W1]-[.V1]))^2" office:value-type="float" office:value="0.0000579675499201047" calcext:value-type="float">
            <text:p>5.79675499201047E-05</text:p>
          </table:table-cell>
          <table:table-cell table:formula="of:=0.5*[.X12]*(([.X5]-[.W5])/([.X1]-[.W1]))^2" office:value-type="float" office:value="0.000000172926249847462" calcext:value-type="float">
            <text:p>1.72926249847462E-07</text:p>
          </table:table-cell>
          <table:table-cell table:formula="of:=0.5*[.Y12]*(([.Y5]-[.X5])/([.Y1]-[.X1]))^2" office:value-type="float" office:value="0.0000953938969931767" calcext:value-type="float">
            <text:p>9.53938969931767E-05</text:p>
          </table:table-cell>
          <table:table-cell table:formula="of:=0.5*[.Z12]*(([.Z5]-[.Y5])/([.Z1]-[.Y1]))^2" office:value-type="float" office:value="0.00000248067998288465" calcext:value-type="float">
            <text:p>2.48067998288465E-06</text:p>
          </table:table-cell>
          <table:table-cell table:formula="of:=0.5*[.AA12]*(([.AA5]-[.Z5])/([.AA1]-[.Z1]))^2" office:value-type="float" office:value="0.00000113289305471611" calcext:value-type="float">
            <text:p>1.13289305471611E-06</text:p>
          </table:table-cell>
          <table:table-cell table:formula="of:=0.5*[.AB12]*(([.AB5]-[.AA5])/([.AB1]-[.AA1]))^2" office:value-type="float" office:value="0.0000340002990367096" calcext:value-type="float">
            <text:p>3.40002990367096E-05</text:p>
          </table:table-cell>
          <table:table-cell table:formula="of:=0.5*[.AC12]*(([.AC5]-[.AB5])/([.AC1]-[.AB1]))^2" office:value-type="float" office:value="0.00000027529635392399" calcext:value-type="float">
            <text:p>2.7529635392399E-07</text:p>
          </table:table-cell>
          <table:table-cell table:formula="of:=0.5*[.AD12]*(([.AD5]-[.AC5])/([.AD1]-[.AC1]))^2" office:value-type="float" office:value="0.0000300838950233615" calcext:value-type="float">
            <text:p>3.00838950233615E-05</text:p>
          </table:table-cell>
          <table:table-cell table:formula="of:=0.5*[.AE12]*(([.AE5]-[.AD5])/([.AE1]-[.AD1]))^2" office:value-type="float" office:value="0.0000209480381613199" calcext:value-type="float">
            <text:p>2.09480381613199E-05</text:p>
          </table:table-cell>
          <table:table-cell table:formula="of:=0.5*[.AF12]*(([.AF5]-[.AE5])/([.AF1]-[.AE1]))^2" office:value-type="float" office:value="0.000000000673804886308561" calcext:value-type="float">
            <text:p>6.73804886308561E-10</text:p>
          </table:table-cell>
          <table:table-cell table:formula="of:=0.5*[.AG12]*(([.AG5]-[.AF5])/([.AG1]-[.AF1]))^2" office:value-type="float" office:value="0.0000841445910501086" calcext:value-type="float">
            <text:p>8.41445910501086E-05</text:p>
          </table:table-cell>
          <table:table-cell table:formula="of:=0.5*[.AH12]*(([.AH5]-[.AG5])/([.AH1]-[.AG1]))^2" office:value-type="float" office:value="0.0000136453231166412" calcext:value-type="float">
            <text:p>1.36453231166412E-05</text:p>
          </table:table-cell>
          <table:table-cell table:formula="of:=0.5*[.AI12]*(([.AI5]-[.AH5])/([.AI1]-[.AH1]))^2" office:value-type="float" office:value="0.0000296972379835397" calcext:value-type="float">
            <text:p>2.96972379835397E-05</text:p>
          </table:table-cell>
          <table:table-cell table:formula="of:=0.5*[.AJ12]*(([.AJ5]-[.AI5])/([.AJ1]-[.AI1]))^2" office:value-type="float" office:value="0.0000413561964920236" calcext:value-type="float">
            <text:p>4.13561964920236E-05</text:p>
          </table:table-cell>
          <table:table-cell table:formula="of:=0.5*[.AK12]*(([.AK5]-[.AJ5])/([.AK1]-[.AJ1]))^2" office:value-type="float" office:value="0.000000432040354529215" calcext:value-type="float">
            <text:p>4.32040354529215E-07</text:p>
          </table:table-cell>
          <table:table-cell table:formula="of:=0.5*[.AL12]*(([.AL5]-[.AK5])/([.AL1]-[.AK1]))^2" office:value-type="float" office:value="0.0000000470391202991711" calcext:value-type="float">
            <text:p>4.70391202991711E-08</text:p>
          </table:table-cell>
          <table:table-cell table:formula="of:=0.5*[.AM12]*(([.AM5]-[.AL5])/([.AM1]-[.AL1]))^2" office:value-type="float" office:value="0.0000186266435780825" calcext:value-type="float">
            <text:p>1.86266435780825E-05</text:p>
          </table:table-cell>
          <table:table-cell table:formula="of:=0.5*[.AN12]*(([.AN5]-[.AM5])/([.AN1]-[.AM1]))^2" office:value-type="float" office:value="0.0000654139503028234" calcext:value-type="float">
            <text:p>6.54139503028234E-05</text:p>
          </table:table-cell>
          <table:table-cell table:formula="of:=0.5*[.AO12]*(([.AO5]-[.AN5])/([.AO1]-[.AN1]))^2" office:value-type="float" office:value="0.0000193679348421098" calcext:value-type="float">
            <text:p>1.93679348421098E-05</text:p>
          </table:table-cell>
          <table:table-cell table:formula="of:=0.5*[.AP12]*(([.AP5]-[.AO5])/([.AP1]-[.AO1]))^2" office:value-type="float" office:value="0.000201304557970888" calcext:value-type="float">
            <text:p>0.000201304557971</text:p>
          </table:table-cell>
          <table:table-cell table:formula="of:=0.5*[.AQ12]*(([.AQ5]-[.AP5])/([.AQ1]-[.AP1]))^2" office:value-type="float" office:value="0.000106222502583832" calcext:value-type="float">
            <text:p>0.000106222502584</text:p>
          </table:table-cell>
          <table:table-cell table:formula="of:=0.5*[.AR12]*(([.AR5]-[.AQ5])/([.AR1]-[.AQ1]))^2" office:value-type="float" office:value="0.0000150744803489012" calcext:value-type="float">
            <text:p>1.50744803489012E-05</text:p>
          </table:table-cell>
          <table:table-cell table:formula="of:=0.5*[.AS12]*(([.AS5]-[.AR5])/([.AS1]-[.AR1]))^2" office:value-type="float" office:value="0.0000166274878067539" calcext:value-type="float">
            <text:p>1.66274878067539E-05</text:p>
          </table:table-cell>
          <table:table-cell table:formula="of:=0.5*[.AT12]*(([.AT5]-[.AS5])/([.AT1]-[.AS1]))^2" office:value-type="float" office:value="0.0000227831655647505" calcext:value-type="float">
            <text:p>2.27831655647505E-05</text:p>
          </table:table-cell>
          <table:table-cell table:formula="of:=0.5*[.AU12]*(([.AU5]-[.AT5])/([.AU1]-[.AT1]))^2" office:value-type="float" office:value="0.0000589463898538901" calcext:value-type="float">
            <text:p>5.89463898538901E-05</text:p>
          </table:table-cell>
          <table:table-cell table:formula="of:=0.5*[.AV12]*(([.AV5]-[.AU5])/([.AV1]-[.AU1]))^2" office:value-type="float" office:value="0.000129478939363554" calcext:value-type="float">
            <text:p>0.000129478939364</text:p>
          </table:table-cell>
          <table:table-cell table:formula="of:=0.5*[.AW12]*(([.AW5]-[.AV5])/([.AW1]-[.AV1]))^2" office:value-type="float" office:value="0.00034408878024762" calcext:value-type="float">
            <text:p>0.000344088780248</text:p>
          </table:table-cell>
          <table:table-cell table:formula="of:=0.5*[.AX12]*(([.AX5]-[.AW5])/([.AX1]-[.AW1]))^2" office:value-type="float" office:value="0.0000633814340298451" calcext:value-type="float">
            <text:p>6.33814340298451E-05</text:p>
          </table:table-cell>
          <table:table-cell table:formula="of:=0.5*[.AY12]*(([.AY5]-[.AX5])/([.AY1]-[.AX1]))^2" office:value-type="float" office:value="0.0000141176905632541" calcext:value-type="float">
            <text:p>1.41176905632541E-05</text:p>
          </table:table-cell>
          <table:table-cell table:formula="of:=0.5*[.AZ12]*(([.AZ5]-[.AY5])/([.AZ1]-[.AY1]))^2" office:value-type="float" office:value="0.00000178255284261853" calcext:value-type="float">
            <text:p>1.78255284261853E-06</text:p>
          </table:table-cell>
          <table:table-cell table:formula="of:=0.5*[.BA12]*(([.BA5]-[.AZ5])/([.BA1]-[.AZ1]))^2" office:value-type="float" office:value="0.000022529507026247" calcext:value-type="float">
            <text:p>2.2529507026247E-05</text:p>
          </table:table-cell>
          <table:table-cell table:formula="of:=0.5*[.BB12]*(([.BB5]-[.BA5])/([.BB1]-[.BA1]))^2" office:value-type="float" office:value="0.00000588277480214845" calcext:value-type="float">
            <text:p>5.88277480214845E-06</text:p>
          </table:table-cell>
          <table:table-cell table:formula="of:=0.5*[.BC12]*(([.BC5]-[.BB5])/([.BC1]-[.BB1]))^2" office:value-type="float" office:value="0.00000104125101393099" calcext:value-type="float">
            <text:p>1.04125101393099E-06</text:p>
          </table:table-cell>
          <table:table-cell table:formula="of:=0.5*[.BD12]*(([.BD5]-[.BC5])/([.BD1]-[.BC1]))^2" office:value-type="float" office:value="0.0000583717126230603" calcext:value-type="float">
            <text:p>5.83717126230603E-05</text:p>
          </table:table-cell>
          <table:table-cell table:formula="of:=0.5*[.BE12]*(([.BE5]-[.BD5])/([.BE1]-[.BD1]))^2" office:value-type="float" office:value="0.000026530035385868" calcext:value-type="float">
            <text:p>2.6530035385868E-05</text:p>
          </table:table-cell>
          <table:table-cell table:formula="of:=0.5*[.BF12]*(([.BF5]-[.BE5])/([.BF1]-[.BE1]))^2" office:value-type="float" office:value="0.0000753821023686409" calcext:value-type="float">
            <text:p>7.53821023686409E-05</text:p>
          </table:table-cell>
          <table:table-cell table:formula="of:=0.5*[.BG12]*(([.BG5]-[.BF5])/([.BG1]-[.BF1]))^2" office:value-type="float" office:value="0.00000363623768290196" calcext:value-type="float">
            <text:p>3.63623768290196E-06</text:p>
          </table:table-cell>
          <table:table-cell table:formula="of:=0.5*[.BH12]*(([.BH5]-[.BG5])/([.BH1]-[.BG1]))^2" office:value-type="float" office:value="0.000012157254871782" calcext:value-type="float">
            <text:p>1.2157254871782E-05</text:p>
          </table:table-cell>
          <table:table-cell table:formula="of:=0.5*[.BI12]*(([.BI5]-[.BH5])/([.BI1]-[.BH1]))^2" office:value-type="float" office:value="0.0000960028454006841" calcext:value-type="float">
            <text:p>9.60028454006841E-05</text:p>
          </table:table-cell>
          <table:table-cell table:formula="of:=0.5*[.BJ12]*(([.BJ5]-[.BI5])/([.BJ1]-[.BI1]))^2" office:value-type="float" office:value="0.00000123487846141556" calcext:value-type="float">
            <text:p>1.23487846141556E-06</text:p>
          </table:table-cell>
          <table:table-cell table:formula="of:=0.5*[.BK12]*(([.BK5]-[.BJ5])/([.BK1]-[.BJ1]))^2" office:value-type="float" office:value="0.00000172459673740909" calcext:value-type="float">
            <text:p>1.72459673740909E-06</text:p>
          </table:table-cell>
          <table:table-cell table:formula="of:=0.5*[.BL12]*(([.BL5]-[.BK5])/([.BL1]-[.BK1]))^2" office:value-type="float" office:value="0.00000163019741188896" calcext:value-type="float">
            <text:p>1.63019741188896E-06</text:p>
          </table:table-cell>
          <table:table-cell table:formula="of:=0.5*[.BM12]*(([.BM5]-[.BL5])/([.BM1]-[.BL1]))^2" office:value-type="float" office:value="0.000000157818344343533" calcext:value-type="float">
            <text:p>1.57818344343533E-07</text:p>
          </table:table-cell>
          <table:table-cell table:formula="of:=0.5*[.BN12]*(([.BN5]-[.BM5])/([.BN1]-[.BM1]))^2" office:value-type="float" office:value="0.00000488052337019602" calcext:value-type="float">
            <text:p>4.88052337019602E-06</text:p>
          </table:table-cell>
          <table:table-cell table:formula="of:=0.5*[.BO12]*(([.BO5]-[.BN5])/([.BO1]-[.BN1]))^2" office:value-type="float" office:value="0.0000000213842577297739" calcext:value-type="float">
            <text:p>2.13842577297739E-08</text:p>
          </table:table-cell>
          <table:table-cell table:formula="of:=0.5*[.BP12]*(([.BP5]-[.BO5])/([.BP1]-[.BO1]))^2" office:value-type="float" office:value="0.00000326910298473621" calcext:value-type="float">
            <text:p>3.26910298473621E-06</text:p>
          </table:table-cell>
          <table:table-cell table:formula="of:=0.5*[.BQ12]*(([.BQ5]-[.BP5])/([.BQ1]-[.BP1]))^2" office:value-type="float" office:value="0.000076308379133243" calcext:value-type="float">
            <text:p>7.6308379133243E-05</text:p>
          </table:table-cell>
          <table:table-cell table:formula="of:=0.5*[.BR12]*(([.BR5]-[.BQ5])/([.BR1]-[.BQ1]))^2" office:value-type="float" office:value="0.000000542135359936954" calcext:value-type="float">
            <text:p>5.42135359936954E-07</text:p>
          </table:table-cell>
          <table:table-cell table:formula="of:=0.5*[.BS12]*(([.BS5]-[.BR5])/([.BS1]-[.BR1]))^2" office:value-type="float" office:value="0.0000407586913740554" calcext:value-type="float">
            <text:p>4.07586913740554E-05</text:p>
          </table:table-cell>
          <table:table-cell table:formula="of:=0.5*[.BT12]*(([.BT5]-[.BS5])/([.BT1]-[.BS1]))^2" office:value-type="float" office:value="0.000000149293004392034" calcext:value-type="float">
            <text:p>1.49293004392034E-07</text:p>
          </table:table-cell>
          <table:table-cell table:formula="of:=0.5*[.BU12]*(([.BU5]-[.BT5])/([.BU1]-[.BT1]))^2" office:value-type="float" office:value="0.000041093506276783" calcext:value-type="float">
            <text:p>4.1093506276783E-05</text:p>
          </table:table-cell>
          <table:table-cell table:formula="of:=0.5*[.BV12]*(([.BV5]-[.BU5])/([.BV1]-[.BU1]))^2" office:value-type="float" office:value="0.000000581272007384088" calcext:value-type="float">
            <text:p>5.81272007384088E-07</text:p>
          </table:table-cell>
          <table:table-cell table:formula="of:=0.5*[.BW12]*(([.BW5]-[.BV5])/([.BW1]-[.BV1]))^2" office:value-type="float" office:value="0.0000062308083653108" calcext:value-type="float">
            <text:p>6.2308083653108E-06</text:p>
          </table:table-cell>
          <table:table-cell table:formula="of:=0.5*[.BX12]*(([.BX5]-[.BW5])/([.BX1]-[.BW1]))^2" office:value-type="float" office:value="0.00000235484407493906" calcext:value-type="float">
            <text:p>2.35484407493906E-06</text:p>
          </table:table-cell>
          <table:table-cell table:formula="of:=0.5*[.BY12]*(([.BY5]-[.BX5])/([.BY1]-[.BX1]))^2" office:value-type="float" office:value="0.0000540712450834477" calcext:value-type="float">
            <text:p>5.40712450834477E-05</text:p>
          </table:table-cell>
          <table:table-cell table:formula="of:=0.5*[.BZ12]*(([.BZ5]-[.BY5])/([.BZ1]-[.BY1]))^2" office:value-type="float" office:value="0.000381212614089591" calcext:value-type="float">
            <text:p>0.00038121261409</text:p>
          </table:table-cell>
          <table:table-cell table:formula="of:=0.5*[.CA12]*(([.CA5]-[.BZ5])/([.CA1]-[.BZ1]))^2" office:value-type="float" office:value="0.00174279269560835" calcext:value-type="float">
            <text:p>0.001742792695608</text:p>
          </table:table-cell>
          <table:table-cell table:formula="of:=0.5*[.CB12]*(([.CB5]-[.CA5])/([.CB1]-[.CA1]))^2" office:value-type="float" office:value="0.000000592021814526178" calcext:value-type="float">
            <text:p>5.92021814526178E-07</text:p>
          </table:table-cell>
          <table:table-cell table:formula="of:=0.5*[.CC12]*(([.CC5]-[.CB5])/([.CC1]-[.CB1]))^2" office:value-type="float" office:value="0.0018577047273732" calcext:value-type="float">
            <text:p>0.001857704727373</text:p>
          </table:table-cell>
          <table:table-cell table:formula="of:=0.5*[.CD12]*(([.CD5]-[.CC5])/([.CD1]-[.CC1]))^2" office:value-type="float" office:value="0.0843882845279527" calcext:value-type="float">
            <text:p>0.084388284527953</text:p>
          </table:table-cell>
          <table:table-cell table:formula="of:=0.5*[.CE12]*(([.CE5]-[.CD5])/([.CE1]-[.CD1]))^2" office:value-type="float" office:value="0.0133125856219118" calcext:value-type="float">
            <text:p>0.013312585621912</text:p>
          </table:table-cell>
          <table:table-cell table:formula="of:=0.5*[.CF12]*(([.CF5]-[.CE5])/([.CF1]-[.CE1]))^2" office:value-type="float" office:value="0.0497050850110781" calcext:value-type="float">
            <text:p>0.049705085011078</text:p>
          </table:table-cell>
          <table:table-cell table:formula="of:=0.5*[.CG12]*(([.CG5]-[.CF5])/([.CG1]-[.CF1]))^2" office:value-type="float" office:value="0.0000353332076379571" calcext:value-type="float">
            <text:p>3.53332076379571E-05</text:p>
          </table:table-cell>
          <table:table-cell table:formula="of:=0.5*[.CH12]*(([.CH5]-[.CG5])/([.CH1]-[.CG1]))^2" office:value-type="float" office:value="0.00273601724341165" calcext:value-type="float">
            <text:p>0.002736017243412</text:p>
          </table:table-cell>
          <table:table-cell table:formula="of:=0.5*[.CI12]*(([.CI5]-[.CH5])/([.CI1]-[.CH1]))^2" office:value-type="float" office:value="0.000256522254443401" calcext:value-type="float">
            <text:p>0.000256522254443</text:p>
          </table:table-cell>
          <table:table-cell table:formula="of:=0.5*[.CJ12]*(([.CJ5]-[.CI5])/([.CJ1]-[.CI1]))^2" office:value-type="float" office:value="0.00384474121261131" calcext:value-type="float">
            <text:p>0.003844741212611</text:p>
          </table:table-cell>
          <table:table-cell table:formula="of:=0.5*[.CK12]*(([.CK5]-[.CJ5])/([.CK1]-[.CJ1]))^2" office:value-type="float" office:value="0.001764739496641" calcext:value-type="float">
            <text:p>0.001764739496641</text:p>
          </table:table-cell>
          <table:table-cell table:formula="of:=0.5*[.CL12]*(([.CL5]-[.CK5])/([.CL1]-[.CK1]))^2" office:value-type="float" office:value="0.000887343018885511" calcext:value-type="float">
            <text:p>0.000887343018886</text:p>
          </table:table-cell>
          <table:table-cell table:formula="of:=0.5*[.CM12]*(([.CM5]-[.CL5])/([.CM1]-[.CL1]))^2" office:value-type="float" office:value="0.0000686808691834366" calcext:value-type="float">
            <text:p>6.86808691834366E-05</text:p>
          </table:table-cell>
          <table:table-cell table:formula="of:=0.5*[.CN12]*(([.CN5]-[.CM5])/([.CN1]-[.CM1]))^2" office:value-type="float" office:value="0.0168773705119868" calcext:value-type="float">
            <text:p>0.016877370511987</text:p>
          </table:table-cell>
          <table:table-cell table:formula="of:=0.5*[.CO12]*(([.CO5]-[.CN5])/([.CO1]-[.CN1]))^2" office:value-type="float" office:value="0.00130112068359757" calcext:value-type="float">
            <text:p>0.001301120683598</text:p>
          </table:table-cell>
          <table:table-cell table:formula="of:=0.5*[.CP12]*(([.CP5]-[.CO5])/([.CP1]-[.CO1]))^2" office:value-type="float" office:value="0.000840516202202768" calcext:value-type="float">
            <text:p>0.000840516202203</text:p>
          </table:table-cell>
          <table:table-cell table:formula="of:=0.5*[.CQ12]*(([.CQ5]-[.CP5])/([.CQ1]-[.CP1]))^2" office:value-type="float" office:value="0.0147202102248491" calcext:value-type="float">
            <text:p>0.014720210224849</text:p>
          </table:table-cell>
          <table:table-cell table:formula="of:=0.5*[.CR12]*(([.CR5]-[.CQ5])/([.CR1]-[.CQ1]))^2" office:value-type="float" office:value="0.00331659949284063" calcext:value-type="float">
            <text:p>0.003316599492841</text:p>
          </table:table-cell>
          <table:table-cell table:formula="of:=0.5*[.CS12]*(([.CS5]-[.CR5])/([.CS1]-[.CR1]))^2" office:value-type="float" office:value="0.00479899129169874" calcext:value-type="float">
            <text:p>0.004798991291699</text:p>
          </table:table-cell>
          <table:table-cell table:formula="of:=0.5*[.CT12]*(([.CT5]-[.CS5])/([.CT1]-[.CS1]))^2" office:value-type="float" office:value="0.0304583526708912" calcext:value-type="float">
            <text:p>0.030458352670891</text:p>
          </table:table-cell>
          <table:table-cell table:formula="of:=0.5*[.CU12]*(([.CU5]-[.CT5])/([.CU1]-[.CT1]))^2" office:value-type="float" office:value="0.0149716760603662" calcext:value-type="float">
            <text:p>0.014971676060366</text:p>
          </table:table-cell>
          <table:table-cell table:formula="of:=0.5*[.CV12]*(([.CV5]-[.CU5])/([.CV1]-[.CU1]))^2" office:value-type="float" office:value="0.00132444623461213" calcext:value-type="float">
            <text:p>0.001324446234612</text:p>
          </table:table-cell>
          <table:table-cell table:formula="of:=0.5*[.CW12]*(([.CW5]-[.CV5])/([.CW1]-[.CV1]))^2" office:value-type="float" office:value="0.000304221956594379" calcext:value-type="float">
            <text:p>0.000304221956594</text:p>
          </table:table-cell>
          <table:table-cell table:formula="of:=0.5*[.CX12]*(([.CX5]-[.CW5])/([.CX1]-[.CW1]))^2" office:value-type="float" office:value="0.00132253800946886" calcext:value-type="float">
            <text:p>0.001322538009469</text:p>
          </table:table-cell>
          <table:table-cell table:formula="of:=0.5*[.CY12]*(([.CY5]-[.CX5])/([.CY1]-[.CX1]))^2" office:value-type="float" office:value="0.00170519799243096" calcext:value-type="float">
            <text:p>0.001705197992431</text:p>
          </table:table-cell>
          <table:table-cell table:formula="of:=0.5*[.CZ12]*(([.CZ5]-[.CY5])/([.CZ1]-[.CY1]))^2" office:value-type="float" office:value="0.000839389973647564" calcext:value-type="float">
            <text:p>0.000839389973648</text:p>
          </table:table-cell>
          <table:table-cell table:formula="of:=0.5*[.DA12]*(([.DA5]-[.CZ5])/([.DA1]-[.CZ1]))^2" office:value-type="float" office:value="0.0448782612965601" calcext:value-type="float">
            <text:p>0.04487826129656</text:p>
          </table:table-cell>
          <table:table-cell table:formula="of:=0.5*[.DB12]*(([.DB5]-[.DA5])/([.DB1]-[.DA1]))^2" office:value-type="float" office:value="0.0612978500527261" calcext:value-type="float">
            <text:p>0.061297850052726</text:p>
          </table:table-cell>
          <table:table-cell table:formula="of:=0.5*[.DC12]*(([.DC5]-[.DB5])/([.DC1]-[.DB1]))^2" office:value-type="float" office:value="0.016788488428537" calcext:value-type="float">
            <text:p>0.016788488428537</text:p>
          </table:table-cell>
          <table:table-cell table:formula="of:=0.5*[.DD12]*(([.DD5]-[.DC5])/([.DD1]-[.DC1]))^2" office:value-type="float" office:value="0.000468551378269263" calcext:value-type="float">
            <text:p>0.000468551378269</text:p>
          </table:table-cell>
          <table:table-cell table:formula="of:=0.5*[.DE12]*(([.DE5]-[.DD5])/([.DE1]-[.DD1]))^2" office:value-type="float" office:value="0.0019089931402923" calcext:value-type="float">
            <text:p>0.001908993140292</text:p>
          </table:table-cell>
          <table:table-cell table:formula="of:=0.5*[.DF12]*(([.DF5]-[.DE5])/([.DF1]-[.DE1]))^2" office:value-type="float" office:value="0.0000541858351669568" calcext:value-type="float">
            <text:p>5.41858351669568E-05</text:p>
          </table:table-cell>
          <table:table-cell table:formula="of:=0.5*[.DG12]*(([.DG5]-[.DF5])/([.DG1]-[.DF1]))^2" office:value-type="float" office:value="0.00118428208032697" calcext:value-type="float">
            <text:p>0.001184282080327</text:p>
          </table:table-cell>
          <table:table-cell table:formula="of:=0.5*[.DH12]*(([.DH5]-[.DG5])/([.DH1]-[.DG1]))^2" office:value-type="float" office:value="0.00242346045733944" calcext:value-type="float">
            <text:p>0.002423460457339</text:p>
          </table:table-cell>
          <table:table-cell table:formula="of:=0.5*[.DI12]*(([.DI5]-[.DH5])/([.DI1]-[.DH1]))^2" office:value-type="float" office:value="0.00714505775413597" calcext:value-type="float">
            <text:p>0.007145057754136</text:p>
          </table:table-cell>
          <table:table-cell table:formula="of:=0.5*[.DJ12]*(([.DJ5]-[.DI5])/([.DJ1]-[.DI1]))^2" office:value-type="float" office:value="0.00700983912754049" calcext:value-type="float">
            <text:p>0.007009839127541</text:p>
          </table:table-cell>
          <table:table-cell table:formula="of:=0.5*[.DK12]*(([.DK5]-[.DJ5])/([.DK1]-[.DJ1]))^2" office:value-type="float" office:value="0.00118746214331499" calcext:value-type="float">
            <text:p>0.001187462143315</text:p>
          </table:table-cell>
          <table:table-cell table:formula="of:=0.5*[.DL12]*(([.DL5]-[.DK5])/([.DL1]-[.DK1]))^2" office:value-type="float" office:value="0.000271120729518137" calcext:value-type="float">
            <text:p>0.000271120729518</text:p>
          </table:table-cell>
          <table:table-cell table:formula="of:=0.5*[.DM12]*(([.DM5]-[.DL5])/([.DM1]-[.DL1]))^2" office:value-type="float" office:value="0.000686801194139994" calcext:value-type="float">
            <text:p>0.00068680119414</text:p>
          </table:table-cell>
          <table:table-cell table:formula="of:=0.5*[.DN12]*(([.DN5]-[.DM5])/([.DN1]-[.DM1]))^2" office:value-type="float" office:value="0.000603593547787426" calcext:value-type="float">
            <text:p>0.000603593547787</text:p>
          </table:table-cell>
          <table:table-cell table:formula="of:=0.5*[.DO12]*(([.DO5]-[.DN5])/([.DO1]-[.DN1]))^2" office:value-type="float" office:value="0.0000602402761934191" calcext:value-type="float">
            <text:p>6.02402761934191E-05</text:p>
          </table:table-cell>
          <table:table-cell table:formula="of:=0.5*[.DP12]*(([.DP5]-[.DO5])/([.DP1]-[.DO1]))^2" office:value-type="float" office:value="0.0000689862269028251" calcext:value-type="float">
            <text:p>6.89862269028251E-05</text:p>
          </table:table-cell>
          <table:table-cell table:formula="of:=0.5*[.DQ12]*(([.DQ5]-[.DP5])/([.DQ1]-[.DP1]))^2" office:value-type="float" office:value="0.00342600785792608" calcext:value-type="float">
            <text:p>0.003426007857926</text:p>
          </table:table-cell>
          <table:table-cell table:formula="of:=0.5*[.DR12]*(([.DR5]-[.DQ5])/([.DR1]-[.DQ1]))^2" office:value-type="float" office:value="0.00889027918803808" calcext:value-type="float">
            <text:p>0.008890279188038</text:p>
          </table:table-cell>
          <table:table-cell table:formula="of:=0.5*[.DS12]*(([.DS5]-[.DR5])/([.DS1]-[.DR1]))^2" office:value-type="float" office:value="0.00404491583435373" calcext:value-type="float">
            <text:p>0.004044915834354</text:p>
          </table:table-cell>
          <table:table-cell table:formula="of:=0.5*[.DT12]*(([.DT5]-[.DS5])/([.DT1]-[.DS1]))^2" office:value-type="float" office:value="0.000365861170009903" calcext:value-type="float">
            <text:p>0.00036586117001</text:p>
          </table:table-cell>
          <table:table-cell table:formula="of:=0.5*[.DU12]*(([.DU5]-[.DT5])/([.DU1]-[.DT1]))^2" office:value-type="float" office:value="0.0182177336979292" calcext:value-type="float">
            <text:p>0.018217733697929</text:p>
          </table:table-cell>
          <table:table-cell table:formula="of:=0.5*[.DV12]*(([.DV5]-[.DU5])/([.DV1]-[.DU1]))^2" office:value-type="float" office:value="0.0054175554189785" calcext:value-type="float">
            <text:p>0.005417555418979</text:p>
          </table:table-cell>
          <table:table-cell table:formula="of:=0.5*[.DW12]*(([.DW5]-[.DV5])/([.DW1]-[.DV1]))^2" office:value-type="float" office:value="0.0366987922797975" calcext:value-type="float">
            <text:p>0.036698792279798</text:p>
          </table:table-cell>
          <table:table-cell table:formula="of:=0.5*[.DX12]*(([.DX5]-[.DW5])/([.DX1]-[.DW1]))^2" office:value-type="float" office:value="0.00462713584582517" calcext:value-type="float">
            <text:p>0.004627135845825</text:p>
          </table:table-cell>
          <table:table-cell table:formula="of:=0.5*[.DY12]*(([.DY5]-[.DX5])/([.DY1]-[.DX1]))^2" office:value-type="float" office:value="0.00426257990539965" calcext:value-type="float">
            <text:p>0.0042625799054</text:p>
          </table:table-cell>
          <table:table-cell table:formula="of:=0.5*[.DZ12]*(([.DZ5]-[.DY5])/([.DZ1]-[.DY1]))^2" office:value-type="float" office:value="0.00994200174531546" calcext:value-type="float">
            <text:p>0.009942001745315</text:p>
          </table:table-cell>
          <table:table-cell table:formula="of:=0.5*[.EA12]*(([.EA5]-[.DZ5])/([.EA1]-[.DZ1]))^2" office:value-type="float" office:value="0.00264075306941044" calcext:value-type="float">
            <text:p>0.00264075306941</text:p>
          </table:table-cell>
          <table:table-cell table:formula="of:=0.5*[.EB12]*(([.EB5]-[.EA5])/([.EB1]-[.EA1]))^2" office:value-type="float" office:value="0.00000648865233361121" calcext:value-type="float">
            <text:p>6.48865233361121E-06</text:p>
          </table:table-cell>
          <table:table-cell table:formula="of:=0.5*[.EC12]*(([.EC5]-[.EB5])/([.EC1]-[.EB1]))^2" office:value-type="float" office:value="0.000857036876113181" calcext:value-type="float">
            <text:p>0.000857036876113</text:p>
          </table:table-cell>
          <table:table-cell table:formula="of:=0.5*[.ED12]*(([.ED5]-[.EC5])/([.ED1]-[.EC1]))^2" office:value-type="float" office:value="0.0115202719666556" calcext:value-type="float">
            <text:p>0.011520271966656</text:p>
          </table:table-cell>
          <table:table-cell table:formula="of:=0.5*[.EE12]*(([.EE5]-[.ED5])/([.EE1]-[.ED1]))^2" office:value-type="float" office:value="0.0097524964909897" calcext:value-type="float">
            <text:p>0.00975249649099</text:p>
          </table:table-cell>
          <table:table-cell table:formula="of:=0.5*[.EF12]*(([.EF5]-[.EE5])/([.EF1]-[.EE1]))^2" office:value-type="float" office:value="0.00792814465274413" calcext:value-type="float">
            <text:p>0.007928144652744</text:p>
          </table:table-cell>
          <table:table-cell table:formula="of:=0.5*[.EG12]*(([.EG5]-[.EF5])/([.EG1]-[.EF1]))^2" office:value-type="float" office:value="0.00846424146790545" calcext:value-type="float">
            <text:p>0.008464241467905</text:p>
          </table:table-cell>
          <table:table-cell table:formula="of:=0.5*[.EH12]*(([.EH5]-[.EG5])/([.EH1]-[.EG1]))^2" office:value-type="float" office:value="0.0190528523235087" calcext:value-type="float">
            <text:p>0.019052852323509</text:p>
          </table:table-cell>
          <table:table-cell table:formula="of:=0.5*[.EI12]*(([.EI5]-[.EH5])/([.EI1]-[.EH1]))^2" office:value-type="float" office:value="0.00231495242027707" calcext:value-type="float">
            <text:p>0.002314952420277</text:p>
          </table:table-cell>
          <table:table-cell table:formula="of:=0.5*[.EJ12]*(([.EJ5]-[.EI5])/([.EJ1]-[.EI1]))^2" office:value-type="float" office:value="0.000835864584229613" calcext:value-type="float">
            <text:p>0.00083586458423</text:p>
          </table:table-cell>
          <table:table-cell table:formula="of:=0.5*[.EK12]*(([.EK5]-[.EJ5])/([.EK1]-[.EJ1]))^2" office:value-type="float" office:value="0.0000161952417180054" calcext:value-type="float">
            <text:p>1.61952417180054E-05</text:p>
          </table:table-cell>
          <table:table-cell table:formula="of:=0.5*[.EL12]*(([.EL5]-[.EK5])/([.EL1]-[.EK1]))^2" office:value-type="float" office:value="0.00249268474765018" calcext:value-type="float">
            <text:p>0.00249268474765</text:p>
          </table:table-cell>
          <table:table-cell table:formula="of:=0.5*[.EM12]*(([.EM5]-[.EL5])/([.EM1]-[.EL1]))^2" office:value-type="float" office:value="0.0117297785002837" calcext:value-type="float">
            <text:p>0.011729778500284</text:p>
          </table:table-cell>
          <table:table-cell table:formula="of:=0.5*[.EN12]*(([.EN5]-[.EM5])/([.EN1]-[.EM1]))^2" office:value-type="float" office:value="0.0156305405531655" calcext:value-type="float">
            <text:p>0.015630540553166</text:p>
          </table:table-cell>
          <table:table-cell table:formula="of:=0.5*[.EO12]*(([.EO5]-[.EN5])/([.EO1]-[.EN1]))^2" office:value-type="float" office:value="0.000106018781098484" calcext:value-type="float">
            <text:p>0.000106018781098</text:p>
          </table:table-cell>
          <table:table-cell table:formula="of:=0.5*[.EP12]*(([.EP5]-[.EO5])/([.EP1]-[.EO1]))^2" office:value-type="float" office:value="0.000239534694378102" calcext:value-type="float">
            <text:p>0.000239534694378</text:p>
          </table:table-cell>
          <table:table-cell table:formula="of:=0.5*[.EQ12]*(([.EQ5]-[.EP5])/([.EQ1]-[.EP1]))^2" office:value-type="float" office:value="0.00000156675941835508" calcext:value-type="float">
            <text:p>1.56675941835508E-06</text:p>
          </table:table-cell>
          <table:table-cell table:formula="of:=0.5*[.ER12]*(([.ER5]-[.EQ5])/([.ER1]-[.EQ1]))^2" office:value-type="float" office:value="0.00425415250965076" calcext:value-type="float">
            <text:p>0.004254152509651</text:p>
          </table:table-cell>
          <table:table-cell table:formula="of:=0.5*[.ES12]*(([.ES5]-[.ER5])/([.ES1]-[.ER1]))^2" office:value-type="float" office:value="0.078310749140152" calcext:value-type="float">
            <text:p>0.078310749140152</text:p>
          </table:table-cell>
          <table:table-cell table:formula="of:=0.5*[.ET12]*(([.ET5]-[.ES5])/([.ET1]-[.ES1]))^2" office:value-type="float" office:value="0.00465521255519318" calcext:value-type="float">
            <text:p>0.004655212555193</text:p>
          </table:table-cell>
          <table:table-cell table:formula="of:=0.5*[.EU12]*(([.EU5]-[.ET5])/([.EU1]-[.ET1]))^2" office:value-type="float" office:value="0.000355709579417581" calcext:value-type="float">
            <text:p>0.000355709579418</text:p>
          </table:table-cell>
          <table:table-cell table:formula="of:=0.5*[.EV12]*(([.EV5]-[.EU5])/([.EV1]-[.EU1]))^2" office:value-type="float" office:value="0.00175951807660362" calcext:value-type="float">
            <text:p>0.001759518076604</text:p>
          </table:table-cell>
          <table:table-cell table:formula="of:=0.5*[.EW12]*(([.EW5]-[.EV5])/([.EW1]-[.EV1]))^2" office:value-type="float" office:value="0.000451864810929652" calcext:value-type="float">
            <text:p>0.00045186481093</text:p>
          </table:table-cell>
          <table:table-cell table:formula="of:=0.5*[.EX12]*(([.EX5]-[.EW5])/([.EX1]-[.EW1]))^2" office:value-type="float" office:value="0.0224310090574996" calcext:value-type="float">
            <text:p>0.0224310090575</text:p>
          </table:table-cell>
          <table:table-cell table:formula="of:=0.5*[.EY12]*(([.EY5]-[.EX5])/([.EY1]-[.EX1]))^2" office:value-type="float" office:value="0.000752795561818845" calcext:value-type="float">
            <text:p>0.000752795561819</text:p>
          </table:table-cell>
          <table:table-cell table:formula="of:=0.5*[.EZ12]*(([.EZ5]-[.EY5])/([.EZ1]-[.EY1]))^2" office:value-type="float" office:value="0.0013806220358765" calcext:value-type="float">
            <text:p>0.001380622035877</text:p>
          </table:table-cell>
          <table:table-cell table:formula="of:=0.5*[.FA12]*(([.FA5]-[.EZ5])/([.FA1]-[.EZ1]))^2" office:value-type="float" office:value="0.000363889275226632" calcext:value-type="float">
            <text:p>0.000363889275227</text:p>
          </table:table-cell>
          <table:table-cell table:formula="of:=0.5*[.FB12]*(([.FB5]-[.FA5])/([.FB1]-[.FA1]))^2" office:value-type="float" office:value="0.000692861165671448" calcext:value-type="float">
            <text:p>0.000692861165671</text:p>
          </table:table-cell>
          <table:table-cell table:formula="of:=0.5*[.FC12]*(([.FC5]-[.FB5])/([.FC1]-[.FB1]))^2" office:value-type="float" office:value="0.0414264361571344" calcext:value-type="float">
            <text:p>0.041426436157134</text:p>
          </table:table-cell>
          <table:table-cell table:formula="of:=0.5*[.FD12]*(([.FD5]-[.FC5])/([.FD1]-[.FC1]))^2" office:value-type="float" office:value="0.000670298098732415" calcext:value-type="float">
            <text:p>0.000670298098732</text:p>
          </table:table-cell>
          <table:table-cell table:formula="of:=0.5*[.FE12]*(([.FE5]-[.FD5])/([.FE1]-[.FD1]))^2" office:value-type="float" office:value="0.000710814624798609" calcext:value-type="float">
            <text:p>0.000710814624799</text:p>
          </table:table-cell>
          <table:table-cell table:formula="of:=0.5*[.FF12]*(([.FF5]-[.FE5])/([.FF1]-[.FE1]))^2" office:value-type="float" office:value="0.011692347131934" calcext:value-type="float">
            <text:p>0.011692347131934</text:p>
          </table:table-cell>
          <table:table-cell table:formula="of:=0.5*[.FG12]*(([.FG5]-[.FF5])/([.FG1]-[.FF1]))^2" office:value-type="float" office:value="0.00000163022336961022" calcext:value-type="float">
            <text:p>1.63022336961022E-06</text:p>
          </table:table-cell>
          <table:table-cell table:formula="of:=0.5*[.FH12]*(([.FH5]-[.FG5])/([.FH1]-[.FG1]))^2" office:value-type="float" office:value="0.0000232581530541665" calcext:value-type="float">
            <text:p>2.32581530541665E-05</text:p>
          </table:table-cell>
          <table:table-cell table:formula="of:=0.5*[.FI12]*(([.FI5]-[.FH5])/([.FI1]-[.FH1]))^2" office:value-type="float" office:value="0.00229535697706158" calcext:value-type="float">
            <text:p>0.002295356977062</text:p>
          </table:table-cell>
          <table:table-cell table:formula="of:=0.5*[.FJ12]*(([.FJ5]-[.FI5])/([.FJ1]-[.FI1]))^2" office:value-type="float" office:value="0.00154675578006312" calcext:value-type="float">
            <text:p>0.001546755780063</text:p>
          </table:table-cell>
          <table:table-cell table:formula="of:=0.5*[.FK12]*(([.FK5]-[.FJ5])/([.FK1]-[.FJ1]))^2" office:value-type="float" office:value="0.049684699210488" calcext:value-type="float">
            <text:p>0.049684699210488</text:p>
          </table:table-cell>
          <table:table-cell table:formula="of:=0.5*[.FL12]*(([.FL5]-[.FK5])/([.FL1]-[.FK1]))^2" office:value-type="float" office:value="0.0325636954618484" calcext:value-type="float">
            <text:p>0.032563695461849</text:p>
          </table:table-cell>
          <table:table-cell table:formula="of:=0.5*[.FM12]*(([.FM5]-[.FL5])/([.FM1]-[.FL1]))^2" office:value-type="float" office:value="0.00127228705944767" calcext:value-type="float">
            <text:p>0.001272287059448</text:p>
          </table:table-cell>
          <table:table-cell table:formula="of:=0.5*[.FN12]*(([.FN5]-[.FM5])/([.FN1]-[.FM1]))^2" office:value-type="float" office:value="0.00950441046909889" calcext:value-type="float">
            <text:p>0.009504410469099</text:p>
          </table:table-cell>
          <table:table-cell table:formula="of:=0.5*[.FO12]*(([.FO5]-[.FN5])/([.FO1]-[.FN1]))^2" office:value-type="float" office:value="0.0225905164725675" calcext:value-type="float">
            <text:p>0.022590516472568</text:p>
          </table:table-cell>
          <table:table-cell table:formula="of:=0.5*[.FP12]*(([.FP5]-[.FO5])/([.FP1]-[.FO1]))^2" office:value-type="float" office:value="0.00164237356241026" calcext:value-type="float">
            <text:p>0.00164237356241</text:p>
          </table:table-cell>
          <table:table-cell table:formula="of:=0.5*[.FQ12]*(([.FQ5]-[.FP5])/([.FQ1]-[.FP1]))^2" office:value-type="float" office:value="0.000594342327063911" calcext:value-type="float">
            <text:p>0.000594342327064</text:p>
          </table:table-cell>
          <table:table-cell table:formula="of:=0.5*[.FR12]*(([.FR5]-[.FQ5])/([.FR1]-[.FQ1]))^2" office:value-type="float" office:value="0.0107931734945292" calcext:value-type="float">
            <text:p>0.010793173494529</text:p>
          </table:table-cell>
          <table:table-cell table:formula="of:=0.5*[.FS12]*(([.FS5]-[.FR5])/([.FS1]-[.FR1]))^2" office:value-type="float" office:value="0.00288182507149355" calcext:value-type="float">
            <text:p>0.002881825071494</text:p>
          </table:table-cell>
          <table:table-cell table:formula="of:=0.5*[.FT12]*(([.FT5]-[.FS5])/([.FT1]-[.FS1]))^2" office:value-type="float" office:value="0.00105181812248707" calcext:value-type="float">
            <text:p>0.001051818122487</text:p>
          </table:table-cell>
          <table:table-cell table:formula="of:=0.5*[.FU12]*(([.FU5]-[.FT5])/([.FU1]-[.FT1]))^2" office:value-type="float" office:value="0.00959881759528407" calcext:value-type="float">
            <text:p>0.009598817595284</text:p>
          </table:table-cell>
          <table:table-cell table:formula="of:=0.5*[.FV12]*(([.FV5]-[.FU5])/([.FV1]-[.FU1]))^2" office:value-type="float" office:value="0.0714289741918141" calcext:value-type="float">
            <text:p>0.071428974191814</text:p>
          </table:table-cell>
          <table:table-cell table:formula="of:=0.5*[.FW12]*(([.FW5]-[.FV5])/([.FW1]-[.FV1]))^2" office:value-type="float" office:value="0.000306139873168922" calcext:value-type="float">
            <text:p>0.000306139873169</text:p>
          </table:table-cell>
          <table:table-cell table:formula="of:=0.5*[.FX12]*(([.FX5]-[.FW5])/([.FX1]-[.FW1]))^2" office:value-type="float" office:value="0.00147875082758804" calcext:value-type="float">
            <text:p>0.001478750827588</text:p>
          </table:table-cell>
          <table:table-cell table:formula="of:=0.5*[.FY12]*(([.FY5]-[.FX5])/([.FY1]-[.FX1]))^2" office:value-type="float" office:value="0.000523311841316401" calcext:value-type="float">
            <text:p>0.000523311841316</text:p>
          </table:table-cell>
          <table:table-cell table:formula="of:=0.5*[.FZ12]*(([.FZ5]-[.FY5])/([.FZ1]-[.FY1]))^2" office:value-type="float" office:value="0.00224759410954485" calcext:value-type="float">
            <text:p>0.002247594109545</text:p>
          </table:table-cell>
          <table:table-cell table:formula="of:=0.5*[.GA12]*(([.GA5]-[.FZ5])/([.GA1]-[.FZ1]))^2" office:value-type="float" office:value="0.00739703513788084" calcext:value-type="float">
            <text:p>0.007397035137881</text:p>
          </table:table-cell>
          <table:table-cell table:formula="of:=0.5*[.GB12]*(([.GB5]-[.GA5])/([.GB1]-[.GA1]))^2" office:value-type="float" office:value="0.00503532876776988" calcext:value-type="float">
            <text:p>0.00503532876777</text:p>
          </table:table-cell>
          <table:table-cell table:formula="of:=0.5*[.GC12]*(([.GC5]-[.GB5])/([.GC1]-[.GB1]))^2" office:value-type="float" office:value="0.000425361106379938" calcext:value-type="float">
            <text:p>0.00042536110638</text:p>
          </table:table-cell>
          <table:table-cell table:formula="of:=0.5*[.GD12]*(([.GD5]-[.GC5])/([.GD1]-[.GC1]))^2" office:value-type="float" office:value="0.000490911317815694" calcext:value-type="float">
            <text:p>0.000490911317816</text:p>
          </table:table-cell>
          <table:table-cell table:formula="of:=0.5*[.GE12]*(([.GE5]-[.GD5])/([.GE1]-[.GD1]))^2" office:value-type="float" office:value="0.00271611008342451" calcext:value-type="float">
            <text:p>0.002716110083425</text:p>
          </table:table-cell>
          <table:table-cell table:formula="of:=0.5*[.GF12]*(([.GF5]-[.GE5])/([.GF1]-[.GE1]))^2" office:value-type="float" office:value="0.000312579541711221" calcext:value-type="float">
            <text:p>0.000312579541711</text:p>
          </table:table-cell>
          <table:table-cell table:formula="of:=0.5*[.GG12]*(([.GG5]-[.GF5])/([.GG1]-[.GF1]))^2" office:value-type="float" office:value="0.0101056987500054" calcext:value-type="float">
            <text:p>0.010105698750005</text:p>
          </table:table-cell>
          <table:table-cell table:formula="of:=0.5*[.GH12]*(([.GH5]-[.GG5])/([.GH1]-[.GG1]))^2" office:value-type="float" office:value="0.0298579096453526" calcext:value-type="float">
            <text:p>0.029857909645353</text:p>
          </table:table-cell>
          <table:table-cell table:formula="of:=0.5*[.GI12]*(([.GI5]-[.GH5])/([.GI1]-[.GH1]))^2" office:value-type="float" office:value="0.00450507388586589" calcext:value-type="float">
            <text:p>0.004505073885866</text:p>
          </table:table-cell>
          <table:table-cell table:formula="of:=0.5*[.GJ12]*(([.GJ5]-[.GI5])/([.GJ1]-[.GI1]))^2" office:value-type="float" office:value="0.0216103728885528" calcext:value-type="float">
            <text:p>0.021610372888553</text:p>
          </table:table-cell>
          <table:table-cell table:formula="of:=0.5*[.GK12]*(([.GK5]-[.GJ5])/([.GK1]-[.GJ1]))^2" office:value-type="float" office:value="0.00299609944814705" calcext:value-type="float">
            <text:p>0.002996099448147</text:p>
          </table:table-cell>
          <table:table-cell table:formula="of:=0.5*[.GL12]*(([.GL5]-[.GK5])/([.GL1]-[.GK1]))^2" office:value-type="float" office:value="0.0000929685695423723" calcext:value-type="float">
            <text:p>9.29685695423723E-05</text:p>
          </table:table-cell>
          <table:table-cell table:formula="of:=0.5*[.GM12]*(([.GM5]-[.GL5])/([.GM1]-[.GL1]))^2" office:value-type="float" office:value="0.00150076727471338" calcext:value-type="float">
            <text:p>0.001500767274713</text:p>
          </table:table-cell>
          <table:table-cell table:formula="of:=0.5*[.GN12]*(([.GN5]-[.GM5])/([.GN1]-[.GM1]))^2" office:value-type="float" office:value="0.0000818837073806762" calcext:value-type="float">
            <text:p>8.18837073806762E-05</text:p>
          </table:table-cell>
          <table:table-cell table:formula="of:=0.5*[.GO12]*(([.GO5]-[.GN5])/([.GO1]-[.GN1]))^2" office:value-type="float" office:value="0.00000567436362009383" calcext:value-type="float">
            <text:p>5.67436362009383E-06</text:p>
          </table:table-cell>
          <table:table-cell table:formula="of:=0.5*[.GP12]*(([.GP5]-[.GO5])/([.GP1]-[.GO1]))^2" office:value-type="float" office:value="0.00182858498845081" calcext:value-type="float">
            <text:p>0.001828584988451</text:p>
          </table:table-cell>
          <table:table-cell table:formula="of:=0.5*[.GQ12]*(([.GQ5]-[.GP5])/([.GQ1]-[.GP1]))^2" office:value-type="float" office:value="0.00174317345116716" calcext:value-type="float">
            <text:p>0.001743173451167</text:p>
          </table:table-cell>
          <table:table-cell table:formula="of:=0.5*[.GR12]*(([.GR5]-[.GQ5])/([.GR1]-[.GQ1]))^2" office:value-type="float" office:value="0.00454820041927942" calcext:value-type="float">
            <text:p>0.004548200419279</text:p>
          </table:table-cell>
          <table:table-cell table:formula="of:=0.5*[.GS12]*(([.GS5]-[.GR5])/([.GS1]-[.GR1]))^2" office:value-type="float" office:value="0.00105469594901483" calcext:value-type="float">
            <text:p>0.001054695949015</text:p>
          </table:table-cell>
          <table:table-cell table:formula="of:=0.5*[.GT12]*(([.GT5]-[.GS5])/([.GT1]-[.GS1]))^2" office:value-type="float" office:value="0.00480414408656257" calcext:value-type="float">
            <text:p>0.004804144086563</text:p>
          </table:table-cell>
          <table:table-cell table:formula="of:=0.5*[.GU12]*(([.GU5]-[.GT5])/([.GU1]-[.GT1]))^2" office:value-type="float" office:value="0.000271079240328364" calcext:value-type="float">
            <text:p>0.000271079240328</text:p>
          </table:table-cell>
          <table:table-cell table:formula="of:=0.5*[.GV12]*(([.GV5]-[.GU5])/([.GV1]-[.GU1]))^2" office:value-type="float" office:value="0.0000476980534314559" calcext:value-type="float">
            <text:p>4.76980534314559E-05</text:p>
          </table:table-cell>
          <table:table-cell table:formula="of:=0.5*[.GW12]*(([.GW5]-[.GV5])/([.GW1]-[.GV1]))^2" office:value-type="float" office:value="0.00163601115458414" calcext:value-type="float">
            <text:p>0.001636011154584</text:p>
          </table:table-cell>
          <table:table-cell table:formula="of:=0.5*[.GX12]*(([.GX5]-[.GW5])/([.GX1]-[.GW1]))^2" office:value-type="float" office:value="0.00165864461764772" calcext:value-type="float">
            <text:p>0.001658644617648</text:p>
          </table:table-cell>
          <table:table-cell table:formula="of:=0.5*[.GY12]*(([.GY5]-[.GX5])/([.GY1]-[.GX1]))^2" office:value-type="float" office:value="0.0052885668009532" calcext:value-type="float">
            <text:p>0.005288566800953</text:p>
          </table:table-cell>
          <table:table-cell table:formula="of:=0.5*[.GZ12]*(([.GZ5]-[.GY5])/([.GZ1]-[.GY1]))^2" office:value-type="float" office:value="0.00435469060825403" calcext:value-type="float">
            <text:p>0.004354690608254</text:p>
          </table:table-cell>
          <table:table-cell table:formula="of:=0.5*[.HA12]*(([.HA5]-[.GZ5])/([.HA1]-[.GZ1]))^2" office:value-type="float" office:value="0.0017036359510578" calcext:value-type="float">
            <text:p>0.001703635951058</text:p>
          </table:table-cell>
          <table:table-cell table:formula="of:=0.5*[.HB12]*(([.HB5]-[.HA5])/([.HB1]-[.HA1]))^2" office:value-type="float" office:value="0.00620953181804524" calcext:value-type="float">
            <text:p>0.006209531818045</text:p>
          </table:table-cell>
          <table:table-cell table:formula="of:=0.5*[.HC12]*(([.HC5]-[.HB5])/([.HC1]-[.HB1]))^2" office:value-type="float" office:value="0.0255759768613528" calcext:value-type="float">
            <text:p>0.025575976861353</text:p>
          </table:table-cell>
          <table:table-cell table:formula="of:=0.5*[.HD12]*(([.HD5]-[.HC5])/([.HD1]-[.HC1]))^2" office:value-type="float" office:value="0.0197663152744428" calcext:value-type="float">
            <text:p>0.019766315274443</text:p>
          </table:table-cell>
          <table:table-cell table:formula="of:=0.5*[.HE12]*(([.HE5]-[.HD5])/([.HE1]-[.HD1]))^2" office:value-type="float" office:value="0.000923582461894219" calcext:value-type="float">
            <text:p>0.000923582461894</text:p>
          </table:table-cell>
          <table:table-cell table:formula="of:=0.5*[.HF12]*(([.HF5]-[.HE5])/([.HF1]-[.HE1]))^2" office:value-type="float" office:value="0.000117585467310769" calcext:value-type="float">
            <text:p>0.000117585467311</text:p>
          </table:table-cell>
          <table:table-cell table:formula="of:=0.5*[.HG12]*(([.HG5]-[.HF5])/([.HG1]-[.HF1]))^2" office:value-type="float" office:value="0.000817896936783648" calcext:value-type="float">
            <text:p>0.000817896936784</text:p>
          </table:table-cell>
          <table:table-cell table:formula="of:=0.5*[.HH12]*(([.HH5]-[.HG5])/([.HH1]-[.HG1]))^2" office:value-type="float" office:value="0.00343811480831512" calcext:value-type="float">
            <text:p>0.003438114808315</text:p>
          </table:table-cell>
          <table:table-cell table:formula="of:=0.5*[.HI12]*(([.HI5]-[.HH5])/([.HI1]-[.HH1]))^2" office:value-type="float" office:value="0.0112849181814569" calcext:value-type="float">
            <text:p>0.011284918181457</text:p>
          </table:table-cell>
          <table:table-cell table:formula="of:=0.5*[.HJ12]*(([.HJ5]-[.HI5])/([.HJ1]-[.HI1]))^2" office:value-type="float" office:value="0.000167071209627941" calcext:value-type="float">
            <text:p>0.000167071209628</text:p>
          </table:table-cell>
          <table:table-cell table:formula="of:=0.5*[.HK12]*(([.HK5]-[.HJ5])/([.HK1]-[.HJ1]))^2" office:value-type="float" office:value="0.00000102280840217942" calcext:value-type="float">
            <text:p>1.02280840217942E-06</text:p>
          </table:table-cell>
          <table:table-cell table:formula="of:=0.5*[.HL12]*(([.HL5]-[.HK5])/([.HL1]-[.HK1]))^2" office:value-type="float" office:value="0.0257714167491147" calcext:value-type="float">
            <text:p>0.025771416749115</text:p>
          </table:table-cell>
          <table:table-cell table:formula="of:=0.5*[.HM12]*(([.HM5]-[.HL5])/([.HM1]-[.HL1]))^2" office:value-type="float" office:value="0.0561617500319571" calcext:value-type="float">
            <text:p>0.056161750031957</text:p>
          </table:table-cell>
          <table:table-cell table:formula="of:=0.5*[.HN12]*(([.HN5]-[.HM5])/([.HN1]-[.HM1]))^2" office:value-type="float" office:value="0.00924678296190602" calcext:value-type="float">
            <text:p>0.009246782961906</text:p>
          </table:table-cell>
          <table:table-cell table:formula="of:=0.5*[.HO12]*(([.HO5]-[.HN5])/([.HO1]-[.HN1]))^2" office:value-type="float" office:value="0.000382560878819009" calcext:value-type="float">
            <text:p>0.000382560878819</text:p>
          </table:table-cell>
          <table:table-cell table:formula="of:=0.5*[.HP12]*(([.HP5]-[.HO5])/([.HP1]-[.HO1]))^2" office:value-type="float" office:value="0.000728527250552927" calcext:value-type="float">
            <text:p>0.000728527250553</text:p>
          </table:table-cell>
          <table:table-cell table:formula="of:=0.5*[.HQ12]*(([.HQ5]-[.HP5])/([.HQ1]-[.HP1]))^2" office:value-type="float" office:value="0.0000273510658791659" calcext:value-type="float">
            <text:p>2.73510658791659E-05</text:p>
          </table:table-cell>
          <table:table-cell table:formula="of:=0.5*[.HR12]*(([.HR5]-[.HQ5])/([.HR1]-[.HQ1]))^2" office:value-type="float" office:value="0.000464927918662141" calcext:value-type="float">
            <text:p>0.000464927918662</text:p>
          </table:table-cell>
          <table:table-cell table:formula="of:=0.5*[.HS12]*(([.HS5]-[.HR5])/([.HS1]-[.HR1]))^2" office:value-type="float" office:value="0.000148792990030145" calcext:value-type="float">
            <text:p>0.00014879299003</text:p>
          </table:table-cell>
          <table:table-cell table:formula="of:=0.5*[.HT12]*(([.HT5]-[.HS5])/([.HT1]-[.HS1]))^2" office:value-type="float" office:value="0.00633474211051384" calcext:value-type="float">
            <text:p>0.006334742110514</text:p>
          </table:table-cell>
          <table:table-cell table:formula="of:=0.5*[.HU12]*(([.HU5]-[.HT5])/([.HU1]-[.HT1]))^2" office:value-type="float" office:value="0.00113528557015293" calcext:value-type="float">
            <text:p>0.001135285570153</text:p>
          </table:table-cell>
          <table:table-cell table:formula="of:=0.5*[.HV12]*(([.HV5]-[.HU5])/([.HV1]-[.HU1]))^2" office:value-type="float" office:value="0.00254794229574298" calcext:value-type="float">
            <text:p>0.002547942295743</text:p>
          </table:table-cell>
          <table:table-cell table:formula="of:=0.5*[.HW12]*(([.HW5]-[.HV5])/([.HW1]-[.HV1]))^2" office:value-type="float" office:value="0.0000409256090684303" calcext:value-type="float">
            <text:p>4.09256090684303E-05</text:p>
          </table:table-cell>
          <table:table-cell table:formula="of:=0.5*[.HX12]*(([.HX5]-[.HW5])/([.HX1]-[.HW1]))^2" office:value-type="float" office:value="0.000154292757634406" calcext:value-type="float">
            <text:p>0.000154292757634</text:p>
          </table:table-cell>
          <table:table-cell table:formula="of:=0.5*[.HY12]*(([.HY5]-[.HX5])/([.HY1]-[.HX1]))^2" office:value-type="float" office:value="0.030617999327592" calcext:value-type="float">
            <text:p>0.030617999327592</text:p>
          </table:table-cell>
          <table:table-cell table:formula="of:=0.5*[.HZ12]*(([.HZ5]-[.HY5])/([.HZ1]-[.HY1]))^2" office:value-type="float" office:value="0.0985751598674801" calcext:value-type="float">
            <text:p>0.09857515986748</text:p>
          </table:table-cell>
          <table:table-cell table:formula="of:=0.5*[.IA12]*(([.IA5]-[.HZ5])/([.IA1]-[.HZ1]))^2" office:value-type="float" office:value="0.00578933463550535" calcext:value-type="float">
            <text:p>0.005789334635505</text:p>
          </table:table-cell>
          <table:table-cell table:formula="of:=0.5*[.IB12]*(([.IB5]-[.IA5])/([.IB1]-[.IA1]))^2" office:value-type="float" office:value="0.000426397133060468" calcext:value-type="float">
            <text:p>0.00042639713306</text:p>
          </table:table-cell>
          <table:table-cell table:formula="of:=0.5*[.IC12]*(([.IC5]-[.IB5])/([.IC1]-[.IB1]))^2" office:value-type="float" office:value="0.0102379758926122" calcext:value-type="float">
            <text:p>0.010237975892612</text:p>
          </table:table-cell>
          <table:table-cell table:formula="of:=0.5*[.ID12]*(([.ID5]-[.IC5])/([.ID1]-[.IC1]))^2" office:value-type="float" office:value="0.00227202721707556" calcext:value-type="float">
            <text:p>0.002272027217076</text:p>
          </table:table-cell>
          <table:table-cell table:formula="of:=0.5*[.IE12]*(([.IE5]-[.ID5])/([.IE1]-[.ID1]))^2" office:value-type="float" office:value="0.00225658311642597" calcext:value-type="float">
            <text:p>0.002256583116426</text:p>
          </table:table-cell>
          <table:table-cell table:formula="of:=0.5*[.IF12]*(([.IF5]-[.IE5])/([.IF1]-[.IE1]))^2" office:value-type="float" office:value="0.00158715252160462" calcext:value-type="float">
            <text:p>0.001587152521605</text:p>
          </table:table-cell>
          <table:table-cell table:formula="of:=0.5*[.IG12]*(([.IG5]-[.IF5])/([.IG1]-[.IF1]))^2" office:value-type="float" office:value="0.00198383857686293" calcext:value-type="float">
            <text:p>0.001983838576863</text:p>
          </table:table-cell>
          <table:table-cell table:formula="of:=0.5*[.IH12]*(([.IH5]-[.IG5])/([.IH1]-[.IG1]))^2" office:value-type="float" office:value="0.0000661746866953479" calcext:value-type="float">
            <text:p>6.61746866953479E-05</text:p>
          </table:table-cell>
          <table:table-cell table:formula="of:=0.5*[.II12]*(([.II5]-[.IH5])/([.II1]-[.IH1]))^2" office:value-type="float" office:value="0.00144238150271521" calcext:value-type="float">
            <text:p>0.001442381502715</text:p>
          </table:table-cell>
          <table:table-cell table:formula="of:=0.5*[.IJ12]*(([.IJ5]-[.II5])/([.IJ1]-[.II1]))^2" office:value-type="float" office:value="0.000110304925784397" calcext:value-type="float">
            <text:p>0.000110304925784</text:p>
          </table:table-cell>
          <table:table-cell table:formula="of:=0.5*[.IK12]*(([.IK5]-[.IJ5])/([.IK1]-[.IJ1]))^2" office:value-type="float" office:value="0.0009081475731487" calcext:value-type="float">
            <text:p>0.000908147573149</text:p>
          </table:table-cell>
          <table:table-cell table:formula="of:=0.5*[.IL12]*(([.IL5]-[.IK5])/([.IL1]-[.IK1]))^2" office:value-type="float" office:value="0.00208318463626173" calcext:value-type="float">
            <text:p>0.002083184636262</text:p>
          </table:table-cell>
          <table:table-cell table:formula="of:=0.5*[.IM12]*(([.IM5]-[.IL5])/([.IM1]-[.IL1]))^2" office:value-type="float" office:value="0.00694227185862531" calcext:value-type="float">
            <text:p>0.006942271858625</text:p>
          </table:table-cell>
          <table:table-cell table:formula="of:=0.5*[.IN12]*(([.IN5]-[.IM5])/([.IN1]-[.IM1]))^2" office:value-type="float" office:value="0.000686864156273757" calcext:value-type="float">
            <text:p>0.000686864156274</text:p>
          </table:table-cell>
          <table:table-cell table:formula="of:=0.5*[.IO12]*(([.IO5]-[.IN5])/([.IO1]-[.IN1]))^2" office:value-type="float" office:value="0.00722306187147449" calcext:value-type="float">
            <text:p>0.007223061871475</text:p>
          </table:table-cell>
          <table:table-cell table:formula="of:=0.5*[.IP12]*(([.IP5]-[.IO5])/([.IP1]-[.IO1]))^2" office:value-type="float" office:value="0.103794730711098" calcext:value-type="float">
            <text:p>0.103794730711098</text:p>
          </table:table-cell>
          <table:table-cell table:formula="of:=0.5*[.IQ12]*(([.IQ5]-[.IP5])/([.IQ1]-[.IP1]))^2" office:value-type="float" office:value="0.00445718528040494" calcext:value-type="float">
            <text:p>0.004457185280405</text:p>
          </table:table-cell>
          <table:table-cell table:formula="of:=0.5*[.IR12]*(([.IR5]-[.IQ5])/([.IR1]-[.IQ1]))^2" office:value-type="float" office:value="0.00854507386197662" calcext:value-type="float">
            <text:p>0.008545073861977</text:p>
          </table:table-cell>
          <table:table-cell table:formula="of:=0.5*[.IS12]*(([.IS5]-[.IR5])/([.IS1]-[.IR1]))^2" office:value-type="float" office:value="0.00303754968900598" calcext:value-type="float">
            <text:p>0.003037549689006</text:p>
          </table:table-cell>
          <table:table-cell table:formula="of:=0.5*[.IT12]*(([.IT5]-[.IS5])/([.IT1]-[.IS1]))^2" office:value-type="float" office:value="0.00244281491645158" calcext:value-type="float">
            <text:p>0.002442814916452</text:p>
          </table:table-cell>
          <table:table-cell table:formula="of:=0.5*[.IU12]*(([.IU5]-[.IT5])/([.IU1]-[.IT1]))^2" office:value-type="float" office:value="0.000644688946798216" calcext:value-type="float">
            <text:p>0.000644688946798</text:p>
          </table:table-cell>
          <table:table-cell table:formula="of:=0.5*[.IV12]*(([.IV5]-[.IU5])/([.IV1]-[.IU1]))^2" office:value-type="float" office:value="0.00806159808201246" calcext:value-type="float">
            <text:p>0.008061598082012</text:p>
          </table:table-cell>
          <table:table-cell table:formula="of:=0.5*[.IW12]*(([.IW5]-[.IV5])/([.IW1]-[.IV1]))^2" office:value-type="float" office:value="0.00896037522918814" calcext:value-type="float">
            <text:p>0.008960375229188</text:p>
          </table:table-cell>
          <table:table-cell table:formula="of:=0.5*[.IX12]*(([.IX5]-[.IW5])/([.IX1]-[.IW1]))^2" office:value-type="float" office:value="0.00569927474293539" calcext:value-type="float">
            <text:p>0.005699274742935</text:p>
          </table:table-cell>
          <table:table-cell table:formula="of:=0.5*[.IY12]*(([.IY5]-[.IX5])/([.IY1]-[.IX1]))^2" office:value-type="float" office:value="0.0203375796179131" calcext:value-type="float">
            <text:p>0.020337579617913</text:p>
          </table:table-cell>
          <table:table-cell table:formula="of:=0.5*[.IZ12]*(([.IZ5]-[.IY5])/([.IZ1]-[.IY1]))^2" office:value-type="float" office:value="0.00916821714214349" calcext:value-type="float">
            <text:p>0.009168217142144</text:p>
          </table:table-cell>
          <table:table-cell table:formula="of:=0.5*[.JA12]*(([.JA5]-[.IZ5])/([.JA1]-[.IZ1]))^2" office:value-type="float" office:value="0.00179644203141103" calcext:value-type="float">
            <text:p>0.001796442031411</text:p>
          </table:table-cell>
          <table:table-cell table:formula="of:=0.5*[.JB12]*(([.JB5]-[.JA5])/([.JB1]-[.JA1]))^2" office:value-type="float" office:value="0.0241686033355533" calcext:value-type="float">
            <text:p>0.024168603335553</text:p>
          </table:table-cell>
          <table:table-cell table:formula="of:=0.5*[.JC12]*(([.JC5]-[.JB5])/([.JC1]-[.JB1]))^2" office:value-type="float" office:value="0.00520519632330699" calcext:value-type="float">
            <text:p>0.005205196323307</text:p>
          </table:table-cell>
          <table:table-cell table:formula="of:=0.5*[.JD12]*(([.JD5]-[.JC5])/([.JD1]-[.JC1]))^2" office:value-type="float" office:value="0.0221752678675635" calcext:value-type="float">
            <text:p>0.022175267867564</text:p>
          </table:table-cell>
          <table:table-cell table:formula="of:=0.5*[.JE12]*(([.JE5]-[.JD5])/([.JE1]-[.JD1]))^2" office:value-type="float" office:value="0.0151845051785077" calcext:value-type="float">
            <text:p>0.015184505178508</text:p>
          </table:table-cell>
          <table:table-cell table:formula="of:=0.5*[.JF12]*(([.JF5]-[.JE5])/([.JF1]-[.JE1]))^2" office:value-type="float" office:value="0.0207665927565578" calcext:value-type="float">
            <text:p>0.020766592756558</text:p>
          </table:table-cell>
          <table:table-cell table:formula="of:=0.5*[.JG12]*(([.JG5]-[.JF5])/([.JG1]-[.JF1]))^2" office:value-type="float" office:value="0.00852856463924363" calcext:value-type="float">
            <text:p>0.008528564639244</text:p>
          </table:table-cell>
          <table:table-cell table:formula="of:=0.5*[.JH12]*(([.JH5]-[.JG5])/([.JH1]-[.JG1]))^2" office:value-type="float" office:value="0.000141107227480984" calcext:value-type="float">
            <text:p>0.000141107227481</text:p>
          </table:table-cell>
          <table:table-cell table:formula="of:=0.5*[.JI12]*(([.JI5]-[.JH5])/([.JI1]-[.JH1]))^2" office:value-type="float" office:value="0.00385036857227116" calcext:value-type="float">
            <text:p>0.003850368572271</text:p>
          </table:table-cell>
          <table:table-cell table:formula="of:=0.5*[.JJ12]*(([.JJ5]-[.JI5])/([.JJ1]-[.JI1]))^2" office:value-type="float" office:value="0.0048382061887322" calcext:value-type="float">
            <text:p>0.004838206188732</text:p>
          </table:table-cell>
          <table:table-cell table:formula="of:=0.5*[.JK12]*(([.JK5]-[.JJ5])/([.JK1]-[.JJ1]))^2" office:value-type="float" office:value="0.00350197765724183" calcext:value-type="float">
            <text:p>0.003501977657242</text:p>
          </table:table-cell>
          <table:table-cell table:formula="of:=0.5*[.JL12]*(([.JL5]-[.JK5])/([.JL1]-[.JK1]))^2" office:value-type="float" office:value="0.00606006075084479" calcext:value-type="float">
            <text:p>0.006060060750845</text:p>
          </table:table-cell>
          <table:table-cell table:formula="of:=0.5*[.JM12]*(([.JM5]-[.JL5])/([.JM1]-[.JL1]))^2" office:value-type="float" office:value="0.0267180696660373" calcext:value-type="float">
            <text:p>0.026718069666037</text:p>
          </table:table-cell>
          <table:table-cell table:formula="of:=0.5*[.JN12]*(([.JN5]-[.JM5])/([.JN1]-[.JM1]))^2" office:value-type="float" office:value="0.00569911820905499" calcext:value-type="float">
            <text:p>0.005699118209055</text:p>
          </table:table-cell>
          <table:table-cell table:formula="of:=0.5*[.JO12]*(([.JO5]-[.JN5])/([.JO1]-[.JN1]))^2" office:value-type="float" office:value="0.0000012150452160876" calcext:value-type="float">
            <text:p>1.2150452160876E-06</text:p>
          </table:table-cell>
          <table:table-cell table:formula="of:=0.5*[.JP12]*(([.JP5]-[.JO5])/([.JP1]-[.JO1]))^2" office:value-type="float" office:value="0.00114223307527378" calcext:value-type="float">
            <text:p>0.001142233075274</text:p>
          </table:table-cell>
          <table:table-cell table:formula="of:=0.5*[.JQ12]*(([.JQ5]-[.JP5])/([.JQ1]-[.JP1]))^2" office:value-type="float" office:value="0.0019583229026451" calcext:value-type="float">
            <text:p>0.001958322902645</text:p>
          </table:table-cell>
          <table:table-cell table:formula="of:=0.5*[.JR12]*(([.JR5]-[.JQ5])/([.JR1]-[.JQ1]))^2" office:value-type="float" office:value="0.00190613602466765" calcext:value-type="float">
            <text:p>0.001906136024668</text:p>
          </table:table-cell>
          <table:table-cell table:formula="of:=0.5*[.JS12]*(([.JS5]-[.JR5])/([.JS1]-[.JR1]))^2" office:value-type="float" office:value="0.0000606839200116124" calcext:value-type="float">
            <text:p>6.06839200116124E-05</text:p>
          </table:table-cell>
          <table:table-cell table:formula="of:=0.5*[.JT12]*(([.JT5]-[.JS5])/([.JT1]-[.JS1]))^2" office:value-type="float" office:value="0.0000937311511943325" calcext:value-type="float">
            <text:p>9.37311511943325E-05</text:p>
          </table:table-cell>
          <table:table-cell table:formula="of:=0.5*[.JU12]*(([.JU5]-[.JT5])/([.JU1]-[.JT1]))^2" office:value-type="float" office:value="0.00000160554252802823" calcext:value-type="float">
            <text:p>1.60554252802823E-06</text:p>
          </table:table-cell>
          <table:table-cell table:formula="of:=0.5*[.JV12]*(([.JV5]-[.JU5])/([.JV1]-[.JU1]))^2" office:value-type="float" office:value="0.00216171918467688" calcext:value-type="float">
            <text:p>0.002161719184677</text:p>
          </table:table-cell>
          <table:table-cell table:formula="of:=0.5*[.JW12]*(([.JW5]-[.JV5])/([.JW1]-[.JV1]))^2" office:value-type="float" office:value="0.00914072524873716" calcext:value-type="float">
            <text:p>0.009140725248737</text:p>
          </table:table-cell>
          <table:table-cell table:formula="of:=0.5*[.JX12]*(([.JX5]-[.JW5])/([.JX1]-[.JW1]))^2" office:value-type="float" office:value="0.0133015661444068" calcext:value-type="float">
            <text:p>0.013301566144407</text:p>
          </table:table-cell>
          <table:table-cell table:formula="of:=0.5*[.JY12]*(([.JY5]-[.JX5])/([.JY1]-[.JX1]))^2" office:value-type="float" office:value="0.00368030825484649" calcext:value-type="float">
            <text:p>0.003680308254846</text:p>
          </table:table-cell>
          <table:table-cell table:formula="of:=0.5*[.JZ12]*(([.JZ5]-[.JY5])/([.JZ1]-[.JY1]))^2" office:value-type="float" office:value="0.000353722898308935" calcext:value-type="float">
            <text:p>0.000353722898309</text:p>
          </table:table-cell>
          <table:table-cell table:formula="of:=0.5*[.KA12]*(([.KA5]-[.JZ5])/([.KA1]-[.JZ1]))^2" office:value-type="float" office:value="0.000551114200930719" calcext:value-type="float">
            <text:p>0.000551114200931</text:p>
          </table:table-cell>
          <table:table-cell table:formula="of:=0.5*[.KB12]*(([.KB5]-[.KA5])/([.KB1]-[.KA1]))^2" office:value-type="float" office:value="0.00775423326653977" calcext:value-type="float">
            <text:p>0.00775423326654</text:p>
          </table:table-cell>
          <table:table-cell table:formula="of:=0.5*[.KC12]*(([.KC5]-[.KB5])/([.KC1]-[.KB1]))^2" office:value-type="float" office:value="0.000540963724608599" calcext:value-type="float">
            <text:p>0.000540963724609</text:p>
          </table:table-cell>
          <table:table-cell table:formula="of:=0.5*[.KD12]*(([.KD5]-[.KC5])/([.KD1]-[.KC1]))^2" office:value-type="float" office:value="0.00641736597253305" calcext:value-type="float">
            <text:p>0.006417365972533</text:p>
          </table:table-cell>
          <table:table-cell table:formula="of:=0.5*[.KE12]*(([.KE5]-[.KD5])/([.KE1]-[.KD1]))^2" office:value-type="float" office:value="0.0828783922532806" calcext:value-type="float">
            <text:p>0.082878392253281</text:p>
          </table:table-cell>
          <table:table-cell table:formula="of:=0.5*[.KF12]*(([.KF5]-[.KE5])/([.KF1]-[.KE1]))^2" office:value-type="float" office:value="0.0191218965187687" calcext:value-type="float">
            <text:p>0.019121896518769</text:p>
          </table:table-cell>
          <table:table-cell table:formula="of:=0.5*[.KG12]*(([.KG5]-[.KF5])/([.KG1]-[.KF1]))^2" office:value-type="float" office:value="0.0346672354092808" calcext:value-type="float">
            <text:p>0.034667235409281</text:p>
          </table:table-cell>
          <table:table-cell table:formula="of:=0.5*[.KH12]*(([.KH5]-[.KG5])/([.KH1]-[.KG1]))^2" office:value-type="float" office:value="0.000906537870696449" calcext:value-type="float">
            <text:p>0.000906537870696</text:p>
          </table:table-cell>
          <table:table-cell table:formula="of:=0.5*[.KI12]*(([.KI5]-[.KH5])/([.KI1]-[.KH1]))^2" office:value-type="float" office:value="0.00892711265543514" calcext:value-type="float">
            <text:p>0.008927112655435</text:p>
          </table:table-cell>
          <table:table-cell table:formula="of:=0.5*[.KJ12]*(([.KJ5]-[.KI5])/([.KJ1]-[.KI1]))^2" office:value-type="float" office:value="0.00225314662125916" calcext:value-type="float">
            <text:p>0.002253146621259</text:p>
          </table:table-cell>
          <table:table-cell table:formula="of:=0.5*[.KK12]*(([.KK5]-[.KJ5])/([.KK1]-[.KJ1]))^2" office:value-type="float" office:value="0.00564646116040151" calcext:value-type="float">
            <text:p>0.005646461160402</text:p>
          </table:table-cell>
          <table:table-cell table:formula="of:=0.5*[.KL12]*(([.KL5]-[.KK5])/([.KL1]-[.KK1]))^2" office:value-type="float" office:value="0.0036839459956411" calcext:value-type="float">
            <text:p>0.003683945995641</text:p>
          </table:table-cell>
          <table:table-cell table:formula="of:=0.5*[.KM12]*(([.KM5]-[.KL5])/([.KM1]-[.KL1]))^2" office:value-type="float" office:value="0.000178574460036513" calcext:value-type="float">
            <text:p>0.000178574460037</text:p>
          </table:table-cell>
          <table:table-cell table:formula="of:=0.5*[.KN12]*(([.KN5]-[.KM5])/([.KN1]-[.KM1]))^2" office:value-type="float" office:value="0.00173240970562748" calcext:value-type="float">
            <text:p>0.001732409705627</text:p>
          </table:table-cell>
          <table:table-cell table:formula="of:=0.5*[.KO12]*(([.KO5]-[.KN5])/([.KO1]-[.KN1]))^2" office:value-type="float" office:value="0.000767117917446314" calcext:value-type="float">
            <text:p>0.000767117917446</text:p>
          </table:table-cell>
          <table:table-cell table:formula="of:=0.5*[.KP12]*(([.KP5]-[.KO5])/([.KP1]-[.KO1]))^2" office:value-type="float" office:value="0.0117361067106775" calcext:value-type="float">
            <text:p>0.011736106710678</text:p>
          </table:table-cell>
          <table:table-cell table:formula="of:=0.5*[.KQ12]*(([.KQ5]-[.KP5])/([.KQ1]-[.KP1]))^2" office:value-type="float" office:value="0.00927101101308745" calcext:value-type="float">
            <text:p>0.009271011013087</text:p>
          </table:table-cell>
          <table:table-cell table:formula="of:=0.5*[.KR12]*(([.KR5]-[.KQ5])/([.KR1]-[.KQ1]))^2" office:value-type="float" office:value="0.00000813163450921458" calcext:value-type="float">
            <text:p>8.13163450921458E-06</text:p>
          </table:table-cell>
          <table:table-cell table:formula="of:=0.5*[.KS12]*(([.KS5]-[.KR5])/([.KS1]-[.KR1]))^2" office:value-type="float" office:value="0.000734093043409551" calcext:value-type="float">
            <text:p>0.00073409304341</text:p>
          </table:table-cell>
          <table:table-cell table:formula="of:=0.5*[.KT12]*(([.KT5]-[.KS5])/([.KT1]-[.KS1]))^2" office:value-type="float" office:value="0.000344544505107392" calcext:value-type="float">
            <text:p>0.000344544505107</text:p>
          </table:table-cell>
          <table:table-cell table:formula="of:=0.5*[.KU12]*(([.KU5]-[.KT5])/([.KU1]-[.KT1]))^2" office:value-type="float" office:value="0.000403883593862102" calcext:value-type="float">
            <text:p>0.000403883593862</text:p>
          </table:table-cell>
          <table:table-cell table:formula="of:=0.5*[.KV12]*(([.KV5]-[.KU5])/([.KV1]-[.KU1]))^2" office:value-type="float" office:value="0.00802530540926482" calcext:value-type="float">
            <text:p>0.008025305409265</text:p>
          </table:table-cell>
          <table:table-cell table:formula="of:=0.5*[.KW12]*(([.KW5]-[.KV5])/([.KW1]-[.KV1]))^2" office:value-type="float" office:value="0.00371754814130506" calcext:value-type="float">
            <text:p>0.003717548141305</text:p>
          </table:table-cell>
          <table:table-cell table:formula="of:=0.5*[.KX12]*(([.KX5]-[.KW5])/([.KX1]-[.KW1]))^2" office:value-type="float" office:value="0.000123432146232062" calcext:value-type="float">
            <text:p>0.000123432146232</text:p>
          </table:table-cell>
          <table:table-cell table:formula="of:=0.5*[.KY12]*(([.KY5]-[.KX5])/([.KY1]-[.KX1]))^2" office:value-type="float" office:value="0.000699263278923205" calcext:value-type="float">
            <text:p>0.000699263278923</text:p>
          </table:table-cell>
          <table:table-cell table:formula="of:=0.5*[.KZ12]*(([.KZ5]-[.KY5])/([.KZ1]-[.KY1]))^2" office:value-type="float" office:value="0.000903574269108889" calcext:value-type="float">
            <text:p>0.000903574269109</text:p>
          </table:table-cell>
          <table:table-cell table:formula="of:=0.5*[.LA12]*(([.LA5]-[.KZ5])/([.LA1]-[.KZ1]))^2" office:value-type="float" office:value="0.000055363945326336" calcext:value-type="float">
            <text:p>5.5363945326336E-05</text:p>
          </table:table-cell>
          <table:table-cell table:formula="of:=0.5*[.LB12]*(([.LB5]-[.LA5])/([.LB1]-[.LA1]))^2" office:value-type="float" office:value="0.138342277609117" calcext:value-type="float">
            <text:p>0.138342277609117</text:p>
          </table:table-cell>
          <table:table-cell table:formula="of:=0.5*[.LC12]*(([.LC5]-[.LB5])/([.LC1]-[.LB1]))^2" office:value-type="float" office:value="0.0524542093732684" calcext:value-type="float">
            <text:p>0.052454209373268</text:p>
          </table:table-cell>
          <table:table-cell table:formula="of:=0.5*[.LD12]*(([.LD5]-[.LC5])/([.LD1]-[.LC1]))^2" office:value-type="float" office:value="0.000240102768990369" calcext:value-type="float">
            <text:p>0.00024010276899</text:p>
          </table:table-cell>
          <table:table-cell table:formula="of:=0.5*[.LE12]*(([.LE5]-[.LD5])/([.LE1]-[.LD1]))^2" office:value-type="float" office:value="0.033271649989942" calcext:value-type="float">
            <text:p>0.033271649989942</text:p>
          </table:table-cell>
          <table:table-cell table:formula="of:=0.5*[.LF12]*(([.LF5]-[.LE5])/([.LF1]-[.LE1]))^2" office:value-type="float" office:value="0.0136482092003941" calcext:value-type="float">
            <text:p>0.013648209200394</text:p>
          </table:table-cell>
          <table:table-cell table:formula="of:=0.5*[.LG12]*(([.LG5]-[.LF5])/([.LG1]-[.LF1]))^2" office:value-type="float" office:value="0.0000422301901099052" calcext:value-type="float">
            <text:p>4.22301901099052E-05</text:p>
          </table:table-cell>
          <table:table-cell table:formula="of:=0.5*[.LH12]*(([.LH5]-[.LG5])/([.LH1]-[.LG1]))^2" office:value-type="float" office:value="0.00117793389260507" calcext:value-type="float">
            <text:p>0.001177933892605</text:p>
          </table:table-cell>
          <table:table-cell table:formula="of:=0.5*[.LI12]*(([.LI5]-[.LH5])/([.LI1]-[.LH1]))^2" office:value-type="float" office:value="0.0000426684640675716" calcext:value-type="float">
            <text:p>4.26684640675716E-05</text:p>
          </table:table-cell>
          <table:table-cell table:formula="of:=0.5*[.LJ12]*(([.LJ5]-[.LI5])/([.LJ1]-[.LI1]))^2" office:value-type="float" office:value="0.0023404741217731" calcext:value-type="float">
            <text:p>0.002340474121773</text:p>
          </table:table-cell>
          <table:table-cell table:formula="of:=0.5*[.LK12]*(([.LK5]-[.LJ5])/([.LK1]-[.LJ1]))^2" office:value-type="float" office:value="0.0208909723250976" calcext:value-type="float">
            <text:p>0.020890972325098</text:p>
          </table:table-cell>
          <table:table-cell table:formula="of:=0.5*[.LL12]*(([.LL5]-[.LK5])/([.LL1]-[.LK1]))^2" office:value-type="float" office:value="0.00341743899401319" calcext:value-type="float">
            <text:p>0.003417438994013</text:p>
          </table:table-cell>
          <table:table-cell table:formula="of:=0.5*[.LM12]*(([.LM5]-[.LL5])/([.LM1]-[.LL1]))^2" office:value-type="float" office:value="0.0393379170349331" calcext:value-type="float">
            <text:p>0.039337917034933</text:p>
          </table:table-cell>
          <table:table-cell table:formula="of:=0.5*[.LN12]*(([.LN5]-[.LM5])/([.LN1]-[.LM1]))^2" office:value-type="float" office:value="0.000306453092255013" calcext:value-type="float">
            <text:p>0.000306453092255</text:p>
          </table:table-cell>
          <table:table-cell table:formula="of:=0.5*[.LO12]*(([.LO5]-[.LN5])/([.LO1]-[.LN1]))^2" office:value-type="float" office:value="0.00338600203293268" calcext:value-type="float">
            <text:p>0.003386002032933</text:p>
          </table:table-cell>
          <table:table-cell table:formula="of:=0.5*[.LP12]*(([.LP5]-[.LO5])/([.LP1]-[.LO1]))^2" office:value-type="float" office:value="0.0126617271898986" calcext:value-type="float">
            <text:p>0.012661727189899</text:p>
          </table:table-cell>
          <table:table-cell table:formula="of:=0.5*[.LQ12]*(([.LQ5]-[.LP5])/([.LQ1]-[.LP1]))^2" office:value-type="float" office:value="0.000472818553920686" calcext:value-type="float">
            <text:p>0.000472818553921</text:p>
          </table:table-cell>
          <table:table-cell table:formula="of:=0.5*[.LR12]*(([.LR5]-[.LQ5])/([.LR1]-[.LQ1]))^2" office:value-type="float" office:value="0.00283732475906835" calcext:value-type="float">
            <text:p>0.002837324759068</text:p>
          </table:table-cell>
          <table:table-cell table:formula="of:=0.5*[.LS12]*(([.LS5]-[.LR5])/([.LS1]-[.LR1]))^2" office:value-type="float" office:value="0.0000722860670544417" calcext:value-type="float">
            <text:p>7.22860670544417E-05</text:p>
          </table:table-cell>
          <table:table-cell table:formula="of:=0.5*[.LT12]*(([.LT5]-[.LS5])/([.LT1]-[.LS1]))^2" office:value-type="float" office:value="0.00000439086175504359" calcext:value-type="float">
            <text:p>4.39086175504359E-06</text:p>
          </table:table-cell>
          <table:table-cell table:formula="of:=0.5*[.LU12]*(([.LU5]-[.LT5])/([.LU1]-[.LT1]))^2" office:value-type="float" office:value="0.000310826912577873" calcext:value-type="float">
            <text:p>0.000310826912578</text:p>
          </table:table-cell>
          <table:table-cell table:formula="of:=0.5*[.LV12]*(([.LV5]-[.LU5])/([.LV1]-[.LU1]))^2" office:value-type="float" office:value="0.000558357328388471" calcext:value-type="float">
            <text:p>0.000558357328388</text:p>
          </table:table-cell>
          <table:table-cell table:formula="of:=0.5*[.LW12]*(([.LW5]-[.LV5])/([.LW1]-[.LV1]))^2" office:value-type="float" office:value="0.000272314826493517" calcext:value-type="float">
            <text:p>0.000272314826494</text:p>
          </table:table-cell>
          <table:table-cell table:formula="of:=0.5*[.LX12]*(([.LX5]-[.LW5])/([.LX1]-[.LW1]))^2" office:value-type="float" office:value="0.0000000685944415871551" calcext:value-type="float">
            <text:p>6.85944415871551E-08</text:p>
          </table:table-cell>
          <table:table-cell table:formula="of:=0.5*[.LY12]*(([.LY5]-[.LX5])/([.LY1]-[.LX1]))^2" office:value-type="float" office:value="0.000197327555421934" calcext:value-type="float">
            <text:p>0.000197327555422</text:p>
          </table:table-cell>
          <table:table-cell table:formula="of:=0.5*[.LZ12]*(([.LZ5]-[.LY5])/([.LZ1]-[.LY1]))^2" office:value-type="float" office:value="0.0000469070734688369" calcext:value-type="float">
            <text:p>4.69070734688369E-05</text:p>
          </table:table-cell>
          <table:table-cell table:formula="of:=0.5*[.MA12]*(([.MA5]-[.LZ5])/([.MA1]-[.LZ1]))^2" office:value-type="float" office:value="0.000347898861234173" calcext:value-type="float">
            <text:p>0.000347898861234</text:p>
          </table:table-cell>
          <table:table-cell table:formula="of:=0.5*[.MB12]*(([.MB5]-[.MA5])/([.MB1]-[.MA1]))^2" office:value-type="float" office:value="0.0000250324810533384" calcext:value-type="float">
            <text:p>2.50324810533384E-05</text:p>
          </table:table-cell>
          <table:table-cell table:formula="of:=0.5*[.MC12]*(([.MC5]-[.MB5])/([.MC1]-[.MB1]))^2" office:value-type="float" office:value="0.00000118286486390279" calcext:value-type="float">
            <text:p>1.18286486390279E-06</text:p>
          </table:table-cell>
          <table:table-cell table:formula="of:=0.5*[.MD12]*(([.MD5]-[.MC5])/([.MD1]-[.MC1]))^2" office:value-type="float" office:value="0.00000805428785701152" calcext:value-type="float">
            <text:p>8.05428785701152E-06</text:p>
          </table:table-cell>
          <table:table-cell table:formula="of:=0.5*[.ME12]*(([.ME5]-[.MD5])/([.ME1]-[.MD1]))^2" office:value-type="float" office:value="0.000325945411751814" calcext:value-type="float">
            <text:p>0.000325945411752</text:p>
          </table:table-cell>
          <table:table-cell table:formula="of:=0.5*[.MF12]*(([.MF5]-[.ME5])/([.MF1]-[.ME1]))^2" office:value-type="float" office:value="0.000304571328114456" calcext:value-type="float">
            <text:p>0.000304571328114</text:p>
          </table:table-cell>
          <table:table-cell table:formula="of:=0.5*[.MG12]*(([.MG5]-[.MF5])/([.MG1]-[.MF1]))^2" office:value-type="float" office:value="0.0000351992561545658" calcext:value-type="float">
            <text:p>3.51992561545658E-05</text:p>
          </table:table-cell>
          <table:table-cell table:formula="of:=0.5*[.MH12]*(([.MH5]-[.MG5])/([.MH1]-[.MG1]))^2" office:value-type="float" office:value="0.0000701547436127633" calcext:value-type="float">
            <text:p>7.01547436127633E-05</text:p>
          </table:table-cell>
          <table:table-cell table:formula="of:=0.5*[.MI12]*(([.MI5]-[.MH5])/([.MI1]-[.MH1]))^2" office:value-type="float" office:value="0.000190891071539849" calcext:value-type="float">
            <text:p>0.00019089107154</text:p>
          </table:table-cell>
          <table:table-cell table:formula="of:=0.5*[.MJ12]*(([.MJ5]-[.MI5])/([.MJ1]-[.MI1]))^2" office:value-type="float" office:value="0.000115171604988718" calcext:value-type="float">
            <text:p>0.000115171604989</text:p>
          </table:table-cell>
          <table:table-cell table:formula="of:=0.5*[.MK12]*(([.MK5]-[.MJ5])/([.MK1]-[.MJ1]))^2" office:value-type="float" office:value="0.0000178645101040664" calcext:value-type="float">
            <text:p>1.78645101040664E-05</text:p>
          </table:table-cell>
          <table:table-cell table:formula="of:=0.5*[.ML12]*(([.ML5]-[.MK5])/([.ML1]-[.MK1]))^2" office:value-type="float" office:value="0.000000951755109506822" calcext:value-type="float">
            <text:p>9.51755109506822E-07</text:p>
          </table:table-cell>
          <table:table-cell table:formula="of:=0.5*[.MM12]*(([.MM5]-[.ML5])/([.MM1]-[.ML1]))^2" office:value-type="float" office:value="0.000000389486186480572" calcext:value-type="float">
            <text:p>3.89486186480572E-07</text:p>
          </table:table-cell>
          <table:table-cell table:formula="of:=0.5*[.MN12]*(([.MN5]-[.MM5])/([.MN1]-[.MM1]))^2" office:value-type="float" office:value="0.000013169769339961" calcext:value-type="float">
            <text:p>1.3169769339961E-05</text:p>
          </table:table-cell>
          <table:table-cell table:formula="of:=0.5*[.MO12]*(([.MO5]-[.MN5])/([.MO1]-[.MN1]))^2" office:value-type="float" office:value="0.00000512694742159774" calcext:value-type="float">
            <text:p>5.12694742159774E-06</text:p>
          </table:table-cell>
          <table:table-cell table:formula="of:=0.5*[.MP12]*(([.MP5]-[.MO5])/([.MP1]-[.MO1]))^2" office:value-type="float" office:value="0.000000339960340288052" calcext:value-type="float">
            <text:p>3.39960340288052E-07</text:p>
          </table:table-cell>
          <table:table-cell table:formula="of:=0.5*[.MQ12]*(([.MQ5]-[.MP5])/([.MQ1]-[.MP1]))^2" office:value-type="float" office:value="0.00000935846939324616" calcext:value-type="float">
            <text:p>9.35846939324616E-06</text:p>
          </table:table-cell>
          <table:table-cell table:formula="of:=0.5*[.MR12]*(([.MR5]-[.MQ5])/([.MR1]-[.MQ1]))^2" office:value-type="float" office:value="0.0000442230754520548" calcext:value-type="float">
            <text:p>4.42230754520548E-05</text:p>
          </table:table-cell>
          <table:table-cell table:formula="of:=0.5*[.MS12]*(([.MS5]-[.MR5])/([.MS1]-[.MR1]))^2" office:value-type="float" office:value="0.000114851934382165" calcext:value-type="float">
            <text:p>0.000114851934382</text:p>
          </table:table-cell>
          <table:table-cell table:formula="of:=0.5*[.MT12]*(([.MT5]-[.MS5])/([.MT1]-[.MS1]))^2" office:value-type="float" office:value="0.0000101057403058519" calcext:value-type="float">
            <text:p>1.01057403058519E-05</text:p>
          </table:table-cell>
          <table:table-cell table:formula="of:=0.5*[.MU12]*(([.MU5]-[.MT5])/([.MU1]-[.MT1]))^2" office:value-type="float" office:value="0.0000113867814753764" calcext:value-type="float">
            <text:p>1.13867814753764E-05</text:p>
          </table:table-cell>
          <table:table-cell table:formula="of:=0.5*[.MV12]*(([.MV5]-[.MU5])/([.MV1]-[.MU1]))^2" office:value-type="float" office:value="0.0000068564738369649" calcext:value-type="float">
            <text:p>6.8564738369649E-06</text:p>
          </table:table-cell>
          <table:table-cell table:formula="of:=0.5*[.MW12]*(([.MW5]-[.MV5])/([.MW1]-[.MV1]))^2" office:value-type="float" office:value="0.00000655809825771153" calcext:value-type="float">
            <text:p>6.55809825771153E-06</text:p>
          </table:table-cell>
          <table:table-cell table:formula="of:=0.5*[.MX12]*(([.MX5]-[.MW5])/([.MX1]-[.MW1]))^2" office:value-type="float" office:value="0.0000071185897757629" calcext:value-type="float">
            <text:p>7.1185897757629E-06</text:p>
          </table:table-cell>
          <table:table-cell table:formula="of:=0.5*[.MY12]*(([.MY5]-[.MX5])/([.MY1]-[.MX1]))^2" office:value-type="float" office:value="0.00000671919020256844" calcext:value-type="float">
            <text:p>6.71919020256844E-06</text:p>
          </table:table-cell>
          <table:table-cell table:formula="of:=0.5*[.MZ12]*(([.MZ5]-[.MY5])/([.MZ1]-[.MY1]))^2" office:value-type="float" office:value="0.000000628298700953755" calcext:value-type="float">
            <text:p>6.28298700953755E-07</text:p>
          </table:table-cell>
          <table:table-cell table:formula="of:=0.5*[.NA12]*(([.NA5]-[.MZ5])/([.NA1]-[.MZ1]))^2" office:value-type="float" office:value="0.000016905535169904" calcext:value-type="float">
            <text:p>1.6905535169904E-05</text:p>
          </table:table-cell>
          <table:table-cell table:formula="of:=0.5*[.NB12]*(([.NB5]-[.NA5])/([.NB1]-[.NA1]))^2" office:value-type="float" office:value="0.000104300422515142" calcext:value-type="float">
            <text:p>0.000104300422515</text:p>
          </table:table-cell>
          <table:table-cell table:formula="of:=0.5*[.NC12]*(([.NC5]-[.NB5])/([.NC1]-[.NB1]))^2" office:value-type="float" office:value="0.0000000752806460587825" calcext:value-type="float">
            <text:p>7.52806460587825E-08</text:p>
          </table:table-cell>
          <table:table-cell table:formula="of:=0.5*[.ND12]*(([.ND5]-[.NC5])/([.ND1]-[.NC1]))^2" office:value-type="float" office:value="0.00000367863783201399" calcext:value-type="float">
            <text:p>3.67863783201399E-06</text:p>
          </table:table-cell>
          <table:table-cell table:formula="of:=0.5*[.NE12]*(([.NE5]-[.ND5])/([.NE1]-[.ND1]))^2" office:value-type="float" office:value="0.0000326571012944515" calcext:value-type="float">
            <text:p>3.26571012944515E-05</text:p>
          </table:table-cell>
          <table:table-cell table:formula="of:=0.5*[.NF12]*(([.NF5]-[.NE5])/([.NF1]-[.NE1]))^2" office:value-type="float" office:value="0.000000840167793676139" calcext:value-type="float">
            <text:p>8.40167793676139E-07</text:p>
          </table:table-cell>
          <table:table-cell table:formula="of:=0.5*[.NG12]*(([.NG5]-[.NF5])/([.NG1]-[.NF1]))^2" office:value-type="float" office:value="0.000000872466847271091" calcext:value-type="float">
            <text:p>8.72466847271091E-07</text:p>
          </table:table-cell>
          <table:table-cell table:formula="of:=0.5*[.NH12]*(([.NH5]-[.NG5])/([.NH1]-[.NG1]))^2" office:value-type="float" office:value="0.00000365130154996465" calcext:value-type="float">
            <text:p>3.65130154996465E-06</text:p>
          </table:table-cell>
          <table:table-cell table:formula="of:=0.5*[.NI12]*(([.NI5]-[.NH5])/([.NI1]-[.NH1]))^2" office:value-type="float" office:value="0.00000815118369670044" calcext:value-type="float">
            <text:p>8.15118369670044E-06</text:p>
          </table:table-cell>
          <table:table-cell table:formula="of:=0.5*[.NJ12]*(([.NJ5]-[.NI5])/([.NJ1]-[.NI1]))^2" office:value-type="float" office:value="0.0000376538757938627" calcext:value-type="float">
            <text:p>3.76538757938627E-05</text:p>
          </table:table-cell>
          <table:table-cell table:formula="of:=0.5*[.NK12]*(([.NK5]-[.NJ5])/([.NK1]-[.NJ1]))^2" office:value-type="float" office:value="0.0000111597812721515" calcext:value-type="float">
            <text:p>1.11597812721515E-05</text:p>
          </table:table-cell>
          <table:table-cell table:formula="of:=0.5*[.NL12]*(([.NL5]-[.NK5])/([.NL1]-[.NK1]))^2" office:value-type="float" office:value="0.0000302510894757562" calcext:value-type="float">
            <text:p>3.02510894757562E-05</text:p>
          </table:table-cell>
          <table:table-cell table:formula="of:=0.5*[.NM12]*(([.NM5]-[.NL5])/([.NM1]-[.NL1]))^2" office:value-type="float" office:value="0.0000584182690066447" calcext:value-type="float">
            <text:p>5.84182690066447E-05</text:p>
          </table:table-cell>
          <table:table-cell table:formula="of:=0.5*[.NN12]*(([.NN5]-[.NM5])/([.NN1]-[.NM1]))^2" office:value-type="float" office:value="0.000013004886172842" calcext:value-type="float">
            <text:p>1.3004886172842E-05</text:p>
          </table:table-cell>
          <table:table-cell table:formula="of:=0.5*[.NO12]*(([.NO5]-[.NN5])/([.NO1]-[.NN1]))^2" office:value-type="float" office:value="0.0000000605703513968047" calcext:value-type="float">
            <text:p>6.05703513968047E-08</text:p>
          </table:table-cell>
          <table:table-cell table:formula="of:=0.5*[.NP12]*(([.NP5]-[.NO5])/([.NP1]-[.NO1]))^2" office:value-type="float" office:value="0.00000887989538933026" calcext:value-type="float">
            <text:p>8.87989538933026E-06</text:p>
          </table:table-cell>
          <table:table-cell table:formula="of:=0.5*[.NQ12]*(([.NQ5]-[.NP5])/([.NQ1]-[.NP1]))^2" office:value-type="float" office:value="0.00000704214716139188" calcext:value-type="float">
            <text:p>7.04214716139188E-06</text:p>
          </table:table-cell>
          <table:table-cell table:formula="of:=0.5*[.NR12]*(([.NR5]-[.NQ5])/([.NR1]-[.NQ1]))^2" office:value-type="float" office:value="0.0000531757663938903" calcext:value-type="float">
            <text:p>5.31757663938903E-05</text:p>
          </table:table-cell>
          <table:table-cell table:formula="of:=0.5*[.NS12]*(([.NS5]-[.NR5])/([.NS1]-[.NR1]))^2" office:value-type="float" office:value="0.00000124886568077125" calcext:value-type="float">
            <text:p>1.24886568077125E-06</text:p>
          </table:table-cell>
          <table:table-cell table:formula="of:=0.5*[.NT12]*(([.NT5]-[.NS5])/([.NT1]-[.NS1]))^2" office:value-type="float" office:value="0.00000875086590629628" calcext:value-type="float">
            <text:p>8.75086590629628E-06</text:p>
          </table:table-cell>
          <table:table-cell table:formula="of:=0.5*[.NU12]*(([.NU5]-[.NT5])/([.NU1]-[.NT1]))^2" office:value-type="float" office:value="0.0000215553079540853" calcext:value-type="float">
            <text:p>2.15553079540853E-05</text:p>
          </table:table-cell>
          <table:table-cell table:formula="of:=0.5*[.NV12]*(([.NV5]-[.NU5])/([.NV1]-[.NU1]))^2" office:value-type="float" office:value="0.0000209200433313116" calcext:value-type="float">
            <text:p>2.09200433313116E-05</text:p>
          </table:table-cell>
          <table:table-cell table:formula="of:=0.5*[.NW12]*(([.NW5]-[.NV5])/([.NW1]-[.NV1]))^2" office:value-type="float" office:value="0.00000220003896159066" calcext:value-type="float">
            <text:p>2.20003896159066E-06</text:p>
          </table:table-cell>
          <table:table-cell table:formula="of:=0.5*[.NX12]*(([.NX5]-[.NW5])/([.NX1]-[.NW1]))^2" office:value-type="float" office:value="0.00000248019126445609" calcext:value-type="float">
            <text:p>2.48019126445609E-06</text:p>
          </table:table-cell>
          <table:table-cell table:formula="of:=0.5*[.NY12]*(([.NY5]-[.NX5])/([.NY1]-[.NX1]))^2" office:value-type="float" office:value="0.000000824111745214693" calcext:value-type="float">
            <text:p>8.24111745214693E-07</text:p>
          </table:table-cell>
          <table:table-cell table:formula="of:=0.5*[.NZ12]*(([.NZ5]-[.NY5])/([.NZ1]-[.NY1]))^2" office:value-type="float" office:value="0.000000084532464149147" calcext:value-type="float">
            <text:p>8.4532464149147E-08</text:p>
          </table:table-cell>
          <table:table-cell table:formula="of:=0.5*[.OA12]*(([.OA5]-[.NZ5])/([.OA1]-[.NZ1]))^2" office:value-type="float" office:value="0.00000188627444663286" calcext:value-type="float">
            <text:p>1.88627444663286E-06</text:p>
          </table:table-cell>
          <table:table-cell table:formula="of:=0.5*[.OB12]*(([.OB5]-[.OA5])/([.OB1]-[.OA1]))^2" office:value-type="float" office:value="0.00000473673099007413" calcext:value-type="float">
            <text:p>4.73673099007413E-06</text:p>
          </table:table-cell>
          <table:table-cell table:formula="of:=0.5*[.OC12]*(([.OC5]-[.OB5])/([.OC1]-[.OB1]))^2" office:value-type="float" office:value="0.000343155506991564" calcext:value-type="float">
            <text:p>0.000343155506992</text:p>
          </table:table-cell>
          <table:table-cell table:formula="of:=0.5*[.OD12]*(([.OD5]-[.OC5])/([.OD1]-[.OC1]))^2" office:value-type="float" office:value="0.000277262159868642" calcext:value-type="float">
            <text:p>0.000277262159869</text:p>
          </table:table-cell>
          <table:table-cell table:formula="of:=0.5*[.OE12]*(([.OE5]-[.OD5])/([.OE1]-[.OD1]))^2" office:value-type="float" office:value="0.00000210357890634926" calcext:value-type="float">
            <text:p>2.10357890634926E-06</text:p>
          </table:table-cell>
          <table:table-cell table:formula="of:=0.5*[.OF12]*(([.OF5]-[.OE5])/([.OF1]-[.OE1]))^2" office:value-type="float" office:value="0.00000862746133733208" calcext:value-type="float">
            <text:p>8.62746133733208E-06</text:p>
          </table:table-cell>
          <table:table-cell table:formula="of:=0.5*[.OG12]*(([.OG5]-[.OF5])/([.OG1]-[.OF1]))^2" office:value-type="float" office:value="0.0000000204584980318374" calcext:value-type="float">
            <text:p>2.04584980318374E-08</text:p>
          </table:table-cell>
          <table:table-cell table:formula="of:=0.5*[.OH12]*(([.OH5]-[.OG5])/([.OH1]-[.OG1]))^2" office:value-type="float" office:value="0.000354778856869545" calcext:value-type="float">
            <text:p>0.00035477885687</text:p>
          </table:table-cell>
          <table:table-cell table:formula="of:=0.5*[.OI12]*(([.OI5]-[.OH5])/([.OI1]-[.OH1]))^2" office:value-type="float" office:value="0.0000480894119043927" calcext:value-type="float">
            <text:p>4.80894119043927E-05</text:p>
          </table:table-cell>
          <table:table-cell table:formula="of:=0.5*[.OJ12]*(([.OJ5]-[.OI5])/([.OJ1]-[.OI1]))^2" office:value-type="float" office:value="0.0000470661006324883" calcext:value-type="float">
            <text:p>4.70661006324883E-05</text:p>
          </table:table-cell>
          <table:table-cell table:formula="of:=0.5*[.OK12]*(([.OK5]-[.OJ5])/([.OK1]-[.OJ1]))^2" office:value-type="float" office:value="0.000536846522304468" calcext:value-type="float">
            <text:p>0.000536846522304</text:p>
          </table:table-cell>
          <table:table-cell table:formula="of:=0.5*[.OL12]*(([.OL5]-[.OK5])/([.OL1]-[.OK1]))^2" office:value-type="float" office:value="0.000507913516476013" calcext:value-type="float">
            <text:p>0.000507913516476</text:p>
          </table:table-cell>
          <table:table-cell table:formula="of:=0.5*[.OM12]*(([.OM5]-[.OL5])/([.OM1]-[.OL1]))^2" office:value-type="float" office:value="0.0000148434830162604" calcext:value-type="float">
            <text:p>1.48434830162604E-05</text:p>
          </table:table-cell>
          <table:table-cell table:formula="of:=0.5*[.ON12]*(([.ON5]-[.OM5])/([.ON1]-[.OM1]))^2" office:value-type="float" office:value="0.0000048466311504342" calcext:value-type="float">
            <text:p>4.8466311504342E-06</text:p>
          </table:table-cell>
          <table:table-cell table:formula="of:=0.5*[.OO12]*(([.OO5]-[.ON5])/([.OO1]-[.ON1]))^2" office:value-type="float" office:value="0.0000106926229455576" calcext:value-type="float">
            <text:p>1.06926229455576E-05</text:p>
          </table:table-cell>
          <table:table-cell table:formula="of:=0.5*[.OP12]*(([.OP5]-[.OO5])/([.OP1]-[.OO1]))^2" office:value-type="float" office:value="0.000000551772987426833" calcext:value-type="float">
            <text:p>5.51772987426833E-07</text:p>
          </table:table-cell>
          <table:table-cell table:formula="of:=0.5*[.OQ12]*(([.OQ5]-[.OP5])/([.OQ1]-[.OP1]))^2" office:value-type="float" office:value="0.0000261146907610597" calcext:value-type="float">
            <text:p>2.61146907610597E-05</text:p>
          </table:table-cell>
          <table:table-cell table:formula="of:=0.5*[.OR12]*(([.OR5]-[.OQ5])/([.OR1]-[.OQ1]))^2" office:value-type="float" office:value="0.000062569785740476" calcext:value-type="float">
            <text:p>6.2569785740476E-05</text:p>
          </table:table-cell>
          <table:table-cell table:formula="of:=0.5*[.OS12]*(([.OS5]-[.OR5])/([.OS1]-[.OR1]))^2" office:value-type="float" office:value="0.0000254839487683966" calcext:value-type="float">
            <text:p>2.54839487683966E-05</text:p>
          </table:table-cell>
          <table:table-cell table:formula="of:=0.5*[.OT12]*(([.OT5]-[.OS5])/([.OT1]-[.OS1]))^2" office:value-type="float" office:value="0.0000240502349995813" calcext:value-type="float">
            <text:p>2.40502349995813E-05</text:p>
          </table:table-cell>
          <table:table-cell table:formula="of:=0.5*[.OU12]*(([.OU5]-[.OT5])/([.OU1]-[.OT1]))^2" office:value-type="float" office:value="0.0000299117429796976" calcext:value-type="float">
            <text:p>2.99117429796976E-05</text:p>
          </table:table-cell>
          <table:table-cell table:formula="of:=0.5*[.OV12]*(([.OV5]-[.OU5])/([.OV1]-[.OU1]))^2" office:value-type="float" office:value="0.00000945277089613446" calcext:value-type="float">
            <text:p>9.45277089613446E-06</text:p>
          </table:table-cell>
          <table:table-cell table:formula="of:=0.5*[.OW12]*(([.OW5]-[.OV5])/([.OW1]-[.OV1]))^2" office:value-type="float" office:value="0.0000000635305078244373" calcext:value-type="float">
            <text:p>6.35305078244373E-08</text:p>
          </table:table-cell>
          <table:table-cell table:formula="of:=0.5*[.OX12]*(([.OX5]-[.OW5])/([.OX1]-[.OW1]))^2" office:value-type="float" office:value="0.00000918970823510019" calcext:value-type="float">
            <text:p>9.18970823510019E-06</text:p>
          </table:table-cell>
          <table:table-cell table:formula="of:=0.5*[.OY12]*(([.OY5]-[.OX5])/([.OY1]-[.OX1]))^2" office:value-type="float" office:value="0.0000218025670297101" calcext:value-type="float">
            <text:p>2.18025670297101E-05</text:p>
          </table:table-cell>
          <table:table-cell table:formula="of:=0.5*[.OZ12]*(([.OZ5]-[.OY5])/([.OZ1]-[.OY1]))^2" office:value-type="float" office:value="0.000113328489385777" calcext:value-type="float">
            <text:p>0.000113328489386</text:p>
          </table:table-cell>
          <table:table-cell table:formula="of:=0.5*[.PA12]*(([.PA5]-[.OZ5])/([.PA1]-[.OZ1]))^2" office:value-type="float" office:value="0.000184184024165661" calcext:value-type="float">
            <text:p>0.000184184024166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15474693851876" calcext:value-type="float">
            <text:p>1.5474693851876E-06</text:p>
          </table:table-cell>
          <table:table-cell table:formula="of:=0.5*[.D12]*(([.D6]-[.C6])/([.D1]-[.C1]))^2" office:value-type="float" office:value="0.000000619133816839633" calcext:value-type="float">
            <text:p>6.19133816839633E-07</text:p>
          </table:table-cell>
          <table:table-cell table:formula="of:=0.5*[.E12]*(([.E6]-[.D6])/([.E1]-[.D1]))^2" office:value-type="float" office:value="0.00000302998273517585" calcext:value-type="float">
            <text:p>3.02998273517585E-06</text:p>
          </table:table-cell>
          <table:table-cell table:formula="of:=0.5*[.F12]*(([.F6]-[.E6])/([.F1]-[.E1]))^2" office:value-type="float" office:value="0.000000446735307828979" calcext:value-type="float">
            <text:p>4.46735307828979E-07</text:p>
          </table:table-cell>
          <table:table-cell table:formula="of:=0.5*[.G12]*(([.G6]-[.F6])/([.G1]-[.F1]))^2" office:value-type="float" office:value="0.000000266931630454453" calcext:value-type="float">
            <text:p>2.66931630454453E-07</text:p>
          </table:table-cell>
          <table:table-cell table:formula="of:=0.5*[.H12]*(([.H6]-[.G6])/([.H1]-[.G1]))^2" office:value-type="float" office:value="0.000000537636115938924" calcext:value-type="float">
            <text:p>5.37636115938924E-07</text:p>
          </table:table-cell>
          <table:table-cell table:formula="of:=0.5*[.I12]*(([.I6]-[.H6])/([.I1]-[.H1]))^2" office:value-type="float" office:value="0.0000000568480729317928" calcext:value-type="float">
            <text:p>5.68480729317928E-08</text:p>
          </table:table-cell>
          <table:table-cell table:formula="of:=0.5*[.J12]*(([.J6]-[.I6])/([.J1]-[.I1]))^2" office:value-type="float" office:value="0.000000171027135907008" calcext:value-type="float">
            <text:p>1.71027135907008E-07</text:p>
          </table:table-cell>
          <table:table-cell table:formula="of:=0.5*[.K12]*(([.K6]-[.J6])/([.K1]-[.J1]))^2" office:value-type="float" office:value="0.000000088713678023418" calcext:value-type="float">
            <text:p>8.8713678023418E-08</text:p>
          </table:table-cell>
          <table:table-cell table:formula="of:=0.5*[.L12]*(([.L6]-[.K6])/([.L1]-[.K1]))^2" office:value-type="float" office:value="0.000000573392648575717" calcext:value-type="float">
            <text:p>5.73392648575717E-07</text:p>
          </table:table-cell>
          <table:table-cell table:formula="of:=0.5*[.M12]*(([.M6]-[.L6])/([.M1]-[.L1]))^2" office:value-type="float" office:value="0.000000866088932146196" calcext:value-type="float">
            <text:p>8.66088932146196E-07</text:p>
          </table:table-cell>
          <table:table-cell table:formula="of:=0.5*[.N12]*(([.N6]-[.M6])/([.N1]-[.M1]))^2" office:value-type="float" office:value="0.000000395791328253045" calcext:value-type="float">
            <text:p>3.95791328253045E-07</text:p>
          </table:table-cell>
          <table:table-cell table:formula="of:=0.5*[.O12]*(([.O6]-[.N6])/([.O1]-[.N1]))^2" office:value-type="float" office:value="0.0000000780029938159721" calcext:value-type="float">
            <text:p>7.80029938159721E-08</text:p>
          </table:table-cell>
          <table:table-cell table:formula="of:=0.5*[.P12]*(([.P6]-[.O6])/([.P1]-[.O1]))^2" office:value-type="float" office:value="0.000000311132439712573" calcext:value-type="float">
            <text:p>3.11132439712573E-07</text:p>
          </table:table-cell>
          <table:table-cell table:formula="of:=0.5*[.Q12]*(([.Q6]-[.P6])/([.Q1]-[.P1]))^2" office:value-type="float" office:value="0.00000215591668065686" calcext:value-type="float">
            <text:p>2.15591668065686E-06</text:p>
          </table:table-cell>
          <table:table-cell table:formula="of:=0.5*[.R12]*(([.R6]-[.Q6])/([.R1]-[.Q1]))^2" office:value-type="float" office:value="0.00000111979979585204" calcext:value-type="float">
            <text:p>1.11979979585204E-06</text:p>
          </table:table-cell>
          <table:table-cell table:formula="of:=0.5*[.S12]*(([.S6]-[.R6])/([.S1]-[.R1]))^2" office:value-type="float" office:value="0.000000139763346350333" calcext:value-type="float">
            <text:p>1.39763346350333E-07</text:p>
          </table:table-cell>
          <table:table-cell table:formula="of:=0.5*[.T12]*(([.T6]-[.S6])/([.T1]-[.S1]))^2" office:value-type="float" office:value="0.00000210406693557894" calcext:value-type="float">
            <text:p>2.10406693557894E-06</text:p>
          </table:table-cell>
          <table:table-cell table:formula="of:=0.5*[.U12]*(([.U6]-[.T6])/([.U1]-[.T1]))^2" office:value-type="float" office:value="0.000000363424006744512" calcext:value-type="float">
            <text:p>3.63424006744512E-07</text:p>
          </table:table-cell>
          <table:table-cell table:formula="of:=0.5*[.V12]*(([.V6]-[.U6])/([.V1]-[.U1]))^2" office:value-type="float" office:value="0.000000573471149159715" calcext:value-type="float">
            <text:p>5.73471149159715E-07</text:p>
          </table:table-cell>
          <table:table-cell table:formula="of:=0.5*[.W12]*(([.W6]-[.V6])/([.W1]-[.V1]))^2" office:value-type="float" office:value="0.000000723473596243653" calcext:value-type="float">
            <text:p>7.23473596243653E-07</text:p>
          </table:table-cell>
          <table:table-cell table:formula="of:=0.5*[.X12]*(([.X6]-[.W6])/([.X1]-[.W1]))^2" office:value-type="float" office:value="0.00000000488749730283883" calcext:value-type="float">
            <text:p>4.88749730283883E-09</text:p>
          </table:table-cell>
          <table:table-cell table:formula="of:=0.5*[.Y12]*(([.Y6]-[.X6])/([.Y1]-[.X1]))^2" office:value-type="float" office:value="0.00000117996048432156" calcext:value-type="float">
            <text:p>1.17996048432156E-06</text:p>
          </table:table-cell>
          <table:table-cell table:formula="of:=0.5*[.Z12]*(([.Z6]-[.Y6])/([.Z1]-[.Y1]))^2" office:value-type="float" office:value="0.00000000173497047935388" calcext:value-type="float">
            <text:p>1.73497047935388E-09</text:p>
          </table:table-cell>
          <table:table-cell table:formula="of:=0.5*[.AA12]*(([.AA6]-[.Z6])/([.AA1]-[.Z1]))^2" office:value-type="float" office:value="0.000000282191922186605" calcext:value-type="float">
            <text:p>2.82191922186605E-07</text:p>
          </table:table-cell>
          <table:table-cell table:formula="of:=0.5*[.AB12]*(([.AB6]-[.AA6])/([.AB1]-[.AA1]))^2" office:value-type="float" office:value="0.000000499787349624637" calcext:value-type="float">
            <text:p>4.99787349624637E-07</text:p>
          </table:table-cell>
          <table:table-cell table:formula="of:=0.5*[.AC12]*(([.AC6]-[.AB6])/([.AC1]-[.AB1]))^2" office:value-type="float" office:value="0.0000000154773936746666" calcext:value-type="float">
            <text:p>1.54773936746666E-08</text:p>
          </table:table-cell>
          <table:table-cell table:formula="of:=0.5*[.AD12]*(([.AD6]-[.AC6])/([.AD1]-[.AC1]))^2" office:value-type="float" office:value="0.000000986756817371154" calcext:value-type="float">
            <text:p>9.86756817371154E-07</text:p>
          </table:table-cell>
          <table:table-cell table:formula="of:=0.5*[.AE12]*(([.AE6]-[.AD6])/([.AE1]-[.AD1]))^2" office:value-type="float" office:value="0.00000137898998636217" calcext:value-type="float">
            <text:p>1.37898998636217E-06</text:p>
          </table:table-cell>
          <table:table-cell table:formula="of:=0.5*[.AF12]*(([.AF6]-[.AE6])/([.AF1]-[.AE1]))^2" office:value-type="float" office:value="0.00000189421099530291" calcext:value-type="float">
            <text:p>1.89421099530291E-06</text:p>
          </table:table-cell>
          <table:table-cell table:formula="of:=0.5*[.AG12]*(([.AG6]-[.AF6])/([.AG1]-[.AF1]))^2" office:value-type="float" office:value="0.00000238452530272481" calcext:value-type="float">
            <text:p>2.38452530272481E-06</text:p>
          </table:table-cell>
          <table:table-cell table:formula="of:=0.5*[.AH12]*(([.AH6]-[.AG6])/([.AH1]-[.AG1]))^2" office:value-type="float" office:value="0.000000474935548088238" calcext:value-type="float">
            <text:p>4.74935548088238E-07</text:p>
          </table:table-cell>
          <table:table-cell table:formula="of:=0.5*[.AI12]*(([.AI6]-[.AH6])/([.AI1]-[.AH1]))^2" office:value-type="float" office:value="0.00000000427275777214962" calcext:value-type="float">
            <text:p>4.27275777214962E-09</text:p>
          </table:table-cell>
          <table:table-cell table:formula="of:=0.5*[.AJ12]*(([.AJ6]-[.AI6])/([.AJ1]-[.AI1]))^2" office:value-type="float" office:value="0.00000102917439405694" calcext:value-type="float">
            <text:p>1.02917439405694E-06</text:p>
          </table:table-cell>
          <table:table-cell table:formula="of:=0.5*[.AK12]*(([.AK6]-[.AJ6])/([.AK1]-[.AJ1]))^2" office:value-type="float" office:value="0.000000118818877865166" calcext:value-type="float">
            <text:p>1.18818877865166E-07</text:p>
          </table:table-cell>
          <table:table-cell table:formula="of:=0.5*[.AL12]*(([.AL6]-[.AK6])/([.AL1]-[.AK1]))^2" office:value-type="float" office:value="0.0000000574903127443151" calcext:value-type="float">
            <text:p>5.74903127443151E-08</text:p>
          </table:table-cell>
          <table:table-cell table:formula="of:=0.5*[.AM12]*(([.AM6]-[.AL6])/([.AM1]-[.AL1]))^2" office:value-type="float" office:value="0.000000643039055445171" calcext:value-type="float">
            <text:p>6.43039055445171E-07</text:p>
          </table:table-cell>
          <table:table-cell table:formula="of:=0.5*[.AN12]*(([.AN6]-[.AM6])/([.AN1]-[.AM1]))^2" office:value-type="float" office:value="0.000000166056218002501" calcext:value-type="float">
            <text:p>1.66056218002501E-07</text:p>
          </table:table-cell>
          <table:table-cell table:formula="of:=0.5*[.AO12]*(([.AO6]-[.AN6])/([.AO1]-[.AN1]))^2" office:value-type="float" office:value="0.0000000531231800855394" calcext:value-type="float">
            <text:p>5.31231800855394E-08</text:p>
          </table:table-cell>
          <table:table-cell table:formula="of:=0.5*[.AP12]*(([.AP6]-[.AO6])/([.AP1]-[.AO1]))^2" office:value-type="float" office:value="0.0000062642334784986" calcext:value-type="float">
            <text:p>6.2642334784986E-06</text:p>
          </table:table-cell>
          <table:table-cell table:formula="of:=0.5*[.AQ12]*(([.AQ6]-[.AP6])/([.AQ1]-[.AP1]))^2" office:value-type="float" office:value="0.00000464064083192862" calcext:value-type="float">
            <text:p>4.64064083192862E-06</text:p>
          </table:table-cell>
          <table:table-cell table:formula="of:=0.5*[.AR12]*(([.AR6]-[.AQ6])/([.AR1]-[.AQ1]))^2" office:value-type="float" office:value="0.0000000238729959173041" calcext:value-type="float">
            <text:p>2.38729959173041E-08</text:p>
          </table:table-cell>
          <table:table-cell table:formula="of:=0.5*[.AS12]*(([.AS6]-[.AR6])/([.AS1]-[.AR1]))^2" office:value-type="float" office:value="0.000000226617527560291" calcext:value-type="float">
            <text:p>2.26617527560291E-07</text:p>
          </table:table-cell>
          <table:table-cell table:formula="of:=0.5*[.AT12]*(([.AT6]-[.AS6])/([.AT1]-[.AS1]))^2" office:value-type="float" office:value="0.000000161383481700229" calcext:value-type="float">
            <text:p>1.61383481700229E-07</text:p>
          </table:table-cell>
          <table:table-cell table:formula="of:=0.5*[.AU12]*(([.AU6]-[.AT6])/([.AU1]-[.AT1]))^2" office:value-type="float" office:value="0.000000556511108228988" calcext:value-type="float">
            <text:p>5.56511108228988E-07</text:p>
          </table:table-cell>
          <table:table-cell table:formula="of:=0.5*[.AV12]*(([.AV6]-[.AU6])/([.AV1]-[.AU1]))^2" office:value-type="float" office:value="0.00000201861792188345" calcext:value-type="float">
            <text:p>2.01861792188345E-06</text:p>
          </table:table-cell>
          <table:table-cell table:formula="of:=0.5*[.AW12]*(([.AW6]-[.AV6])/([.AW1]-[.AV1]))^2" office:value-type="float" office:value="0.00000404792544773176" calcext:value-type="float">
            <text:p>4.04792544773176E-06</text:p>
          </table:table-cell>
          <table:table-cell table:formula="of:=0.5*[.AX12]*(([.AX6]-[.AW6])/([.AX1]-[.AW1]))^2" office:value-type="float" office:value="0.000000840753173177054" calcext:value-type="float">
            <text:p>8.40753173177054E-07</text:p>
          </table:table-cell>
          <table:table-cell table:formula="of:=0.5*[.AY12]*(([.AY6]-[.AX6])/([.AY1]-[.AX1]))^2" office:value-type="float" office:value="0.000000410934269610051" calcext:value-type="float">
            <text:p>4.10934269610051E-07</text:p>
          </table:table-cell>
          <table:table-cell table:formula="of:=0.5*[.AZ12]*(([.AZ6]-[.AY6])/([.AZ1]-[.AY1]))^2" office:value-type="float" office:value="0.00000037375296442031" calcext:value-type="float">
            <text:p>3.7375296442031E-07</text:p>
          </table:table-cell>
          <table:table-cell table:formula="of:=0.5*[.BA12]*(([.BA6]-[.AZ6])/([.BA1]-[.AZ1]))^2" office:value-type="float" office:value="0.000000984936009708585" calcext:value-type="float">
            <text:p>9.84936009708585E-07</text:p>
          </table:table-cell>
          <table:table-cell table:formula="of:=0.5*[.BB12]*(([.BB6]-[.BA6])/([.BB1]-[.BA1]))^2" office:value-type="float" office:value="0.00000010111264372413" calcext:value-type="float">
            <text:p>1.0111264372413E-07</text:p>
          </table:table-cell>
          <table:table-cell table:formula="of:=0.5*[.BC12]*(([.BC6]-[.BB6])/([.BC1]-[.BB1]))^2" office:value-type="float" office:value="0.0000000996366883619125" calcext:value-type="float">
            <text:p>9.96366883619125E-08</text:p>
          </table:table-cell>
          <table:table-cell table:formula="of:=0.5*[.BD12]*(([.BD6]-[.BC6])/([.BD1]-[.BC1]))^2" office:value-type="float" office:value="0.000000451528350116496" calcext:value-type="float">
            <text:p>4.51528350116496E-07</text:p>
          </table:table-cell>
          <table:table-cell table:formula="of:=0.5*[.BE12]*(([.BE6]-[.BD6])/([.BE1]-[.BD1]))^2" office:value-type="float" office:value="0.00000121912437724022" calcext:value-type="float">
            <text:p>1.21912437724022E-06</text:p>
          </table:table-cell>
          <table:table-cell table:formula="of:=0.5*[.BF12]*(([.BF6]-[.BE6])/([.BF1]-[.BE1]))^2" office:value-type="float" office:value="0.00000108461982420526" calcext:value-type="float">
            <text:p>1.08461982420526E-06</text:p>
          </table:table-cell>
          <table:table-cell table:formula="of:=0.5*[.BG12]*(([.BG6]-[.BF6])/([.BG1]-[.BF1]))^2" office:value-type="float" office:value="0.00000000903915997391399" calcext:value-type="float">
            <text:p>9.03915997391399E-09</text:p>
          </table:table-cell>
          <table:table-cell table:formula="of:=0.5*[.BH12]*(([.BH6]-[.BG6])/([.BH1]-[.BG1]))^2" office:value-type="float" office:value="0.000000991044573632648" calcext:value-type="float">
            <text:p>9.91044573632648E-07</text:p>
          </table:table-cell>
          <table:table-cell table:formula="of:=0.5*[.BI12]*(([.BI6]-[.BH6])/([.BI1]-[.BH1]))^2" office:value-type="float" office:value="0.00000501115249495903" calcext:value-type="float">
            <text:p>5.01115249495903E-06</text:p>
          </table:table-cell>
          <table:table-cell table:formula="of:=0.5*[.BJ12]*(([.BJ6]-[.BI6])/([.BJ1]-[.BI1]))^2" office:value-type="float" office:value="0.000000145180636694902" calcext:value-type="float">
            <text:p>1.45180636694902E-07</text:p>
          </table:table-cell>
          <table:table-cell table:formula="of:=0.5*[.BK12]*(([.BK6]-[.BJ6])/([.BK1]-[.BJ1]))^2" office:value-type="float" office:value="0.0000000341190934414384" calcext:value-type="float">
            <text:p>3.41190934414384E-08</text:p>
          </table:table-cell>
          <table:table-cell table:formula="of:=0.5*[.BL12]*(([.BL6]-[.BK6])/([.BL1]-[.BK1]))^2" office:value-type="float" office:value="0.0000000395395411871672" calcext:value-type="float">
            <text:p>3.95395411871672E-08</text:p>
          </table:table-cell>
          <table:table-cell table:formula="of:=0.5*[.BM12]*(([.BM6]-[.BL6])/([.BM1]-[.BL1]))^2" office:value-type="float" office:value="0.000000000125053037146288" calcext:value-type="float">
            <text:p>1.25053037146288E-10</text:p>
          </table:table-cell>
          <table:table-cell table:formula="of:=0.5*[.BN12]*(([.BN6]-[.BM6])/([.BN1]-[.BM1]))^2" office:value-type="float" office:value="0.000000184759223053671" calcext:value-type="float">
            <text:p>1.84759223053671E-07</text:p>
          </table:table-cell>
          <table:table-cell table:formula="of:=0.5*[.BO12]*(([.BO6]-[.BN6])/([.BO1]-[.BN1]))^2" office:value-type="float" office:value="0.000000120747522317662" calcext:value-type="float">
            <text:p>1.20747522317662E-07</text:p>
          </table:table-cell>
          <table:table-cell table:formula="of:=0.5*[.BP12]*(([.BP6]-[.BO6])/([.BP1]-[.BO1]))^2" office:value-type="float" office:value="0.000000000427339945717063" calcext:value-type="float">
            <text:p>4.27339945717063E-10</text:p>
          </table:table-cell>
          <table:table-cell table:formula="of:=0.5*[.BQ12]*(([.BQ6]-[.BP6])/([.BQ1]-[.BP1]))^2" office:value-type="float" office:value="0.00000148464357196915" calcext:value-type="float">
            <text:p>1.48464357196915E-06</text:p>
          </table:table-cell>
          <table:table-cell table:formula="of:=0.5*[.BR12]*(([.BR6]-[.BQ6])/([.BR1]-[.BQ1]))^2" office:value-type="float" office:value="0.0000000452918278349306" calcext:value-type="float">
            <text:p>4.52918278349306E-08</text:p>
          </table:table-cell>
          <table:table-cell table:formula="of:=0.5*[.BS12]*(([.BS6]-[.BR6])/([.BS1]-[.BR1]))^2" office:value-type="float" office:value="0.0000209410398629816" calcext:value-type="float">
            <text:p>2.09410398629816E-05</text:p>
          </table:table-cell>
          <table:table-cell table:formula="of:=0.5*[.BT12]*(([.BT6]-[.BS6])/([.BT1]-[.BS1]))^2" office:value-type="float" office:value="0.000000117429458435041" calcext:value-type="float">
            <text:p>1.17429458435041E-07</text:p>
          </table:table-cell>
          <table:table-cell table:formula="of:=0.5*[.BU12]*(([.BU6]-[.BT6])/([.BU1]-[.BT1]))^2" office:value-type="float" office:value="0.000000218347568174168" calcext:value-type="float">
            <text:p>2.18347568174168E-07</text:p>
          </table:table-cell>
          <table:table-cell table:formula="of:=0.5*[.BV12]*(([.BV6]-[.BU6])/([.BV1]-[.BU1]))^2" office:value-type="float" office:value="0.0000000991408276835814" calcext:value-type="float">
            <text:p>9.91408276835814E-08</text:p>
          </table:table-cell>
          <table:table-cell table:formula="of:=0.5*[.BW12]*(([.BW6]-[.BV6])/([.BW1]-[.BV1]))^2" office:value-type="float" office:value="0.00000000668766537926622" calcext:value-type="float">
            <text:p>6.68766537926622E-09</text:p>
          </table:table-cell>
          <table:table-cell table:formula="of:=0.5*[.BX12]*(([.BX6]-[.BW6])/([.BX1]-[.BW1]))^2" office:value-type="float" office:value="0.00000131998329395796" calcext:value-type="float">
            <text:p>1.31998329395796E-06</text:p>
          </table:table-cell>
          <table:table-cell table:formula="of:=0.5*[.BY12]*(([.BY6]-[.BX6])/([.BY1]-[.BX1]))^2" office:value-type="float" office:value="0.0000974227038005369" calcext:value-type="float">
            <text:p>9.74227038005369E-05</text:p>
          </table:table-cell>
          <table:table-cell table:formula="of:=0.5*[.BZ12]*(([.BZ6]-[.BY6])/([.BZ1]-[.BY1]))^2" office:value-type="float" office:value="0.000583023221484171" calcext:value-type="float">
            <text:p>0.000583023221484</text:p>
          </table:table-cell>
          <table:table-cell table:formula="of:=0.5*[.CA12]*(([.CA6]-[.BZ6])/([.CA1]-[.BZ1]))^2" office:value-type="float" office:value="0.000966340146573981" calcext:value-type="float">
            <text:p>0.000966340146574</text:p>
          </table:table-cell>
          <table:table-cell table:formula="of:=0.5*[.CB12]*(([.CB6]-[.CA6])/([.CB1]-[.CA1]))^2" office:value-type="float" office:value="0.00532096079786897" calcext:value-type="float">
            <text:p>0.005320960797869</text:p>
          </table:table-cell>
          <table:table-cell table:formula="of:=0.5*[.CC12]*(([.CC6]-[.CB6])/([.CC1]-[.CB1]))^2" office:value-type="float" office:value="0.0186495765720562" calcext:value-type="float">
            <text:p>0.018649576572056</text:p>
          </table:table-cell>
          <table:table-cell table:formula="of:=0.5*[.CD12]*(([.CD6]-[.CC6])/([.CD1]-[.CC1]))^2" office:value-type="float" office:value="0.0739184981135094" calcext:value-type="float">
            <text:p>0.073918498113509</text:p>
          </table:table-cell>
          <table:table-cell table:formula="of:=0.5*[.CE12]*(([.CE6]-[.CD6])/([.CE1]-[.CD1]))^2" office:value-type="float" office:value="0.0113986317271003" calcext:value-type="float">
            <text:p>0.0113986317271</text:p>
          </table:table-cell>
          <table:table-cell table:formula="of:=0.5*[.CF12]*(([.CF6]-[.CE6])/([.CF1]-[.CE1]))^2" office:value-type="float" office:value="0.000953190235493794" calcext:value-type="float">
            <text:p>0.000953190235494</text:p>
          </table:table-cell>
          <table:table-cell table:formula="of:=0.5*[.CG12]*(([.CG6]-[.CF6])/([.CG1]-[.CF1]))^2" office:value-type="float" office:value="0.02462879809532" calcext:value-type="float">
            <text:p>0.02462879809532</text:p>
          </table:table-cell>
          <table:table-cell table:formula="of:=0.5*[.CH12]*(([.CH6]-[.CG6])/([.CH1]-[.CG1]))^2" office:value-type="float" office:value="0.0288185400464113" calcext:value-type="float">
            <text:p>0.028818540046411</text:p>
          </table:table-cell>
          <table:table-cell table:formula="of:=0.5*[.CI12]*(([.CI6]-[.CH6])/([.CI1]-[.CH1]))^2" office:value-type="float" office:value="0.000594330234728212" calcext:value-type="float">
            <text:p>0.000594330234728</text:p>
          </table:table-cell>
          <table:table-cell table:formula="of:=0.5*[.CJ12]*(([.CJ6]-[.CI6])/([.CJ1]-[.CI1]))^2" office:value-type="float" office:value="0.00218779501525374" calcext:value-type="float">
            <text:p>0.002187795015254</text:p>
          </table:table-cell>
          <table:table-cell table:formula="of:=0.5*[.CK12]*(([.CK6]-[.CJ6])/([.CK1]-[.CJ1]))^2" office:value-type="float" office:value="0.00276785274194338" calcext:value-type="float">
            <text:p>0.002767852741943</text:p>
          </table:table-cell>
          <table:table-cell table:formula="of:=0.5*[.CL12]*(([.CL6]-[.CK6])/([.CL1]-[.CK1]))^2" office:value-type="float" office:value="0.000000255914957723746" calcext:value-type="float">
            <text:p>2.55914957723746E-07</text:p>
          </table:table-cell>
          <table:table-cell table:formula="of:=0.5*[.CM12]*(([.CM6]-[.CL6])/([.CM1]-[.CL1]))^2" office:value-type="float" office:value="0.00244558506523517" calcext:value-type="float">
            <text:p>0.002445585065235</text:p>
          </table:table-cell>
          <table:table-cell table:formula="of:=0.5*[.CN12]*(([.CN6]-[.CM6])/([.CN1]-[.CM1]))^2" office:value-type="float" office:value="0.000903001201069385" calcext:value-type="float">
            <text:p>0.000903001201069</text:p>
          </table:table-cell>
          <table:table-cell table:formula="of:=0.5*[.CO12]*(([.CO6]-[.CN6])/([.CO1]-[.CN1]))^2" office:value-type="float" office:value="0.00165935723222507" calcext:value-type="float">
            <text:p>0.001659357232225</text:p>
          </table:table-cell>
          <table:table-cell table:formula="of:=0.5*[.CP12]*(([.CP6]-[.CO6])/([.CP1]-[.CO1]))^2" office:value-type="float" office:value="0.0163057175606242" calcext:value-type="float">
            <text:p>0.016305717560624</text:p>
          </table:table-cell>
          <table:table-cell table:formula="of:=0.5*[.CQ12]*(([.CQ6]-[.CP6])/([.CQ1]-[.CP1]))^2" office:value-type="float" office:value="0.0331052833786827" calcext:value-type="float">
            <text:p>0.033105283378683</text:p>
          </table:table-cell>
          <table:table-cell table:formula="of:=0.5*[.CR12]*(([.CR6]-[.CQ6])/([.CR1]-[.CQ1]))^2" office:value-type="float" office:value="0.0552809621255421" calcext:value-type="float">
            <text:p>0.055280962125542</text:p>
          </table:table-cell>
          <table:table-cell table:formula="of:=0.5*[.CS12]*(([.CS6]-[.CR6])/([.CS1]-[.CR1]))^2" office:value-type="float" office:value="0.0287769248711702" calcext:value-type="float">
            <text:p>0.02877692487117</text:p>
          </table:table-cell>
          <table:table-cell table:formula="of:=0.5*[.CT12]*(([.CT6]-[.CS6])/([.CT1]-[.CS1]))^2" office:value-type="float" office:value="0.0107258682981762" calcext:value-type="float">
            <text:p>0.010725868298176</text:p>
          </table:table-cell>
          <table:table-cell table:formula="of:=0.5*[.CU12]*(([.CU6]-[.CT6])/([.CU1]-[.CT1]))^2" office:value-type="float" office:value="0.00222254451106717" calcext:value-type="float">
            <text:p>0.002222544511067</text:p>
          </table:table-cell>
          <table:table-cell table:formula="of:=0.5*[.CV12]*(([.CV6]-[.CU6])/([.CV1]-[.CU1]))^2" office:value-type="float" office:value="0.000867035594711656" calcext:value-type="float">
            <text:p>0.000867035594712</text:p>
          </table:table-cell>
          <table:table-cell table:formula="of:=0.5*[.CW12]*(([.CW6]-[.CV6])/([.CW1]-[.CV1]))^2" office:value-type="float" office:value="0.00223219053876197" calcext:value-type="float">
            <text:p>0.002232190538762</text:p>
          </table:table-cell>
          <table:table-cell table:formula="of:=0.5*[.CX12]*(([.CX6]-[.CW6])/([.CX1]-[.CW1]))^2" office:value-type="float" office:value="0.00362188953226858" calcext:value-type="float">
            <text:p>0.003621889532269</text:p>
          </table:table-cell>
          <table:table-cell table:formula="of:=0.5*[.CY12]*(([.CY6]-[.CX6])/([.CY1]-[.CX1]))^2" office:value-type="float" office:value="0.000536655893075161" calcext:value-type="float">
            <text:p>0.000536655893075</text:p>
          </table:table-cell>
          <table:table-cell table:formula="of:=0.5*[.CZ12]*(([.CZ6]-[.CY6])/([.CZ1]-[.CY1]))^2" office:value-type="float" office:value="0.000958581557410933" calcext:value-type="float">
            <text:p>0.000958581557411</text:p>
          </table:table-cell>
          <table:table-cell table:formula="of:=0.5*[.DA12]*(([.DA6]-[.CZ6])/([.DA1]-[.CZ1]))^2" office:value-type="float" office:value="0.00168181512763638" calcext:value-type="float">
            <text:p>0.001681815127636</text:p>
          </table:table-cell>
          <table:table-cell table:formula="of:=0.5*[.DB12]*(([.DB6]-[.DA6])/([.DB1]-[.DA1]))^2" office:value-type="float" office:value="0.0606278197276246" calcext:value-type="float">
            <text:p>0.060627819727625</text:p>
          </table:table-cell>
          <table:table-cell table:formula="of:=0.5*[.DC12]*(([.DC6]-[.DB6])/([.DC1]-[.DB1]))^2" office:value-type="float" office:value="0.00356267218514385" calcext:value-type="float">
            <text:p>0.003562672185144</text:p>
          </table:table-cell>
          <table:table-cell table:formula="of:=0.5*[.DD12]*(([.DD6]-[.DC6])/([.DD1]-[.DC1]))^2" office:value-type="float" office:value="0.00737781280554537" calcext:value-type="float">
            <text:p>0.007377812805545</text:p>
          </table:table-cell>
          <table:table-cell table:formula="of:=0.5*[.DE12]*(([.DE6]-[.DD6])/([.DE1]-[.DD1]))^2" office:value-type="float" office:value="0.0182939832474682" calcext:value-type="float">
            <text:p>0.018293983247468</text:p>
          </table:table-cell>
          <table:table-cell table:formula="of:=0.5*[.DF12]*(([.DF6]-[.DE6])/([.DF1]-[.DE1]))^2" office:value-type="float" office:value="0.0159851850844149" calcext:value-type="float">
            <text:p>0.015985185084415</text:p>
          </table:table-cell>
          <table:table-cell table:formula="of:=0.5*[.DG12]*(([.DG6]-[.DF6])/([.DG1]-[.DF1]))^2" office:value-type="float" office:value="0.0000368603966389556" calcext:value-type="float">
            <text:p>3.68603966389556E-05</text:p>
          </table:table-cell>
          <table:table-cell table:formula="of:=0.5*[.DH12]*(([.DH6]-[.DG6])/([.DH1]-[.DG1]))^2" office:value-type="float" office:value="0.000377412398502433" calcext:value-type="float">
            <text:p>0.000377412398502</text:p>
          </table:table-cell>
          <table:table-cell table:formula="of:=0.5*[.DI12]*(([.DI6]-[.DH6])/([.DI1]-[.DH1]))^2" office:value-type="float" office:value="0.00187126376666795" calcext:value-type="float">
            <text:p>0.001871263766668</text:p>
          </table:table-cell>
          <table:table-cell table:formula="of:=0.5*[.DJ12]*(([.DJ6]-[.DI6])/([.DJ1]-[.DI1]))^2" office:value-type="float" office:value="0.0196010440494185" calcext:value-type="float">
            <text:p>0.019601044049419</text:p>
          </table:table-cell>
          <table:table-cell table:formula="of:=0.5*[.DK12]*(([.DK6]-[.DJ6])/([.DK1]-[.DJ1]))^2" office:value-type="float" office:value="0.0431619686138795" calcext:value-type="float">
            <text:p>0.04316196861388</text:p>
          </table:table-cell>
          <table:table-cell table:formula="of:=0.5*[.DL12]*(([.DL6]-[.DK6])/([.DL1]-[.DK1]))^2" office:value-type="float" office:value="0.0348400262630413" calcext:value-type="float">
            <text:p>0.034840026263041</text:p>
          </table:table-cell>
          <table:table-cell table:formula="of:=0.5*[.DM12]*(([.DM6]-[.DL6])/([.DM1]-[.DL1]))^2" office:value-type="float" office:value="0.015242622145931" calcext:value-type="float">
            <text:p>0.015242622145931</text:p>
          </table:table-cell>
          <table:table-cell table:formula="of:=0.5*[.DN12]*(([.DN6]-[.DM6])/([.DN1]-[.DM1]))^2" office:value-type="float" office:value="0.00438435120560488" calcext:value-type="float">
            <text:p>0.004384351205605</text:p>
          </table:table-cell>
          <table:table-cell table:formula="of:=0.5*[.DO12]*(([.DO6]-[.DN6])/([.DO1]-[.DN1]))^2" office:value-type="float" office:value="0.0014616741089217" calcext:value-type="float">
            <text:p>0.001461674108922</text:p>
          </table:table-cell>
          <table:table-cell table:formula="of:=0.5*[.DP12]*(([.DP6]-[.DO6])/([.DP1]-[.DO1]))^2" office:value-type="float" office:value="0.000119727840594175" calcext:value-type="float">
            <text:p>0.000119727840594</text:p>
          </table:table-cell>
          <table:table-cell table:formula="of:=0.5*[.DQ12]*(([.DQ6]-[.DP6])/([.DQ1]-[.DP1]))^2" office:value-type="float" office:value="0.000357807773521441" calcext:value-type="float">
            <text:p>0.000357807773521</text:p>
          </table:table-cell>
          <table:table-cell table:formula="of:=0.5*[.DR12]*(([.DR6]-[.DQ6])/([.DR1]-[.DQ1]))^2" office:value-type="float" office:value="0.00226237426470816" calcext:value-type="float">
            <text:p>0.002262374264708</text:p>
          </table:table-cell>
          <table:table-cell table:formula="of:=0.5*[.DS12]*(([.DS6]-[.DR6])/([.DS1]-[.DR1]))^2" office:value-type="float" office:value="0.00089476881178584" calcext:value-type="float">
            <text:p>0.000894768811786</text:p>
          </table:table-cell>
          <table:table-cell table:formula="of:=0.5*[.DT12]*(([.DT6]-[.DS6])/([.DT1]-[.DS1]))^2" office:value-type="float" office:value="0.00317084024642354" calcext:value-type="float">
            <text:p>0.003170840246424</text:p>
          </table:table-cell>
          <table:table-cell table:formula="of:=0.5*[.DU12]*(([.DU6]-[.DT6])/([.DU1]-[.DT1]))^2" office:value-type="float" office:value="0.00417004522464766" calcext:value-type="float">
            <text:p>0.004170045224648</text:p>
          </table:table-cell>
          <table:table-cell table:formula="of:=0.5*[.DV12]*(([.DV6]-[.DU6])/([.DV1]-[.DU1]))^2" office:value-type="float" office:value="0.0212155139522795" calcext:value-type="float">
            <text:p>0.02121551395228</text:p>
          </table:table-cell>
          <table:table-cell table:formula="of:=0.5*[.DW12]*(([.DW6]-[.DV6])/([.DW1]-[.DV1]))^2" office:value-type="float" office:value="0.0102165483206228" calcext:value-type="float">
            <text:p>0.010216548320623</text:p>
          </table:table-cell>
          <table:table-cell table:formula="of:=0.5*[.DX12]*(([.DX6]-[.DW6])/([.DX1]-[.DW1]))^2" office:value-type="float" office:value="0.0558376823591982" calcext:value-type="float">
            <text:p>0.055837682359198</text:p>
          </table:table-cell>
          <table:table-cell table:formula="of:=0.5*[.DY12]*(([.DY6]-[.DX6])/([.DY1]-[.DX1]))^2" office:value-type="float" office:value="0.00619186396166708" calcext:value-type="float">
            <text:p>0.006191863961667</text:p>
          </table:table-cell>
          <table:table-cell table:formula="of:=0.5*[.DZ12]*(([.DZ6]-[.DY6])/([.DZ1]-[.DY1]))^2" office:value-type="float" office:value="0.00188606879080491" calcext:value-type="float">
            <text:p>0.001886068790805</text:p>
          </table:table-cell>
          <table:table-cell table:formula="of:=0.5*[.EA12]*(([.EA6]-[.DZ6])/([.EA1]-[.DZ1]))^2" office:value-type="float" office:value="0.0121937955000682" calcext:value-type="float">
            <text:p>0.012193795500068</text:p>
          </table:table-cell>
          <table:table-cell table:formula="of:=0.5*[.EB12]*(([.EB6]-[.EA6])/([.EB1]-[.EA1]))^2" office:value-type="float" office:value="0.003611800314717" calcext:value-type="float">
            <text:p>0.003611800314717</text:p>
          </table:table-cell>
          <table:table-cell table:formula="of:=0.5*[.EC12]*(([.EC6]-[.EB6])/([.EC1]-[.EB1]))^2" office:value-type="float" office:value="0.0000038500248065903" calcext:value-type="float">
            <text:p>3.8500248065903E-06</text:p>
          </table:table-cell>
          <table:table-cell table:formula="of:=0.5*[.ED12]*(([.ED6]-[.EC6])/([.ED1]-[.EC1]))^2" office:value-type="float" office:value="0.00473838671409905" calcext:value-type="float">
            <text:p>0.004738386714099</text:p>
          </table:table-cell>
          <table:table-cell table:formula="of:=0.5*[.EE12]*(([.EE6]-[.ED6])/([.EE1]-[.ED1]))^2" office:value-type="float" office:value="0.080606486352428" calcext:value-type="float">
            <text:p>0.080606486352428</text:p>
          </table:table-cell>
          <table:table-cell table:formula="of:=0.5*[.EF12]*(([.EF6]-[.EE6])/([.EF1]-[.EE1]))^2" office:value-type="float" office:value="0.00000720414394612162" calcext:value-type="float">
            <text:p>7.20414394612162E-06</text:p>
          </table:table-cell>
          <table:table-cell table:formula="of:=0.5*[.EG12]*(([.EG6]-[.EF6])/([.EG1]-[.EF1]))^2" office:value-type="float" office:value="0.00364069549769285" calcext:value-type="float">
            <text:p>0.003640695497693</text:p>
          </table:table-cell>
          <table:table-cell table:formula="of:=0.5*[.EH12]*(([.EH6]-[.EG6])/([.EH1]-[.EG1]))^2" office:value-type="float" office:value="0.000845895829675617" calcext:value-type="float">
            <text:p>0.000845895829676</text:p>
          </table:table-cell>
          <table:table-cell table:formula="of:=0.5*[.EI12]*(([.EI6]-[.EH6])/([.EI1]-[.EH1]))^2" office:value-type="float" office:value="0.0000257813770081965" calcext:value-type="float">
            <text:p>2.57813770081965E-05</text:p>
          </table:table-cell>
          <table:table-cell table:formula="of:=0.5*[.EJ12]*(([.EJ6]-[.EI6])/([.EJ1]-[.EI1]))^2" office:value-type="float" office:value="0.00162714548050878" calcext:value-type="float">
            <text:p>0.001627145480509</text:p>
          </table:table-cell>
          <table:table-cell table:formula="of:=0.5*[.EK12]*(([.EK6]-[.EJ6])/([.EK1]-[.EJ1]))^2" office:value-type="float" office:value="0.00310607914851119" calcext:value-type="float">
            <text:p>0.003106079148511</text:p>
          </table:table-cell>
          <table:table-cell table:formula="of:=0.5*[.EL12]*(([.EL6]-[.EK6])/([.EL1]-[.EK1]))^2" office:value-type="float" office:value="0.00350158187399291" calcext:value-type="float">
            <text:p>0.003501581873993</text:p>
          </table:table-cell>
          <table:table-cell table:formula="of:=0.5*[.EM12]*(([.EM6]-[.EL6])/([.EM1]-[.EL1]))^2" office:value-type="float" office:value="0.00195295371717053" calcext:value-type="float">
            <text:p>0.001952953717171</text:p>
          </table:table-cell>
          <table:table-cell table:formula="of:=0.5*[.EN12]*(([.EN6]-[.EM6])/([.EN1]-[.EM1]))^2" office:value-type="float" office:value="0.00339830245727342" calcext:value-type="float">
            <text:p>0.003398302457273</text:p>
          </table:table-cell>
          <table:table-cell table:formula="of:=0.5*[.EO12]*(([.EO6]-[.EN6])/([.EO1]-[.EN1]))^2" office:value-type="float" office:value="0.00130059590072399" calcext:value-type="float">
            <text:p>0.001300595900724</text:p>
          </table:table-cell>
          <table:table-cell table:formula="of:=0.5*[.EP12]*(([.EP6]-[.EO6])/([.EP1]-[.EO1]))^2" office:value-type="float" office:value="0.000227005074258696" calcext:value-type="float">
            <text:p>0.000227005074259</text:p>
          </table:table-cell>
          <table:table-cell table:formula="of:=0.5*[.EQ12]*(([.EQ6]-[.EP6])/([.EQ1]-[.EP1]))^2" office:value-type="float" office:value="0.00025772457907661" calcext:value-type="float">
            <text:p>0.000257724579077</text:p>
          </table:table-cell>
          <table:table-cell table:formula="of:=0.5*[.ER12]*(([.ER6]-[.EQ6])/([.ER1]-[.EQ1]))^2" office:value-type="float" office:value="0.043748353997266" calcext:value-type="float">
            <text:p>0.043748353997266</text:p>
          </table:table-cell>
          <table:table-cell table:formula="of:=0.5*[.ES12]*(([.ES6]-[.ER6])/([.ES1]-[.ER1]))^2" office:value-type="float" office:value="0.00225458997254743" calcext:value-type="float">
            <text:p>0.002254589972547</text:p>
          </table:table-cell>
          <table:table-cell table:formula="of:=0.5*[.ET12]*(([.ET6]-[.ES6])/([.ET1]-[.ES1]))^2" office:value-type="float" office:value="0.00048323108865807" calcext:value-type="float">
            <text:p>0.000483231088658</text:p>
          </table:table-cell>
          <table:table-cell table:formula="of:=0.5*[.EU12]*(([.EU6]-[.ET6])/([.EU1]-[.ET1]))^2" office:value-type="float" office:value="0.0143885727569912" calcext:value-type="float">
            <text:p>0.014388572756991</text:p>
          </table:table-cell>
          <table:table-cell table:formula="of:=0.5*[.EV12]*(([.EV6]-[.EU6])/([.EV1]-[.EU1]))^2" office:value-type="float" office:value="0.039848010890392" calcext:value-type="float">
            <text:p>0.039848010890392</text:p>
          </table:table-cell>
          <table:table-cell table:formula="of:=0.5*[.EW12]*(([.EW6]-[.EV6])/([.EW1]-[.EV1]))^2" office:value-type="float" office:value="0.0363044807264396" calcext:value-type="float">
            <text:p>0.03630448072644</text:p>
          </table:table-cell>
          <table:table-cell table:formula="of:=0.5*[.EX12]*(([.EX6]-[.EW6])/([.EX1]-[.EW1]))^2" office:value-type="float" office:value="0.011367506083116" calcext:value-type="float">
            <text:p>0.011367506083116</text:p>
          </table:table-cell>
          <table:table-cell table:formula="of:=0.5*[.EY12]*(([.EY6]-[.EX6])/([.EY1]-[.EX1]))^2" office:value-type="float" office:value="0.000181174270165724" calcext:value-type="float">
            <text:p>0.000181174270166</text:p>
          </table:table-cell>
          <table:table-cell table:formula="of:=0.5*[.EZ12]*(([.EZ6]-[.EY6])/([.EZ1]-[.EY1]))^2" office:value-type="float" office:value="0.0204254830393804" calcext:value-type="float">
            <text:p>0.02042548303938</text:p>
          </table:table-cell>
          <table:table-cell table:formula="of:=0.5*[.FA12]*(([.FA6]-[.EZ6])/([.FA1]-[.EZ1]))^2" office:value-type="float" office:value="0.0138893451846447" calcext:value-type="float">
            <text:p>0.013889345184645</text:p>
          </table:table-cell>
          <table:table-cell table:formula="of:=0.5*[.FB12]*(([.FB6]-[.FA6])/([.FB1]-[.FA1]))^2" office:value-type="float" office:value="0.000256208645445259" calcext:value-type="float">
            <text:p>0.000256208645445</text:p>
          </table:table-cell>
          <table:table-cell table:formula="of:=0.5*[.FC12]*(([.FC6]-[.FB6])/([.FC1]-[.FB1]))^2" office:value-type="float" office:value="0.00255394839672492" calcext:value-type="float">
            <text:p>0.002553948396725</text:p>
          </table:table-cell>
          <table:table-cell table:formula="of:=0.5*[.FD12]*(([.FD6]-[.FC6])/([.FD1]-[.FC1]))^2" office:value-type="float" office:value="0.00393380290460195" calcext:value-type="float">
            <text:p>0.003933802904602</text:p>
          </table:table-cell>
          <table:table-cell table:formula="of:=0.5*[.FE12]*(([.FE6]-[.FD6])/([.FE1]-[.FD1]))^2" office:value-type="float" office:value="0.00271542624375968" calcext:value-type="float">
            <text:p>0.00271542624376</text:p>
          </table:table-cell>
          <table:table-cell table:formula="of:=0.5*[.FF12]*(([.FF6]-[.FE6])/([.FF1]-[.FE1]))^2" office:value-type="float" office:value="0.00221367963466625" calcext:value-type="float">
            <text:p>0.002213679634666</text:p>
          </table:table-cell>
          <table:table-cell table:formula="of:=0.5*[.FG12]*(([.FG6]-[.FF6])/([.FG1]-[.FF1]))^2" office:value-type="float" office:value="0.000227316176160885" calcext:value-type="float">
            <text:p>0.000227316176161</text:p>
          </table:table-cell>
          <table:table-cell table:formula="of:=0.5*[.FH12]*(([.FH6]-[.FG6])/([.FH1]-[.FG1]))^2" office:value-type="float" office:value="0.00140022722297828" calcext:value-type="float">
            <text:p>0.001400227222978</text:p>
          </table:table-cell>
          <table:table-cell table:formula="of:=0.5*[.FI12]*(([.FI6]-[.FH6])/([.FI1]-[.FH1]))^2" office:value-type="float" office:value="0.00000116634382621148" calcext:value-type="float">
            <text:p>1.16634382621148E-06</text:p>
          </table:table-cell>
          <table:table-cell table:formula="of:=0.5*[.FJ12]*(([.FJ6]-[.FI6])/([.FJ1]-[.FI1]))^2" office:value-type="float" office:value="0.0269240898267247" calcext:value-type="float">
            <text:p>0.026924089826725</text:p>
          </table:table-cell>
          <table:table-cell table:formula="of:=0.5*[.FK12]*(([.FK6]-[.FJ6])/([.FK1]-[.FJ1]))^2" office:value-type="float" office:value="0.0630613940450779" calcext:value-type="float">
            <text:p>0.063061394045078</text:p>
          </table:table-cell>
          <table:table-cell table:formula="of:=0.5*[.FL12]*(([.FL6]-[.FK6])/([.FL1]-[.FK1]))^2" office:value-type="float" office:value="0.000712895197002252" calcext:value-type="float">
            <text:p>0.000712895197002</text:p>
          </table:table-cell>
          <table:table-cell table:formula="of:=0.5*[.FM12]*(([.FM6]-[.FL6])/([.FM1]-[.FL1]))^2" office:value-type="float" office:value="0.0430358602795608" calcext:value-type="float">
            <text:p>0.043035860279561</text:p>
          </table:table-cell>
          <table:table-cell table:formula="of:=0.5*[.FN12]*(([.FN6]-[.FM6])/([.FN1]-[.FM1]))^2" office:value-type="float" office:value="0.00037362826641344" calcext:value-type="float">
            <text:p>0.000373628266413</text:p>
          </table:table-cell>
          <table:table-cell table:formula="of:=0.5*[.FO12]*(([.FO6]-[.FN6])/([.FO1]-[.FN1]))^2" office:value-type="float" office:value="0.00135635279648818" calcext:value-type="float">
            <text:p>0.001356352796488</text:p>
          </table:table-cell>
          <table:table-cell table:formula="of:=0.5*[.FP12]*(([.FP6]-[.FO6])/([.FP1]-[.FO1]))^2" office:value-type="float" office:value="0.0112614567294969" calcext:value-type="float">
            <text:p>0.011261456729497</text:p>
          </table:table-cell>
          <table:table-cell table:formula="of:=0.5*[.FQ12]*(([.FQ6]-[.FP6])/([.FQ1]-[.FP1]))^2" office:value-type="float" office:value="0.000878074983792691" calcext:value-type="float">
            <text:p>0.000878074983793</text:p>
          </table:table-cell>
          <table:table-cell table:formula="of:=0.5*[.FR12]*(([.FR6]-[.FQ6])/([.FR1]-[.FQ1]))^2" office:value-type="float" office:value="0.00364783363003415" calcext:value-type="float">
            <text:p>0.003647833630034</text:p>
          </table:table-cell>
          <table:table-cell table:formula="of:=0.5*[.FS12]*(([.FS6]-[.FR6])/([.FS1]-[.FR1]))^2" office:value-type="float" office:value="0.047398909330322" calcext:value-type="float">
            <text:p>0.047398909330322</text:p>
          </table:table-cell>
          <table:table-cell table:formula="of:=0.5*[.FT12]*(([.FT6]-[.FS6])/([.FT1]-[.FS1]))^2" office:value-type="float" office:value="0.062911067632691" calcext:value-type="float">
            <text:p>0.062911067632691</text:p>
          </table:table-cell>
          <table:table-cell table:formula="of:=0.5*[.FU12]*(([.FU6]-[.FT6])/([.FU1]-[.FT1]))^2" office:value-type="float" office:value="0.00247721600507825" calcext:value-type="float">
            <text:p>0.002477216005078</text:p>
          </table:table-cell>
          <table:table-cell table:formula="of:=0.5*[.FV12]*(([.FV6]-[.FU6])/([.FV1]-[.FU1]))^2" office:value-type="float" office:value="0.0000472931079290339" calcext:value-type="float">
            <text:p>4.72931079290339E-05</text:p>
          </table:table-cell>
          <table:table-cell table:formula="of:=0.5*[.FW12]*(([.FW6]-[.FV6])/([.FW1]-[.FV1]))^2" office:value-type="float" office:value="0.00156278298353324" calcext:value-type="float">
            <text:p>0.001562782983533</text:p>
          </table:table-cell>
          <table:table-cell table:formula="of:=0.5*[.FX12]*(([.FX6]-[.FW6])/([.FX1]-[.FW1]))^2" office:value-type="float" office:value="0.00123481480438955" calcext:value-type="float">
            <text:p>0.00123481480439</text:p>
          </table:table-cell>
          <table:table-cell table:formula="of:=0.5*[.FY12]*(([.FY6]-[.FX6])/([.FY1]-[.FX1]))^2" office:value-type="float" office:value="0.00000489962236529317" calcext:value-type="float">
            <text:p>4.89962236529317E-06</text:p>
          </table:table-cell>
          <table:table-cell table:formula="of:=0.5*[.FZ12]*(([.FZ6]-[.FY6])/([.FZ1]-[.FY1]))^2" office:value-type="float" office:value="0.00155064206196075" calcext:value-type="float">
            <text:p>0.001550642061961</text:p>
          </table:table-cell>
          <table:table-cell table:formula="of:=0.5*[.GA12]*(([.GA6]-[.FZ6])/([.GA1]-[.FZ1]))^2" office:value-type="float" office:value="0.00646054633687761" calcext:value-type="float">
            <text:p>0.006460546336878</text:p>
          </table:table-cell>
          <table:table-cell table:formula="of:=0.5*[.GB12]*(([.GB6]-[.GA6])/([.GB1]-[.GA1]))^2" office:value-type="float" office:value="0.00186254306046621" calcext:value-type="float">
            <text:p>0.001862543060466</text:p>
          </table:table-cell>
          <table:table-cell table:formula="of:=0.5*[.GC12]*(([.GC6]-[.GB6])/([.GC1]-[.GB1]))^2" office:value-type="float" office:value="0.000165854563429077" calcext:value-type="float">
            <text:p>0.000165854563429</text:p>
          </table:table-cell>
          <table:table-cell table:formula="of:=0.5*[.GD12]*(([.GD6]-[.GC6])/([.GD1]-[.GC1]))^2" office:value-type="float" office:value="0.000871841836642379" calcext:value-type="float">
            <text:p>0.000871841836642</text:p>
          </table:table-cell>
          <table:table-cell table:formula="of:=0.5*[.GE12]*(([.GE6]-[.GD6])/([.GE1]-[.GD1]))^2" office:value-type="float" office:value="0.000392737307245084" calcext:value-type="float">
            <text:p>0.000392737307245</text:p>
          </table:table-cell>
          <table:table-cell table:formula="of:=0.5*[.GF12]*(([.GF6]-[.GE6])/([.GF1]-[.GE1]))^2" office:value-type="float" office:value="0.0000617359780266845" calcext:value-type="float">
            <text:p>6.17359780266845E-05</text:p>
          </table:table-cell>
          <table:table-cell table:formula="of:=0.5*[.GG12]*(([.GG6]-[.GF6])/([.GG1]-[.GF1]))^2" office:value-type="float" office:value="0.000512908153465605" calcext:value-type="float">
            <text:p>0.000512908153466</text:p>
          </table:table-cell>
          <table:table-cell table:formula="of:=0.5*[.GH12]*(([.GH6]-[.GG6])/([.GH1]-[.GG1]))^2" office:value-type="float" office:value="0.061431015915733" calcext:value-type="float">
            <text:p>0.061431015915733</text:p>
          </table:table-cell>
          <table:table-cell table:formula="of:=0.5*[.GI12]*(([.GI6]-[.GH6])/([.GI1]-[.GH1]))^2" office:value-type="float" office:value="0.00753264315342679" calcext:value-type="float">
            <text:p>0.007532643153427</text:p>
          </table:table-cell>
          <table:table-cell table:formula="of:=0.5*[.GJ12]*(([.GJ6]-[.GI6])/([.GJ1]-[.GI1]))^2" office:value-type="float" office:value="0.0000834921946533455" calcext:value-type="float">
            <text:p>8.34921946533455E-05</text:p>
          </table:table-cell>
          <table:table-cell table:formula="of:=0.5*[.GK12]*(([.GK6]-[.GJ6])/([.GK1]-[.GJ1]))^2" office:value-type="float" office:value="0.00375260239160852" calcext:value-type="float">
            <text:p>0.003752602391609</text:p>
          </table:table-cell>
          <table:table-cell table:formula="of:=0.5*[.GL12]*(([.GL6]-[.GK6])/([.GL1]-[.GK1]))^2" office:value-type="float" office:value="0.0364447896330234" calcext:value-type="float">
            <text:p>0.036444789633023</text:p>
          </table:table-cell>
          <table:table-cell table:formula="of:=0.5*[.GM12]*(([.GM6]-[.GL6])/([.GM1]-[.GL1]))^2" office:value-type="float" office:value="0.00470199857052887" calcext:value-type="float">
            <text:p>0.004701998570529</text:p>
          </table:table-cell>
          <table:table-cell table:formula="of:=0.5*[.GN12]*(([.GN6]-[.GM6])/([.GN1]-[.GM1]))^2" office:value-type="float" office:value="0.000829211818206226" calcext:value-type="float">
            <text:p>0.000829211818206</text:p>
          </table:table-cell>
          <table:table-cell table:formula="of:=0.5*[.GO12]*(([.GO6]-[.GN6])/([.GO1]-[.GN1]))^2" office:value-type="float" office:value="0.00901999039056808" calcext:value-type="float">
            <text:p>0.009019990390568</text:p>
          </table:table-cell>
          <table:table-cell table:formula="of:=0.5*[.GP12]*(([.GP6]-[.GO6])/([.GP1]-[.GO1]))^2" office:value-type="float" office:value="0.0168141268676274" calcext:value-type="float">
            <text:p>0.016814126867627</text:p>
          </table:table-cell>
          <table:table-cell table:formula="of:=0.5*[.GQ12]*(([.GQ6]-[.GP6])/([.GQ1]-[.GP1]))^2" office:value-type="float" office:value="0.000794587416999004" calcext:value-type="float">
            <text:p>0.000794587416999</text:p>
          </table:table-cell>
          <table:table-cell table:formula="of:=0.5*[.GR12]*(([.GR6]-[.GQ6])/([.GR1]-[.GQ1]))^2" office:value-type="float" office:value="0.00237529036051647" calcext:value-type="float">
            <text:p>0.002375290360516</text:p>
          </table:table-cell>
          <table:table-cell table:formula="of:=0.5*[.GS12]*(([.GS6]-[.GR6])/([.GS1]-[.GR1]))^2" office:value-type="float" office:value="0.00285938177018999" calcext:value-type="float">
            <text:p>0.00285938177019</text:p>
          </table:table-cell>
          <table:table-cell table:formula="of:=0.5*[.GT12]*(([.GT6]-[.GS6])/([.GT1]-[.GS1]))^2" office:value-type="float" office:value="0.000765647465042864" calcext:value-type="float">
            <text:p>0.000765647465043</text:p>
          </table:table-cell>
          <table:table-cell table:formula="of:=0.5*[.GU12]*(([.GU6]-[.GT6])/([.GU1]-[.GT1]))^2" office:value-type="float" office:value="0.000421629033837522" calcext:value-type="float">
            <text:p>0.000421629033838</text:p>
          </table:table-cell>
          <table:table-cell table:formula="of:=0.5*[.GV12]*(([.GV6]-[.GU6])/([.GV1]-[.GU1]))^2" office:value-type="float" office:value="0.000632098850248683" calcext:value-type="float">
            <text:p>0.000632098850249</text:p>
          </table:table-cell>
          <table:table-cell table:formula="of:=0.5*[.GW12]*(([.GW6]-[.GV6])/([.GW1]-[.GV1]))^2" office:value-type="float" office:value="0.000757295826148314" calcext:value-type="float">
            <text:p>0.000757295826148</text:p>
          </table:table-cell>
          <table:table-cell table:formula="of:=0.5*[.GX12]*(([.GX6]-[.GW6])/([.GX1]-[.GW1]))^2" office:value-type="float" office:value="0.000272356575279891" calcext:value-type="float">
            <text:p>0.00027235657528</text:p>
          </table:table-cell>
          <table:table-cell table:formula="of:=0.5*[.GY12]*(([.GY6]-[.GX6])/([.GY1]-[.GX1]))^2" office:value-type="float" office:value="0.0000786931803487529" calcext:value-type="float">
            <text:p>7.86931803487529E-05</text:p>
          </table:table-cell>
          <table:table-cell table:formula="of:=0.5*[.GZ12]*(([.GZ6]-[.GY6])/([.GZ1]-[.GY1]))^2" office:value-type="float" office:value="0.00625333095641772" calcext:value-type="float">
            <text:p>0.006253330956418</text:p>
          </table:table-cell>
          <table:table-cell table:formula="of:=0.5*[.HA12]*(([.HA6]-[.GZ6])/([.HA1]-[.GZ1]))^2" office:value-type="float" office:value="0.0375146351793664" calcext:value-type="float">
            <text:p>0.037514635179367</text:p>
          </table:table-cell>
          <table:table-cell table:formula="of:=0.5*[.HB12]*(([.HB6]-[.HA6])/([.HB1]-[.HA1]))^2" office:value-type="float" office:value="0.0525358206318524" calcext:value-type="float">
            <text:p>0.052535820631853</text:p>
          </table:table-cell>
          <table:table-cell table:formula="of:=0.5*[.HC12]*(([.HC6]-[.HB6])/([.HC1]-[.HB1]))^2" office:value-type="float" office:value="0.0133570332096974" calcext:value-type="float">
            <text:p>0.013357033209697</text:p>
          </table:table-cell>
          <table:table-cell table:formula="of:=0.5*[.HD12]*(([.HD6]-[.HC6])/([.HD1]-[.HC1]))^2" office:value-type="float" office:value="0.0153118977843395" calcext:value-type="float">
            <text:p>0.01531189778434</text:p>
          </table:table-cell>
          <table:table-cell table:formula="of:=0.5*[.HE12]*(([.HE6]-[.HD6])/([.HE1]-[.HD1]))^2" office:value-type="float" office:value="0.000368034395660814" calcext:value-type="float">
            <text:p>0.000368034395661</text:p>
          </table:table-cell>
          <table:table-cell table:formula="of:=0.5*[.HF12]*(([.HF6]-[.HE6])/([.HF1]-[.HE1]))^2" office:value-type="float" office:value="0.00300352963324446" calcext:value-type="float">
            <text:p>0.003003529633244</text:p>
          </table:table-cell>
          <table:table-cell table:formula="of:=0.5*[.HG12]*(([.HG6]-[.HF6])/([.HG1]-[.HF1]))^2" office:value-type="float" office:value="0.000540840288129559" calcext:value-type="float">
            <text:p>0.00054084028813</text:p>
          </table:table-cell>
          <table:table-cell table:formula="of:=0.5*[.HH12]*(([.HH6]-[.HG6])/([.HH1]-[.HG1]))^2" office:value-type="float" office:value="0.00242482013389" calcext:value-type="float">
            <text:p>0.00242482013389</text:p>
          </table:table-cell>
          <table:table-cell table:formula="of:=0.5*[.HI12]*(([.HI6]-[.HH6])/([.HI1]-[.HH1]))^2" office:value-type="float" office:value="0.0359524923145423" calcext:value-type="float">
            <text:p>0.035952492314542</text:p>
          </table:table-cell>
          <table:table-cell table:formula="of:=0.5*[.HJ12]*(([.HJ6]-[.HI6])/([.HJ1]-[.HI1]))^2" office:value-type="float" office:value="0.0617349504173814" calcext:value-type="float">
            <text:p>0.061734950417381</text:p>
          </table:table-cell>
          <table:table-cell table:formula="of:=0.5*[.HK12]*(([.HK6]-[.HJ6])/([.HK1]-[.HJ1]))^2" office:value-type="float" office:value="0.0424043442820759" calcext:value-type="float">
            <text:p>0.042404344282076</text:p>
          </table:table-cell>
          <table:table-cell table:formula="of:=0.5*[.HL12]*(([.HL6]-[.HK6])/([.HL1]-[.HK1]))^2" office:value-type="float" office:value="0.0230328152356155" calcext:value-type="float">
            <text:p>0.023032815235616</text:p>
          </table:table-cell>
          <table:table-cell table:formula="of:=0.5*[.HM12]*(([.HM6]-[.HL6])/([.HM1]-[.HL1]))^2" office:value-type="float" office:value="0.00756760088968699" calcext:value-type="float">
            <text:p>0.007567600889687</text:p>
          </table:table-cell>
          <table:table-cell table:formula="of:=0.5*[.HN12]*(([.HN6]-[.HM6])/([.HN1]-[.HM1]))^2" office:value-type="float" office:value="0.00124523429335524" calcext:value-type="float">
            <text:p>0.001245234293355</text:p>
          </table:table-cell>
          <table:table-cell table:formula="of:=0.5*[.HO12]*(([.HO6]-[.HN6])/([.HO1]-[.HN1]))^2" office:value-type="float" office:value="0.0018270911409065" calcext:value-type="float">
            <text:p>0.001827091140907</text:p>
          </table:table-cell>
          <table:table-cell table:formula="of:=0.5*[.HP12]*(([.HP6]-[.HO6])/([.HP1]-[.HO1]))^2" office:value-type="float" office:value="0.000650052607697601" calcext:value-type="float">
            <text:p>0.000650052607698</text:p>
          </table:table-cell>
          <table:table-cell table:formula="of:=0.5*[.HQ12]*(([.HQ6]-[.HP6])/([.HQ1]-[.HP1]))^2" office:value-type="float" office:value="0.000305476357088309" calcext:value-type="float">
            <text:p>0.000305476357088</text:p>
          </table:table-cell>
          <table:table-cell table:formula="of:=0.5*[.HR12]*(([.HR6]-[.HQ6])/([.HR1]-[.HQ1]))^2" office:value-type="float" office:value="0.00118828984646365" calcext:value-type="float">
            <text:p>0.001188289846464</text:p>
          </table:table-cell>
          <table:table-cell table:formula="of:=0.5*[.HS12]*(([.HS6]-[.HR6])/([.HS1]-[.HR1]))^2" office:value-type="float" office:value="0.00288831639136527" calcext:value-type="float">
            <text:p>0.002888316391365</text:p>
          </table:table-cell>
          <table:table-cell table:formula="of:=0.5*[.HT12]*(([.HT6]-[.HS6])/([.HT1]-[.HS1]))^2" office:value-type="float" office:value="0.00316010198482868" calcext:value-type="float">
            <text:p>0.003160101984829</text:p>
          </table:table-cell>
          <table:table-cell table:formula="of:=0.5*[.HU12]*(([.HU6]-[.HT6])/([.HU1]-[.HT1]))^2" office:value-type="float" office:value="0.00303628014444602" calcext:value-type="float">
            <text:p>0.003036280144446</text:p>
          </table:table-cell>
          <table:table-cell table:formula="of:=0.5*[.HV12]*(([.HV6]-[.HU6])/([.HV1]-[.HU1]))^2" office:value-type="float" office:value="0.000164476286315738" calcext:value-type="float">
            <text:p>0.000164476286316</text:p>
          </table:table-cell>
          <table:table-cell table:formula="of:=0.5*[.HW12]*(([.HW6]-[.HV6])/([.HW1]-[.HV1]))^2" office:value-type="float" office:value="0.0000196059554267511" calcext:value-type="float">
            <text:p>1.96059554267511E-05</text:p>
          </table:table-cell>
          <table:table-cell table:formula="of:=0.5*[.HX12]*(([.HX6]-[.HW6])/([.HX1]-[.HW1]))^2" office:value-type="float" office:value="0.00000378353508356023" calcext:value-type="float">
            <text:p>3.78353508356023E-06</text:p>
          </table:table-cell>
          <table:table-cell table:formula="of:=0.5*[.HY12]*(([.HY6]-[.HX6])/([.HY1]-[.HX1]))^2" office:value-type="float" office:value="0.0645562325495482" calcext:value-type="float">
            <text:p>0.064556232549548</text:p>
          </table:table-cell>
          <table:table-cell table:formula="of:=0.5*[.HZ12]*(([.HZ6]-[.HY6])/([.HZ1]-[.HY1]))^2" office:value-type="float" office:value="0.000336462002632266" calcext:value-type="float">
            <text:p>0.000336462002632</text:p>
          </table:table-cell>
          <table:table-cell table:formula="of:=0.5*[.IA12]*(([.IA6]-[.HZ6])/([.IA1]-[.HZ1]))^2" office:value-type="float" office:value="0.00000461626816609309" calcext:value-type="float">
            <text:p>4.61626816609309E-06</text:p>
          </table:table-cell>
          <table:table-cell table:formula="of:=0.5*[.IB12]*(([.IB6]-[.IA6])/([.IB1]-[.IA1]))^2" office:value-type="float" office:value="0.0359608868729875" calcext:value-type="float">
            <text:p>0.035960886872988</text:p>
          </table:table-cell>
          <table:table-cell table:formula="of:=0.5*[.IC12]*(([.IC6]-[.IB6])/([.IC1]-[.IB1]))^2" office:value-type="float" office:value="0.0178342019125106" calcext:value-type="float">
            <text:p>0.017834201912511</text:p>
          </table:table-cell>
          <table:table-cell table:formula="of:=0.5*[.ID12]*(([.ID6]-[.IC6])/([.ID1]-[.IC1]))^2" office:value-type="float" office:value="0.0105434525783224" calcext:value-type="float">
            <text:p>0.010543452578322</text:p>
          </table:table-cell>
          <table:table-cell table:formula="of:=0.5*[.IE12]*(([.IE6]-[.ID6])/([.IE1]-[.ID1]))^2" office:value-type="float" office:value="0.000106861226814264" calcext:value-type="float">
            <text:p>0.000106861226814</text:p>
          </table:table-cell>
          <table:table-cell table:formula="of:=0.5*[.IF12]*(([.IF6]-[.IE6])/([.IF1]-[.IE1]))^2" office:value-type="float" office:value="0.00261384287631838" calcext:value-type="float">
            <text:p>0.002613842876318</text:p>
          </table:table-cell>
          <table:table-cell table:formula="of:=0.5*[.IG12]*(([.IG6]-[.IF6])/([.IG1]-[.IF1]))^2" office:value-type="float" office:value="0.011617141351898" calcext:value-type="float">
            <text:p>0.011617141351898</text:p>
          </table:table-cell>
          <table:table-cell table:formula="of:=0.5*[.IH12]*(([.IH6]-[.IG6])/([.IH1]-[.IG1]))^2" office:value-type="float" office:value="0.00600937547345291" calcext:value-type="float">
            <text:p>0.006009375473453</text:p>
          </table:table-cell>
          <table:table-cell table:formula="of:=0.5*[.II12]*(([.II6]-[.IH6])/([.II1]-[.IH1]))^2" office:value-type="float" office:value="0.00411592886524434" calcext:value-type="float">
            <text:p>0.004115928865244</text:p>
          </table:table-cell>
          <table:table-cell table:formula="of:=0.5*[.IJ12]*(([.IJ6]-[.II6])/([.IJ1]-[.II1]))^2" office:value-type="float" office:value="0.00120015677803246" calcext:value-type="float">
            <text:p>0.001200156778032</text:p>
          </table:table-cell>
          <table:table-cell table:formula="of:=0.5*[.IK12]*(([.IK6]-[.IJ6])/([.IK1]-[.IJ1]))^2" office:value-type="float" office:value="0.000212569722406646" calcext:value-type="float">
            <text:p>0.000212569722407</text:p>
          </table:table-cell>
          <table:table-cell table:formula="of:=0.5*[.IL12]*(([.IL6]-[.IK6])/([.IL1]-[.IK1]))^2" office:value-type="float" office:value="0.000629119949609761" calcext:value-type="float">
            <text:p>0.00062911994961</text:p>
          </table:table-cell>
          <table:table-cell table:formula="of:=0.5*[.IM12]*(([.IM6]-[.IL6])/([.IM1]-[.IL1]))^2" office:value-type="float" office:value="0.000781715532905924" calcext:value-type="float">
            <text:p>0.000781715532906</text:p>
          </table:table-cell>
          <table:table-cell table:formula="of:=0.5*[.IN12]*(([.IN6]-[.IM6])/([.IN1]-[.IM1]))^2" office:value-type="float" office:value="0.000140154073414729" calcext:value-type="float">
            <text:p>0.000140154073415</text:p>
          </table:table-cell>
          <table:table-cell table:formula="of:=0.5*[.IO12]*(([.IO6]-[.IN6])/([.IO1]-[.IN1]))^2" office:value-type="float" office:value="0.0279711741828422" calcext:value-type="float">
            <text:p>0.027971174182842</text:p>
          </table:table-cell>
          <table:table-cell table:formula="of:=0.5*[.IP12]*(([.IP6]-[.IO6])/([.IP1]-[.IO1]))^2" office:value-type="float" office:value="0.0660833780339305" calcext:value-type="float">
            <text:p>0.066083378033931</text:p>
          </table:table-cell>
          <table:table-cell table:formula="of:=0.5*[.IQ12]*(([.IQ6]-[.IP6])/([.IQ1]-[.IP1]))^2" office:value-type="float" office:value="0.0108682644525243" calcext:value-type="float">
            <text:p>0.010868264452524</text:p>
          </table:table-cell>
          <table:table-cell table:formula="of:=0.5*[.IR12]*(([.IR6]-[.IQ6])/([.IR1]-[.IQ1]))^2" office:value-type="float" office:value="0.00118404563425468" calcext:value-type="float">
            <text:p>0.001184045634255</text:p>
          </table:table-cell>
          <table:table-cell table:formula="of:=0.5*[.IS12]*(([.IS6]-[.IR6])/([.IS1]-[.IR1]))^2" office:value-type="float" office:value="0.000221048715305513" calcext:value-type="float">
            <text:p>0.000221048715306</text:p>
          </table:table-cell>
          <table:table-cell table:formula="of:=0.5*[.IT12]*(([.IT6]-[.IS6])/([.IT1]-[.IS1]))^2" office:value-type="float" office:value="0.00777331616540448" calcext:value-type="float">
            <text:p>0.007773316165404</text:p>
          </table:table-cell>
          <table:table-cell table:formula="of:=0.5*[.IU12]*(([.IU6]-[.IT6])/([.IU1]-[.IT1]))^2" office:value-type="float" office:value="0.00466566192032084" calcext:value-type="float">
            <text:p>0.004665661920321</text:p>
          </table:table-cell>
          <table:table-cell table:formula="of:=0.5*[.IV12]*(([.IV6]-[.IU6])/([.IV1]-[.IU1]))^2" office:value-type="float" office:value="0.000190607352090032" calcext:value-type="float">
            <text:p>0.00019060735209</text:p>
          </table:table-cell>
          <table:table-cell table:formula="of:=0.5*[.IW12]*(([.IW6]-[.IV6])/([.IW1]-[.IV1]))^2" office:value-type="float" office:value="0.0032876913236588" calcext:value-type="float">
            <text:p>0.003287691323659</text:p>
          </table:table-cell>
          <table:table-cell table:formula="of:=0.5*[.IX12]*(([.IX6]-[.IW6])/([.IX1]-[.IW1]))^2" office:value-type="float" office:value="0.000112332709828045" calcext:value-type="float">
            <text:p>0.000112332709828</text:p>
          </table:table-cell>
          <table:table-cell table:formula="of:=0.5*[.IY12]*(([.IY6]-[.IX6])/([.IY1]-[.IX1]))^2" office:value-type="float" office:value="0.000223991567965994" calcext:value-type="float">
            <text:p>0.000223991567966</text:p>
          </table:table-cell>
          <table:table-cell table:formula="of:=0.5*[.IZ12]*(([.IZ6]-[.IY6])/([.IZ1]-[.IY1]))^2" office:value-type="float" office:value="0.0194226360228668" calcext:value-type="float">
            <text:p>0.019422636022867</text:p>
          </table:table-cell>
          <table:table-cell table:formula="of:=0.5*[.JA12]*(([.JA6]-[.IZ6])/([.JA1]-[.IZ1]))^2" office:value-type="float" office:value="0.0379092229350299" calcext:value-type="float">
            <text:p>0.03790922293503</text:p>
          </table:table-cell>
          <table:table-cell table:formula="of:=0.5*[.JB12]*(([.JB6]-[.JA6])/([.JB1]-[.JA1]))^2" office:value-type="float" office:value="0.0302315841628099" calcext:value-type="float">
            <text:p>0.03023158416281</text:p>
          </table:table-cell>
          <table:table-cell table:formula="of:=0.5*[.JC12]*(([.JC6]-[.JB6])/([.JC1]-[.JB1]))^2" office:value-type="float" office:value="0.00277644310462801" calcext:value-type="float">
            <text:p>0.002776443104628</text:p>
          </table:table-cell>
          <table:table-cell table:formula="of:=0.5*[.JD12]*(([.JD6]-[.JC6])/([.JD1]-[.JC1]))^2" office:value-type="float" office:value="0.00343689307676397" calcext:value-type="float">
            <text:p>0.003436893076764</text:p>
          </table:table-cell>
          <table:table-cell table:formula="of:=0.5*[.JE12]*(([.JE6]-[.JD6])/([.JE1]-[.JD1]))^2" office:value-type="float" office:value="0.00276490567595617" calcext:value-type="float">
            <text:p>0.002764905675956</text:p>
          </table:table-cell>
          <table:table-cell table:formula="of:=0.5*[.JF12]*(([.JF6]-[.JE6])/([.JF1]-[.JE1]))^2" office:value-type="float" office:value="0.00328989685353777" calcext:value-type="float">
            <text:p>0.003289896853538</text:p>
          </table:table-cell>
          <table:table-cell table:formula="of:=0.5*[.JG12]*(([.JG6]-[.JF6])/([.JG1]-[.JF1]))^2" office:value-type="float" office:value="0.00295479996153025" calcext:value-type="float">
            <text:p>0.00295479996153</text:p>
          </table:table-cell>
          <table:table-cell table:formula="of:=0.5*[.JH12]*(([.JH6]-[.JG6])/([.JH1]-[.JG1]))^2" office:value-type="float" office:value="0.00261055303524094" calcext:value-type="float">
            <text:p>0.002610553035241</text:p>
          </table:table-cell>
          <table:table-cell table:formula="of:=0.5*[.JI12]*(([.JI6]-[.JH6])/([.JI1]-[.JH1]))^2" office:value-type="float" office:value="0.00299415541850101" calcext:value-type="float">
            <text:p>0.002994155418501</text:p>
          </table:table-cell>
          <table:table-cell table:formula="of:=0.5*[.JJ12]*(([.JJ6]-[.JI6])/([.JJ1]-[.JI1]))^2" office:value-type="float" office:value="0.00286571749484301" calcext:value-type="float">
            <text:p>0.002865717494843</text:p>
          </table:table-cell>
          <table:table-cell table:formula="of:=0.5*[.JK12]*(([.JK6]-[.JJ6])/([.JK1]-[.JJ1]))^2" office:value-type="float" office:value="0.00322484968070605" calcext:value-type="float">
            <text:p>0.003224849680706</text:p>
          </table:table-cell>
          <table:table-cell table:formula="of:=0.5*[.JL12]*(([.JL6]-[.JK6])/([.JL1]-[.JK1]))^2" office:value-type="float" office:value="0.00695352373960002" calcext:value-type="float">
            <text:p>0.0069535237396</text:p>
          </table:table-cell>
          <table:table-cell table:formula="of:=0.5*[.JM12]*(([.JM6]-[.JL6])/([.JM1]-[.JL1]))^2" office:value-type="float" office:value="0.0513161747613542" calcext:value-type="float">
            <text:p>0.051316174761354</text:p>
          </table:table-cell>
          <table:table-cell table:formula="of:=0.5*[.JN12]*(([.JN6]-[.JM6])/([.JN1]-[.JM1]))^2" office:value-type="float" office:value="0.0000294189739500051" calcext:value-type="float">
            <text:p>2.94189739500051E-05</text:p>
          </table:table-cell>
          <table:table-cell table:formula="of:=0.5*[.JO12]*(([.JO6]-[.JN6])/([.JO1]-[.JN1]))^2" office:value-type="float" office:value="0.0154208613128732" calcext:value-type="float">
            <text:p>0.015420861312873</text:p>
          </table:table-cell>
          <table:table-cell table:formula="of:=0.5*[.JP12]*(([.JP6]-[.JO6])/([.JP1]-[.JO1]))^2" office:value-type="float" office:value="0.0346316862595113" calcext:value-type="float">
            <text:p>0.034631686259511</text:p>
          </table:table-cell>
          <table:table-cell table:formula="of:=0.5*[.JQ12]*(([.JQ6]-[.JP6])/([.JQ1]-[.JP1]))^2" office:value-type="float" office:value="0.0194091779408148" calcext:value-type="float">
            <text:p>0.019409177940815</text:p>
          </table:table-cell>
          <table:table-cell table:formula="of:=0.5*[.JR12]*(([.JR6]-[.JQ6])/([.JR1]-[.JQ1]))^2" office:value-type="float" office:value="0.00485259637212701" calcext:value-type="float">
            <text:p>0.004852596372127</text:p>
          </table:table-cell>
          <table:table-cell table:formula="of:=0.5*[.JS12]*(([.JS6]-[.JR6])/([.JS1]-[.JR1]))^2" office:value-type="float" office:value="0.000118758727511888" calcext:value-type="float">
            <text:p>0.000118758727512</text:p>
          </table:table-cell>
          <table:table-cell table:formula="of:=0.5*[.JT12]*(([.JT6]-[.JS6])/([.JT1]-[.JS1]))^2" office:value-type="float" office:value="0.0205619558703005" calcext:value-type="float">
            <text:p>0.020561955870301</text:p>
          </table:table-cell>
          <table:table-cell table:formula="of:=0.5*[.JU12]*(([.JU6]-[.JT6])/([.JU1]-[.JT1]))^2" office:value-type="float" office:value="0.0321680616215052" calcext:value-type="float">
            <text:p>0.032168061621505</text:p>
          </table:table-cell>
          <table:table-cell table:formula="of:=0.5*[.JV12]*(([.JV6]-[.JU6])/([.JV1]-[.JU1]))^2" office:value-type="float" office:value="0.000182040677513551" calcext:value-type="float">
            <text:p>0.000182040677514</text:p>
          </table:table-cell>
          <table:table-cell table:formula="of:=0.5*[.JW12]*(([.JW6]-[.JV6])/([.JW1]-[.JV1]))^2" office:value-type="float" office:value="0.00126081302261379" calcext:value-type="float">
            <text:p>0.001260813022614</text:p>
          </table:table-cell>
          <table:table-cell table:formula="of:=0.5*[.JX12]*(([.JX6]-[.JW6])/([.JX1]-[.JW1]))^2" office:value-type="float" office:value="0.00332910729884995" calcext:value-type="float">
            <text:p>0.00332910729885</text:p>
          </table:table-cell>
          <table:table-cell table:formula="of:=0.5*[.JY12]*(([.JY6]-[.JX6])/([.JY1]-[.JX1]))^2" office:value-type="float" office:value="0.000959212306059615" calcext:value-type="float">
            <text:p>0.00095921230606</text:p>
          </table:table-cell>
          <table:table-cell table:formula="of:=0.5*[.JZ12]*(([.JZ6]-[.JY6])/([.JZ1]-[.JY1]))^2" office:value-type="float" office:value="0.000529644426311139" calcext:value-type="float">
            <text:p>0.000529644426311</text:p>
          </table:table-cell>
          <table:table-cell table:formula="of:=0.5*[.KA12]*(([.KA6]-[.JZ6])/([.KA1]-[.JZ1]))^2" office:value-type="float" office:value="0.00133303344095746" calcext:value-type="float">
            <text:p>0.001333033440957</text:p>
          </table:table-cell>
          <table:table-cell table:formula="of:=0.5*[.KB12]*(([.KB6]-[.KA6])/([.KB1]-[.KA1]))^2" office:value-type="float" office:value="0.000926078748245356" calcext:value-type="float">
            <text:p>0.000926078748245</text:p>
          </table:table-cell>
          <table:table-cell table:formula="of:=0.5*[.KC12]*(([.KC6]-[.KB6])/([.KC1]-[.KB1]))^2" office:value-type="float" office:value="0.00127381883476595" calcext:value-type="float">
            <text:p>0.001273818834766</text:p>
          </table:table-cell>
          <table:table-cell table:formula="of:=0.5*[.KD12]*(([.KD6]-[.KC6])/([.KD1]-[.KC1]))^2" office:value-type="float" office:value="0.0340167448007495" calcext:value-type="float">
            <text:p>0.03401674480075</text:p>
          </table:table-cell>
          <table:table-cell table:formula="of:=0.5*[.KE12]*(([.KE6]-[.KD6])/([.KE1]-[.KD1]))^2" office:value-type="float" office:value="0.0627965279740698" calcext:value-type="float">
            <text:p>0.06279652797407</text:p>
          </table:table-cell>
          <table:table-cell table:formula="of:=0.5*[.KF12]*(([.KF6]-[.KE6])/([.KF1]-[.KE1]))^2" office:value-type="float" office:value="0.0000399184963840024" calcext:value-type="float">
            <text:p>3.99184963840024E-05</text:p>
          </table:table-cell>
          <table:table-cell table:formula="of:=0.5*[.KG12]*(([.KG6]-[.KF6])/([.KG1]-[.KF1]))^2" office:value-type="float" office:value="0.00229742310632514" calcext:value-type="float">
            <text:p>0.002297423106325</text:p>
          </table:table-cell>
          <table:table-cell table:formula="of:=0.5*[.KH12]*(([.KH6]-[.KG6])/([.KH1]-[.KG1]))^2" office:value-type="float" office:value="0.0536087727802036" calcext:value-type="float">
            <text:p>0.053608772780204</text:p>
          </table:table-cell>
          <table:table-cell table:formula="of:=0.5*[.KI12]*(([.KI6]-[.KH6])/([.KI1]-[.KH1]))^2" office:value-type="float" office:value="0.0145834870386637" calcext:value-type="float">
            <text:p>0.014583487038664</text:p>
          </table:table-cell>
          <table:table-cell table:formula="of:=0.5*[.KJ12]*(([.KJ6]-[.KI6])/([.KJ1]-[.KI1]))^2" office:value-type="float" office:value="0.0003648262912757" calcext:value-type="float">
            <text:p>0.000364826291276</text:p>
          </table:table-cell>
          <table:table-cell table:formula="of:=0.5*[.KK12]*(([.KK6]-[.KJ6])/([.KK1]-[.KJ1]))^2" office:value-type="float" office:value="0.00589244037779295" calcext:value-type="float">
            <text:p>0.005892440377793</text:p>
          </table:table-cell>
          <table:table-cell table:formula="of:=0.5*[.KL12]*(([.KL6]-[.KK6])/([.KL1]-[.KK1]))^2" office:value-type="float" office:value="0.000961310223772786" calcext:value-type="float">
            <text:p>0.000961310223773</text:p>
          </table:table-cell>
          <table:table-cell table:formula="of:=0.5*[.KM12]*(([.KM6]-[.KL6])/([.KM1]-[.KL1]))^2" office:value-type="float" office:value="0.0000691506915326015" calcext:value-type="float">
            <text:p>6.91506915326015E-05</text:p>
          </table:table-cell>
          <table:table-cell table:formula="of:=0.5*[.KN12]*(([.KN6]-[.KM6])/([.KN1]-[.KM1]))^2" office:value-type="float" office:value="0.0121132531665967" calcext:value-type="float">
            <text:p>0.012113253166597</text:p>
          </table:table-cell>
          <table:table-cell table:formula="of:=0.5*[.KO12]*(([.KO6]-[.KN6])/([.KO1]-[.KN1]))^2" office:value-type="float" office:value="0.0586923815451386" calcext:value-type="float">
            <text:p>0.058692381545139</text:p>
          </table:table-cell>
          <table:table-cell table:formula="of:=0.5*[.KP12]*(([.KP6]-[.KO6])/([.KP1]-[.KO1]))^2" office:value-type="float" office:value="0.00209169376804036" calcext:value-type="float">
            <text:p>0.00209169376804</text:p>
          </table:table-cell>
          <table:table-cell table:formula="of:=0.5*[.KQ12]*(([.KQ6]-[.KP6])/([.KQ1]-[.KP1]))^2" office:value-type="float" office:value="0.0016922483031881" calcext:value-type="float">
            <text:p>0.001692248303188</text:p>
          </table:table-cell>
          <table:table-cell table:formula="of:=0.5*[.KR12]*(([.KR6]-[.KQ6])/([.KR1]-[.KQ1]))^2" office:value-type="float" office:value="0.000781858060876201" calcext:value-type="float">
            <text:p>0.000781858060876</text:p>
          </table:table-cell>
          <table:table-cell table:formula="of:=0.5*[.KS12]*(([.KS6]-[.KR6])/([.KS1]-[.KR1]))^2" office:value-type="float" office:value="0.00109102215981247" calcext:value-type="float">
            <text:p>0.001091022159812</text:p>
          </table:table-cell>
          <table:table-cell table:formula="of:=0.5*[.KT12]*(([.KT6]-[.KS6])/([.KT1]-[.KS1]))^2" office:value-type="float" office:value="0.00204081710855683" calcext:value-type="float">
            <text:p>0.002040817108557</text:p>
          </table:table-cell>
          <table:table-cell table:formula="of:=0.5*[.KU12]*(([.KU6]-[.KT6])/([.KU1]-[.KT1]))^2" office:value-type="float" office:value="0.00256223534653503" calcext:value-type="float">
            <text:p>0.002562235346535</text:p>
          </table:table-cell>
          <table:table-cell table:formula="of:=0.5*[.KV12]*(([.KV6]-[.KU6])/([.KV1]-[.KU1]))^2" office:value-type="float" office:value="0.00366104472042404" calcext:value-type="float">
            <text:p>0.003661044720424</text:p>
          </table:table-cell>
          <table:table-cell table:formula="of:=0.5*[.KW12]*(([.KW6]-[.KV6])/([.KW1]-[.KV1]))^2" office:value-type="float" office:value="0.00422915416073491" calcext:value-type="float">
            <text:p>0.004229154160735</text:p>
          </table:table-cell>
          <table:table-cell table:formula="of:=0.5*[.KX12]*(([.KX6]-[.KW6])/([.KX1]-[.KW1]))^2" office:value-type="float" office:value="0.000049623896140903" calcext:value-type="float">
            <text:p>4.9623896140903E-05</text:p>
          </table:table-cell>
          <table:table-cell table:formula="of:=0.5*[.KY12]*(([.KY6]-[.KX6])/([.KY1]-[.KX1]))^2" office:value-type="float" office:value="0.00016361405224389" calcext:value-type="float">
            <text:p>0.000163614052244</text:p>
          </table:table-cell>
          <table:table-cell table:formula="of:=0.5*[.KZ12]*(([.KZ6]-[.KY6])/([.KZ1]-[.KY1]))^2" office:value-type="float" office:value="0.000000702143343866476" calcext:value-type="float">
            <text:p>7.02143343866476E-07</text:p>
          </table:table-cell>
          <table:table-cell table:formula="of:=0.5*[.LA12]*(([.LA6]-[.KZ6])/([.LA1]-[.KZ1]))^2" office:value-type="float" office:value="0.000159488987989671" calcext:value-type="float">
            <text:p>0.00015948898799</text:p>
          </table:table-cell>
          <table:table-cell table:formula="of:=0.5*[.LB12]*(([.LB6]-[.LA6])/([.LB1]-[.LA1]))^2" office:value-type="float" office:value="0.00440322387664222" calcext:value-type="float">
            <text:p>0.004403223876642</text:p>
          </table:table-cell>
          <table:table-cell table:formula="of:=0.5*[.LC12]*(([.LC6]-[.LB6])/([.LC1]-[.LB1]))^2" office:value-type="float" office:value="0.0456298063771839" calcext:value-type="float">
            <text:p>0.045629806377184</text:p>
          </table:table-cell>
          <table:table-cell table:formula="of:=0.5*[.LD12]*(([.LD6]-[.LC6])/([.LD1]-[.LC1]))^2" office:value-type="float" office:value="0.00285736432953116" calcext:value-type="float">
            <text:p>0.002857364329531</text:p>
          </table:table-cell>
          <table:table-cell table:formula="of:=0.5*[.LE12]*(([.LE6]-[.LD6])/([.LE1]-[.LD1]))^2" office:value-type="float" office:value="0.000525925173602542" calcext:value-type="float">
            <text:p>0.000525925173603</text:p>
          </table:table-cell>
          <table:table-cell table:formula="of:=0.5*[.LF12]*(([.LF6]-[.LE6])/([.LF1]-[.LE1]))^2" office:value-type="float" office:value="0.0117721864648866" calcext:value-type="float">
            <text:p>0.011772186464887</text:p>
          </table:table-cell>
          <table:table-cell table:formula="of:=0.5*[.LG12]*(([.LG6]-[.LF6])/([.LG1]-[.LF1]))^2" office:value-type="float" office:value="0.0512018230087784" calcext:value-type="float">
            <text:p>0.051201823008779</text:p>
          </table:table-cell>
          <table:table-cell table:formula="of:=0.5*[.LH12]*(([.LH6]-[.LG6])/([.LH1]-[.LG1]))^2" office:value-type="float" office:value="0.00138817825452552" calcext:value-type="float">
            <text:p>0.001388178254526</text:p>
          </table:table-cell>
          <table:table-cell table:formula="of:=0.5*[.LI12]*(([.LI6]-[.LH6])/([.LI1]-[.LH1]))^2" office:value-type="float" office:value="0.000919173255481281" calcext:value-type="float">
            <text:p>0.000919173255481</text:p>
          </table:table-cell>
          <table:table-cell table:formula="of:=0.5*[.LJ12]*(([.LJ6]-[.LI6])/([.LJ1]-[.LI1]))^2" office:value-type="float" office:value="0.00568184238147703" calcext:value-type="float">
            <text:p>0.005681842381477</text:p>
          </table:table-cell>
          <table:table-cell table:formula="of:=0.5*[.LK12]*(([.LK6]-[.LJ6])/([.LK1]-[.LJ1]))^2" office:value-type="float" office:value="0.00771549305448601" calcext:value-type="float">
            <text:p>0.007715493054486</text:p>
          </table:table-cell>
          <table:table-cell table:formula="of:=0.5*[.LL12]*(([.LL6]-[.LK6])/([.LL1]-[.LK1]))^2" office:value-type="float" office:value="0.0232195051703404" calcext:value-type="float">
            <text:p>0.02321950517034</text:p>
          </table:table-cell>
          <table:table-cell table:formula="of:=0.5*[.LM12]*(([.LM6]-[.LL6])/([.LM1]-[.LL1]))^2" office:value-type="float" office:value="0.000704237146405996" calcext:value-type="float">
            <text:p>0.000704237146406</text:p>
          </table:table-cell>
          <table:table-cell table:formula="of:=0.5*[.LN12]*(([.LN6]-[.LM6])/([.LN1]-[.LM1]))^2" office:value-type="float" office:value="0.0114644243784412" calcext:value-type="float">
            <text:p>0.011464424378441</text:p>
          </table:table-cell>
          <table:table-cell table:formula="of:=0.5*[.LO12]*(([.LO6]-[.LN6])/([.LO1]-[.LN1]))^2" office:value-type="float" office:value="0.00598052397058857" calcext:value-type="float">
            <text:p>0.005980523970589</text:p>
          </table:table-cell>
          <table:table-cell table:formula="of:=0.5*[.LP12]*(([.LP6]-[.LO6])/([.LP1]-[.LO1]))^2" office:value-type="float" office:value="0.0000700376073307725" calcext:value-type="float">
            <text:p>7.00376073307725E-05</text:p>
          </table:table-cell>
          <table:table-cell table:formula="of:=0.5*[.LQ12]*(([.LQ6]-[.LP6])/([.LQ1]-[.LP1]))^2" office:value-type="float" office:value="0.0000194600629244221" calcext:value-type="float">
            <text:p>1.94600629244221E-05</text:p>
          </table:table-cell>
          <table:table-cell table:formula="of:=0.5*[.LR12]*(([.LR6]-[.LQ6])/([.LR1]-[.LQ1]))^2" office:value-type="float" office:value="0.000146603725633197" calcext:value-type="float">
            <text:p>0.000146603725633</text:p>
          </table:table-cell>
          <table:table-cell table:formula="of:=0.5*[.LS12]*(([.LS6]-[.LR6])/([.LS1]-[.LR1]))^2" office:value-type="float" office:value="0.0000462859927996805" calcext:value-type="float">
            <text:p>4.62859927996805E-05</text:p>
          </table:table-cell>
          <table:table-cell table:formula="of:=0.5*[.LT12]*(([.LT6]-[.LS6])/([.LT1]-[.LS1]))^2" office:value-type="float" office:value="0.0000108351659670102" calcext:value-type="float">
            <text:p>1.08351659670102E-05</text:p>
          </table:table-cell>
          <table:table-cell table:formula="of:=0.5*[.LU12]*(([.LU6]-[.LT6])/([.LU1]-[.LT1]))^2" office:value-type="float" office:value="0.0000146618875133594" calcext:value-type="float">
            <text:p>1.46618875133594E-05</text:p>
          </table:table-cell>
          <table:table-cell table:formula="of:=0.5*[.LV12]*(([.LV6]-[.LU6])/([.LV1]-[.LU1]))^2" office:value-type="float" office:value="0.000182082241543145" calcext:value-type="float">
            <text:p>0.000182082241543</text:p>
          </table:table-cell>
          <table:table-cell table:formula="of:=0.5*[.LW12]*(([.LW6]-[.LV6])/([.LW1]-[.LV1]))^2" office:value-type="float" office:value="0.000036371699623299" calcext:value-type="float">
            <text:p>3.6371699623299E-05</text:p>
          </table:table-cell>
          <table:table-cell table:formula="of:=0.5*[.LX12]*(([.LX6]-[.LW6])/([.LX1]-[.LW1]))^2" office:value-type="float" office:value="0.00000663785956618039" calcext:value-type="float">
            <text:p>6.63785956618039E-06</text:p>
          </table:table-cell>
          <table:table-cell table:formula="of:=0.5*[.LY12]*(([.LY6]-[.LX6])/([.LY1]-[.LX1]))^2" office:value-type="float" office:value="0.000000193565341804233" calcext:value-type="float">
            <text:p>1.93565341804233E-07</text:p>
          </table:table-cell>
          <table:table-cell table:formula="of:=0.5*[.LZ12]*(([.LZ6]-[.LY6])/([.LZ1]-[.LY1]))^2" office:value-type="float" office:value="0.0000027203670750188" calcext:value-type="float">
            <text:p>2.7203670750188E-06</text:p>
          </table:table-cell>
          <table:table-cell table:formula="of:=0.5*[.MA12]*(([.MA6]-[.LZ6])/([.MA1]-[.LZ1]))^2" office:value-type="float" office:value="0.00000492960365933358" calcext:value-type="float">
            <text:p>4.92960365933358E-06</text:p>
          </table:table-cell>
          <table:table-cell table:formula="of:=0.5*[.MB12]*(([.MB6]-[.MA6])/([.MB1]-[.MA1]))^2" office:value-type="float" office:value="0.000000618044153363196" calcext:value-type="float">
            <text:p>6.18044153363196E-07</text:p>
          </table:table-cell>
          <table:table-cell table:formula="of:=0.5*[.MC12]*(([.MC6]-[.MB6])/([.MC1]-[.MB1]))^2" office:value-type="float" office:value="0.00000161652408622448" calcext:value-type="float">
            <text:p>1.61652408622448E-06</text:p>
          </table:table-cell>
          <table:table-cell table:formula="of:=0.5*[.MD12]*(([.MD6]-[.MC6])/([.MD1]-[.MC1]))^2" office:value-type="float" office:value="0.00000260389126681264" calcext:value-type="float">
            <text:p>2.60389126681264E-06</text:p>
          </table:table-cell>
          <table:table-cell table:formula="of:=0.5*[.ME12]*(([.ME6]-[.MD6])/([.ME1]-[.MD1]))^2" office:value-type="float" office:value="0.00000835186047981011" calcext:value-type="float">
            <text:p>8.35186047981011E-06</text:p>
          </table:table-cell>
          <table:table-cell table:formula="of:=0.5*[.MF12]*(([.MF6]-[.ME6])/([.MF1]-[.ME1]))^2" office:value-type="float" office:value="0.000000109626092124901" calcext:value-type="float">
            <text:p>1.09626092124901E-07</text:p>
          </table:table-cell>
          <table:table-cell table:formula="of:=0.5*[.MG12]*(([.MG6]-[.MF6])/([.MG1]-[.MF1]))^2" office:value-type="float" office:value="0.000000226907849116836" calcext:value-type="float">
            <text:p>2.26907849116836E-07</text:p>
          </table:table-cell>
          <table:table-cell table:formula="of:=0.5*[.MH12]*(([.MH6]-[.MG6])/([.MH1]-[.MG1]))^2" office:value-type="float" office:value="0.00000000969988401615779" calcext:value-type="float">
            <text:p>9.69988401615779E-09</text:p>
          </table:table-cell>
          <table:table-cell table:formula="of:=0.5*[.MI12]*(([.MI6]-[.MH6])/([.MI1]-[.MH1]))^2" office:value-type="float" office:value="0.00000186963575591781" calcext:value-type="float">
            <text:p>1.86963575591781E-06</text:p>
          </table:table-cell>
          <table:table-cell table:formula="of:=0.5*[.MJ12]*(([.MJ6]-[.MI6])/([.MJ1]-[.MI1]))^2" office:value-type="float" office:value="0.00000116590663951002" calcext:value-type="float">
            <text:p>1.16590663951002E-06</text:p>
          </table:table-cell>
          <table:table-cell table:formula="of:=0.5*[.MK12]*(([.MK6]-[.MJ6])/([.MK1]-[.MJ1]))^2" office:value-type="float" office:value="0.0000000981403321767544" calcext:value-type="float">
            <text:p>9.81403321767544E-08</text:p>
          </table:table-cell>
          <table:table-cell table:formula="of:=0.5*[.ML12]*(([.ML6]-[.MK6])/([.ML1]-[.MK1]))^2" office:value-type="float" office:value="0.000000233039116017034" calcext:value-type="float">
            <text:p>2.33039116017034E-07</text:p>
          </table:table-cell>
          <table:table-cell table:formula="of:=0.5*[.MM12]*(([.MM6]-[.ML6])/([.MM1]-[.ML1]))^2" office:value-type="float" office:value="0.000000000143615794265942" calcext:value-type="float">
            <text:p>1.43615794265942E-10</text:p>
          </table:table-cell>
          <table:table-cell table:formula="of:=0.5*[.MN12]*(([.MN6]-[.MM6])/([.MN1]-[.MM1]))^2" office:value-type="float" office:value="0.000000537146921056494" calcext:value-type="float">
            <text:p>5.37146921056494E-07</text:p>
          </table:table-cell>
          <table:table-cell table:formula="of:=0.5*[.MO12]*(([.MO6]-[.MN6])/([.MO1]-[.MN1]))^2" office:value-type="float" office:value="0.0000000253791369689555" calcext:value-type="float">
            <text:p>2.53791369689555E-08</text:p>
          </table:table-cell>
          <table:table-cell table:formula="of:=0.5*[.MP12]*(([.MP6]-[.MO6])/([.MP1]-[.MO1]))^2" office:value-type="float" office:value="0.0000000480102907006074" calcext:value-type="float">
            <text:p>4.80102907006074E-08</text:p>
          </table:table-cell>
          <table:table-cell table:formula="of:=0.5*[.MQ12]*(([.MQ6]-[.MP6])/([.MQ1]-[.MP1]))^2" office:value-type="float" office:value="0.00000000578190187200501" calcext:value-type="float">
            <text:p>5.78190187200501E-09</text:p>
          </table:table-cell>
          <table:table-cell table:formula="of:=0.5*[.MR12]*(([.MR6]-[.MQ6])/([.MR1]-[.MQ1]))^2" office:value-type="float" office:value="0.000000759497843901011" calcext:value-type="float">
            <text:p>7.59497843901011E-07</text:p>
          </table:table-cell>
          <table:table-cell table:formula="of:=0.5*[.MS12]*(([.MS6]-[.MR6])/([.MS1]-[.MR1]))^2" office:value-type="float" office:value="0.000000952509548797772" calcext:value-type="float">
            <text:p>9.52509548797772E-07</text:p>
          </table:table-cell>
          <table:table-cell table:formula="of:=0.5*[.MT12]*(([.MT6]-[.MS6])/([.MT1]-[.MS1]))^2" office:value-type="float" office:value="0.0000000194131912277876" calcext:value-type="float">
            <text:p>1.94131912277876E-08</text:p>
          </table:table-cell>
          <table:table-cell table:formula="of:=0.5*[.MU12]*(([.MU6]-[.MT6])/([.MU1]-[.MT1]))^2" office:value-type="float" office:value="0.000000203331774294449" calcext:value-type="float">
            <text:p>2.03331774294449E-07</text:p>
          </table:table-cell>
          <table:table-cell table:formula="of:=0.5*[.MV12]*(([.MV6]-[.MU6])/([.MV1]-[.MU1]))^2" office:value-type="float" office:value="0.000000185687755613028" calcext:value-type="float">
            <text:p>1.85687755613028E-07</text:p>
          </table:table-cell>
          <table:table-cell table:formula="of:=0.5*[.MW12]*(([.MW6]-[.MV6])/([.MW1]-[.MV1]))^2" office:value-type="float" office:value="0.00000102567144601413" calcext:value-type="float">
            <text:p>1.02567144601413E-06</text:p>
          </table:table-cell>
          <table:table-cell table:formula="of:=0.5*[.MX12]*(([.MX6]-[.MW6])/([.MX1]-[.MW1]))^2" office:value-type="float" office:value="0.000000341452777682932" calcext:value-type="float">
            <text:p>3.41452777682932E-07</text:p>
          </table:table-cell>
          <table:table-cell table:formula="of:=0.5*[.MY12]*(([.MY6]-[.MX6])/([.MY1]-[.MX1]))^2" office:value-type="float" office:value="0.0000000405739924305946" calcext:value-type="float">
            <text:p>4.05739924305946E-08</text:p>
          </table:table-cell>
          <table:table-cell table:formula="of:=0.5*[.MZ12]*(([.MZ6]-[.MY6])/([.MZ1]-[.MY1]))^2" office:value-type="float" office:value="0.0000000248749757598635" calcext:value-type="float">
            <text:p>2.48749757598635E-08</text:p>
          </table:table-cell>
          <table:table-cell table:formula="of:=0.5*[.NA12]*(([.NA6]-[.MZ6])/([.NA1]-[.MZ1]))^2" office:value-type="float" office:value="0.000000219094153016673" calcext:value-type="float">
            <text:p>2.19094153016673E-07</text:p>
          </table:table-cell>
          <table:table-cell table:formula="of:=0.5*[.NB12]*(([.NB6]-[.NA6])/([.NB1]-[.NA1]))^2" office:value-type="float" office:value="0.00000257774353916244" calcext:value-type="float">
            <text:p>2.57774353916244E-06</text:p>
          </table:table-cell>
          <table:table-cell table:formula="of:=0.5*[.NC12]*(([.NC6]-[.NB6])/([.NC1]-[.NB1]))^2" office:value-type="float" office:value="0.0000000923741173171071" calcext:value-type="float">
            <text:p>9.23741173171071E-08</text:p>
          </table:table-cell>
          <table:table-cell table:formula="of:=0.5*[.ND12]*(([.ND6]-[.NC6])/([.ND1]-[.NC1]))^2" office:value-type="float" office:value="0.000000736346485787647" calcext:value-type="float">
            <text:p>7.36346485787647E-07</text:p>
          </table:table-cell>
          <table:table-cell table:formula="of:=0.5*[.NE12]*(([.NE6]-[.ND6])/([.NE1]-[.ND1]))^2" office:value-type="float" office:value="0.00000373654190114379" calcext:value-type="float">
            <text:p>3.73654190114379E-06</text:p>
          </table:table-cell>
          <table:table-cell table:formula="of:=0.5*[.NF12]*(([.NF6]-[.NE6])/([.NF1]-[.NE1]))^2" office:value-type="float" office:value="0.0000000732729420171645" calcext:value-type="float">
            <text:p>7.32729420171645E-08</text:p>
          </table:table-cell>
          <table:table-cell table:formula="of:=0.5*[.NG12]*(([.NG6]-[.NF6])/([.NG1]-[.NF1]))^2" office:value-type="float" office:value="0.000000633419375666323" calcext:value-type="float">
            <text:p>6.33419375666323E-07</text:p>
          </table:table-cell>
          <table:table-cell table:formula="of:=0.5*[.NH12]*(([.NH6]-[.NG6])/([.NH1]-[.NG1]))^2" office:value-type="float" office:value="0.0000000451655847085297" calcext:value-type="float">
            <text:p>4.51655847085297E-08</text:p>
          </table:table-cell>
          <table:table-cell table:formula="of:=0.5*[.NI12]*(([.NI6]-[.NH6])/([.NI1]-[.NH1]))^2" office:value-type="float" office:value="0.000000251427443822249" calcext:value-type="float">
            <text:p>2.51427443822249E-07</text:p>
          </table:table-cell>
          <table:table-cell table:formula="of:=0.5*[.NJ12]*(([.NJ6]-[.NI6])/([.NJ1]-[.NI1]))^2" office:value-type="float" office:value="0.00000221946018882" calcext:value-type="float">
            <text:p>2.21946018882E-06</text:p>
          </table:table-cell>
          <table:table-cell table:formula="of:=0.5*[.NK12]*(([.NK6]-[.NJ6])/([.NK1]-[.NJ1]))^2" office:value-type="float" office:value="0.000000532775681112176" calcext:value-type="float">
            <text:p>5.32775681112176E-07</text:p>
          </table:table-cell>
          <table:table-cell table:formula="of:=0.5*[.NL12]*(([.NL6]-[.NK6])/([.NL1]-[.NK1]))^2" office:value-type="float" office:value="0.000000696760067500294" calcext:value-type="float">
            <text:p>6.96760067500294E-07</text:p>
          </table:table-cell>
          <table:table-cell table:formula="of:=0.5*[.NM12]*(([.NM6]-[.NL6])/([.NM1]-[.NL1]))^2" office:value-type="float" office:value="0.00000135992546169535" calcext:value-type="float">
            <text:p>1.35992546169535E-06</text:p>
          </table:table-cell>
          <table:table-cell table:formula="of:=0.5*[.NN12]*(([.NN6]-[.NM6])/([.NN1]-[.NM1]))^2" office:value-type="float" office:value="0.0000000314320550438374" calcext:value-type="float">
            <text:p>3.14320550438374E-08</text:p>
          </table:table-cell>
          <table:table-cell table:formula="of:=0.5*[.NO12]*(([.NO6]-[.NN6])/([.NO1]-[.NN1]))^2" office:value-type="float" office:value="0.0000000113374292757705" calcext:value-type="float">
            <text:p>1.13374292757705E-08</text:p>
          </table:table-cell>
          <table:table-cell table:formula="of:=0.5*[.NP12]*(([.NP6]-[.NO6])/([.NP1]-[.NO1]))^2" office:value-type="float" office:value="0.000000170647673188377" calcext:value-type="float">
            <text:p>1.70647673188377E-07</text:p>
          </table:table-cell>
          <table:table-cell table:formula="of:=0.5*[.NQ12]*(([.NQ6]-[.NP6])/([.NQ1]-[.NP1]))^2" office:value-type="float" office:value="0.000000357639670150398" calcext:value-type="float">
            <text:p>3.57639670150398E-07</text:p>
          </table:table-cell>
          <table:table-cell table:formula="of:=0.5*[.NR12]*(([.NR6]-[.NQ6])/([.NR1]-[.NQ1]))^2" office:value-type="float" office:value="0.00000255615909190897" calcext:value-type="float">
            <text:p>2.55615909190897E-06</text:p>
          </table:table-cell>
          <table:table-cell table:formula="of:=0.5*[.NS12]*(([.NS6]-[.NR6])/([.NS1]-[.NR1]))^2" office:value-type="float" office:value="0.0000000348709381546341" calcext:value-type="float">
            <text:p>3.48709381546341E-08</text:p>
          </table:table-cell>
          <table:table-cell table:formula="of:=0.5*[.NT12]*(([.NT6]-[.NS6])/([.NT1]-[.NS1]))^2" office:value-type="float" office:value="0.0000000203774766095953" calcext:value-type="float">
            <text:p>2.03774766095953E-08</text:p>
          </table:table-cell>
          <table:table-cell table:formula="of:=0.5*[.NU12]*(([.NU6]-[.NT6])/([.NU1]-[.NT1]))^2" office:value-type="float" office:value="0.000000278861987875321" calcext:value-type="float">
            <text:p>2.78861987875321E-07</text:p>
          </table:table-cell>
          <table:table-cell table:formula="of:=0.5*[.NV12]*(([.NV6]-[.NU6])/([.NV1]-[.NU1]))^2" office:value-type="float" office:value="0.000000215439336083831" calcext:value-type="float">
            <text:p>2.15439336083831E-07</text:p>
          </table:table-cell>
          <table:table-cell table:formula="of:=0.5*[.NW12]*(([.NW6]-[.NV6])/([.NW1]-[.NV1]))^2" office:value-type="float" office:value="0.00000009703834436222" calcext:value-type="float">
            <text:p>9.703834436222E-08</text:p>
          </table:table-cell>
          <table:table-cell table:formula="of:=0.5*[.NX12]*(([.NX6]-[.NW6])/([.NX1]-[.NW1]))^2" office:value-type="float" office:value="0.00000000685971424369301" calcext:value-type="float">
            <text:p>6.85971424369301E-09</text:p>
          </table:table-cell>
          <table:table-cell table:formula="of:=0.5*[.NY12]*(([.NY6]-[.NX6])/([.NY1]-[.NX1]))^2" office:value-type="float" office:value="0.000000000558601262494872" calcext:value-type="float">
            <text:p>5.58601262494872E-10</text:p>
          </table:table-cell>
          <table:table-cell table:formula="of:=0.5*[.NZ12]*(([.NZ6]-[.NY6])/([.NZ1]-[.NY1]))^2" office:value-type="float" office:value="0.0000000957441446044534" calcext:value-type="float">
            <text:p>9.57441446044534E-08</text:p>
          </table:table-cell>
          <table:table-cell table:formula="of:=0.5*[.OA12]*(([.OA6]-[.NZ6])/([.OA1]-[.NZ1]))^2" office:value-type="float" office:value="0.0000000570789925176334" calcext:value-type="float">
            <text:p>5.70789925176334E-08</text:p>
          </table:table-cell>
          <table:table-cell table:formula="of:=0.5*[.OB12]*(([.OB6]-[.OA6])/([.OB1]-[.OA1]))^2" office:value-type="float" office:value="0.0000000307481945847473" calcext:value-type="float">
            <text:p>3.07481945847473E-08</text:p>
          </table:table-cell>
          <table:table-cell table:formula="of:=0.5*[.OC12]*(([.OC6]-[.OB6])/([.OC1]-[.OB1]))^2" office:value-type="float" office:value="0.00000640707064522661" calcext:value-type="float">
            <text:p>6.40707064522661E-06</text:p>
          </table:table-cell>
          <table:table-cell table:formula="of:=0.5*[.OD12]*(([.OD6]-[.OC6])/([.OD1]-[.OC1]))^2" office:value-type="float" office:value="0.00000137689207320149" calcext:value-type="float">
            <text:p>1.37689207320149E-06</text:p>
          </table:table-cell>
          <table:table-cell table:formula="of:=0.5*[.OE12]*(([.OE6]-[.OD6])/([.OE1]-[.OD1]))^2" office:value-type="float" office:value="0.000000140051009637252" calcext:value-type="float">
            <text:p>1.40051009637252E-07</text:p>
          </table:table-cell>
          <table:table-cell table:formula="of:=0.5*[.OF12]*(([.OF6]-[.OE6])/([.OF1]-[.OE1]))^2" office:value-type="float" office:value="0.00000109788076521732" calcext:value-type="float">
            <text:p>1.09788076521732E-06</text:p>
          </table:table-cell>
          <table:table-cell table:formula="of:=0.5*[.OG12]*(([.OG6]-[.OF6])/([.OG1]-[.OF1]))^2" office:value-type="float" office:value="0.00000000388207584414438" calcext:value-type="float">
            <text:p>3.88207584414438E-09</text:p>
          </table:table-cell>
          <table:table-cell table:formula="of:=0.5*[.OH12]*(([.OH6]-[.OG6])/([.OH1]-[.OG1]))^2" office:value-type="float" office:value="0.00000715342605823585" calcext:value-type="float">
            <text:p>7.15342605823585E-06</text:p>
          </table:table-cell>
          <table:table-cell table:formula="of:=0.5*[.OI12]*(([.OI6]-[.OH6])/([.OI1]-[.OH1]))^2" office:value-type="float" office:value="0.00000042077244644091" calcext:value-type="float">
            <text:p>4.2077244644091E-07</text:p>
          </table:table-cell>
          <table:table-cell table:formula="of:=0.5*[.OJ12]*(([.OJ6]-[.OI6])/([.OJ1]-[.OI1]))^2" office:value-type="float" office:value="0.000000482462162208764" calcext:value-type="float">
            <text:p>4.82462162208764E-07</text:p>
          </table:table-cell>
          <table:table-cell table:formula="of:=0.5*[.OK12]*(([.OK6]-[.OJ6])/([.OK1]-[.OJ1]))^2" office:value-type="float" office:value="0.00000400150097503188" calcext:value-type="float">
            <text:p>4.00150097503188E-06</text:p>
          </table:table-cell>
          <table:table-cell table:formula="of:=0.5*[.OL12]*(([.OL6]-[.OK6])/([.OL1]-[.OK1]))^2" office:value-type="float" office:value="0.00000603900018736342" calcext:value-type="float">
            <text:p>6.03900018736342E-06</text:p>
          </table:table-cell>
          <table:table-cell table:formula="of:=0.5*[.OM12]*(([.OM6]-[.OL6])/([.OM1]-[.OL1]))^2" office:value-type="float" office:value="0.000000619804472925819" calcext:value-type="float">
            <text:p>6.19804472925819E-07</text:p>
          </table:table-cell>
          <table:table-cell table:formula="of:=0.5*[.ON12]*(([.ON6]-[.OM6])/([.ON1]-[.OM1]))^2" office:value-type="float" office:value="0.00000108338098492657" calcext:value-type="float">
            <text:p>1.08338098492657E-06</text:p>
          </table:table-cell>
          <table:table-cell table:formula="of:=0.5*[.OO12]*(([.OO6]-[.ON6])/([.OO1]-[.ON1]))^2" office:value-type="float" office:value="0.00000128296209467137" calcext:value-type="float">
            <text:p>1.28296209467137E-06</text:p>
          </table:table-cell>
          <table:table-cell table:formula="of:=0.5*[.OP12]*(([.OP6]-[.OO6])/([.OP1]-[.OO1]))^2" office:value-type="float" office:value="0.000000132763672705053" calcext:value-type="float">
            <text:p>1.32763672705053E-07</text:p>
          </table:table-cell>
          <table:table-cell table:formula="of:=0.5*[.OQ12]*(([.OQ6]-[.OP6])/([.OQ1]-[.OP1]))^2" office:value-type="float" office:value="0.000000225728335750412" calcext:value-type="float">
            <text:p>2.25728335750412E-07</text:p>
          </table:table-cell>
          <table:table-cell table:formula="of:=0.5*[.OR12]*(([.OR6]-[.OQ6])/([.OR1]-[.OQ1]))^2" office:value-type="float" office:value="0.00000146867715263443" calcext:value-type="float">
            <text:p>1.46867715263443E-06</text:p>
          </table:table-cell>
          <table:table-cell table:formula="of:=0.5*[.OS12]*(([.OS6]-[.OR6])/([.OS1]-[.OR1]))^2" office:value-type="float" office:value="0.000000266902115209865" calcext:value-type="float">
            <text:p>2.66902115209865E-07</text:p>
          </table:table-cell>
          <table:table-cell table:formula="of:=0.5*[.OT12]*(([.OT6]-[.OS6])/([.OT1]-[.OS1]))^2" office:value-type="float" office:value="0.00000000881615057004032" calcext:value-type="float">
            <text:p>8.81615057004032E-09</text:p>
          </table:table-cell>
          <table:table-cell table:formula="of:=0.5*[.OU12]*(([.OU6]-[.OT6])/([.OU1]-[.OT1]))^2" office:value-type="float" office:value="0.000000730803821251495" calcext:value-type="float">
            <text:p>7.30803821251495E-07</text:p>
          </table:table-cell>
          <table:table-cell table:formula="of:=0.5*[.OV12]*(([.OV6]-[.OU6])/([.OV1]-[.OU1]))^2" office:value-type="float" office:value="0.0000000237351755428017" calcext:value-type="float">
            <text:p>2.37351755428017E-08</text:p>
          </table:table-cell>
          <table:table-cell table:formula="of:=0.5*[.OW12]*(([.OW6]-[.OV6])/([.OW1]-[.OV1]))^2" office:value-type="float" office:value="0.00000125097015591758" calcext:value-type="float">
            <text:p>1.25097015591758E-06</text:p>
          </table:table-cell>
          <table:table-cell table:formula="of:=0.5*[.OX12]*(([.OX6]-[.OW6])/([.OX1]-[.OW1]))^2" office:value-type="float" office:value="0.000000765914003672737" calcext:value-type="float">
            <text:p>7.65914003672737E-07</text:p>
          </table:table-cell>
          <table:table-cell table:formula="of:=0.5*[.OY12]*(([.OY6]-[.OX6])/([.OY1]-[.OX1]))^2" office:value-type="float" office:value="0.000000274024169569191" calcext:value-type="float">
            <text:p>2.74024169569191E-07</text:p>
          </table:table-cell>
          <table:table-cell table:formula="of:=0.5*[.OZ12]*(([.OZ6]-[.OY6])/([.OZ1]-[.OY1]))^2" office:value-type="float" office:value="0.000000505226737869563" calcext:value-type="float">
            <text:p>5.05226737869563E-07</text:p>
          </table:table-cell>
          <table:table-cell table:formula="of:=0.5*[.PA12]*(([.PA6]-[.OZ6])/([.PA1]-[.OZ1]))^2" office:value-type="float" office:value="0.000309993826008162" calcext:value-type="float">
            <text:p>0.000309993826008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OZ13])" office:value-type="float" office:value="2.3451267798814" calcext:value-type="float">
            <text:p>2.345126779881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OZ14])" office:value-type="float" office:value="2.75452116831569" calcext:value-type="float">
            <text:p>2.7545211683156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09964794819708" calcext:value-type="float">
            <text:p>5.09964794819708</text:p>
          </table:table-cell>
          <table:table-cell table:formula="of:=[.B17]+[.C9]" office:value-type="float" office:value="15.8032721768443" calcext:value-type="float">
            <text:p>15.8032721768443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51:20.967262429</dc:date>
    <meta:editing-duration>PT32S</meta:editing-duration>
    <meta:editing-cycles>1</meta:editing-cycles>
    <meta:document-statistic meta:table-count="1" meta:cell-count="5868" meta:object-count="0"/>
    <meta:generator>LibreOffice/6.4.7.2$Linux_X86_64 LibreOffice_project/40$Build-2</meta:generator>
  </office:meta>
</office:document-meta>
</file>